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9"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8"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5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70"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77"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7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4"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9"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64.00629921259842pt" style:use-optimal-column-width="true"/>
    </style:style>
    <style:style style:name="ACOL-2" style:family="table-column">
      <style:table-column-properties style:column-width="69.70393700787402pt" style:use-optimal-column-width="true"/>
    </style:style>
    <style:style style:name="ACOL-3" style:family="table-column">
      <style:table-column-properties style:column-width="85.88976377952756pt" style:use-optimal-column-width="true"/>
    </style:style>
    <style:style style:name="ACOL-4" style:family="table-column">
      <style:table-column-properties style:column-width="365.3574803149606pt" style:use-optimal-column-width="true"/>
    </style:style>
    <style:style style:name="ACOL-5" style:family="table-column">
      <style:table-column-properties style:column-width="47.99055118110236pt" style:use-optimal-column-width="true"/>
    </style:style>
    <style:style style:name="ACOL-6" style:family="table-column"/>
    <style:style style:name="ACOL-7" style:family="table-column">
      <style:table-column-properties style:column-width="186.15118110236222pt" style:use-optimal-column-width="true"/>
    </style:style>
    <style:style style:name="ACOL-8" style:family="table-column">
      <style:table-column-properties style:column-width="19.162204724409452pt" style:use-optimal-column-width="true"/>
    </style:style>
    <style:style style:name="ACOL-9" style:family="table-column">
      <style:table-column-properties style:column-width="67.40787401574804pt" style:use-optimal-column-width="true"/>
    </style:style>
    <style:style style:name="ACOL-10" style:family="table-column">
      <style:table-column-properties style:column-width="41.83937007874015pt" style:use-optimal-column-width="true"/>
    </style:style>
    <style:style style:name="ACOL-11" style:family="table-column">
      <style:table-column-properties style:column-width="44.19212598425197pt" style:use-optimal-column-width="true"/>
    </style:style>
    <style:style style:name="ACOL-12" style:family="table-column">
      <style:table-column-properties style:column-width="25.79527559055118pt" style:use-optimal-column-width="true"/>
    </style:style>
    <style:style style:name="ACOL-13" style:family="table-column">
      <style:table-column-properties style:column-width="151.79527559055117pt" style:use-optimal-column-width="true"/>
    </style:style>
    <style:style style:name="ACOL-14" style:family="table-column">
      <style:table-column-properties style:column-width="37.30393700787401pt" style:use-optimal-column-width="true"/>
    </style:style>
    <style:style style:name="ACOL-15" style:family="table-column">
      <style:table-column-properties style:column-width="43.04347826086957pt" style:use-optimal-column-width="false"/>
    </style:style>
    <style:style style:name="ACOL-16" style:family="table-column">
      <style:table-column-properties style:column-width="70.35590551181103pt" style:use-optimal-column-width="true"/>
    </style:style>
    <style:style style:name="ACOL-17" style:family="table-column">
      <style:table-column-properties style:column-width="62.56062992125984pt" style:use-optimal-column-width="true"/>
    </style:style>
    <style:style style:name="ACOL-18" style:family="table-column">
      <style:table-column-properties style:column-width="54.793700787401576pt" style:use-optimal-column-width="true"/>
    </style:style>
    <style:style style:name="ACOL-19" style:family="table-column">
      <style:table-column-properties style:column-width="176.99527559055116pt" style:use-optimal-column-width="true"/>
    </style:style>
    <style:style style:name="ACOL-20" style:family="table-column">
      <style:table-column-properties style:column-width="149.41417322834647pt" style:use-optimal-column-width="true"/>
    </style:style>
    <style:style style:name="ACOL-21" style:family="table-column">
      <style:table-column-properties style:column-width="105.30708661417323pt" style:use-optimal-column-width="true"/>
    </style:style>
    <style:style style:name="ACOL-22" style:family="table-column">
      <style:table-column-properties style:column-width="96.46299212598426pt" style:use-optimal-column-width="true"/>
    </style:style>
    <style:style style:name="ACOL-23" style:family="table-column">
      <style:table-column-properties style:column-width="82.148031496063pt" style:use-optimal-column-width="true"/>
    </style:style>
    <style:style style:name="ACOL-24" style:family="table-column">
      <style:table-column-properties style:column-width="117.41102362204725pt" style:use-optimal-column-width="true"/>
    </style:style>
    <style:style style:name="ACOL-25" style:family="table-column">
      <style:table-column-properties style:column-width="66.84094488188977pt" style:use-optimal-column-width="true"/>
    </style:style>
    <style:style style:name="ACOL-26" style:family="table-column">
      <style:table-column-properties style:column-width="27.014173228346454pt" style:use-optimal-column-width="true"/>
    </style:style>
    <style:style style:name="ACOL-27" style:family="table-column">
      <style:table-column-properties style:column-width="100.06299212598425pt" style:use-optimal-column-width="true"/>
    </style:style>
    <style:style style:name="ACOL-28" style:family="table-column">
      <style:table-column-properties style:column-width="79.99370078740156pt" style:use-optimal-column-width="true"/>
    </style:style>
    <style:style style:name="ACOL-29" style:family="table-column">
      <style:table-column-properties style:column-width="146.04094488188977pt" style:use-optimal-column-width="true"/>
    </style:style>
    <style:style style:name="ACOL-30" style:family="table-column">
      <style:table-column-properties style:column-width="24.03779527559055pt" style:use-optimal-column-width="true"/>
    </style:style>
    <style:style style:name="ACOL-31" style:family="table-column">
      <style:table-column-properties style:column-width="64.9984251968504pt" style:use-optimal-column-width="true"/>
    </style:style>
    <style:style style:name="ACOL-32" style:family="table-column">
      <style:table-column-properties style:column-width="95.61259842519686pt" style:use-optimal-column-width="true"/>
    </style:style>
    <style:style style:name="ACOL-33" style:family="table-column">
      <style:table-column-properties style:column-width="169.79527559055117pt" style:use-optimal-column-width="true"/>
    </style:style>
    <style:style style:name="ACOL-34" style:family="table-column">
      <style:table-column-properties style:column-width="139.5496062992126pt" style:use-optimal-column-width="true"/>
    </style:style>
    <style:style style:name="ACOL-35" style:family="table-column">
      <style:table-column-properties style:column-width="187.79527559055117pt" style:use-optimal-column-width="true"/>
    </style:style>
    <style:style style:name="ACOL-36" style:family="table-column">
      <style:table-column-properties style:column-width="267.19370078740155pt" style:use-optimal-column-width="true"/>
    </style:style>
    <style:style style:name="ACOL-37" style:family="table-column">
      <style:table-column-properties style:column-width="25.256692913385827pt" style:use-optimal-column-width="true"/>
    </style:style>
    <style:style style:name="ACOL-38" style:family="table-column">
      <style:table-column-properties style:column-width="31.549606299212595pt" style:use-optimal-column-width="true"/>
    </style:style>
    <style:style style:name="ACOL-39" style:family="table-column">
      <style:table-column-properties style:column-width="64.48818897637796pt" style:use-optimal-column-width="true"/>
    </style:style>
    <style:style style:name="ACOL-40" style:family="table-column">
      <style:table-column-properties style:column-width="54pt" style:use-optimal-column-width="true"/>
    </style:style>
    <style:style style:name="ACOL-41" style:family="table-column">
      <style:table-column-properties style:column-width="317.5937007874016pt" style:use-optimal-column-width="true"/>
    </style:style>
    <style:style style:name="ACOL-42" style:family="table-column">
      <style:table-column-properties style:column-width="286.2992125984252pt" style:use-optimal-column-width="true"/>
    </style:style>
    <style:style style:name="ACOL-43" style:family="table-column">
      <style:table-column-properties style:column-width="108.73700787401573pt" style:use-optimal-column-width="true"/>
    </style:style>
    <style:style style:name="ACOL-44" style:family="table-column">
      <style:table-column-properties style:column-width="33.64724409448819pt" style:use-optimal-column-width="true"/>
    </style:style>
    <style:style style:name="ACOL-45" style:family="table-column">
      <style:table-column-properties style:column-width="37.587401574803145pt" style:use-optimal-column-width="true"/>
    </style:style>
    <style:style style:name="ACOL-46" style:family="table-column">
      <style:table-column-properties style:column-width="89.46141732283465pt" style:use-optimal-column-width="true"/>
    </style:style>
    <style:style style:name="ACOL-47" style:family="table-column">
      <style:table-column-properties style:column-width="48.64251968503937pt" style:use-optimal-column-width="true"/>
    </style:style>
    <style:style style:name="ACOL-48" style:family="table-column">
      <style:table-column-properties style:column-width="205.08661417322836pt" style:use-optimal-column-width="true"/>
    </style:style>
    <style:style style:name="ACOL-49" style:family="table-column">
      <style:table-column-properties style:column-width="175.29448818897637pt" style:use-optimal-column-width="true"/>
    </style:style>
    <style:style style:name="AROW-1" style:family="table-row">
      <style:table-row-properties style:row-height="12.812598425196851pt" style:use-optimal-row-height="true"/>
    </style:style>
    <style:style style:name="AROW-2" style:family="table-row"/>
    <style:style style:name="AROW-3" style:family="table-row">
      <style:table-row-properties style:row-height="40.39370078740158pt" style:use-optimal-row-height="false"/>
    </style:style>
    <style:style style:name="AROW-4" style:family="table-row">
      <style:table-row-properties style:row-height="20.862992125984253pt" style:use-optimal-row-height="true"/>
    </style:style>
    <style:style style:name="AROW-5" style:family="table-row">
      <style:table-row-properties style:row-height="40.25196850393701pt" style:use-optimal-row-height="true"/>
    </style:style>
    <style:style style:name="AROW-6" style:family="table-row">
      <style:table-row-properties style:row-height="30.55748031496063pt" style:use-optimal-row-height="true"/>
    </style:style>
    <style:style style:name="AROW-7" style:family="table-row">
      <style:table-row-properties style:row-height="79.08661417322834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version" table:style-name="ta-0" table:print="true">
        <office:forms form:automatic-focus="false" form:apply-design-mode="false">
          <form:form/>
        </office:forms>
        <table:table-column table:style-name="ACOL-1" table:number-columns-repeated="2"/>
        <table:table-column table:style-name="ACOL-2"/>
        <table:table-column table:style-name="ACOL-3"/>
        <table:table-column table:style-name="ACOL-4"/>
        <table:table-column table:style-name="ACOL-5" table:number-columns-repeated="59"/>
        <table:table-column table:style-name="ACOL-0" table:number-columns-repeated="64"/>
        <table:table-row table:style-name="AROW-1" table:number-rows-repeated="8">
          <table:table-cell table:number-columns-repeated="64" table:style-name="ACE-1"/>
          <table:table-cell table:number-columns-repeated="64" table:style-name="Gnumeric-default"/>
        </table:table-row>
        <table:table-row table:style-name="AROW-1">
          <table:table-cell table:number-columns-repeated="2" table:style-name="ACE-1"/>
          <table:table-cell table:style-name="ACE-1" office:value-type="string">
            <text:p>DWG R1.0 </text:p>
          </table:table-cell>
          <table:table-cell table:style-name="ACE-1" office:value-type="string">
            <text:p>MC0.0 </text:p>
          </table:table-cell>
          <table:table-cell table:style-name="ACE-1" office:value-type="string">
            <text:p>AutoCAD Release 1.0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1.2 </text:p>
          </table:table-cell>
          <table:table-cell table:style-name="ACE-1" office:value-type="string">
            <text:p>AC1.2 </text:p>
          </table:table-cell>
          <table:table-cell table:style-name="ACE-1" office:value-type="string">
            <text:p>AutoCAD Release 1.2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1.40 </text:p>
          </table:table-cell>
          <table:table-cell table:style-name="ACE-1" office:value-type="string">
            <text:p>AC1.40 </text:p>
          </table:table-cell>
          <table:table-cell table:style-name="ACE-1" office:value-type="string">
            <text:p>AutoCAD Release 1.40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2.05 </text:p>
          </table:table-cell>
          <table:table-cell table:style-name="ACE-1" office:value-type="string">
            <text:p>AC1.50 </text:p>
          </table:table-cell>
          <table:table-cell table:style-name="ACE-1" office:value-type="string">
            <text:p>AutoCAD Release 2.05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2.10 </text:p>
          </table:table-cell>
          <table:table-cell table:style-name="ACE-1" office:value-type="string">
            <text:p>AC2.10 </text:p>
          </table:table-cell>
          <table:table-cell table:style-name="ACE-1" office:value-type="string">
            <text:p>AutoCAD Release 2.10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2.21 </text:p>
          </table:table-cell>
          <table:table-cell table:style-name="ACE-1" office:value-type="string">
            <text:p>AC2.21 </text:p>
          </table:table-cell>
          <table:table-cell table:style-name="ACE-1" office:value-type="string">
            <text:p>AutoCAD Release 2.21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2.22 </text:p>
          </table:table-cell>
          <table:table-cell table:style-name="ACE-1" office:value-type="string">
            <text:p>AC1001, AC2.22 </text:p>
          </table:table-cell>
          <table:table-cell table:style-name="ACE-1" office:value-type="string">
            <text:p>AutoCAD Release 2.22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2.50 </text:p>
          </table:table-cell>
          <table:table-cell table:style-name="ACE-1" office:value-type="string">
            <text:p>AC1002 </text:p>
          </table:table-cell>
          <table:table-cell table:style-name="ACE-1" office:value-type="string">
            <text:p>AutoCAD Release 2.50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2.60 </text:p>
          </table:table-cell>
          <table:table-cell table:style-name="ACE-1" office:value-type="string">
            <text:p>AC1003 </text:p>
          </table:table-cell>
          <table:table-cell table:style-name="ACE-1" office:value-type="string">
            <text:p>AutoCAD Release 2.60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9 </text:p>
          </table:table-cell>
          <table:table-cell table:style-name="ACE-1" office:value-type="string">
            <text:p>AC1004 </text:p>
          </table:table-cell>
          <table:table-cell table:style-name="ACE-1" office:value-type="string">
            <text:p>AutoCAD Release 9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10 </text:p>
          </table:table-cell>
          <table:table-cell table:style-name="ACE-1" office:value-type="string">
            <text:p>AC1006 </text:p>
          </table:table-cell>
          <table:table-cell table:style-name="ACE-1" office:value-type="string">
            <text:p>AutoCAD Release 10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11/12 </text:p>
          </table:table-cell>
          <table:table-cell table:style-name="ACE-1" office:value-type="string">
            <text:p>AC1009 </text:p>
          </table:table-cell>
          <table:table-cell table:style-name="ACE-1" office:value-type="string">
            <text:p>AutoCAD Release 11, AutoCAD Release 12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13 </text:p>
          </table:table-cell>
          <table:table-cell table:style-name="ACE-1" office:value-type="string">
            <text:p>AC1012 </text:p>
          </table:table-cell>
          <table:table-cell table:style-name="ACE-1" office:value-type="string">
            <text:p>AutoCAD Release 13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R14 </text:p>
          </table:table-cell>
          <table:table-cell table:style-name="ACE-1" office:value-type="string">
            <text:p>AC1014 </text:p>
          </table:table-cell>
          <table:table-cell table:style-name="ACE-1" office:value-type="string">
            <text:p>AutoCAD Release 14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2000 </text:p>
          </table:table-cell>
          <table:table-cell table:style-name="ACE-0" office:value-type="string">
            <text:p>AC1015</text:p>
          </table:table-cell>
          <table:table-cell table:style-name="ACE-1" office:value-type="string">
            <text:p>AutoCAD 2000, AutoCAD 2000i, AutoCAD 2002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2004 </text:p>
          </table:table-cell>
          <table:table-cell table:style-name="ACE-0" office:value-type="string">
            <text:p>AC1018 </text:p>
          </table:table-cell>
          <table:table-cell table:style-name="ACE-1" office:value-type="string">
            <text:p>AutoCAD 2004, AutoCAD 2005, AutoCAD 2006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2007 </text:p>
          </table:table-cell>
          <table:table-cell table:style-name="ACE-0" office:value-type="string">
            <text:p>AC1021 </text:p>
          </table:table-cell>
          <table:table-cell table:style-name="ACE-1" office:value-type="string">
            <text:p>AutoCAD 2007, AutoCAD 2008, AutoCAD 2009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2010 </text:p>
          </table:table-cell>
          <table:table-cell table:style-name="ACE-0" office:value-type="string">
            <text:p>AC1024 </text:p>
          </table:table-cell>
          <table:table-cell table:style-name="ACE-1" office:value-type="string">
            <text:p>AutoCAD 2010, AutoCAD 2011, AutoCAD 2012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2013 </text:p>
          </table:table-cell>
          <table:table-cell table:style-name="ACE-0" office:value-type="string">
            <text:p>AC1027 </text:p>
          </table:table-cell>
          <table:table-cell table:style-name="ACE-1" office:value-type="string">
            <text:p>AutoCAD 2013, AutoCAD 2014, AutoCAD 2015, AutoCAD 2016, AutoCAD 2017 </text:p>
          </table:table-cell>
          <table:table-cell table:number-columns-repeated="59" table:style-name="ACE-1"/>
          <table:table-cell table:number-columns-repeated="64" table:style-name="Gnumeric-default"/>
        </table:table-row>
        <table:table-row table:style-name="AROW-1">
          <table:table-cell table:number-columns-repeated="2" table:style-name="ACE-1"/>
          <table:table-cell table:style-name="ACE-1" office:value-type="string">
            <text:p>DWG 2018 </text:p>
          </table:table-cell>
          <table:table-cell table:style-name="ACE-1" office:value-type="string">
            <text:p>AC1032 </text:p>
          </table:table-cell>
          <table:table-cell table:style-name="ACE-1" office:value-type="string">
            <text:p>AutoCAD 2018, AutoCAD 2019, AutoCAD 2020, AutoCAD 2021 </text:p>
          </table:table-cell>
          <table:table-cell table:number-columns-repeated="59" table:style-name="ACE-1"/>
          <table:table-cell table:number-columns-repeated="64" table:style-name="Gnumeric-default"/>
        </table:table-row>
        <table:table-row table:style-name="AROW-0" table:number-rows-repeated="1048548">
          <table:table-cell table:number-columns-repeated="128"/>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3" gnm:cursor-row="6">
          <gnm:selection gnm:start-col="3" gnm:start-row="6" gnm:end-col="3" gnm:end-row="6"/>
        </gnm:selections>
      </table:table>
      <table:table table:name="Objects" table:style-name="ta-1" table:print="true">
        <office:forms form:automatic-focus="false" form:apply-design-mode="false">
          <form:form/>
        </office:forms>
        <table:table-column table:default-cell-style-name="ACE-3" table:style-name="ACOL-1"/>
        <table:table-column table:default-cell-style-name="ACE-3" table:style-name="ACOL-7"/>
        <table:table-column table:default-cell-style-name="ACE-3" table:style-name="ACOL-5" table:number-columns-repeated="126"/>
        <table:table-row table:style-name="AROW-1">
          <table:table-cell table:number-columns-repeated="128"/>
        </table:table-row>
        <table:table-row table:style-name="AROW-1">
          <table:table-cell table:style-name="ACE-3"/>
          <table:table-cell table:style-name="ACE-3" office:value-type="string">
            <text:p>ACAD_PROXY_OBJECT</text:p>
          </table:table-cell>
          <table:table-cell table:number-columns-repeated="126" table:style-name="ACE-3"/>
        </table:table-row>
        <table:table-row table:style-name="AROW-1">
          <table:table-cell table:style-name="ACE-3"/>
          <table:table-cell table:style-name="ACE-3" office:value-type="string">
            <text:p>ACDBDICTIONARYWDFLT</text:p>
          </table:table-cell>
          <table:table-cell table:number-columns-repeated="126" table:style-name="ACE-3"/>
        </table:table-row>
        <table:table-row table:style-name="AROW-1">
          <table:table-cell table:style-name="ACE-3"/>
          <table:table-cell table:style-name="ACE-3" office:value-type="string">
            <text:p>ACDBPLACEHOLDER</text:p>
          </table:table-cell>
          <table:table-cell table:number-columns-repeated="126" table:style-name="ACE-3"/>
        </table:table-row>
        <table:table-row table:style-name="AROW-1">
          <table:table-cell table:style-name="ACE-3"/>
          <table:table-cell table:style-name="ACE-3" office:value-type="string">
            <text:p>ACDBNAVISWORKSMODELDEF</text:p>
          </table:table-cell>
          <table:table-cell table:number-columns-repeated="126" table:style-name="ACE-3"/>
        </table:table-row>
        <table:table-row table:style-name="AROW-1">
          <table:table-cell table:style-name="ACE-3"/>
          <table:table-cell table:style-name="ACE-3" office:value-type="string">
            <text:p>DATATABLE</text:p>
          </table:table-cell>
          <table:table-cell table:number-columns-repeated="126" table:style-name="ACE-3"/>
        </table:table-row>
        <table:table-row table:style-name="AROW-1">
          <table:table-cell table:style-name="ACE-3"/>
          <table:table-cell table:style-name="ACE-3" office:value-type="string">
            <text:p>DICTIONARY</text:p>
          </table:table-cell>
          <table:table-cell table:number-columns-repeated="126" table:style-name="ACE-3"/>
        </table:table-row>
        <table:table-row table:style-name="AROW-1">
          <table:table-cell table:style-name="ACE-3"/>
          <table:table-cell table:style-name="ACE-3" office:value-type="string">
            <text:p>DICTIONARYVAR</text:p>
          </table:table-cell>
          <table:table-cell table:number-columns-repeated="126" table:style-name="ACE-3"/>
        </table:table-row>
        <table:table-row table:style-name="AROW-1">
          <table:table-cell table:style-name="ACE-3"/>
          <table:table-cell table:style-name="ACE-3" office:value-type="string">
            <text:p>DIMASSOC</text:p>
          </table:table-cell>
          <table:table-cell table:number-columns-repeated="126" table:style-name="ACE-3"/>
        </table:table-row>
        <table:table-row table:style-name="AROW-1">
          <table:table-cell table:style-name="ACE-3"/>
          <table:table-cell table:style-name="ACE-3" office:value-type="string">
            <text:p>FIELD</text:p>
          </table:table-cell>
          <table:table-cell table:number-columns-repeated="126" table:style-name="ACE-3"/>
        </table:table-row>
        <table:table-row table:style-name="AROW-1">
          <table:table-cell table:style-name="ACE-3"/>
          <table:table-cell table:style-name="ACE-3" office:value-type="string">
            <text:p>GEODATA</text:p>
          </table:table-cell>
          <table:table-cell table:number-columns-repeated="126" table:style-name="ACE-3"/>
        </table:table-row>
        <table:table-row table:style-name="AROW-1">
          <table:table-cell table:style-name="ACE-3"/>
          <table:table-cell table:style-name="ACE-3" office:value-type="string">
            <text:p>GROUP</text:p>
          </table:table-cell>
          <table:table-cell table:number-columns-repeated="126" table:style-name="ACE-3"/>
        </table:table-row>
        <table:table-row table:style-name="AROW-1">
          <table:table-cell table:style-name="ACE-3"/>
          <table:table-cell table:style-name="ACE-3" office:value-type="string">
            <text:p>IDBUFFER</text:p>
          </table:table-cell>
          <table:table-cell table:number-columns-repeated="126" table:style-name="ACE-3"/>
        </table:table-row>
        <table:table-row table:style-name="AROW-1">
          <table:table-cell table:style-name="ACE-3"/>
          <table:table-cell table:style-name="ACE-3" office:value-type="string">
            <text:p>IMAGEDEF</text:p>
          </table:table-cell>
          <table:table-cell table:number-columns-repeated="126" table:style-name="ACE-3"/>
        </table:table-row>
        <table:table-row table:style-name="AROW-1">
          <table:table-cell table:style-name="ACE-3"/>
          <table:table-cell table:style-name="ACE-3" office:value-type="string">
            <text:p>IMAGEDEF_REACTOR</text:p>
          </table:table-cell>
          <table:table-cell table:number-columns-repeated="126" table:style-name="ACE-3"/>
        </table:table-row>
        <table:table-row table:style-name="AROW-1">
          <table:table-cell table:style-name="ACE-3"/>
          <table:table-cell table:style-name="ACE-3" office:value-type="string">
            <text:p>LAYER_INDEX</text:p>
          </table:table-cell>
          <table:table-cell table:number-columns-repeated="126" table:style-name="ACE-3"/>
        </table:table-row>
        <table:table-row table:style-name="AROW-1">
          <table:table-cell table:style-name="ACE-3"/>
          <table:table-cell table:style-name="ACE-3" office:value-type="string">
            <text:p>LAYER_FILTER</text:p>
          </table:table-cell>
          <table:table-cell table:number-columns-repeated="126" table:style-name="ACE-3"/>
        </table:table-row>
        <table:table-row table:style-name="AROW-1">
          <table:table-cell table:style-name="ACE-3"/>
          <table:table-cell table:style-name="ACE-3" office:value-type="string">
            <text:p>LAYOUT</text:p>
          </table:table-cell>
          <table:table-cell table:number-columns-repeated="126" table:style-name="ACE-3"/>
        </table:table-row>
        <table:table-row table:style-name="AROW-1">
          <table:table-cell table:style-name="ACE-3"/>
          <table:table-cell table:style-name="ACE-3" office:value-type="string">
            <text:p>LIGHTLIST</text:p>
          </table:table-cell>
          <table:table-cell table:number-columns-repeated="126" table:style-name="ACE-3"/>
        </table:table-row>
        <table:table-row table:style-name="AROW-1">
          <table:table-cell table:style-name="ACE-3"/>
          <table:table-cell table:style-name="ACE-3" office:value-type="string">
            <text:p>MATERIAL</text:p>
          </table:table-cell>
          <table:table-cell table:number-columns-repeated="126" table:style-name="ACE-3"/>
        </table:table-row>
        <table:table-row table:style-name="AROW-1">
          <table:table-cell table:style-name="ACE-3"/>
          <table:table-cell table:style-name="ACE-3" office:value-type="string">
            <text:p>MLINESTYLE</text:p>
          </table:table-cell>
          <table:table-cell table:number-columns-repeated="126" table:style-name="ACE-3"/>
        </table:table-row>
        <table:table-row table:style-name="AROW-1">
          <table:table-cell table:style-name="ACE-3"/>
          <table:table-cell table:style-name="ACE-3" office:value-type="string">
            <text:p>OBJECT_PTR</text:p>
          </table:table-cell>
          <table:table-cell table:number-columns-repeated="126" table:style-name="ACE-3"/>
        </table:table-row>
        <table:table-row table:style-name="AROW-1">
          <table:table-cell table:style-name="ACE-3"/>
          <table:table-cell table:style-name="ACE-3" office:value-type="string">
            <text:p>PLOTSETTINGS</text:p>
          </table:table-cell>
          <table:table-cell table:number-columns-repeated="126" table:style-name="ACE-3"/>
        </table:table-row>
        <table:table-row table:style-name="AROW-1">
          <table:table-cell table:style-name="ACE-3"/>
          <table:table-cell table:style-name="ACE-3" office:value-type="string">
            <text:p>RASTERVARIABLES</text:p>
          </table:table-cell>
          <table:table-cell table:number-columns-repeated="126" table:style-name="ACE-3"/>
        </table:table-row>
        <table:table-row table:style-name="AROW-1">
          <table:table-cell table:style-name="ACE-3"/>
          <table:table-cell table:style-name="ACE-3" office:value-type="string">
            <text:p>RENDER</text:p>
          </table:table-cell>
          <table:table-cell table:number-columns-repeated="126" table:style-name="ACE-3"/>
        </table:table-row>
        <table:table-row table:style-name="AROW-1">
          <table:table-cell table:style-name="ACE-3"/>
          <table:table-cell table:style-name="ACE-3" office:value-type="string">
            <text:p>SECTION</text:p>
          </table:table-cell>
          <table:table-cell table:number-columns-repeated="126" table:style-name="ACE-3"/>
        </table:table-row>
        <table:table-row table:style-name="AROW-1">
          <table:table-cell table:style-name="ACE-3"/>
          <table:table-cell table:style-name="ACE-3" office:value-type="string">
            <text:p>SPATIAL_INDEX</text:p>
          </table:table-cell>
          <table:table-cell table:number-columns-repeated="126" table:style-name="ACE-3"/>
        </table:table-row>
        <table:table-row table:style-name="AROW-1">
          <table:table-cell table:style-name="ACE-3"/>
          <table:table-cell table:style-name="ACE-3" office:value-type="string">
            <text:p>SPATIAL_FILTER</text:p>
          </table:table-cell>
          <table:table-cell table:number-columns-repeated="126" table:style-name="ACE-3"/>
        </table:table-row>
        <table:table-row table:style-name="AROW-1">
          <table:table-cell table:style-name="ACE-3"/>
          <table:table-cell table:style-name="ACE-3" office:value-type="string">
            <text:p>SORTENTSTABLE</text:p>
          </table:table-cell>
          <table:table-cell table:number-columns-repeated="126" table:style-name="ACE-3"/>
        </table:table-row>
        <table:table-row table:style-name="AROW-1">
          <table:table-cell table:style-name="ACE-3"/>
          <table:table-cell table:style-name="ACE-3" office:value-type="string">
            <text:p>SUNSTUDY</text:p>
          </table:table-cell>
          <table:table-cell table:number-columns-repeated="126" table:style-name="ACE-3"/>
        </table:table-row>
        <table:table-row table:style-name="AROW-1">
          <table:table-cell table:style-name="ACE-3"/>
          <table:table-cell table:style-name="ACE-3" office:value-type="string">
            <text:p>TABLESTYLE</text:p>
          </table:table-cell>
          <table:table-cell table:number-columns-repeated="126" table:style-name="ACE-3"/>
        </table:table-row>
        <table:table-row table:style-name="AROW-1">
          <table:table-cell table:style-name="ACE-3"/>
          <table:table-cell table:style-name="ACE-3" office:value-type="string">
            <text:p>UNDERLAYDEFINITION</text:p>
          </table:table-cell>
          <table:table-cell table:number-columns-repeated="126" table:style-name="ACE-3"/>
        </table:table-row>
        <table:table-row table:style-name="AROW-1">
          <table:table-cell table:style-name="ACE-3"/>
          <table:table-cell table:style-name="ACE-3" office:value-type="string">
            <text:p>VISUALSTYLE</text:p>
          </table:table-cell>
          <table:table-cell table:number-columns-repeated="126" table:style-name="ACE-3"/>
        </table:table-row>
        <table:table-row table:style-name="AROW-1">
          <table:table-cell table:style-name="ACE-3"/>
          <table:table-cell table:style-name="ACE-3" office:value-type="string">
            <text:p>VBA_PROJECT</text:p>
          </table:table-cell>
          <table:table-cell table:number-columns-repeated="126" table:style-name="ACE-3"/>
        </table:table-row>
        <table:table-row table:style-name="AROW-1">
          <table:table-cell table:style-name="ACE-3"/>
          <table:table-cell table:style-name="ACE-3" office:value-type="string">
            <text:p>WIPEOUTVARIABLES</text:p>
          </table:table-cell>
          <table:table-cell table:number-columns-repeated="126" table:style-name="ACE-3"/>
        </table:table-row>
        <table:table-row table:style-name="AROW-1">
          <table:table-cell table:style-name="ACE-3"/>
          <table:table-cell table:style-name="ACE-3" office:value-type="string">
            <text:p>XRECORD</text:p>
          </table:table-cell>
          <table:table-cell table:number-columns-repeated="126" table:style-name="ACE-3"/>
        </table:table-row>
        <table:table-row table:style-name="AROW-1" table:number-rows-repeated="1048540">
          <table:table-cell table:number-columns-repeated="128"/>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Entities" table:style-name="ta-2" table:print="true">
        <office:forms form:automatic-focus="false" form:apply-design-mode="false">
          <form:form/>
        </office:forms>
        <table:table-column table:default-cell-style-name="ACE-4" table:style-name="ACOL-8"/>
        <table:table-column table:default-cell-style-name="ACE-4" table:style-name="ACOL-9"/>
        <table:table-column table:default-cell-style-name="ACE-9" table:style-name="ACOL-10"/>
        <table:table-column table:default-cell-style-name="ACE-4" table:style-name="ACOL-11"/>
        <table:table-column table:default-cell-style-name="ACE-9" table:style-name="ACOL-12"/>
        <table:table-column table:default-cell-style-name="ACE-4" table:style-name="ACOL-13"/>
        <table:table-column table:default-cell-style-name="ACE-9" table:style-name="ACOL-14" table:number-columns-repeated="4"/>
        <table:table-column table:default-cell-style-name="ACE-9" table:style-name="ACOL-15" table:number-columns-repeated="11"/>
        <table:table-column table:default-cell-style-name="ACE-4" table:style-name="ACOL-15" table:number-columns-repeated="2"/>
        <table:table-column table:default-cell-style-name="ACE-9" table:style-name="ACOL-15" table:number-columns-repeated="3"/>
        <table:table-column table:default-cell-style-name="ACE-4" table:style-name="ACOL-5" table:number-columns-repeated="38"/>
        <table:table-column table:default-cell-style-name="ACE-25" table:style-name="ACOL-5" table:number-columns-repeated="64"/>
        <table:table-row table:style-name="AROW-1">
          <table:table-cell table:number-columns-repeated="2" table:style-name="ACE-4"/>
          <table:table-cell table:style-name="ACE-9"/>
          <table:table-cell table:style-name="ACE-11"/>
          <table:table-cell table:number-columns-spanned="6" table:style-name="ACE-28" office:value-type="string">
            <text:p>Commons</text:p>
          </table:table-cell>
          <table:covered-table-cell table:number-columns-repeated="5"/>
          <table:table-cell table:style-name="ACE-28"/>
          <table:table-cell table:number-columns-repeated="4" table:style-name="ACE-16"/>
          <table:table-cell table:number-columns-spanned="5" table:style-name="ACE-32" office:value-type="string">
            <text:p>Extended</text:p>
          </table:table-cell>
          <table:covered-table-cell table:number-columns-repeated="4"/>
          <table:table-cell table:style-name="ACE-30"/>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11"/>
          <table:table-cell table:style-name="ACE-28" office:value-type="string">
            <text:p>object_int</text:p>
          </table:table-cell>
          <table:table-cell table:style-name="ACE-28" office:value-type="string">
            <text:p>object_name</text:p>
          </table:table-cell>
          <table:table-cell table:style-name="ACE-28" office:value-type="string">
            <text:p>layer</text:p>
          </table:table-cell>
          <table:table-cell table:style-name="ACE-28"/>
          <table:table-cell table:style-name="ACE-28" office:value-type="string">
            <text:p>linewt</text:p>
          </table:table-cell>
          <table:table-cell table:style-name="ACE-28" office:value-type="string">
            <text:p>color.index</text:p>
          </table:table-cell>
          <table:table-cell table:style-name="ACE-28"/>
          <table:table-cell table:style-name="ACE-16" office:value-type="string">
            <text:p>invisible</text:p>
          </table:table-cell>
          <table:table-cell table:number-columns-repeated="2" table:style-name="ACE-16"/>
          <table:table-cell table:style-name="ACE-16" office:value-type="string">
            <text:p>thikness</text:p>
          </table:table-cell>
          <table:table-cell table:number-columns-repeated="5" table:style-name="ACE-32"/>
          <table:table-cell table:style-name="ACE-30"/>
          <table:table-cell table:style-name="ACE-4"/>
          <table:table-cell table:style-name="ACE-4" office:value-type="string">
            <text:p>ownerhandle</text:p>
          </table:table-cell>
          <table:table-cell table:number-columns-repeated="3" table:style-name="ACE-9"/>
          <table:table-cell table:number-columns-repeated="38" table:style-name="ACE-4"/>
          <table:table-cell table:number-columns-repeated="64" table:style-name="ACE-25"/>
        </table:table-row>
        <table:table-row table:style-name="AROW-3">
          <table:table-cell table:style-name="ACE-5" office:value-type="string">
            <text:p>EntityCodes</text:p>
          </table:table-cell>
          <table:table-cell table:style-name="ACE-5"/>
          <table:table-cell table:style-name="ACE-9" office:value-type="string">
            <text:p>cModel</text:p>
          </table:table-cell>
          <table:table-cell table:style-name="ACE-12"/>
          <table:table-cell table:style-name="ACE-15" office:value-type="string">
            <text:p>Id</text:p>
          </table:table-cell>
          <table:table-cell table:style-name="ACE-19" office:value-type="string">
            <text:p>entity</text:p>
          </table:table-cell>
          <table:table-cell table:style-name="ACE-19" office:value-type="string">
            <text:p>layer</text:p>
          </table:table-cell>
          <table:table-cell table:style-name="ACE-26" office:value-type="string">
            <text:p>style</text:p>
          </table:table-cell>
          <table:table-cell table:style-name="ACE-19" office:value-type="string">
            <text:p>width</text:p>
          </table:table-cell>
          <table:table-cell table:style-name="ACE-19" office:value-type="string">
            <text:p>colour</text:p>
          </table:table-cell>
          <table:table-cell table:style-name="ACE-19" office:value-type="string">
            <text:p>flag</text:p>
          </table:table-cell>
          <table:table-cell table:style-name="ACE-19" office:value-type="string">
            <text:p>invisible</text:p>
          </table:table-cell>
          <table:table-cell table:style-name="ACE-26" office:value-type="string">
            <text:p>paper</text:p>
          </table:table-cell>
          <table:table-cell table:style-name="ACE-26" office:value-type="string">
            <text:p>elev</text:p>
          </table:table-cell>
          <table:table-cell table:style-name="ACE-15" office:value-type="string">
            <text:p>thikness</text:p>
          </table:table-cell>
          <table:table-cell table:style-name="ACE-33" office:value-type="string">
            <text:p>point</text:p>
          </table:table-cell>
          <table:table-cell table:style-name="ACE-33" office:value-type="string">
            <text:p>angle</text:p>
          </table:table-cell>
          <table:table-cell table:style-name="ACE-33" office:value-type="string">
            <text:p>radious ratio</text:p>
          </table:table-cell>
          <table:table-cell table:style-name="ACE-33" office:value-type="string">
            <text:p>scale</text:p>
          </table:table-cell>
          <table:table-cell table:style-name="ACE-33" office:value-type="string">
            <text:p>b</text:p>
          </table:table-cell>
          <table:table-cell table:style-name="ACE-26" office:value-type="string">
            <text:p>blkid</text:p>
          </table:table-cell>
          <table:table-cell table:style-name="ACE-19" office:value-type="string">
            <text:p>handle</text:p>
          </table:table-cell>
          <table:table-cell table:style-name="ACE-15" office:value-type="string">
            <text:p>block</text:p>
          </table:table-cell>
          <table:table-cell table:style-name="ACE-22" office:value-type="string">
            <text:p>rows</text:p>
          </table:table-cell>
          <table:table-cell table:style-name="ACE-22" office:value-type="string">
            <text:p>cspace</text:p>
          </table:table-cell>
          <table:table-cell table:style-name="ACE-22" office:value-type="string">
            <text:p>rspace</text:p>
          </table:table-cell>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13"/>
          <table:table-cell table:style-name="ACE-16"/>
          <table:table-cell table:style-name="ACE-16" office:value-type="float" office:value="0">
            <text:p>0</text:p>
          </table:table-cell>
          <table:table-cell table:style-name="ACE-16" office:value-type="float" office:value="8">
            <text:p>8</text:p>
          </table:table-cell>
          <table:table-cell table:style-name="ACE-27" office:value-type="float" office:value="6">
            <text:p>6</text:p>
          </table:table-cell>
          <table:table-cell table:style-name="ACE-16" office:value-type="float" office:value="370">
            <text:p>370</text:p>
          </table:table-cell>
          <table:table-cell table:style-name="ACE-27" office:value-type="float" office:value="62">
            <text:p>62</text:p>
          </table:table-cell>
          <table:table-cell table:style-name="ACE-29" office:value-type="float" office:value="70">
            <text:p>70</text:p>
          </table:table-cell>
          <table:table-cell table:style-name="ACE-16" office:value-type="float" office:value="60">
            <text:p>60</text:p>
          </table:table-cell>
          <table:table-cell table:style-name="ACE-16" office:value-type="float" office:value="67">
            <text:p>67</text:p>
          </table:table-cell>
          <table:table-cell table:style-name="ACE-16" office:value-type="float" office:value="38">
            <text:p>38</text:p>
          </table:table-cell>
          <table:table-cell table:style-name="ACE-16" office:value-type="float" office:value="39">
            <text:p>39</text:p>
          </table:table-cell>
          <table:table-cell table:number-columns-repeated="5" table:style-name="ACE-34"/>
          <table:table-cell table:style-name="ACE-16" office:value-type="float" office:value="330">
            <text:p>330</text:p>
          </table:table-cell>
          <table:table-cell table:style-name="ACE-16" office:value-type="float" office:value="5">
            <text:p>5</text:p>
          </table:table-cell>
          <table:table-cell table:style-name="ACE-16" office:value-type="float" office:value="2">
            <text:p>2</text:p>
          </table:table-cell>
          <table:table-cell table:style-name="ACE-9" office:value-type="float" office:value="71">
            <text:p>71</text:p>
          </table:table-cell>
          <table:table-cell table:style-name="ACE-9" office:value-type="float" office:value="44">
            <text:p>44</text:p>
          </table:table-cell>
          <table:table-cell table:style-name="ACE-9" office:value-type="float" office:value="45">
            <text:p>45</text:p>
          </table:table-cell>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13" office:value-type="string">
            <text:p>SVG</text:p>
          </table:table-cell>
          <table:table-cell table:style-name="ACE-16" office:value-type="string">
            <text:p>DWG</text:p>
          </table:table-cell>
          <table:table-cell table:style-name="ACE-16" office:value-type="string">
            <text:p>DWG</text:p>
          </table:table-cell>
          <table:table-cell table:style-name="ACE-16" office:value-type="string">
            <text:p>String</text:p>
          </table:table-cell>
          <table:table-cell table:style-name="ACE-16" office:value-type="string">
            <text:p>String</text:p>
          </table:table-cell>
          <table:table-cell table:style-name="ACE-16" office:value-type="string">
            <text:p>Float</text:p>
          </table:table-cell>
          <table:table-cell table:style-name="ACE-27" office:value-type="string">
            <text:p>Integer</text:p>
          </table:table-cell>
          <table:table-cell table:style-name="ACE-29" office:value-type="string">
            <text:p>Integer</text:p>
          </table:table-cell>
          <table:table-cell table:number-columns-repeated="4" table:style-name="ACE-16"/>
          <table:table-cell table:style-name="ACE-34" office:value-type="string">
            <text:p>Float[]</text:p>
          </table:table-cell>
          <table:table-cell table:style-name="ACE-34" office:value-type="string">
            <text:p>Float</text:p>
          </table:table-cell>
          <table:table-cell table:style-name="ACE-34" office:value-type="string">
            <text:p>Float</text:p>
          </table:table-cell>
          <table:table-cell table:style-name="ACE-34" office:value-type="string">
            <text:p>Float</text:p>
          </table:table-cell>
          <table:table-cell table:style-name="ACE-34" office:value-type="string">
            <text:p>String</text:p>
          </table:table-cell>
          <table:table-cell table:number-columns-repeated="2" table:style-name="ACE-16"/>
          <table:table-cell table:style-name="ACE-16" office:value-type="string">
            <text:p>String</text:p>
          </table:table-cell>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3DF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3DSOLI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ACAD_PROXY_ENTIT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style-name="ACE-4" office:value-type="string">
            <text:p>x</text:p>
          </table:table-cell>
          <table:table-cell table:style-name="ACE-6" office:value-type="string">
            <text:p>AddArc</text:p>
          </table:table-cell>
          <table:table-cell table:style-name="ACE-10" office:value-type="string">
            <text:p>Arc</text:p>
          </table:table-cell>
          <table:table-cell table:style-name="ACE-14" office:value-type="string">
            <text:p>arc</text:p>
          </table:table-cell>
          <table:table-cell table:style-name="ACE-17" office:value-type="string">
            <text:p>dwg</text:p>
          </table:table-cell>
          <table:table-cell table:style-name="ACE-7" office:value-type="string">
            <text:p>ARC</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style-name="ACE-17"/>
          <table:table-cell table:number-columns-repeated="4" table:style-name="ACE-23"/>
          <table:table-cell table:style-name="ACE-17" office:value-type="string">
            <text:p>p</text:p>
          </table:table-cell>
          <table:table-cell table:style-name="ACE-17" office:value-type="string">
            <text:p>a</text:p>
          </table:table-cell>
          <table:table-cell table:style-name="ACE-17" office:value-type="string">
            <text:p>r</text:p>
          </table:table-cell>
          <table:table-cell table:number-columns-repeated="2" table:style-name="ACE-9"/>
          <table:table-cell table:style-name="ACE-23"/>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BOD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style-name="ACE-4" office:value-type="string">
            <text:p>x</text:p>
          </table:table-cell>
          <table:table-cell table:style-name="ACE-6" office:value-type="string">
            <text:p>AddCircle</text:p>
          </table:table-cell>
          <table:table-cell table:style-name="ACE-10" office:value-type="string">
            <text:p>Circle</text:p>
          </table:table-cell>
          <table:table-cell table:style-name="ACE-14" office:value-type="string">
            <text:p>circle</text:p>
          </table:table-cell>
          <table:table-cell table:style-name="ACE-17" office:value-type="string">
            <text:p>dwg</text:p>
          </table:table-cell>
          <table:table-cell table:style-name="ACE-7" office:value-type="string">
            <text:p>CIRCL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style-name="ACE-17"/>
          <table:table-cell table:number-columns-repeated="4" table:style-name="ACE-23"/>
          <table:table-cell table:style-name="ACE-17" office:value-type="string">
            <text:p>p</text:p>
          </table:table-cell>
          <table:table-cell table:style-name="ACE-9"/>
          <table:table-cell table:style-name="ACE-17" office:value-type="string">
            <text:p>r</text:p>
          </table:table-cell>
          <table:table-cell table:number-columns-repeated="3"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style-name="ACE-4"/>
          <table:table-cell table:style-name="ACE-6" office:value-type="string">
            <text:p>AddDim</text:p>
          </table:table-cell>
          <table:table-cell table:style-name="ACE-9"/>
          <table:table-cell table:style-name="ACE-4"/>
          <table:table-cell table:style-name="ACE-9"/>
          <table:table-cell table:style-name="ACE-4" office:value-type="string">
            <text:p>DIMENS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style-name="ACE-4" office:value-type="string">
            <text:p>x</text:p>
          </table:table-cell>
          <table:table-cell table:style-name="ACE-6" office:value-type="string">
            <text:p>AddEllipse</text:p>
          </table:table-cell>
          <table:table-cell table:style-name="ACE-10" office:value-type="string">
            <text:p>Ellipse</text:p>
          </table:table-cell>
          <table:table-cell table:style-name="ACE-14" office:value-type="string">
            <text:p>ellipse</text:p>
          </table:table-cell>
          <table:table-cell table:style-name="ACE-17" office:value-type="string">
            <text:p>dwg</text:p>
          </table:table-cell>
          <table:table-cell table:style-name="ACE-7" office:value-type="string">
            <text:p>ELLIPS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style-name="ACE-17"/>
          <table:table-cell table:number-columns-repeated="4" table:style-name="ACE-23"/>
          <table:table-cell table:style-name="ACE-17" office:value-type="string">
            <text:p>p</text:p>
          </table:table-cell>
          <table:table-cell table:style-name="ACE-17" office:value-type="string">
            <text:p>a</text:p>
          </table:table-cell>
          <table:table-cell table:style-name="ACE-17" office:value-type="string">
            <text:p>r</text:p>
          </table:table-cell>
          <table:table-cell table:number-columns-repeated="3"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18" office:value-type="string">
            <text:p>dwg</text:p>
          </table:table-cell>
          <table:table-cell table:style-name="ACE-20" office:value-type="string">
            <text:p>HATCH</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HELIX</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IMAG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style-name="ACE-4" office:value-type="string">
            <text:p>x</text:p>
          </table:table-cell>
          <table:table-cell table:style-name="ACE-6" office:value-type="string">
            <text:p>AddInsert</text:p>
          </table:table-cell>
          <table:table-cell table:style-name="ACE-9"/>
          <table:table-cell table:style-name="ACE-4"/>
          <table:table-cell table:style-name="ACE-17" office:value-type="string">
            <text:p>dwg</text:p>
          </table:table-cell>
          <table:table-cell table:style-name="ACE-7" office:value-type="string">
            <text:p>INSERT</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style-name="ACE-17" office:value-type="string">
            <text:p>columns</text:p>
          </table:table-cell>
          <table:table-cell table:number-columns-repeated="4" table:style-name="ACE-23"/>
          <table:table-cell table:style-name="ACE-17" office:value-type="string">
            <text:p>p</text:p>
          </table:table-cell>
          <table:table-cell table:style-name="ACE-17" office:value-type="string">
            <text:p>a</text:p>
          </table:table-cell>
          <table:table-cell table:style-name="ACE-9"/>
          <table:table-cell table:style-name="ACE-17" office:value-type="string">
            <text:p>s</text:p>
          </table:table-cell>
          <table:table-cell table:number-columns-repeated="2" table:style-name="ACE-9"/>
          <table:table-cell table:style-name="ACE-4"/>
          <table:table-cell table:style-name="ACE-17" office:value-type="string">
            <text:p>b</text:p>
          </table:table-cell>
          <table:table-cell table:style-name="ACE-23" office:value-type="string">
            <text:p>ro</text:p>
          </table:table-cell>
          <table:table-cell table:style-name="ACE-9" office:value-type="string">
            <text:p>cs</text:p>
          </table:table-cell>
          <table:table-cell table:style-name="ACE-9" office:value-type="string">
            <text:p>rs</text:p>
          </table:table-cell>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LEADER</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LIGH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style-name="ACE-4" office:value-type="string">
            <text:p>#</text:p>
          </table:table-cell>
          <table:table-cell table:style-name="ACE-7" office:value-type="string">
            <text:p>AddLine</text:p>
          </table:table-cell>
          <table:table-cell table:style-name="ACE-10" office:value-type="string">
            <text:p>Line</text:p>
          </table:table-cell>
          <table:table-cell table:style-name="ACE-14" office:value-type="string">
            <text:p>line</text:p>
          </table:table-cell>
          <table:table-cell table:style-name="ACE-17" office:value-type="string">
            <text:p>dwg</text:p>
          </table:table-cell>
          <table:table-cell table:style-name="ACE-7" office:value-type="string">
            <text:p>LIN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style-name="ACE-17"/>
          <table:table-cell table:number-columns-repeated="4" table:style-name="ACE-23"/>
          <table:table-cell table:style-name="ACE-17" office:value-type="string">
            <text:p>p</text:p>
          </table:table-cell>
          <table:table-cell table:style-name="ACE-23"/>
          <table:table-cell table:number-columns-repeated="4" table:style-name="ACE-9"/>
          <table:table-cell table:style-name="ACE-4"/>
          <table:table-cell table:style-name="ACE-17" office:value-type="string">
            <text:p>b</text:p>
          </table:table-cell>
          <table:table-cell table:number-columns-repeated="3" table:style-name="ACE-9"/>
          <table:table-cell table:number-columns-repeated="38" table:style-name="ACE-4"/>
          <table:table-cell table:number-columns-repeated="64" table:style-name="ACE-25"/>
        </table:table-row>
        <table:table-row table:style-name="AROW-1">
          <table:table-cell table:style-name="ACE-4" office:value-type="string">
            <text:p>x</text:p>
          </table:table-cell>
          <table:table-cell table:style-name="ACE-6" office:value-type="string">
            <text:p>AddPolyLine</text:p>
          </table:table-cell>
          <table:table-cell table:style-name="ACE-10" office:value-type="string">
            <text:p>Pline</text:p>
          </table:table-cell>
          <table:table-cell table:style-name="ACE-14" office:value-type="string">
            <text:p>polyline</text:p>
          </table:table-cell>
          <table:table-cell table:style-name="ACE-17" office:value-type="string">
            <text:p>dwg</text:p>
          </table:table-cell>
          <table:table-cell table:style-name="ACE-7" office:value-type="string">
            <text:p>LWPOLYLIN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style-name="ACE-17" office:value-type="string">
            <text:p>flag</text:p>
          </table:table-cell>
          <table:table-cell table:number-columns-repeated="4" table:style-name="ACE-23"/>
          <table:table-cell table:style-name="ACE-17" office:value-type="string">
            <text:p>p</text:p>
          </table:table-cell>
          <table:table-cell table:number-columns-repeated="5" table:style-name="ACE-23"/>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MESH</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M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MLEADERSTYL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MLEADER</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OLEFRAM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OLE2FRAM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18" office:value-type="string">
            <text:p>dwg</text:p>
          </table:table-cell>
          <table:table-cell table:style-name="ACE-20" office:value-type="string">
            <text:p>POIN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5" table:style-name="ACE-9"/>
          <table:table-cell table:style-name="ACE-31" office:value-type="string">
            <text:p>p</text:p>
          </table:table-cell>
          <table:table-cell table:style-name="ACE-9"/>
          <table:table-cell table:style-name="ACE-31" office:value-type="string">
            <text:p>a</text:p>
          </table:table-cell>
          <table:table-cell table:number-columns-repeated="3"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14" office:value-type="string">
            <text:p>POLY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5" table:style-name="ACE-9"/>
          <table:table-cell table:style-name="ACE-9" office:value-type="string">
            <text:p>p</text:p>
          </table:table-cell>
          <table:table-cell table:number-columns-repeated="5"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RA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REG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SECT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SEQEN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SHAP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SOLI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style-name="ACE-4"/>
          <table:table-cell table:style-name="ACE-8" office:value-type="string">
            <text:p>AddSPLine</text:p>
          </table:table-cell>
          <table:table-cell table:style-name="ACE-9"/>
          <table:table-cell table:style-name="ACE-4"/>
          <table:table-cell table:style-name="ACE-9"/>
          <table:table-cell table:style-name="ACE-14" office:value-type="string">
            <text:p>SP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5" table:style-name="ACE-9"/>
          <table:table-cell table:style-name="ACE-9" office:value-type="string">
            <text:p>p</text:p>
          </table:table-cell>
          <table:table-cell table:number-columns-repeated="5"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SU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SURF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TABL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style-name="ACE-4" office:value-type="string">
            <text:p>x</text:p>
          </table:table-cell>
          <table:table-cell table:style-name="ACE-6" office:value-type="string">
            <text:p>AddText</text:p>
          </table:table-cell>
          <table:table-cell table:style-name="ACE-10" office:value-type="string">
            <text:p>Text</text:p>
          </table:table-cell>
          <table:table-cell table:style-name="ACE-14" office:value-type="string">
            <text:p>text</text:p>
          </table:table-cell>
          <table:table-cell table:style-name="ACE-17" office:value-type="string">
            <text:p>dwg</text:p>
          </table:table-cell>
          <table:table-cell table:style-name="ACE-7" office:value-type="string">
            <text:p>TEXT</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style-name="ACE-17"/>
          <table:table-cell table:number-columns-repeated="4" table:style-name="ACE-23"/>
          <table:table-cell table:style-name="ACE-17" office:value-type="string">
            <text:p>p</text:p>
          </table:table-cell>
          <table:table-cell table:style-name="ACE-23" office:value-type="string">
            <text:p>a</text:p>
          </table:table-cell>
          <table:table-cell table:style-name="ACE-23" office:value-type="string">
            <text:p>h</text:p>
          </table:table-cell>
          <table:table-cell table:style-name="ACE-23" office:value-type="string">
            <text:p>f</text:p>
          </table:table-cell>
          <table:table-cell table:style-name="ACE-23" office:value-type="string">
            <text:p>text</text:p>
          </table:table-cell>
          <table:table-cell table:style-name="ACE-23"/>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style-name="ACE-4"/>
          <table:table-cell table:style-name="ACE-6" office:value-type="string">
            <text:p>AddMText</text:p>
          </table:table-cell>
          <table:table-cell table:style-name="ACE-10" office:value-type="string">
            <text:p>Mtext</text:p>
          </table:table-cell>
          <table:table-cell table:style-name="ACE-4"/>
          <table:table-cell table:style-name="ACE-17" office:value-type="string">
            <text:p>dwg</text:p>
          </table:table-cell>
          <table:table-cell table:style-name="ACE-7" office:value-type="string">
            <text:p>MTEXT</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style-name="ACE-17"/>
          <table:table-cell table:number-columns-repeated="4" table:style-name="ACE-9"/>
          <table:table-cell table:style-name="ACE-17" office:value-type="string">
            <text:p>p</text:p>
          </table:table-cell>
          <table:table-cell table:number-columns-repeated="2" table:style-name="ACE-9"/>
          <table:table-cell table:style-name="ACE-31" office:value-type="string">
            <text:p>Height</text:p>
          </table:table-cell>
          <table:table-cell table:number-columns-repeated="2" table:style-name="ACE-9"/>
          <table:table-cell table:style-name="ACE-4"/>
          <table:table-cell table:style-name="ACE-4" office:value-type="string">
            <text:p>Text</text:p>
          </table:table-cell>
          <table:table-cell table:number-columns-repeated="3" table:style-name="ACE-9"/>
          <table:table-cell table:number-columns-repeated="38" table:style-name="ACE-4"/>
          <table:table-cell table:number-columns-repeated="64" table:style-name="ACE-25"/>
        </table:table-row>
        <table:table-row table:style-name="AROW-1">
          <table:table-cell table:style-name="ACE-4" office:value-type="string">
            <text:p>x</text:p>
          </table:table-cell>
          <table:table-cell table:style-name="ACE-4"/>
          <table:table-cell table:style-name="ACE-9"/>
          <table:table-cell table:style-name="ACE-4"/>
          <table:table-cell table:style-name="ACE-18" office:value-type="string">
            <text:p>dwg</text:p>
          </table:table-cell>
          <table:table-cell table:style-name="ACE-20" office:value-type="string">
            <text:p>ATTDEF</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5" table:style-name="ACE-9"/>
          <table:table-cell table:style-name="ACE-31" office:value-type="string">
            <text:p>p</text:p>
          </table:table-cell>
          <table:table-cell table:style-name="ACE-31" office:value-type="string">
            <text:p>Prompt</text:p>
          </table:table-cell>
          <table:table-cell table:style-name="ACE-31" office:value-type="string">
            <text:p>Tag</text:p>
          </table:table-cell>
          <table:table-cell table:style-name="ACE-31" office:value-type="string">
            <text:p>Height</text:p>
          </table:table-cell>
          <table:table-cell table:style-name="ACE-31" office:value-type="string">
            <text:p>Length</text:p>
          </table:table-cell>
          <table:table-cell table:style-name="ACE-31"/>
          <table:table-cell table:style-name="ACE-31" office:value-type="string">
            <text:p>Font</text:p>
          </table:table-cell>
          <table:table-cell table:style-name="ACE-24" office:value-type="string">
            <text:p>Default</text:p>
          </table:table-cell>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18" office:value-type="string">
            <text:p>dwg</text:p>
          </table:table-cell>
          <table:table-cell table:style-name="ACE-20" office:value-type="string">
            <text:p>ATTRIB</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5" table:style-name="ACE-9"/>
          <table:table-cell table:style-name="ACE-31" office:value-type="string">
            <text:p>p</text:p>
          </table:table-cell>
          <table:table-cell table:style-name="ACE-9"/>
          <table:table-cell table:style-name="ACE-31" office:value-type="string">
            <text:p>Tag</text:p>
          </table:table-cell>
          <table:table-cell table:style-name="ACE-31" office:value-type="string">
            <text:p>Height</text:p>
          </table:table-cell>
          <table:table-cell table:style-name="ACE-31" office:value-type="string">
            <text:p>Length</text:p>
          </table:table-cell>
          <table:table-cell table:style-name="ACE-31"/>
          <table:table-cell table:style-name="ACE-31" office:value-type="string">
            <text:p>Font</text:p>
          </table:table-cell>
          <table:table-cell table:style-name="ACE-24" office:value-type="string">
            <text:p>Text</text:p>
          </table:table-cell>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TOLERAN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TR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UNDERLA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14" office:value-type="string">
            <text:p>VERTEX</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5" table:style-name="ACE-9"/>
          <table:table-cell table:style-name="ACE-23" office:value-type="string">
            <text:p>p</text:p>
          </table:table-cell>
          <table:table-cell table:number-columns-repeated="5"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VIEWPOR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4" office:value-type="string">
            <text:p>WIPEOU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2" table:style-name="ACE-4"/>
          <table:table-cell table:style-name="ACE-9"/>
          <table:table-cell table:style-name="ACE-4"/>
          <table:table-cell table:style-name="ACE-9"/>
          <table:table-cell table:style-name="ACE-14" office:value-type="string">
            <text:p>X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5" table:style-name="ACE-9"/>
          <table:table-cell table:style-name="ACE-23" office:value-type="string">
            <text:p>p</text:p>
          </table:table-cell>
          <table:table-cell table:number-columns-repeated="5"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table-cell table:number-columns-repeated="128"/>
        </table:table-row>
        <table:table-row table:style-name="AROW-1">
          <table:table-cell table:style-name="ACE-4" office:value-type="string">
            <text:p>x</text:p>
          </table:table-cell>
          <table:table-cell table:style-name="ACE-6" office:value-type="string">
            <text:p>AddBlock</text:p>
          </table:table-cell>
          <table:table-cell table:style-name="ACE-10" office:value-type="string">
            <text:p>Block</text:p>
          </table:table-cell>
          <table:table-cell table:style-name="ACE-4"/>
          <table:table-cell table:style-name="ACE-9"/>
          <table:table-cell table:style-name="ACE-21" office:value-type="string">
            <text:p>BLOCK</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1" table:style-name="ACE-9"/>
          <table:table-cell table:number-columns-repeated="2" table:style-name="ACE-4"/>
          <table:table-cell table:number-columns-repeated="3" table:style-name="ACE-9"/>
          <table:table-cell table:number-columns-repeated="38" table:style-name="ACE-4"/>
          <table:table-cell table:number-columns-repeated="64" table:style-name="ACE-25"/>
        </table:table-row>
        <table:table-row table:style-name="AROW-1" table:number-rows-repeated="1048524">
          <table:table-cell table:number-columns-repeated="128"/>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15" gnm:cursor-row="20">
          <gnm:selection gnm:start-col="15" gnm:start-row="20" gnm:end-col="15" gnm:end-row="20"/>
        </gnm:selections>
      </table:table>
      <table:table table:name="Properties" table:style-name="ta-3" table:print="true">
        <office:forms form:automatic-focus="false" form:apply-design-mode="false">
          <form:form/>
        </office:forms>
        <table:table-column table:default-cell-style-name="ACE-35" table:style-name="ACOL-16"/>
        <table:table-column table:default-cell-style-name="ACE-39" table:style-name="ACOL-5" table:number-columns-repeated="2"/>
        <table:table-column table:default-cell-style-name="ACE-39" table:style-name="ACOL-17"/>
        <table:table-column table:default-cell-style-name="ACE-35" table:style-name="ACOL-5" table:number-columns-repeated="2"/>
        <table:table-column table:default-cell-style-name="ACE-35" table:style-name="ACOL-5" table:number-columns-repeated="58"/>
        <table:table-column table:default-cell-style-name="ACE-43" table:style-name="ACOL-5" table:number-columns-repeated="64"/>
        <table:table-row table:style-name="AROW-1" table:number-rows-repeated="3">
          <table:table-cell table:number-columns-repeated="128"/>
        </table:table-row>
        <table:table-row table:style-name="AROW-1">
          <table:table-cell table:style-name="ACE-36"/>
          <table:table-cell table:number-columns-repeated="3" table:style-name="ACE-40"/>
          <table:table-cell table:style-name="ACE-36" office:value-type="string">
            <text:p>Entity (Gender)</text:p>
          </table:table-cell>
          <table:table-cell table:style-name="ACE-44"/>
          <table:table-cell table:number-columns-repeated="58" table:style-name="ACE-35"/>
          <table:table-cell table:number-columns-repeated="64" table:style-name="ACE-43"/>
        </table:table-row>
        <table:table-row table:style-name="AROW-1">
          <table:table-cell table:style-name="ACE-36"/>
          <table:table-cell table:style-name="ACE-40" office:value-type="string">
            <text:p>Editable</text:p>
          </table:table-cell>
          <table:table-cell table:style-name="ACE-40" office:value-type="string">
            <text:p>custom</text:p>
          </table:table-cell>
          <table:table-cell table:style-name="ACE-42" office:value-type="string">
            <text:p>common</text:p>
          </table:table-cell>
          <table:table-cell table:style-name="ACE-40" office:value-type="string">
            <text:p>Line</text:p>
          </table:table-cell>
          <table:table-cell table:style-name="ACE-45" office:value-type="string">
            <text:p>Circle</text:p>
          </table:table-cell>
          <table:table-cell table:number-columns-repeated="6" table:style-name="ACE-39"/>
          <table:table-cell table:number-columns-repeated="52" table:style-name="ACE-35"/>
          <table:table-cell table:number-columns-repeated="64" table:style-name="ACE-43"/>
        </table:table-row>
        <table:table-row table:style-name="AROW-1">
          <table:table-cell table:style-name="ACE-37" office:value-type="string">
            <text:p>P</text:p>
          </table:table-cell>
          <table:table-cell table:style-name="ACE-40" office:value-type="string">
            <text:p>Y</text:p>
          </table:table-cell>
          <table:table-cell table:style-name="ACE-42" office:value-type="string">
            <text:p>P</text:p>
          </table:table-cell>
          <table:table-cell table:style-name="ACE-40"/>
          <table:table-cell table:style-name="ACE-36"/>
          <table:table-cell table:style-name="ACE-44"/>
          <table:table-cell table:number-columns-repeated="6" table:style-name="ACE-39"/>
          <table:table-cell table:number-columns-repeated="52" table:style-name="ACE-35"/>
          <table:table-cell table:number-columns-repeated="64" table:style-name="ACE-43"/>
        </table:table-row>
        <table:table-row table:style-name="AROW-1">
          <table:table-cell table:style-name="ACE-36" office:value-type="string">
            <text:p>Psel</text:p>
          </table:table-cell>
          <table:table-cell table:style-name="ACE-40" office:value-type="string">
            <text:p>N</text:p>
          </table:table-cell>
          <table:table-cell table:number-columns-repeated="2" table:style-name="ACE-40"/>
          <table:table-cell table:style-name="ACE-36"/>
          <table:table-cell table:style-name="ACE-44"/>
          <table:table-cell table:number-columns-repeated="6" table:style-name="ACE-39"/>
          <table:table-cell table:number-columns-repeated="52" table:style-name="ACE-35"/>
          <table:table-cell table:number-columns-repeated="64" table:style-name="ACE-43"/>
        </table:table-row>
        <table:table-row table:style-name="AROW-1">
          <table:table-cell table:style-name="ACE-36" office:value-type="string">
            <text:p>Block</text:p>
          </table:table-cell>
          <table:table-cell table:style-name="ACE-40" office:value-type="string">
            <text:p>N</text:p>
          </table:table-cell>
          <table:table-cell table:number-columns-repeated="2" table:style-name="ACE-40"/>
          <table:table-cell table:style-name="ACE-36"/>
          <table:table-cell table:style-name="ACE-44"/>
          <table:table-cell table:number-columns-repeated="6" table:style-name="ACE-39"/>
          <table:table-cell table:number-columns-repeated="52" table:style-name="ACE-35"/>
          <table:table-cell table:number-columns-repeated="64" table:style-name="ACE-43"/>
        </table:table-row>
        <table:table-row table:style-name="AROW-1">
          <table:table-cell table:style-name="ACE-36" office:value-type="string">
            <text:p>Group</text:p>
          </table:table-cell>
          <table:table-cell table:style-name="ACE-40" office:value-type="string">
            <text:p>N</text:p>
          </table:table-cell>
          <table:table-cell table:number-columns-repeated="2" table:style-name="ACE-40"/>
          <table:table-cell table:style-name="ACE-36"/>
          <table:table-cell table:style-name="ACE-44"/>
          <table:table-cell table:number-columns-repeated="6" table:style-name="ACE-39"/>
          <table:table-cell table:number-columns-repeated="52" table:style-name="ACE-35"/>
          <table:table-cell table:number-columns-repeated="64" table:style-name="ACE-43"/>
        </table:table-row>
        <table:table-row table:style-name="AROW-1">
          <table:table-cell table:style-name="ACE-36" office:value-type="string">
            <text:p>Layer</text:p>
          </table:table-cell>
          <table:table-cell table:style-name="ACE-40" office:value-type="string">
            <text:p>Y</text:p>
          </table:table-cell>
          <table:table-cell table:style-name="ACE-40"/>
          <table:table-cell table:style-name="ACE-40" office:value-type="string">
            <text:p>Layer</text:p>
          </table:table-cell>
          <table:table-cell table:style-name="ACE-40" office:value-type="string">
            <text:p>x</text:p>
          </table:table-cell>
          <table:table-cell table:style-name="ACE-45" office:value-type="string">
            <text:p>x</text:p>
          </table:table-cell>
          <table:table-cell table:number-columns-repeated="6" table:style-name="ACE-39"/>
          <table:table-cell table:number-columns-repeated="52" table:style-name="ACE-35"/>
          <table:table-cell table:number-columns-repeated="64" table:style-name="ACE-43"/>
        </table:table-row>
        <table:table-row table:style-name="AROW-1">
          <table:table-cell table:style-name="ACE-36" office:value-type="string">
            <text:p>Level</text:p>
          </table:table-cell>
          <table:table-cell table:style-name="ACE-40" office:value-type="string">
            <text:p>N</text:p>
          </table:table-cell>
          <table:table-cell table:number-columns-repeated="3" table:style-name="ACE-40"/>
          <table:table-cell table:style-name="ACE-45"/>
          <table:table-cell table:number-columns-repeated="6" table:style-name="ACE-39"/>
          <table:table-cell table:number-columns-repeated="52" table:style-name="ACE-35"/>
          <table:table-cell table:number-columns-repeated="64" table:style-name="ACE-43"/>
        </table:table-row>
        <table:table-row table:style-name="AROW-1">
          <table:table-cell table:style-name="ACE-36" office:value-type="string">
            <text:p>colour</text:p>
          </table:table-cell>
          <table:table-cell table:style-name="ACE-40" office:value-type="string">
            <text:p>Y</text:p>
          </table:table-cell>
          <table:table-cell table:style-name="ACE-40"/>
          <table:table-cell table:style-name="ACE-42" office:value-type="string">
            <text:p>Colour</text:p>
          </table:table-cell>
          <table:table-cell table:style-name="ACE-40" office:value-type="string">
            <text:p>x</text:p>
          </table:table-cell>
          <table:table-cell table:style-name="ACE-45" office:value-type="string">
            <text:p>x(falla)</text:p>
          </table:table-cell>
          <table:table-cell table:number-columns-repeated="6" table:style-name="ACE-39"/>
          <table:table-cell table:number-columns-repeated="52" table:style-name="ACE-35"/>
          <table:table-cell table:number-columns-repeated="64" table:style-name="ACE-43"/>
        </table:table-row>
        <table:table-row table:style-name="AROW-1">
          <table:table-cell table:style-name="ACE-37" office:value-type="string">
            <text:p>fParam</text:p>
          </table:table-cell>
          <table:table-cell table:style-name="ACE-40" office:value-type="string">
            <text:p>Y</text:p>
          </table:table-cell>
          <table:table-cell table:style-name="ACE-42" office:value-type="string">
            <text:p>fParam</text:p>
          </table:table-cell>
          <table:table-cell table:style-name="ACE-40"/>
          <table:table-cell table:style-name="ACE-40" office:value-type="string">
            <text:p>x</text:p>
          </table:table-cell>
          <table:table-cell table:style-name="ACE-45"/>
          <table:table-cell table:number-columns-repeated="6" table:style-name="ACE-39"/>
          <table:table-cell table:number-columns-repeated="52" table:style-name="ACE-35"/>
          <table:table-cell table:number-columns-repeated="64" table:style-name="ACE-43"/>
        </table:table-row>
        <table:table-row table:style-name="AROW-1">
          <table:table-cell table:style-name="ACE-36" office:value-type="string">
            <text:p>Gender</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Handle</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Changed</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iInsert</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LayerId</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PoiType</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Polygon</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Visible</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DrawAble</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Finished</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7" office:value-type="string">
            <text:p>LineType</text:p>
          </table:table-cell>
          <table:table-cell table:style-name="ACE-40" office:value-type="string">
            <text:p>Y</text:p>
          </table:table-cell>
          <table:table-cell table:style-name="ACE-40"/>
          <table:table-cell table:style-name="ACE-40" office:value-type="string">
            <text:p>LineType</text:p>
          </table:table-cell>
          <table:table-cell table:style-name="ACE-40" office:value-type="string">
            <text:p>x</text:p>
          </table:table-cell>
          <table:table-cell table:style-name="ACE-45" office:value-type="string">
            <text:p>x</text:p>
          </table:table-cell>
          <table:table-cell table:number-columns-repeated="58" table:style-name="ACE-35"/>
          <table:table-cell table:number-columns-repeated="64" table:style-name="ACE-43"/>
        </table:table-row>
        <table:table-row table:style-name="AROW-1">
          <table:table-cell table:style-name="ACE-36" office:value-type="string">
            <text:p>PolyLine</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Selected</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glDrwList</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LineWidth</text:p>
          </table:table-cell>
          <table:table-cell table:style-name="ACE-40" office:value-type="string">
            <text:p>Y</text:p>
          </table:table-cell>
          <table:table-cell table:style-name="ACE-40"/>
          <table:table-cell table:style-name="ACE-40" office:value-type="string">
            <text:p>LineWidth</text:p>
          </table:table-cell>
          <table:table-cell table:style-name="ACE-40" office:value-type="string">
            <text:p>x</text:p>
          </table:table-cell>
          <table:table-cell table:style-name="ACE-45" office:value-type="string">
            <text:p>x</text:p>
          </table:table-cell>
          <table:table-cell table:number-columns-repeated="58" table:style-name="ACE-35"/>
          <table:table-cell table:number-columns-repeated="64" table:style-name="ACE-43"/>
        </table:table-row>
        <table:table-row table:style-name="AROW-1">
          <table:table-cell table:style-name="ACE-36" office:value-type="string">
            <text:p>PoiPoints</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RefPointX</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RefPointY</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7" office:value-type="string">
            <text:p>StringData</text:p>
          </table:table-cell>
          <table:table-cell table:style-name="ACE-40" office:value-type="string">
            <text:p>Y</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BlockNumber</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ForDeletion</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ClassHandler</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ColorToPaint</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glDrwListPOI</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6" office:value-type="string">
            <text:p>glDrwListSel</text:p>
          </table:table-cell>
          <table:table-cell table:style-name="ACE-40" office:value-type="string">
            <text:p>N</text:p>
          </table:table-cell>
          <table:table-cell table:number-columns-repeated="2" table:style-name="ACE-40"/>
          <table:table-cell table:style-name="ACE-36"/>
          <table:table-cell table:style-name="ACE-44"/>
          <table:table-cell table:number-columns-repeated="58" table:style-name="ACE-35"/>
          <table:table-cell table:number-columns-repeated="64" table:style-name="ACE-43"/>
        </table:table-row>
        <table:table-row table:style-name="AROW-1">
          <table:table-cell table:style-name="ACE-38" office:value-type="string">
            <text:p>LineTypeName</text:p>
          </table:table-cell>
          <table:table-cell table:style-name="ACE-41" office:value-type="string">
            <text:p>N</text:p>
          </table:table-cell>
          <table:table-cell table:number-columns-repeated="2" table:style-name="ACE-41"/>
          <table:table-cell table:style-name="ACE-38"/>
          <table:table-cell table:style-name="ACE-46"/>
          <table:table-cell table:number-columns-repeated="58" table:style-name="ACE-35"/>
          <table:table-cell table:number-columns-repeated="64" table:style-name="ACE-43"/>
        </table:table-row>
        <table:table-row table:style-name="AROW-1" table:number-rows-repeated="1048537">
          <table:table-cell table:number-columns-repeated="128"/>
        </table:table-row>
        <table:named-expressions>
          <table:named-expression table:name="Sheet_Title" table:expression="of:=&quot;Properties&quot;" table:base-cell-address="$'Properties'.$A$1"/>
          <table:named-expression table:name="Print_Area" table:expression="of:=#REF!" table:base-cell-address="$'Properties'.$A$1"/>
        </table:named-expressions>
        <gnm:selections gnm:cursor-col="11" gnm:cursor-row="17">
          <gnm:selection gnm:start-col="11" gnm:start-row="17" gnm:end-col="11" gnm:end-row="17"/>
        </gnm:selections>
      </table:table>
      <table:table table:name="line-styles" table:style-name="ta-4" table:print="true">
        <office:forms form:automatic-focus="false" form:apply-design-mode="false">
          <form:form/>
        </office:forms>
        <table:table-column table:default-cell-style-name="ACE-47" table:style-name="ACOL-1"/>
        <table:table-column table:default-cell-style-name="ACE-47" table:style-name="ACOL-18"/>
        <table:table-column table:default-cell-style-name="ACE-48" table:style-name="ACOL-1"/>
        <table:table-column table:default-cell-style-name="ACE-47" table:style-name="ACOL-19"/>
        <table:table-column table:default-cell-style-name="ACE-47" table:style-name="ACOL-1"/>
        <table:table-column table:default-cell-style-name="ACE-47" table:style-name="ACOL-5" table:number-columns-repeated="59"/>
        <table:table-column table:default-cell-style-name="ACE-51" table:style-name="ACOL-5" table:number-columns-repeated="64"/>
        <table:table-row table:style-name="AROW-1">
          <table:table-cell table:style-name="ACE-47"/>
          <table:table-cell table:style-name="ACE-47" office:value-type="string">
            <text:p>&lt;header id="</text:p>
          </table:table-cell>
          <table:table-cell table:style-name="ACE-48" office:value-type="string">
            <text:p>" type="style" label="" value="</text:p>
          </table:table-cell>
          <table:table-cell table:style-name="ACE-48"/>
          <table:table-cell table:style-name="ACE-47" office:value-type="string">
            <text:p>"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9" office:value-type="string">
            <text:p>Value</text:p>
          </table:table-cell>
          <table:table-cell table:style-name="ACE-50" office:value-type="string">
            <text:p>Linetype name</text:p>
          </table:table-cell>
          <table:table-cell table:number-columns-repeated="60" table:style-name="ACE-47"/>
          <table:table-cell table:number-columns-repeated="64" table:style-name="ACE-51"/>
        </table:table-row>
        <table:table-row table:style-name="AROW-1">
          <table:table-cell table:number-columns-repeated="2" table:style-name="ACE-47"/>
          <table:table-cell table:style-name="ACE-48" office:value-type="float" office:value="0">
            <text:p>0</text:p>
          </table:table-cell>
          <table:table-cell table:style-name="ACE-47" office:value-type="string">
            <text:p>Solid</text:p>
          </table:table-cell>
          <table:table-cell table:style-name="ACE-47" table:formula="of:=[.$B$1]&amp;[.C3]&amp;[.$C$1]&amp;[.D3]&amp;[.$E$1]" office:value-type="string" office:string-value="&lt;header id=&quot;0&quot; type=&quot;style&quot; label=&quot;&quot; value=&quot;Solid&quot; /&gt;">
            <text:p>&lt;header id="0" type="style" label="" value="Solid"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1">
            <text:p>1</text:p>
          </table:table-cell>
          <table:table-cell table:style-name="ACE-47" office:value-type="string">
            <text:p>Dashed</text:p>
          </table:table-cell>
          <table:table-cell table:style-name="ACE-47" table:formula="of:=[.$B$1]&amp;[.C4]&amp;[.$C$1]&amp;[.D4]&amp;[.$E$1]" office:value-type="string" office:string-value="&lt;header id=&quot;1&quot; type=&quot;style&quot; label=&quot;&quot; value=&quot;Dashed&quot; /&gt;">
            <text:p>&lt;header id="1" type="style" label="" value="Dashed"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2">
            <text:p>2</text:p>
          </table:table-cell>
          <table:table-cell table:style-name="ACE-47" office:value-type="string">
            <text:p>Dotted</text:p>
          </table:table-cell>
          <table:table-cell table:style-name="ACE-47" table:formula="of:=[.$B$1]&amp;[.C5]&amp;[.$C$1]&amp;[.D5]&amp;[.$E$1]" office:value-type="string" office:string-value="&lt;header id=&quot;2&quot; type=&quot;style&quot; label=&quot;&quot; value=&quot;Dotted&quot; /&gt;">
            <text:p>&lt;header id="2" type="style" label="" value="Dotted"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3">
            <text:p>3</text:p>
          </table:table-cell>
          <table:table-cell table:style-name="ACE-47" office:value-type="string">
            <text:p>Dash Dot</text:p>
          </table:table-cell>
          <table:table-cell table:style-name="ACE-47" table:formula="of:=[.$B$1]&amp;[.C6]&amp;[.$C$1]&amp;[.D6]&amp;[.$E$1]" office:value-type="string" office:string-value="&lt;header id=&quot;3&quot; type=&quot;style&quot; label=&quot;&quot; value=&quot;Dash Dot&quot; /&gt;">
            <text:p>&lt;header id="3" type="style" label="" value="Dash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4">
            <text:p>4</text:p>
          </table:table-cell>
          <table:table-cell table:style-name="ACE-47" office:value-type="string">
            <text:p>Short Dash</text:p>
          </table:table-cell>
          <table:table-cell table:style-name="ACE-47" table:formula="of:=[.$B$1]&amp;[.C7]&amp;[.$C$1]&amp;[.D7]&amp;[.$E$1]" office:value-type="string" office:string-value="&lt;header id=&quot;4&quot; type=&quot;style&quot; label=&quot;&quot; value=&quot;Short Dash&quot; /&gt;">
            <text:p>&lt;header id="4" type="style" label="" value="Short Dash"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5">
            <text:p>5</text:p>
          </table:table-cell>
          <table:table-cell table:style-name="ACE-47" office:value-type="string">
            <text:p>Medium Dash</text:p>
          </table:table-cell>
          <table:table-cell table:style-name="ACE-47" table:formula="of:=[.$B$1]&amp;[.C8]&amp;[.$C$1]&amp;[.D8]&amp;[.$E$1]" office:value-type="string" office:string-value="&lt;header id=&quot;5&quot; type=&quot;style&quot; label=&quot;&quot; value=&quot;Medium Dash&quot; /&gt;">
            <text:p>&lt;header id="5" type="style" label="" value="Medium Dash"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6">
            <text:p>6</text:p>
          </table:table-cell>
          <table:table-cell table:style-name="ACE-47" office:value-type="string">
            <text:p>Long Dash</text:p>
          </table:table-cell>
          <table:table-cell table:style-name="ACE-47" table:formula="of:=[.$B$1]&amp;[.C9]&amp;[.$C$1]&amp;[.D9]&amp;[.$E$1]" office:value-type="string" office:string-value="&lt;header id=&quot;6&quot; type=&quot;style&quot; label=&quot;&quot; value=&quot;Long Dash&quot; /&gt;">
            <text:p>&lt;header id="6" type="style" label="" value="Long Dash"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7">
            <text:p>7</text:p>
          </table:table-cell>
          <table:table-cell table:style-name="ACE-47" office:value-type="string">
            <text:p>Short Dash x2</text:p>
          </table:table-cell>
          <table:table-cell table:style-name="ACE-47" table:formula="of:=[.$B$1]&amp;[.C10]&amp;[.$C$1]&amp;[.D10]&amp;[.$E$1]" office:value-type="string" office:string-value="&lt;header id=&quot;7&quot; type=&quot;style&quot; label=&quot;&quot; value=&quot;Short Dash x2&quot; /&gt;">
            <text:p>&lt;header id="7" type="style" label="" value="Short Dash x2"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8">
            <text:p>8</text:p>
          </table:table-cell>
          <table:table-cell table:style-name="ACE-47" office:value-type="string">
            <text:p>Medium Dash x2</text:p>
          </table:table-cell>
          <table:table-cell table:style-name="ACE-47"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9">
            <text:p>9</text:p>
          </table:table-cell>
          <table:table-cell table:style-name="ACE-47" office:value-type="string">
            <text:p>Long Dash x2</text:p>
          </table:table-cell>
          <table:table-cell table:style-name="ACE-47" table:formula="of:=[.$B$1]&amp;[.C12]&amp;[.$C$1]&amp;[.D12]&amp;[.$E$1]" office:value-type="string" office:string-value="&lt;header id=&quot;9&quot; type=&quot;style&quot; label=&quot;&quot; value=&quot;Long Dash x2&quot; /&gt;">
            <text:p>&lt;header id="9" type="style" label="" value="Long Dash x2"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10">
            <text:p>10</text:p>
          </table:table-cell>
          <table:table-cell table:style-name="ACE-47" office:value-type="string">
            <text:p>Medium Lang Dash</text:p>
          </table:table-cell>
          <table:table-cell table:style-name="ACE-47"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11">
            <text:p>11</text:p>
          </table:table-cell>
          <table:table-cell table:style-name="ACE-47" office:value-type="string">
            <text:p>Medium Dash Short Dash Short Dash</text:p>
          </table:table-cell>
          <table:table-cell table:style-name="ACE-47"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12">
            <text:p>12</text:p>
          </table:table-cell>
          <table:table-cell table:style-name="ACE-47" office:value-type="string">
            <text:p>Long Dash Short Dash</text:p>
          </table:table-cell>
          <table:table-cell table:style-name="ACE-47"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13">
            <text:p>13</text:p>
          </table:table-cell>
          <table:table-cell table:style-name="ACE-47" office:value-type="string">
            <text:p>Long Dash Dot Dot</text:p>
          </table:table-cell>
          <table:table-cell table:style-name="ACE-47"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14">
            <text:p>14</text:p>
          </table:table-cell>
          <table:table-cell table:style-name="ACE-47" office:value-type="string">
            <text:p>Long Dash Dot</text:p>
          </table:table-cell>
          <table:table-cell table:style-name="ACE-47"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15">
            <text:p>15</text:p>
          </table:table-cell>
          <table:table-cell table:style-name="ACE-47" office:value-type="string">
            <text:p>Medium Dash Dot Short Dash Dot</text:p>
          </table:table-cell>
          <table:table-cell table:style-name="ACE-47"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16">
            <text:p>16</text:p>
          </table:table-cell>
          <table:table-cell table:style-name="ACE-47" office:value-type="string">
            <text:p>Sparse Dot</text:p>
          </table:table-cell>
          <table:table-cell table:style-name="ACE-47" table:formula="of:=[.$B$1]&amp;[.C19]&amp;[.$C$1]&amp;[.D19]&amp;[.$E$1]" office:value-type="string" office:string-value="&lt;header id=&quot;16&quot; type=&quot;style&quot; label=&quot;&quot; value=&quot;Sparse Dot&quot; /&gt;">
            <text:p>&lt;header id="16" type="style" label="" value="Sparse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17">
            <text:p>17</text:p>
          </table:table-cell>
          <table:table-cell table:style-name="ACE-47" office:value-type="string">
            <text:p>ISO Dash</text:p>
          </table:table-cell>
          <table:table-cell table:style-name="ACE-47" table:formula="of:=[.$B$1]&amp;[.C20]&amp;[.$C$1]&amp;[.D20]&amp;[.$E$1]" office:value-type="string" office:string-value="&lt;header id=&quot;17&quot; type=&quot;style&quot; label=&quot;&quot; value=&quot;ISO Dash&quot; /&gt;">
            <text:p>&lt;header id="17" type="style" label="" value="ISO Dash"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18">
            <text:p>18</text:p>
          </table:table-cell>
          <table:table-cell table:style-name="ACE-47" office:value-type="string">
            <text:p>ISO Dash Space</text:p>
          </table:table-cell>
          <table:table-cell table:style-name="ACE-47"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19">
            <text:p>19</text:p>
          </table:table-cell>
          <table:table-cell table:style-name="ACE-47" office:value-type="string">
            <text:p>ISO Long Dash Dot</text:p>
          </table:table-cell>
          <table:table-cell table:style-name="ACE-47"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20">
            <text:p>20</text:p>
          </table:table-cell>
          <table:table-cell table:style-name="ACE-47" office:value-type="string">
            <text:p>ISO Long Dash Double Dot</text:p>
          </table:table-cell>
          <table:table-cell table:style-name="ACE-47"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21">
            <text:p>21</text:p>
          </table:table-cell>
          <table:table-cell table:style-name="ACE-47" office:value-type="string">
            <text:p>ISO Long Dash Triple Dot</text:p>
          </table:table-cell>
          <table:table-cell table:style-name="ACE-47"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22">
            <text:p>22</text:p>
          </table:table-cell>
          <table:table-cell table:style-name="ACE-47" office:value-type="string">
            <text:p>ISO Dot</text:p>
          </table:table-cell>
          <table:table-cell table:style-name="ACE-47" table:formula="of:=[.$B$1]&amp;[.C25]&amp;[.$C$1]&amp;[.D25]&amp;[.$E$1]" office:value-type="string" office:string-value="&lt;header id=&quot;22&quot; type=&quot;style&quot; label=&quot;&quot; value=&quot;ISO Dot&quot; /&gt;">
            <text:p>&lt;header id="22" type="style" label="" value="ISO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23">
            <text:p>23</text:p>
          </table:table-cell>
          <table:table-cell table:style-name="ACE-47" office:value-type="string">
            <text:p>ISO Long Dash Short Dash</text:p>
          </table:table-cell>
          <table:table-cell table:style-name="ACE-47"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24">
            <text:p>24</text:p>
          </table:table-cell>
          <table:table-cell table:style-name="ACE-47" office:value-type="string">
            <text:p>ISO Long Dash Double Short Dash</text:p>
          </table:table-cell>
          <table:table-cell table:style-name="ACE-47"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25">
            <text:p>25</text:p>
          </table:table-cell>
          <table:table-cell table:style-name="ACE-47" office:value-type="string">
            <text:p>ISO Dash Dot</text:p>
          </table:table-cell>
          <table:table-cell table:style-name="ACE-47" table:formula="of:=[.$B$1]&amp;[.C28]&amp;[.$C$1]&amp;[.D28]&amp;[.$E$1]" office:value-type="string" office:string-value="&lt;header id=&quot;25&quot; type=&quot;style&quot; label=&quot;&quot; value=&quot;ISO Dash Dot&quot; /&gt;">
            <text:p>&lt;header id="25" type="style" label="" value="ISO Dash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26">
            <text:p>26</text:p>
          </table:table-cell>
          <table:table-cell table:style-name="ACE-47" office:value-type="string">
            <text:p>ISO Double Dash Dot</text:p>
          </table:table-cell>
          <table:table-cell table:style-name="ACE-47"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27">
            <text:p>27</text:p>
          </table:table-cell>
          <table:table-cell table:style-name="ACE-47" office:value-type="string">
            <text:p>ISO Dash Double Dot</text:p>
          </table:table-cell>
          <table:table-cell table:style-name="ACE-47"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28">
            <text:p>28</text:p>
          </table:table-cell>
          <table:table-cell table:style-name="ACE-47" office:value-type="string">
            <text:p>ISO Double Dash Double Dot</text:p>
          </table:table-cell>
          <table:table-cell table:style-name="ACE-47"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29">
            <text:p>29</text:p>
          </table:table-cell>
          <table:table-cell table:style-name="ACE-47" office:value-type="string">
            <text:p>ISO Dash Triple Dot</text:p>
          </table:table-cell>
          <table:table-cell table:style-name="ACE-47"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30">
            <text:p>30</text:p>
          </table:table-cell>
          <table:table-cell table:style-name="ACE-47" office:value-type="string">
            <text:p>ISO Double Dash Triple Dot</text:p>
          </table:table-cell>
          <table:table-cell table:style-name="ACE-47"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59" table:style-name="ACE-47"/>
          <table:table-cell table:number-columns-repeated="64" table:style-name="ACE-51"/>
        </table:table-row>
        <table:table-row table:style-name="AROW-1">
          <table:table-cell table:number-columns-repeated="2" table:style-name="ACE-47"/>
          <table:table-cell table:style-name="ACE-48" office:value-type="float" office:value="31">
            <text:p>31</text:p>
          </table:table-cell>
          <table:table-cell table:style-name="ACE-47" office:value-type="string">
            <text:p>Linetype name</text:p>
          </table:table-cell>
          <table:table-cell table:style-name="ACE-47"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59" table:style-name="ACE-47"/>
          <table:table-cell table:number-columns-repeated="64" table:style-name="ACE-51"/>
        </table:table-row>
        <table:table-row table:style-name="AROW-1" table:number-rows-repeated="1048542">
          <table:table-cell table:number-columns-repeated="128"/>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5" table:print="true">
        <office:forms form:automatic-focus="false" form:apply-design-mode="false">
          <form:form/>
        </office:forms>
        <table:table-column table:default-cell-style-name="ACE-52" table:style-name="ACOL-1" table:number-columns-repeated="2"/>
        <table:table-column table:default-cell-style-name="ACE-53" table:style-name="ACOL-1" table:number-columns-repeated="2"/>
        <table:table-column table:default-cell-style-name="ACE-52" table:style-name="ACOL-1"/>
        <table:table-column table:default-cell-style-name="ACE-52" table:style-name="ACOL-5" table:number-columns-repeated="59"/>
        <table:table-column table:default-cell-style-name="ACE-55" table:style-name="ACOL-5" table:number-columns-repeated="64"/>
        <table:table-row table:style-name="AROW-1">
          <table:table-cell table:style-name="ACE-52"/>
          <table:table-cell table:style-name="ACE-52" office:value-type="string">
            <text:p>&lt;header id="</text:p>
          </table:table-cell>
          <table:table-cell table:style-name="ACE-53" office:value-type="string">
            <text:p>" type="weight" label="" value="</text:p>
          </table:table-cell>
          <table:table-cell table:style-name="ACE-53"/>
          <table:table-cell table:style-name="ACE-52" office:value-type="string">
            <text:p>"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4" office:value-type="string">
            <text:p>id</text:p>
          </table:table-cell>
          <table:table-cell table:style-name="ACE-54" office:value-type="string">
            <text:p>[mm]</text:p>
          </table:table-cell>
          <table:table-cell table:number-columns-repeated="60" table:style-name="ACE-52"/>
          <table:table-cell table:number-columns-repeated="64" table:style-name="ACE-55"/>
        </table:table-row>
        <table:table-row table:style-name="AROW-1">
          <table:table-cell table:number-columns-repeated="2" table:style-name="ACE-52"/>
          <table:table-cell table:style-name="ACE-53" office:value-type="float" office:value="0">
            <text:p>0</text:p>
          </table:table-cell>
          <table:table-cell table:style-name="ACE-53" office:value-type="string">
            <text:p>0.00</text:p>
          </table:table-cell>
          <table:table-cell table:style-name="ACE-52" table:formula="of:=[.$B$1]&amp;[.C3]&amp;[.$C$1]&amp;[.D3]&amp;[.$E$1]" office:value-type="string" office:string-value="&lt;header id=&quot;0&quot; type=&quot;weight&quot; label=&quot;&quot; value=&quot;0.00&quot; /&gt;">
            <text:p>&lt;header id="0" type="weight" label="" value="0.0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1">
            <text:p>1</text:p>
          </table:table-cell>
          <table:table-cell table:style-name="ACE-53" office:value-type="string">
            <text:p>0.05</text:p>
          </table:table-cell>
          <table:table-cell table:style-name="ACE-52" table:formula="of:=[.$B$1]&amp;[.C4]&amp;[.$C$1]&amp;[.D4]&amp;[.$E$1]" office:value-type="string" office:string-value="&lt;header id=&quot;1&quot; type=&quot;weight&quot; label=&quot;&quot; value=&quot;0.05&quot; /&gt;">
            <text:p>&lt;header id="1" type="weight" label="" value="0.05"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2">
            <text:p>2</text:p>
          </table:table-cell>
          <table:table-cell table:style-name="ACE-53" office:value-type="string">
            <text:p>0.09</text:p>
          </table:table-cell>
          <table:table-cell table:style-name="ACE-52" table:formula="of:=[.$B$1]&amp;[.C5]&amp;[.$C$1]&amp;[.D5]&amp;[.$E$1]" office:value-type="string" office:string-value="&lt;header id=&quot;2&quot; type=&quot;weight&quot; label=&quot;&quot; value=&quot;0.09&quot; /&gt;">
            <text:p>&lt;header id="2" type="weight" label="" value="0.09"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3">
            <text:p>3</text:p>
          </table:table-cell>
          <table:table-cell table:style-name="ACE-53" office:value-type="string">
            <text:p>0.10</text:p>
          </table:table-cell>
          <table:table-cell table:style-name="ACE-52" table:formula="of:=[.$B$1]&amp;[.C6]&amp;[.$C$1]&amp;[.D6]&amp;[.$E$1]" office:value-type="string" office:string-value="&lt;header id=&quot;3&quot; type=&quot;weight&quot; label=&quot;&quot; value=&quot;0.10&quot; /&gt;">
            <text:p>&lt;header id="3" type="weight" label="" value="0.1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4">
            <text:p>4</text:p>
          </table:table-cell>
          <table:table-cell table:style-name="ACE-53" office:value-type="string">
            <text:p>0.13</text:p>
          </table:table-cell>
          <table:table-cell table:style-name="ACE-52" table:formula="of:=[.$B$1]&amp;[.C7]&amp;[.$C$1]&amp;[.D7]&amp;[.$E$1]" office:value-type="string" office:string-value="&lt;header id=&quot;4&quot; type=&quot;weight&quot; label=&quot;&quot; value=&quot;0.13&quot; /&gt;">
            <text:p>&lt;header id="4" type="weight" label="" value="0.13"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5">
            <text:p>5</text:p>
          </table:table-cell>
          <table:table-cell table:style-name="ACE-53" office:value-type="string">
            <text:p>0.15</text:p>
          </table:table-cell>
          <table:table-cell table:style-name="ACE-52" table:formula="of:=[.$B$1]&amp;[.C8]&amp;[.$C$1]&amp;[.D8]&amp;[.$E$1]" office:value-type="string" office:string-value="&lt;header id=&quot;5&quot; type=&quot;weight&quot; label=&quot;&quot; value=&quot;0.15&quot; /&gt;">
            <text:p>&lt;header id="5" type="weight" label="" value="0.15"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6">
            <text:p>6</text:p>
          </table:table-cell>
          <table:table-cell table:style-name="ACE-53" office:value-type="string">
            <text:p>0.18</text:p>
          </table:table-cell>
          <table:table-cell table:style-name="ACE-52" table:formula="of:=[.$B$1]&amp;[.C9]&amp;[.$C$1]&amp;[.D9]&amp;[.$E$1]" office:value-type="string" office:string-value="&lt;header id=&quot;6&quot; type=&quot;weight&quot; label=&quot;&quot; value=&quot;0.18&quot; /&gt;">
            <text:p>&lt;header id="6" type="weight" label="" value="0.18"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7">
            <text:p>7</text:p>
          </table:table-cell>
          <table:table-cell table:style-name="ACE-53" office:value-type="string">
            <text:p>0.20</text:p>
          </table:table-cell>
          <table:table-cell table:style-name="ACE-52" table:formula="of:=[.$B$1]&amp;[.C10]&amp;[.$C$1]&amp;[.D10]&amp;[.$E$1]" office:value-type="string" office:string-value="&lt;header id=&quot;7&quot; type=&quot;weight&quot; label=&quot;&quot; value=&quot;0.20&quot; /&gt;">
            <text:p>&lt;header id="7" type="weight" label="" value="0.2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8">
            <text:p>8</text:p>
          </table:table-cell>
          <table:table-cell table:style-name="ACE-53" office:value-type="string">
            <text:p>0.25</text:p>
          </table:table-cell>
          <table:table-cell table:style-name="ACE-52" table:formula="of:=[.$B$1]&amp;[.C11]&amp;[.$C$1]&amp;[.D11]&amp;[.$E$1]" office:value-type="string" office:string-value="&lt;header id=&quot;8&quot; type=&quot;weight&quot; label=&quot;&quot; value=&quot;0.25&quot; /&gt;">
            <text:p>&lt;header id="8" type="weight" label="" value="0.25"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9">
            <text:p>9</text:p>
          </table:table-cell>
          <table:table-cell table:style-name="ACE-53" office:value-type="string">
            <text:p>0.30</text:p>
          </table:table-cell>
          <table:table-cell table:style-name="ACE-52" table:formula="of:=[.$B$1]&amp;[.C12]&amp;[.$C$1]&amp;[.D12]&amp;[.$E$1]" office:value-type="string" office:string-value="&lt;header id=&quot;9&quot; type=&quot;weight&quot; label=&quot;&quot; value=&quot;0.30&quot; /&gt;">
            <text:p>&lt;header id="9" type="weight" label="" value="0.3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10">
            <text:p>10</text:p>
          </table:table-cell>
          <table:table-cell table:style-name="ACE-53" office:value-type="string">
            <text:p>0.35</text:p>
          </table:table-cell>
          <table:table-cell table:style-name="ACE-52" table:formula="of:=[.$B$1]&amp;[.C13]&amp;[.$C$1]&amp;[.D13]&amp;[.$E$1]" office:value-type="string" office:string-value="&lt;header id=&quot;10&quot; type=&quot;weight&quot; label=&quot;&quot; value=&quot;0.35&quot; /&gt;">
            <text:p>&lt;header id="10" type="weight" label="" value="0.35"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11">
            <text:p>11</text:p>
          </table:table-cell>
          <table:table-cell table:style-name="ACE-53" office:value-type="string">
            <text:p>0.40</text:p>
          </table:table-cell>
          <table:table-cell table:style-name="ACE-52" table:formula="of:=[.$B$1]&amp;[.C14]&amp;[.$C$1]&amp;[.D14]&amp;[.$E$1]" office:value-type="string" office:string-value="&lt;header id=&quot;11&quot; type=&quot;weight&quot; label=&quot;&quot; value=&quot;0.40&quot; /&gt;">
            <text:p>&lt;header id="11" type="weight" label="" value="0.4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12">
            <text:p>12</text:p>
          </table:table-cell>
          <table:table-cell table:style-name="ACE-53" office:value-type="string">
            <text:p>0.45</text:p>
          </table:table-cell>
          <table:table-cell table:style-name="ACE-52" table:formula="of:=[.$B$1]&amp;[.C15]&amp;[.$C$1]&amp;[.D15]&amp;[.$E$1]" office:value-type="string" office:string-value="&lt;header id=&quot;12&quot; type=&quot;weight&quot; label=&quot;&quot; value=&quot;0.45&quot; /&gt;">
            <text:p>&lt;header id="12" type="weight" label="" value="0.45"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13">
            <text:p>13</text:p>
          </table:table-cell>
          <table:table-cell table:style-name="ACE-53" office:value-type="string">
            <text:p>0.50</text:p>
          </table:table-cell>
          <table:table-cell table:style-name="ACE-52" table:formula="of:=[.$B$1]&amp;[.C16]&amp;[.$C$1]&amp;[.D16]&amp;[.$E$1]" office:value-type="string" office:string-value="&lt;header id=&quot;13&quot; type=&quot;weight&quot; label=&quot;&quot; value=&quot;0.50&quot; /&gt;">
            <text:p>&lt;header id="13" type="weight" label="" value="0.5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14">
            <text:p>14</text:p>
          </table:table-cell>
          <table:table-cell table:style-name="ACE-53" office:value-type="string">
            <text:p>0.53</text:p>
          </table:table-cell>
          <table:table-cell table:style-name="ACE-52" table:formula="of:=[.$B$1]&amp;[.C17]&amp;[.$C$1]&amp;[.D17]&amp;[.$E$1]" office:value-type="string" office:string-value="&lt;header id=&quot;14&quot; type=&quot;weight&quot; label=&quot;&quot; value=&quot;0.53&quot; /&gt;">
            <text:p>&lt;header id="14" type="weight" label="" value="0.53"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15">
            <text:p>15</text:p>
          </table:table-cell>
          <table:table-cell table:style-name="ACE-53" office:value-type="string">
            <text:p>0.60</text:p>
          </table:table-cell>
          <table:table-cell table:style-name="ACE-52" table:formula="of:=[.$B$1]&amp;[.C18]&amp;[.$C$1]&amp;[.D18]&amp;[.$E$1]" office:value-type="string" office:string-value="&lt;header id=&quot;15&quot; type=&quot;weight&quot; label=&quot;&quot; value=&quot;0.60&quot; /&gt;">
            <text:p>&lt;header id="15" type="weight" label="" value="0.6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16">
            <text:p>16</text:p>
          </table:table-cell>
          <table:table-cell table:style-name="ACE-53" office:value-type="string">
            <text:p>0.65</text:p>
          </table:table-cell>
          <table:table-cell table:style-name="ACE-52" table:formula="of:=[.$B$1]&amp;[.C19]&amp;[.$C$1]&amp;[.D19]&amp;[.$E$1]" office:value-type="string" office:string-value="&lt;header id=&quot;16&quot; type=&quot;weight&quot; label=&quot;&quot; value=&quot;0.65&quot; /&gt;">
            <text:p>&lt;header id="16" type="weight" label="" value="0.65"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17">
            <text:p>17</text:p>
          </table:table-cell>
          <table:table-cell table:style-name="ACE-53" office:value-type="string">
            <text:p>0.70</text:p>
          </table:table-cell>
          <table:table-cell table:style-name="ACE-52" table:formula="of:=[.$B$1]&amp;[.C20]&amp;[.$C$1]&amp;[.D20]&amp;[.$E$1]" office:value-type="string" office:string-value="&lt;header id=&quot;17&quot; type=&quot;weight&quot; label=&quot;&quot; value=&quot;0.70&quot; /&gt;">
            <text:p>&lt;header id="17" type="weight" label="" value="0.7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18">
            <text:p>18</text:p>
          </table:table-cell>
          <table:table-cell table:style-name="ACE-53" office:value-type="string">
            <text:p>0.80</text:p>
          </table:table-cell>
          <table:table-cell table:style-name="ACE-52" table:formula="of:=[.$B$1]&amp;[.C21]&amp;[.$C$1]&amp;[.D21]&amp;[.$E$1]" office:value-type="string" office:string-value="&lt;header id=&quot;18&quot; type=&quot;weight&quot; label=&quot;&quot; value=&quot;0.80&quot; /&gt;">
            <text:p>&lt;header id="18" type="weight" label="" value="0.8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19">
            <text:p>19</text:p>
          </table:table-cell>
          <table:table-cell table:style-name="ACE-53" office:value-type="string">
            <text:p>0.90</text:p>
          </table:table-cell>
          <table:table-cell table:style-name="ACE-52" table:formula="of:=[.$B$1]&amp;[.C22]&amp;[.$C$1]&amp;[.D22]&amp;[.$E$1]" office:value-type="string" office:string-value="&lt;header id=&quot;19&quot; type=&quot;weight&quot; label=&quot;&quot; value=&quot;0.90&quot; /&gt;">
            <text:p>&lt;header id="19" type="weight" label="" value="0.9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20">
            <text:p>20</text:p>
          </table:table-cell>
          <table:table-cell table:style-name="ACE-53" office:value-type="string">
            <text:p>1.00</text:p>
          </table:table-cell>
          <table:table-cell table:style-name="ACE-52" table:formula="of:=[.$B$1]&amp;[.C23]&amp;[.$C$1]&amp;[.D23]&amp;[.$E$1]" office:value-type="string" office:string-value="&lt;header id=&quot;20&quot; type=&quot;weight&quot; label=&quot;&quot; value=&quot;1.00&quot; /&gt;">
            <text:p>&lt;header id="20" type="weight" label="" value="1.0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21">
            <text:p>21</text:p>
          </table:table-cell>
          <table:table-cell table:style-name="ACE-53" office:value-type="string">
            <text:p>1.06</text:p>
          </table:table-cell>
          <table:table-cell table:style-name="ACE-52" table:formula="of:=[.$B$1]&amp;[.C24]&amp;[.$C$1]&amp;[.D24]&amp;[.$E$1]" office:value-type="string" office:string-value="&lt;header id=&quot;21&quot; type=&quot;weight&quot; label=&quot;&quot; value=&quot;1.06&quot; /&gt;">
            <text:p>&lt;header id="21" type="weight" label="" value="1.06"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22">
            <text:p>22</text:p>
          </table:table-cell>
          <table:table-cell table:style-name="ACE-53" office:value-type="string">
            <text:p>1.20</text:p>
          </table:table-cell>
          <table:table-cell table:style-name="ACE-52" table:formula="of:=[.$B$1]&amp;[.C25]&amp;[.$C$1]&amp;[.D25]&amp;[.$E$1]" office:value-type="string" office:string-value="&lt;header id=&quot;22&quot; type=&quot;weight&quot; label=&quot;&quot; value=&quot;1.20&quot; /&gt;">
            <text:p>&lt;header id="22" type="weight" label="" value="1.2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23">
            <text:p>23</text:p>
          </table:table-cell>
          <table:table-cell table:style-name="ACE-53" office:value-type="string">
            <text:p>1.40</text:p>
          </table:table-cell>
          <table:table-cell table:style-name="ACE-52" table:formula="of:=[.$B$1]&amp;[.C26]&amp;[.$C$1]&amp;[.D26]&amp;[.$E$1]" office:value-type="string" office:string-value="&lt;header id=&quot;23&quot; type=&quot;weight&quot; label=&quot;&quot; value=&quot;1.40&quot; /&gt;">
            <text:p>&lt;header id="23" type="weight" label="" value="1.4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24">
            <text:p>24</text:p>
          </table:table-cell>
          <table:table-cell table:style-name="ACE-53" office:value-type="string">
            <text:p>1.58</text:p>
          </table:table-cell>
          <table:table-cell table:style-name="ACE-52" table:formula="of:=[.$B$1]&amp;[.C27]&amp;[.$C$1]&amp;[.D27]&amp;[.$E$1]" office:value-type="string" office:string-value="&lt;header id=&quot;24&quot; type=&quot;weight&quot; label=&quot;&quot; value=&quot;1.58&quot; /&gt;">
            <text:p>&lt;header id="24" type="weight" label="" value="1.58"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25">
            <text:p>25</text:p>
          </table:table-cell>
          <table:table-cell table:style-name="ACE-53" office:value-type="string">
            <text:p>2.00</text:p>
          </table:table-cell>
          <table:table-cell table:style-name="ACE-52" table:formula="of:=[.$B$1]&amp;[.C28]&amp;[.$C$1]&amp;[.D28]&amp;[.$E$1]" office:value-type="string" office:string-value="&lt;header id=&quot;25&quot; type=&quot;weight&quot; label=&quot;&quot; value=&quot;2.00&quot; /&gt;">
            <text:p>&lt;header id="25" type="weight" label="" value="2.00" /&gt;</text:p>
          </table:table-cell>
          <table:table-cell table:number-columns-repeated="59" table:style-name="ACE-52"/>
          <table:table-cell table:number-columns-repeated="64" table:style-name="ACE-55"/>
        </table:table-row>
        <table:table-row table:style-name="AROW-1">
          <table:table-cell table:number-columns-repeated="2" table:style-name="ACE-52"/>
          <table:table-cell table:style-name="ACE-53" office:value-type="float" office:value="26">
            <text:p>26</text:p>
          </table:table-cell>
          <table:table-cell table:style-name="ACE-53" office:value-type="string">
            <text:p>2.11</text:p>
          </table:table-cell>
          <table:table-cell table:style-name="ACE-52" table:formula="of:=[.$B$1]&amp;[.C29]&amp;[.$C$1]&amp;[.D29]&amp;[.$E$1]" office:value-type="string" office:string-value="&lt;header id=&quot;26&quot; type=&quot;weight&quot; label=&quot;&quot; value=&quot;2.11&quot; /&gt;">
            <text:p>&lt;header id="26" type="weight" label="" value="2.11" /&gt;</text:p>
          </table:table-cell>
          <table:table-cell table:number-columns-repeated="59" table:style-name="ACE-52"/>
          <table:table-cell table:number-columns-repeated="64" table:style-name="ACE-55"/>
        </table:table-row>
        <table:table-row table:style-name="AROW-1" table:number-rows-repeated="2">
          <table:table-cell table:number-columns-repeated="128"/>
        </table:table-row>
        <table:table-row table:style-name="AROW-1">
          <table:table-cell table:number-columns-repeated="2" table:style-name="ACE-52"/>
          <table:table-cell table:style-name="ACE-53" office:value-type="string">
            <text:p>&lt;header id="0" type="weight" label="fine" value="0.20" /&gt;</text:p>
          </table:table-cell>
          <table:table-cell table:style-name="ACE-53"/>
          <table:table-cell table:number-columns-repeated="60" table:style-name="ACE-52"/>
          <table:table-cell table:number-columns-repeated="64" table:style-name="ACE-55"/>
        </table:table-row>
        <table:table-row table:style-name="AROW-1" table:number-rows-repeated="1048544">
          <table:table-cell table:number-columns-repeated="128"/>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4" gnm:cursor-row="2">
          <gnm:selection gnm:start-col="4" gnm:start-row="2" gnm:end-col="4" gnm:end-row="2"/>
        </gnm:selections>
      </table:table>
      <table:table table:name="color" table:style-name="ta-6" table:print="true">
        <office:forms form:automatic-focus="false" form:apply-design-mode="false">
          <form:form/>
        </office:forms>
        <table:table-column table:default-cell-style-name="ACE-56" table:style-name="ACOL-1"/>
        <table:table-column table:default-cell-style-name="ACE-56" table:style-name="ACOL-20"/>
        <table:table-column table:default-cell-style-name="ACE-56" table:style-name="ACOL-1" table:number-columns-repeated="2"/>
        <table:table-column table:default-cell-style-name="ACE-56" table:style-name="ACOL-5" table:number-columns-repeated="60"/>
        <table:table-column table:default-cell-style-name="ACE-57" table:style-name="ACOL-5" table:number-columns-repeated="64"/>
        <table:table-row table:style-name="AROW-1">
          <table:table-cell table:number-columns-repeated="128"/>
        </table:table-row>
        <table:table-row table:style-name="AROW-1">
          <table:table-cell table:number-columns-repeated="2" table:style-name="ACE-56"/>
          <table:table-cell table:style-name="ACE-58" office:value-type="float" office:value="0">
            <text:p>0</text:p>
          </table:table-cell>
          <table:table-cell table:style-name="ACE-58" office:value-type="string">
            <text:p>BYBLOCK</text:p>
          </table:table-cell>
          <table:table-cell table:number-columns-repeated="60" table:style-name="ACE-56"/>
          <table:table-cell table:number-columns-repeated="64" table:style-name="ACE-57"/>
        </table:table-row>
        <table:table-row table:style-name="AROW-1">
          <table:table-cell table:number-columns-repeated="2" table:style-name="ACE-56"/>
          <table:table-cell table:style-name="ACE-58" office:value-type="float" office:value="256">
            <text:p>256</text:p>
          </table:table-cell>
          <table:table-cell table:style-name="ACE-58" office:value-type="string">
            <text:p>BYLAYER</text:p>
          </table:table-cell>
          <table:table-cell table:number-columns-repeated="60" table:style-name="ACE-56"/>
          <table:table-cell table:number-columns-repeated="64" table:style-name="ACE-57"/>
        </table:table-row>
        <table:table-row table:style-name="AROW-1">
          <table:table-cell table:number-columns-repeated="2" table:style-name="ACE-56"/>
          <table:table-cell table:style-name="ACE-58" office:value-type="float" office:value="257">
            <text:p>257</text:p>
          </table:table-cell>
          <table:table-cell table:style-name="ACE-58" office:value-type="string">
            <text:p>BYOBJECT</text:p>
          </table:table-cell>
          <table:table-cell table:number-columns-repeated="60" table:style-name="ACE-56"/>
          <table:table-cell table:number-columns-repeated="64" table:style-name="ACE-57"/>
        </table:table-row>
        <table:table-row table:style-name="AROW-1">
          <table:table-cell table:number-columns-repeated="128"/>
        </table:table-row>
        <table:table-row table:style-name="AROW-1">
          <table:table-cell table:style-name="ACE-56"/>
          <table:table-cell table:style-name="ACE-56" office:value-type="string">
            <text:p>rgbx.Add([0,0,0])</text:p>
          </table:table-cell>
          <table:table-cell table:style-name="ACE-56" office:value-type="float" office:value="0">
            <text:p>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0,0])</text:p>
          </table:table-cell>
          <table:table-cell table:style-name="ACE-56" office:value-type="float" office:value="1">
            <text:p>1</text:p>
          </table:table-cell>
          <table:table-cell table:style-name="ACE-56" office:value-type="string">
            <text:p>red</text:p>
          </table:table-cell>
          <table:table-cell table:number-columns-repeated="60" table:style-name="ACE-56"/>
          <table:table-cell table:number-columns-repeated="64" table:style-name="ACE-57"/>
        </table:table-row>
        <table:table-row table:style-name="AROW-1">
          <table:table-cell table:style-name="ACE-56"/>
          <table:table-cell table:style-name="ACE-56" office:value-type="string">
            <text:p>rgbx.Add([255,255,0])</text:p>
          </table:table-cell>
          <table:table-cell table:style-name="ACE-56" table:formula="of:=[.C7]+1" office:value-type="float" office:value="2">
            <text:p>2</text:p>
          </table:table-cell>
          <table:table-cell table:style-name="ACE-56" office:value-type="string">
            <text:p>yellow</text:p>
          </table:table-cell>
          <table:table-cell table:number-columns-repeated="60" table:style-name="ACE-56"/>
          <table:table-cell table:number-columns-repeated="64" table:style-name="ACE-57"/>
        </table:table-row>
        <table:table-row table:style-name="AROW-1">
          <table:table-cell table:style-name="ACE-56"/>
          <table:table-cell table:style-name="ACE-56" office:value-type="string">
            <text:p>rgbx.Add([0,255,0])</text:p>
          </table:table-cell>
          <table:table-cell table:style-name="ACE-56" table:formula="of:=[.C8]+1" office:value-type="float" office:value="3">
            <text:p>3</text:p>
          </table:table-cell>
          <table:table-cell table:style-name="ACE-56" office:value-type="string">
            <text:p>green</text:p>
          </table:table-cell>
          <table:table-cell table:number-columns-repeated="60" table:style-name="ACE-56"/>
          <table:table-cell table:number-columns-repeated="64" table:style-name="ACE-57"/>
        </table:table-row>
        <table:table-row table:style-name="AROW-1">
          <table:table-cell table:style-name="ACE-56"/>
          <table:table-cell table:style-name="ACE-56" office:value-type="string">
            <text:p>rgbx.Add([0,255,255])</text:p>
          </table:table-cell>
          <table:table-cell table:style-name="ACE-56" table:formula="of:=[.C9]+1" office:value-type="float" office:value="4">
            <text:p>4</text:p>
          </table:table-cell>
          <table:table-cell table:style-name="ACE-56" office:value-type="string">
            <text:p>cyan</text:p>
          </table:table-cell>
          <table:table-cell table:number-columns-repeated="60" table:style-name="ACE-56"/>
          <table:table-cell table:number-columns-repeated="64" table:style-name="ACE-57"/>
        </table:table-row>
        <table:table-row table:style-name="AROW-1">
          <table:table-cell table:style-name="ACE-56"/>
          <table:table-cell table:style-name="ACE-56" office:value-type="string">
            <text:p>rgbx.Add([0,0,255])</text:p>
          </table:table-cell>
          <table:table-cell table:style-name="ACE-56" table:formula="of:=[.C10]+1" office:value-type="float" office:value="5">
            <text:p>5</text:p>
          </table:table-cell>
          <table:table-cell table:style-name="ACE-56" office:value-type="string">
            <text:p>blue</text:p>
          </table:table-cell>
          <table:table-cell table:number-columns-repeated="60" table:style-name="ACE-56"/>
          <table:table-cell table:number-columns-repeated="64" table:style-name="ACE-57"/>
        </table:table-row>
        <table:table-row table:style-name="AROW-1">
          <table:table-cell table:style-name="ACE-56"/>
          <table:table-cell table:style-name="ACE-56" office:value-type="string">
            <text:p>rgbx.Add([255,0,255])</text:p>
          </table:table-cell>
          <table:table-cell table:style-name="ACE-56" table:formula="of:=[.C11]+1" office:value-type="float" office:value="6">
            <text:p>6</text:p>
          </table:table-cell>
          <table:table-cell table:style-name="ACE-56" office:value-type="string">
            <text:p>magenta</text:p>
          </table:table-cell>
          <table:table-cell table:number-columns-repeated="60" table:style-name="ACE-56"/>
          <table:table-cell table:number-columns-repeated="64" table:style-name="ACE-57"/>
        </table:table-row>
        <table:table-row table:style-name="AROW-1">
          <table:table-cell table:style-name="ACE-56"/>
          <table:table-cell table:style-name="ACE-56" office:value-type="string">
            <text:p>rgbx.Add([255,255,255])</text:p>
          </table:table-cell>
          <table:table-cell table:style-name="ACE-56" table:formula="of:=[.C12]+1" office:value-type="float" office:value="7">
            <text:p>7</text:p>
          </table:table-cell>
          <table:table-cell table:style-name="ACE-56" office:value-type="string">
            <text:p>black</text:p>
          </table:table-cell>
          <table:table-cell table:number-columns-repeated="60" table:style-name="ACE-56"/>
          <table:table-cell table:number-columns-repeated="64" table:style-name="ACE-57"/>
        </table:table-row>
        <table:table-row table:style-name="AROW-1">
          <table:table-cell table:style-name="ACE-56"/>
          <table:table-cell table:style-name="ACE-56" office:value-type="string">
            <text:p>rgbx.Add([128,128,128])</text:p>
          </table:table-cell>
          <table:table-cell table:style-name="ACE-56" table:formula="of:=[.C13]+1" office:value-type="float" office:value="8">
            <text:p>8</text:p>
          </table:table-cell>
          <table:table-cell table:style-name="ACE-56" office:value-type="string">
            <text:p>darkgray</text:p>
          </table:table-cell>
          <table:table-cell table:number-columns-repeated="60" table:style-name="ACE-56"/>
          <table:table-cell table:number-columns-repeated="64" table:style-name="ACE-57"/>
        </table:table-row>
        <table:table-row table:style-name="AROW-1">
          <table:table-cell table:style-name="ACE-56"/>
          <table:table-cell table:style-name="ACE-56" office:value-type="string">
            <text:p>rgbx.Add([192,192,192])</text:p>
          </table:table-cell>
          <table:table-cell table:style-name="ACE-56" table:formula="of:=[.C14]+1" office:value-type="float" office:value="9">
            <text:p>9</text:p>
          </table:table-cell>
          <table:table-cell table:style-name="ACE-56" office:value-type="string">
            <text:p>gray</text:p>
          </table:table-cell>
          <table:table-cell table:number-columns-repeated="60" table:style-name="ACE-56"/>
          <table:table-cell table:number-columns-repeated="64" table:style-name="ACE-57"/>
        </table:table-row>
        <table:table-row table:style-name="AROW-1">
          <table:table-cell table:style-name="ACE-56"/>
          <table:table-cell table:style-name="ACE-56" office:value-type="string">
            <text:p>rgbx.Add([255,0,0])</text:p>
          </table:table-cell>
          <table:table-cell table:style-name="ACE-56" table:formula="of:=[.C15]+1" office:value-type="float" office:value="10">
            <text:p>1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127,127])</text:p>
          </table:table-cell>
          <table:table-cell table:style-name="ACE-56" table:formula="of:=[.C16]+1" office:value-type="float" office:value="11">
            <text:p>1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0,0])</text:p>
          </table:table-cell>
          <table:table-cell table:style-name="ACE-56" table:formula="of:=[.C17]+1" office:value-type="float" office:value="12">
            <text:p>1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82,82])</text:p>
          </table:table-cell>
          <table:table-cell table:style-name="ACE-56" table:formula="of:=[.C18]+1" office:value-type="float" office:value="13">
            <text:p>1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0,0])</text:p>
          </table:table-cell>
          <table:table-cell table:style-name="ACE-56" table:formula="of:=[.C19]+1" office:value-type="float" office:value="14">
            <text:p>1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63,63])</text:p>
          </table:table-cell>
          <table:table-cell table:style-name="ACE-56" table:formula="of:=[.C20]+1" office:value-type="float" office:value="15">
            <text:p>1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0,0])</text:p>
          </table:table-cell>
          <table:table-cell table:style-name="ACE-56" table:formula="of:=[.C21]+1" office:value-type="float" office:value="16">
            <text:p>1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38,38])</text:p>
          </table:table-cell>
          <table:table-cell table:style-name="ACE-56" table:formula="of:=[.C22]+1" office:value-type="float" office:value="17">
            <text:p>1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0,0])</text:p>
          </table:table-cell>
          <table:table-cell table:style-name="ACE-56" table:formula="of:=[.C23]+1" office:value-type="float" office:value="18">
            <text:p>1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19,19])</text:p>
          </table:table-cell>
          <table:table-cell table:style-name="ACE-56" table:formula="of:=[.C24]+1" office:value-type="float" office:value="19">
            <text:p>1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63,0])</text:p>
          </table:table-cell>
          <table:table-cell table:style-name="ACE-56" table:formula="of:=[.C25]+1" office:value-type="float" office:value="20">
            <text:p>2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159,127])</text:p>
          </table:table-cell>
          <table:table-cell table:style-name="ACE-56" table:formula="of:=[.C26]+1" office:value-type="float" office:value="21">
            <text:p>2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41,0])</text:p>
          </table:table-cell>
          <table:table-cell table:style-name="ACE-56" table:formula="of:=[.C27]+1" office:value-type="float" office:value="22">
            <text:p>2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103,82])</text:p>
          </table:table-cell>
          <table:table-cell table:style-name="ACE-56" table:formula="of:=[.C28]+1" office:value-type="float" office:value="23">
            <text:p>2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31,0])</text:p>
          </table:table-cell>
          <table:table-cell table:style-name="ACE-56" table:formula="of:=[.C29]+1" office:value-type="float" office:value="24">
            <text:p>2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79,63])</text:p>
          </table:table-cell>
          <table:table-cell table:style-name="ACE-56" table:formula="of:=[.C30]+1" office:value-type="float" office:value="25">
            <text:p>2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19,0])</text:p>
          </table:table-cell>
          <table:table-cell table:style-name="ACE-56" table:formula="of:=[.C31]+1" office:value-type="float" office:value="26">
            <text:p>2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47,38])</text:p>
          </table:table-cell>
          <table:table-cell table:style-name="ACE-56" table:formula="of:=[.C32]+1" office:value-type="float" office:value="27">
            <text:p>2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9,0])</text:p>
          </table:table-cell>
          <table:table-cell table:style-name="ACE-56" table:formula="of:=[.C33]+1" office:value-type="float" office:value="28">
            <text:p>2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23,19])</text:p>
          </table:table-cell>
          <table:table-cell table:style-name="ACE-56" table:formula="of:=[.C34]+1" office:value-type="float" office:value="29">
            <text:p>2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127,0])</text:p>
          </table:table-cell>
          <table:table-cell table:style-name="ACE-56" table:formula="of:=[.C35]+1" office:value-type="float" office:value="30">
            <text:p>3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191,127])</text:p>
          </table:table-cell>
          <table:table-cell table:style-name="ACE-56" table:formula="of:=[.C36]+1" office:value-type="float" office:value="31">
            <text:p>3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82,0])</text:p>
          </table:table-cell>
          <table:table-cell table:style-name="ACE-56" table:formula="of:=[.C37]+1" office:value-type="float" office:value="32">
            <text:p>3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124,82])</text:p>
          </table:table-cell>
          <table:table-cell table:style-name="ACE-56" table:formula="of:=[.C38]+1" office:value-type="float" office:value="33">
            <text:p>3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63,0])</text:p>
          </table:table-cell>
          <table:table-cell table:style-name="ACE-56" table:formula="of:=[.C39]+1" office:value-type="float" office:value="34">
            <text:p>3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95,63])</text:p>
          </table:table-cell>
          <table:table-cell table:style-name="ACE-56" table:formula="of:=[.C40]+1" office:value-type="float" office:value="35">
            <text:p>3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38,0])</text:p>
          </table:table-cell>
          <table:table-cell table:style-name="ACE-56" table:formula="of:=[.C41]+1" office:value-type="float" office:value="36">
            <text:p>3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57,38])</text:p>
          </table:table-cell>
          <table:table-cell table:style-name="ACE-56" table:formula="of:=[.C42]+1" office:value-type="float" office:value="37">
            <text:p>3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19,0])</text:p>
          </table:table-cell>
          <table:table-cell table:style-name="ACE-56" table:formula="of:=[.C43]+1" office:value-type="float" office:value="38">
            <text:p>3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28,19])</text:p>
          </table:table-cell>
          <table:table-cell table:style-name="ACE-56" table:formula="of:=[.C44]+1" office:value-type="float" office:value="39">
            <text:p>3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191,0])</text:p>
          </table:table-cell>
          <table:table-cell table:style-name="ACE-56" table:formula="of:=[.C45]+1" office:value-type="float" office:value="40">
            <text:p>4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223,127])</text:p>
          </table:table-cell>
          <table:table-cell table:style-name="ACE-56" table:formula="of:=[.C46]+1" office:value-type="float" office:value="41">
            <text:p>4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124,0])</text:p>
          </table:table-cell>
          <table:table-cell table:style-name="ACE-56" table:formula="of:=[.C47]+1" office:value-type="float" office:value="42">
            <text:p>4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145,82])</text:p>
          </table:table-cell>
          <table:table-cell table:style-name="ACE-56" table:formula="of:=[.C48]+1" office:value-type="float" office:value="43">
            <text:p>4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95,0])</text:p>
          </table:table-cell>
          <table:table-cell table:style-name="ACE-56" table:formula="of:=[.C49]+1" office:value-type="float" office:value="44">
            <text:p>4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111,63])</text:p>
          </table:table-cell>
          <table:table-cell table:style-name="ACE-56" table:formula="of:=[.C50]+1" office:value-type="float" office:value="45">
            <text:p>4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57,0])</text:p>
          </table:table-cell>
          <table:table-cell table:style-name="ACE-56" table:formula="of:=[.C51]+1" office:value-type="float" office:value="46">
            <text:p>4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66,38])</text:p>
          </table:table-cell>
          <table:table-cell table:style-name="ACE-56" table:formula="of:=[.C52]+1" office:value-type="float" office:value="47">
            <text:p>4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28,0])</text:p>
          </table:table-cell>
          <table:table-cell table:style-name="ACE-56" table:formula="of:=[.C53]+1" office:value-type="float" office:value="48">
            <text:p>4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33,19])</text:p>
          </table:table-cell>
          <table:table-cell table:style-name="ACE-56" table:formula="of:=[.C54]+1" office:value-type="float" office:value="49">
            <text:p>4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255,0])</text:p>
          </table:table-cell>
          <table:table-cell table:style-name="ACE-56" table:formula="of:=[.C55]+1" office:value-type="float" office:value="50">
            <text:p>5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255,127])</text:p>
          </table:table-cell>
          <table:table-cell table:style-name="ACE-56" table:formula="of:=[.C56]+1" office:value-type="float" office:value="51">
            <text:p>5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165,0])</text:p>
          </table:table-cell>
          <table:table-cell table:style-name="ACE-56" table:formula="of:=[.C57]+1" office:value-type="float" office:value="52">
            <text:p>5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165,82])</text:p>
          </table:table-cell>
          <table:table-cell table:style-name="ACE-56" table:formula="of:=[.C58]+1" office:value-type="float" office:value="53">
            <text:p>5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127,0])</text:p>
          </table:table-cell>
          <table:table-cell table:style-name="ACE-56" table:formula="of:=[.C59]+1" office:value-type="float" office:value="54">
            <text:p>5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127,63])</text:p>
          </table:table-cell>
          <table:table-cell table:style-name="ACE-56" table:formula="of:=[.C60]+1" office:value-type="float" office:value="55">
            <text:p>5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76,0])</text:p>
          </table:table-cell>
          <table:table-cell table:style-name="ACE-56" table:formula="of:=[.C61]+1" office:value-type="float" office:value="56">
            <text:p>5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76,38])</text:p>
          </table:table-cell>
          <table:table-cell table:style-name="ACE-56" table:formula="of:=[.C62]+1" office:value-type="float" office:value="57">
            <text:p>5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38,0])</text:p>
          </table:table-cell>
          <table:table-cell table:style-name="ACE-56" table:formula="of:=[.C63]+1" office:value-type="float" office:value="58">
            <text:p>5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38,19])</text:p>
          </table:table-cell>
          <table:table-cell table:style-name="ACE-56" table:formula="of:=[.C64]+1" office:value-type="float" office:value="59">
            <text:p>5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1,255,0])</text:p>
          </table:table-cell>
          <table:table-cell table:style-name="ACE-56" table:formula="of:=[.C65]+1" office:value-type="float" office:value="60">
            <text:p>6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23,255,127])</text:p>
          </table:table-cell>
          <table:table-cell table:style-name="ACE-56" table:formula="of:=[.C66]+1" office:value-type="float" office:value="61">
            <text:p>6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4,165,0])</text:p>
          </table:table-cell>
          <table:table-cell table:style-name="ACE-56" table:formula="of:=[.C67]+1" office:value-type="float" office:value="62">
            <text:p>6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45,165,82])</text:p>
          </table:table-cell>
          <table:table-cell table:style-name="ACE-56" table:formula="of:=[.C68]+1" office:value-type="float" office:value="63">
            <text:p>6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95,127,0])</text:p>
          </table:table-cell>
          <table:table-cell table:style-name="ACE-56" table:formula="of:=[.C69]+1" office:value-type="float" office:value="64">
            <text:p>6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11,127,63])</text:p>
          </table:table-cell>
          <table:table-cell table:style-name="ACE-56" table:formula="of:=[.C70]+1" office:value-type="float" office:value="65">
            <text:p>6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57,76,0])</text:p>
          </table:table-cell>
          <table:table-cell table:style-name="ACE-56" table:formula="of:=[.C71]+1" office:value-type="float" office:value="66">
            <text:p>6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6,76,38])</text:p>
          </table:table-cell>
          <table:table-cell table:style-name="ACE-56" table:formula="of:=[.C72]+1" office:value-type="float" office:value="67">
            <text:p>6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8,38,0])</text:p>
          </table:table-cell>
          <table:table-cell table:style-name="ACE-56" table:formula="of:=[.C73]+1" office:value-type="float" office:value="68">
            <text:p>6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3,38,19])</text:p>
          </table:table-cell>
          <table:table-cell table:style-name="ACE-56" table:formula="of:=[.C74]+1" office:value-type="float" office:value="69">
            <text:p>6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255,0])</text:p>
          </table:table-cell>
          <table:table-cell table:style-name="ACE-56" table:formula="of:=[.C75]+1" office:value-type="float" office:value="70">
            <text:p>7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1,255,127])</text:p>
          </table:table-cell>
          <table:table-cell table:style-name="ACE-56" table:formula="of:=[.C76]+1" office:value-type="float" office:value="71">
            <text:p>7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82,165,0])</text:p>
          </table:table-cell>
          <table:table-cell table:style-name="ACE-56" table:formula="of:=[.C77]+1" office:value-type="float" office:value="72">
            <text:p>7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4,165,82])</text:p>
          </table:table-cell>
          <table:table-cell table:style-name="ACE-56" table:formula="of:=[.C78]+1" office:value-type="float" office:value="73">
            <text:p>7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127,0])</text:p>
          </table:table-cell>
          <table:table-cell table:style-name="ACE-56" table:formula="of:=[.C79]+1" office:value-type="float" office:value="74">
            <text:p>7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95,127,63])</text:p>
          </table:table-cell>
          <table:table-cell table:style-name="ACE-56" table:formula="of:=[.C80]+1" office:value-type="float" office:value="75">
            <text:p>7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76,0])</text:p>
          </table:table-cell>
          <table:table-cell table:style-name="ACE-56" table:formula="of:=[.C81]+1" office:value-type="float" office:value="76">
            <text:p>7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57,76,38])</text:p>
          </table:table-cell>
          <table:table-cell table:style-name="ACE-56" table:formula="of:=[.C82]+1" office:value-type="float" office:value="77">
            <text:p>7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38,0])</text:p>
          </table:table-cell>
          <table:table-cell table:style-name="ACE-56" table:formula="of:=[.C83]+1" office:value-type="float" office:value="78">
            <text:p>7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8,38,19])</text:p>
          </table:table-cell>
          <table:table-cell table:style-name="ACE-56" table:formula="of:=[.C84]+1" office:value-type="float" office:value="79">
            <text:p>7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255,0])</text:p>
          </table:table-cell>
          <table:table-cell table:style-name="ACE-56" table:formula="of:=[.C85]+1" office:value-type="float" office:value="80">
            <text:p>8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59,255,127])</text:p>
          </table:table-cell>
          <table:table-cell table:style-name="ACE-56" table:formula="of:=[.C86]+1" office:value-type="float" office:value="81">
            <text:p>8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41,165,0])</text:p>
          </table:table-cell>
          <table:table-cell table:style-name="ACE-56" table:formula="of:=[.C87]+1" office:value-type="float" office:value="82">
            <text:p>8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03,165,82])</text:p>
          </table:table-cell>
          <table:table-cell table:style-name="ACE-56" table:formula="of:=[.C88]+1" office:value-type="float" office:value="83">
            <text:p>8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1,127,0])</text:p>
          </table:table-cell>
          <table:table-cell table:style-name="ACE-56" table:formula="of:=[.C89]+1" office:value-type="float" office:value="84">
            <text:p>8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9,127,63])</text:p>
          </table:table-cell>
          <table:table-cell table:style-name="ACE-56" table:formula="of:=[.C90]+1" office:value-type="float" office:value="85">
            <text:p>8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76,0])</text:p>
          </table:table-cell>
          <table:table-cell table:style-name="ACE-56" table:formula="of:=[.C91]+1" office:value-type="float" office:value="86">
            <text:p>8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47,76,38])</text:p>
          </table:table-cell>
          <table:table-cell table:style-name="ACE-56" table:formula="of:=[.C92]+1" office:value-type="float" office:value="87">
            <text:p>8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9,38,0])</text:p>
          </table:table-cell>
          <table:table-cell table:style-name="ACE-56" table:formula="of:=[.C93]+1" office:value-type="float" office:value="88">
            <text:p>8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3,38,19])</text:p>
          </table:table-cell>
          <table:table-cell table:style-name="ACE-56" table:formula="of:=[.C94]+1" office:value-type="float" office:value="89">
            <text:p>8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255,0])</text:p>
          </table:table-cell>
          <table:table-cell table:style-name="ACE-56" table:formula="of:=[.C95]+1" office:value-type="float" office:value="90">
            <text:p>9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255,127])</text:p>
          </table:table-cell>
          <table:table-cell table:style-name="ACE-56" table:formula="of:=[.C96]+1" office:value-type="float" office:value="91">
            <text:p>9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65,0])</text:p>
          </table:table-cell>
          <table:table-cell table:style-name="ACE-56" table:formula="of:=[.C97]+1" office:value-type="float" office:value="92">
            <text:p>9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82,165,82])</text:p>
          </table:table-cell>
          <table:table-cell table:style-name="ACE-56" table:formula="of:=[.C98]+1" office:value-type="float" office:value="93">
            <text:p>9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27,0])</text:p>
          </table:table-cell>
          <table:table-cell table:style-name="ACE-56" table:formula="of:=[.C99]+1" office:value-type="float" office:value="94">
            <text:p>9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127,63])</text:p>
          </table:table-cell>
          <table:table-cell table:style-name="ACE-56" table:formula="of:=[.C100]+1" office:value-type="float" office:value="95">
            <text:p>9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76,0])</text:p>
          </table:table-cell>
          <table:table-cell table:style-name="ACE-56" table:formula="of:=[.C101]+1" office:value-type="float" office:value="96">
            <text:p>9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76,38])</text:p>
          </table:table-cell>
          <table:table-cell table:style-name="ACE-56" table:formula="of:=[.C102]+1" office:value-type="float" office:value="97">
            <text:p>9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38,0])</text:p>
          </table:table-cell>
          <table:table-cell table:style-name="ACE-56" table:formula="of:=[.C103]+1" office:value-type="float" office:value="98">
            <text:p>9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38,19])</text:p>
          </table:table-cell>
          <table:table-cell table:style-name="ACE-56" table:formula="of:=[.C104]+1" office:value-type="float" office:value="99">
            <text:p>9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255,63])</text:p>
          </table:table-cell>
          <table:table-cell table:style-name="ACE-56" table:formula="of:=[.C105]+1" office:value-type="float" office:value="100">
            <text:p>10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255,159])</text:p>
          </table:table-cell>
          <table:table-cell table:style-name="ACE-56" table:formula="of:=[.C106]+1" office:value-type="float" office:value="101">
            <text:p>10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65,41])</text:p>
          </table:table-cell>
          <table:table-cell table:style-name="ACE-56" table:formula="of:=[.C107]+1" office:value-type="float" office:value="102">
            <text:p>10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82,165,103])</text:p>
          </table:table-cell>
          <table:table-cell table:style-name="ACE-56" table:formula="of:=[.C108]+1" office:value-type="float" office:value="103">
            <text:p>10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27,31])</text:p>
          </table:table-cell>
          <table:table-cell table:style-name="ACE-56" table:formula="of:=[.C109]+1" office:value-type="float" office:value="104">
            <text:p>10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127,79])</text:p>
          </table:table-cell>
          <table:table-cell table:style-name="ACE-56" table:formula="of:=[.C110]+1" office:value-type="float" office:value="105">
            <text:p>10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76,19])</text:p>
          </table:table-cell>
          <table:table-cell table:style-name="ACE-56" table:formula="of:=[.C111]+1" office:value-type="float" office:value="106">
            <text:p>10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76,47])</text:p>
          </table:table-cell>
          <table:table-cell table:style-name="ACE-56" table:formula="of:=[.C112]+1" office:value-type="float" office:value="107">
            <text:p>10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38,9])</text:p>
          </table:table-cell>
          <table:table-cell table:style-name="ACE-56" table:formula="of:=[.C113]+1" office:value-type="float" office:value="108">
            <text:p>10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38,23])</text:p>
          </table:table-cell>
          <table:table-cell table:style-name="ACE-56" table:formula="of:=[.C114]+1" office:value-type="float" office:value="109">
            <text:p>10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255,127])</text:p>
          </table:table-cell>
          <table:table-cell table:style-name="ACE-56" table:formula="of:=[.C115]+1" office:value-type="float" office:value="110">
            <text:p>11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255,191])</text:p>
          </table:table-cell>
          <table:table-cell table:style-name="ACE-56" table:formula="of:=[.C116]+1" office:value-type="float" office:value="111">
            <text:p>11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65,82])</text:p>
          </table:table-cell>
          <table:table-cell table:style-name="ACE-56" table:formula="of:=[.C117]+1" office:value-type="float" office:value="112">
            <text:p>11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82,165,124])</text:p>
          </table:table-cell>
          <table:table-cell table:style-name="ACE-56" table:formula="of:=[.C118]+1" office:value-type="float" office:value="113">
            <text:p>11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27,63])</text:p>
          </table:table-cell>
          <table:table-cell table:style-name="ACE-56" table:formula="of:=[.C119]+1" office:value-type="float" office:value="114">
            <text:p>11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127,95])</text:p>
          </table:table-cell>
          <table:table-cell table:style-name="ACE-56" table:formula="of:=[.C120]+1" office:value-type="float" office:value="115">
            <text:p>11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76,38])</text:p>
          </table:table-cell>
          <table:table-cell table:style-name="ACE-56" table:formula="of:=[.C121]+1" office:value-type="float" office:value="116">
            <text:p>11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76,57])</text:p>
          </table:table-cell>
          <table:table-cell table:style-name="ACE-56" table:formula="of:=[.C122]+1" office:value-type="float" office:value="117">
            <text:p>11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38,19])</text:p>
          </table:table-cell>
          <table:table-cell table:style-name="ACE-56" table:formula="of:=[.C123]+1" office:value-type="float" office:value="118">
            <text:p>11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38,28])</text:p>
          </table:table-cell>
          <table:table-cell table:style-name="ACE-56" table:formula="of:=[.C124]+1" office:value-type="float" office:value="119">
            <text:p>11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255,191])</text:p>
          </table:table-cell>
          <table:table-cell table:style-name="ACE-56" table:formula="of:=[.C125]+1" office:value-type="float" office:value="120">
            <text:p>12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255,223])</text:p>
          </table:table-cell>
          <table:table-cell table:style-name="ACE-56" table:formula="of:=[.C126]+1" office:value-type="float" office:value="121">
            <text:p>12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65,124])</text:p>
          </table:table-cell>
          <table:table-cell table:style-name="ACE-56" table:formula="of:=[.C127]+1" office:value-type="float" office:value="122">
            <text:p>12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82,165,145])</text:p>
          </table:table-cell>
          <table:table-cell table:style-name="ACE-56" table:formula="of:=[.C128]+1" office:value-type="float" office:value="123">
            <text:p>12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27,95])</text:p>
          </table:table-cell>
          <table:table-cell table:style-name="ACE-56" table:formula="of:=[.C129]+1" office:value-type="float" office:value="124">
            <text:p>12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127,111])</text:p>
          </table:table-cell>
          <table:table-cell table:style-name="ACE-56" table:formula="of:=[.C130]+1" office:value-type="float" office:value="125">
            <text:p>12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76,57])</text:p>
          </table:table-cell>
          <table:table-cell table:style-name="ACE-56" table:formula="of:=[.C131]+1" office:value-type="float" office:value="126">
            <text:p>12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76,66])</text:p>
          </table:table-cell>
          <table:table-cell table:style-name="ACE-56" table:formula="of:=[.C132]+1" office:value-type="float" office:value="127">
            <text:p>12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38,28])</text:p>
          </table:table-cell>
          <table:table-cell table:style-name="ACE-56" table:formula="of:=[.C133]+1" office:value-type="float" office:value="128">
            <text:p>12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38,33])</text:p>
          </table:table-cell>
          <table:table-cell table:style-name="ACE-56" table:formula="of:=[.C134]+1" office:value-type="float" office:value="129">
            <text:p>12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255,255])</text:p>
          </table:table-cell>
          <table:table-cell table:style-name="ACE-56" table:formula="of:=[.C135]+1" office:value-type="float" office:value="130">
            <text:p>13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255,255])</text:p>
          </table:table-cell>
          <table:table-cell table:style-name="ACE-56" table:formula="of:=[.C136]+1" office:value-type="float" office:value="131">
            <text:p>13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65,165])</text:p>
          </table:table-cell>
          <table:table-cell table:style-name="ACE-56" table:formula="of:=[.C137]+1" office:value-type="float" office:value="132">
            <text:p>13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82,165,165])</text:p>
          </table:table-cell>
          <table:table-cell table:style-name="ACE-56" table:formula="of:=[.C138]+1" office:value-type="float" office:value="133">
            <text:p>13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27,127])</text:p>
          </table:table-cell>
          <table:table-cell table:style-name="ACE-56" table:formula="of:=[.C139]+1" office:value-type="float" office:value="134">
            <text:p>13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127,127])</text:p>
          </table:table-cell>
          <table:table-cell table:style-name="ACE-56" table:formula="of:=[.C140]+1" office:value-type="float" office:value="135">
            <text:p>13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76,76])</text:p>
          </table:table-cell>
          <table:table-cell table:style-name="ACE-56" table:formula="of:=[.C141]+1" office:value-type="float" office:value="136">
            <text:p>13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76,76])</text:p>
          </table:table-cell>
          <table:table-cell table:style-name="ACE-56" table:formula="of:=[.C142]+1" office:value-type="float" office:value="137">
            <text:p>13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38,38])</text:p>
          </table:table-cell>
          <table:table-cell table:style-name="ACE-56" table:formula="of:=[.C143]+1" office:value-type="float" office:value="138">
            <text:p>13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38,38])</text:p>
          </table:table-cell>
          <table:table-cell table:style-name="ACE-56" table:formula="of:=[.C144]+1" office:value-type="float" office:value="139">
            <text:p>13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91,255])</text:p>
          </table:table-cell>
          <table:table-cell table:style-name="ACE-56" table:formula="of:=[.C145]+1" office:value-type="float" office:value="140">
            <text:p>14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223,255])</text:p>
          </table:table-cell>
          <table:table-cell table:style-name="ACE-56" table:formula="of:=[.C146]+1" office:value-type="float" office:value="141">
            <text:p>14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24,165])</text:p>
          </table:table-cell>
          <table:table-cell table:style-name="ACE-56" table:formula="of:=[.C147]+1" office:value-type="float" office:value="142">
            <text:p>14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82,145,165])</text:p>
          </table:table-cell>
          <table:table-cell table:style-name="ACE-56" table:formula="of:=[.C148]+1" office:value-type="float" office:value="143">
            <text:p>14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95,127])</text:p>
          </table:table-cell>
          <table:table-cell table:style-name="ACE-56" table:formula="of:=[.C149]+1" office:value-type="float" office:value="144">
            <text:p>14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111,127])</text:p>
          </table:table-cell>
          <table:table-cell table:style-name="ACE-56" table:formula="of:=[.C150]+1" office:value-type="float" office:value="145">
            <text:p>14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57,76])</text:p>
          </table:table-cell>
          <table:table-cell table:style-name="ACE-56" table:formula="of:=[.C151]+1" office:value-type="float" office:value="146">
            <text:p>14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66,76])</text:p>
          </table:table-cell>
          <table:table-cell table:style-name="ACE-56" table:formula="of:=[.C152]+1" office:value-type="float" office:value="147">
            <text:p>14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28,38])</text:p>
          </table:table-cell>
          <table:table-cell table:style-name="ACE-56" table:formula="of:=[.C153]+1" office:value-type="float" office:value="148">
            <text:p>14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33,38])</text:p>
          </table:table-cell>
          <table:table-cell table:style-name="ACE-56" table:formula="of:=[.C154]+1" office:value-type="float" office:value="149">
            <text:p>14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27,255])</text:p>
          </table:table-cell>
          <table:table-cell table:style-name="ACE-56" table:formula="of:=[.C155]+1" office:value-type="float" office:value="150">
            <text:p>15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191,255])</text:p>
          </table:table-cell>
          <table:table-cell table:style-name="ACE-56" table:formula="of:=[.C156]+1" office:value-type="float" office:value="151">
            <text:p>15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82,165])</text:p>
          </table:table-cell>
          <table:table-cell table:style-name="ACE-56" table:formula="of:=[.C157]+1" office:value-type="float" office:value="152">
            <text:p>15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82,124,165])</text:p>
          </table:table-cell>
          <table:table-cell table:style-name="ACE-56" table:formula="of:=[.C158]+1" office:value-type="float" office:value="153">
            <text:p>15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63,127])</text:p>
          </table:table-cell>
          <table:table-cell table:style-name="ACE-56" table:formula="of:=[.C159]+1" office:value-type="float" office:value="154">
            <text:p>15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95,127])</text:p>
          </table:table-cell>
          <table:table-cell table:style-name="ACE-56" table:formula="of:=[.C160]+1" office:value-type="float" office:value="155">
            <text:p>15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38,76])</text:p>
          </table:table-cell>
          <table:table-cell table:style-name="ACE-56" table:formula="of:=[.C161]+1" office:value-type="float" office:value="156">
            <text:p>15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57,76])</text:p>
          </table:table-cell>
          <table:table-cell table:style-name="ACE-56" table:formula="of:=[.C162]+1" office:value-type="float" office:value="157">
            <text:p>15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9,38])</text:p>
          </table:table-cell>
          <table:table-cell table:style-name="ACE-56" table:formula="of:=[.C163]+1" office:value-type="float" office:value="158">
            <text:p>15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28,38])</text:p>
          </table:table-cell>
          <table:table-cell table:style-name="ACE-56" table:formula="of:=[.C164]+1" office:value-type="float" office:value="159">
            <text:p>15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63,255])</text:p>
          </table:table-cell>
          <table:table-cell table:style-name="ACE-56" table:formula="of:=[.C165]+1" office:value-type="float" office:value="160">
            <text:p>16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159,255])</text:p>
          </table:table-cell>
          <table:table-cell table:style-name="ACE-56" table:formula="of:=[.C166]+1" office:value-type="float" office:value="161">
            <text:p>16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41,165])</text:p>
          </table:table-cell>
          <table:table-cell table:style-name="ACE-56" table:formula="of:=[.C167]+1" office:value-type="float" office:value="162">
            <text:p>16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82,103,165])</text:p>
          </table:table-cell>
          <table:table-cell table:style-name="ACE-56" table:formula="of:=[.C168]+1" office:value-type="float" office:value="163">
            <text:p>16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31,127])</text:p>
          </table:table-cell>
          <table:table-cell table:style-name="ACE-56" table:formula="of:=[.C169]+1" office:value-type="float" office:value="164">
            <text:p>16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79,127])</text:p>
          </table:table-cell>
          <table:table-cell table:style-name="ACE-56" table:formula="of:=[.C170]+1" office:value-type="float" office:value="165">
            <text:p>16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19,76])</text:p>
          </table:table-cell>
          <table:table-cell table:style-name="ACE-56" table:formula="of:=[.C171]+1" office:value-type="float" office:value="166">
            <text:p>16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47,76])</text:p>
          </table:table-cell>
          <table:table-cell table:style-name="ACE-56" table:formula="of:=[.C172]+1" office:value-type="float" office:value="167">
            <text:p>16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9,38])</text:p>
          </table:table-cell>
          <table:table-cell table:style-name="ACE-56" table:formula="of:=[.C173]+1" office:value-type="float" office:value="168">
            <text:p>16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23,38])</text:p>
          </table:table-cell>
          <table:table-cell table:style-name="ACE-56" table:formula="of:=[.C174]+1" office:value-type="float" office:value="169">
            <text:p>16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0,255])</text:p>
          </table:table-cell>
          <table:table-cell table:style-name="ACE-56" table:formula="of:=[.C175]+1" office:value-type="float" office:value="170">
            <text:p>17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127,255])</text:p>
          </table:table-cell>
          <table:table-cell table:style-name="ACE-56" table:formula="of:=[.C176]+1" office:value-type="float" office:value="171">
            <text:p>17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0,165])</text:p>
          </table:table-cell>
          <table:table-cell table:style-name="ACE-56" table:formula="of:=[.C177]+1" office:value-type="float" office:value="172">
            <text:p>17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82,82,165])</text:p>
          </table:table-cell>
          <table:table-cell table:style-name="ACE-56" table:formula="of:=[.C178]+1" office:value-type="float" office:value="173">
            <text:p>17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0,127])</text:p>
          </table:table-cell>
          <table:table-cell table:style-name="ACE-56" table:formula="of:=[.C179]+1" office:value-type="float" office:value="174">
            <text:p>17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63,127])</text:p>
          </table:table-cell>
          <table:table-cell table:style-name="ACE-56" table:formula="of:=[.C180]+1" office:value-type="float" office:value="175">
            <text:p>17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0,76])</text:p>
          </table:table-cell>
          <table:table-cell table:style-name="ACE-56" table:formula="of:=[.C181]+1" office:value-type="float" office:value="176">
            <text:p>17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38,76])</text:p>
          </table:table-cell>
          <table:table-cell table:style-name="ACE-56" table:formula="of:=[.C182]+1" office:value-type="float" office:value="177">
            <text:p>17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0,38])</text:p>
          </table:table-cell>
          <table:table-cell table:style-name="ACE-56" table:formula="of:=[.C183]+1" office:value-type="float" office:value="178">
            <text:p>17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19,38])</text:p>
          </table:table-cell>
          <table:table-cell table:style-name="ACE-56" table:formula="of:=[.C184]+1" office:value-type="float" office:value="179">
            <text:p>17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0,255])</text:p>
          </table:table-cell>
          <table:table-cell table:style-name="ACE-56" table:formula="of:=[.C185]+1" office:value-type="float" office:value="180">
            <text:p>18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59,127,255])</text:p>
          </table:table-cell>
          <table:table-cell table:style-name="ACE-56" table:formula="of:=[.C186]+1" office:value-type="float" office:value="181">
            <text:p>18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41,0,165])</text:p>
          </table:table-cell>
          <table:table-cell table:style-name="ACE-56" table:formula="of:=[.C187]+1" office:value-type="float" office:value="182">
            <text:p>18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03,82,165])</text:p>
          </table:table-cell>
          <table:table-cell table:style-name="ACE-56" table:formula="of:=[.C188]+1" office:value-type="float" office:value="183">
            <text:p>18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1,0,127])</text:p>
          </table:table-cell>
          <table:table-cell table:style-name="ACE-56" table:formula="of:=[.C189]+1" office:value-type="float" office:value="184">
            <text:p>18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9,63,127])</text:p>
          </table:table-cell>
          <table:table-cell table:style-name="ACE-56" table:formula="of:=[.C190]+1" office:value-type="float" office:value="185">
            <text:p>18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0,76])</text:p>
          </table:table-cell>
          <table:table-cell table:style-name="ACE-56" table:formula="of:=[.C191]+1" office:value-type="float" office:value="186">
            <text:p>18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47,38,76])</text:p>
          </table:table-cell>
          <table:table-cell table:style-name="ACE-56" table:formula="of:=[.C192]+1" office:value-type="float" office:value="187">
            <text:p>18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9,0,38])</text:p>
          </table:table-cell>
          <table:table-cell table:style-name="ACE-56" table:formula="of:=[.C193]+1" office:value-type="float" office:value="188">
            <text:p>18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3,19,38])</text:p>
          </table:table-cell>
          <table:table-cell table:style-name="ACE-56" table:formula="of:=[.C194]+1" office:value-type="float" office:value="189">
            <text:p>18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0,255])</text:p>
          </table:table-cell>
          <table:table-cell table:style-name="ACE-56" table:formula="of:=[.C195]+1" office:value-type="float" office:value="190">
            <text:p>19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1,127,255])</text:p>
          </table:table-cell>
          <table:table-cell table:style-name="ACE-56" table:formula="of:=[.C196]+1" office:value-type="float" office:value="191">
            <text:p>19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82,0,165])</text:p>
          </table:table-cell>
          <table:table-cell table:style-name="ACE-56" table:formula="of:=[.C197]+1" office:value-type="float" office:value="192">
            <text:p>19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4,82,165])</text:p>
          </table:table-cell>
          <table:table-cell table:style-name="ACE-56" table:formula="of:=[.C198]+1" office:value-type="float" office:value="193">
            <text:p>19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3,0,127])</text:p>
          </table:table-cell>
          <table:table-cell table:style-name="ACE-56" table:formula="of:=[.C199]+1" office:value-type="float" office:value="194">
            <text:p>19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95,63,127])</text:p>
          </table:table-cell>
          <table:table-cell table:style-name="ACE-56" table:formula="of:=[.C200]+1" office:value-type="float" office:value="195">
            <text:p>19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0,76])</text:p>
          </table:table-cell>
          <table:table-cell table:style-name="ACE-56" table:formula="of:=[.C201]+1" office:value-type="float" office:value="196">
            <text:p>19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57,38,76])</text:p>
          </table:table-cell>
          <table:table-cell table:style-name="ACE-56" table:formula="of:=[.C202]+1" office:value-type="float" office:value="197">
            <text:p>19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0,38])</text:p>
          </table:table-cell>
          <table:table-cell table:style-name="ACE-56" table:formula="of:=[.C203]+1" office:value-type="float" office:value="198">
            <text:p>19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8,19,38])</text:p>
          </table:table-cell>
          <table:table-cell table:style-name="ACE-56" table:formula="of:=[.C204]+1" office:value-type="float" office:value="199">
            <text:p>19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91,0,255])</text:p>
          </table:table-cell>
          <table:table-cell table:style-name="ACE-56" table:formula="of:=[.C205]+1" office:value-type="float" office:value="200">
            <text:p>20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23,127,255])</text:p>
          </table:table-cell>
          <table:table-cell table:style-name="ACE-56" table:formula="of:=[.C206]+1" office:value-type="float" office:value="201">
            <text:p>20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4,0,165])</text:p>
          </table:table-cell>
          <table:table-cell table:style-name="ACE-56" table:formula="of:=[.C207]+1" office:value-type="float" office:value="202">
            <text:p>20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45,82,165])</text:p>
          </table:table-cell>
          <table:table-cell table:style-name="ACE-56" table:formula="of:=[.C208]+1" office:value-type="float" office:value="203">
            <text:p>20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95,0,127])</text:p>
          </table:table-cell>
          <table:table-cell table:style-name="ACE-56" table:formula="of:=[.C209]+1" office:value-type="float" office:value="204">
            <text:p>20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11,63,127])</text:p>
          </table:table-cell>
          <table:table-cell table:style-name="ACE-56" table:formula="of:=[.C210]+1" office:value-type="float" office:value="205">
            <text:p>20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57,0,76])</text:p>
          </table:table-cell>
          <table:table-cell table:style-name="ACE-56" table:formula="of:=[.C211]+1" office:value-type="float" office:value="206">
            <text:p>20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66,38,76])</text:p>
          </table:table-cell>
          <table:table-cell table:style-name="ACE-56" table:formula="of:=[.C212]+1" office:value-type="float" office:value="207">
            <text:p>20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8,0,38])</text:p>
          </table:table-cell>
          <table:table-cell table:style-name="ACE-56" table:formula="of:=[.C213]+1" office:value-type="float" office:value="208">
            <text:p>20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3,19,38])</text:p>
          </table:table-cell>
          <table:table-cell table:style-name="ACE-56" table:formula="of:=[.C214]+1" office:value-type="float" office:value="209">
            <text:p>20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0,255])</text:p>
          </table:table-cell>
          <table:table-cell table:style-name="ACE-56" table:formula="of:=[.C215]+1" office:value-type="float" office:value="210">
            <text:p>21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127,255])</text:p>
          </table:table-cell>
          <table:table-cell table:style-name="ACE-56" table:formula="of:=[.C216]+1" office:value-type="float" office:value="211">
            <text:p>21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0,165])</text:p>
          </table:table-cell>
          <table:table-cell table:style-name="ACE-56" table:formula="of:=[.C217]+1" office:value-type="float" office:value="212">
            <text:p>21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82,165])</text:p>
          </table:table-cell>
          <table:table-cell table:style-name="ACE-56" table:formula="of:=[.C218]+1" office:value-type="float" office:value="213">
            <text:p>21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0,127])</text:p>
          </table:table-cell>
          <table:table-cell table:style-name="ACE-56" table:formula="of:=[.C219]+1" office:value-type="float" office:value="214">
            <text:p>21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63,127])</text:p>
          </table:table-cell>
          <table:table-cell table:style-name="ACE-56" table:formula="of:=[.C220]+1" office:value-type="float" office:value="215">
            <text:p>21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0,76])</text:p>
          </table:table-cell>
          <table:table-cell table:style-name="ACE-56" table:formula="of:=[.C221]+1" office:value-type="float" office:value="216">
            <text:p>21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38,76])</text:p>
          </table:table-cell>
          <table:table-cell table:style-name="ACE-56" table:formula="of:=[.C222]+1" office:value-type="float" office:value="217">
            <text:p>21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0,38])</text:p>
          </table:table-cell>
          <table:table-cell table:style-name="ACE-56" table:formula="of:=[.C223]+1" office:value-type="float" office:value="218">
            <text:p>21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19,38])</text:p>
          </table:table-cell>
          <table:table-cell table:style-name="ACE-56" table:formula="of:=[.C224]+1" office:value-type="float" office:value="219">
            <text:p>21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0,191])</text:p>
          </table:table-cell>
          <table:table-cell table:style-name="ACE-56" table:formula="of:=[.C225]+1" office:value-type="float" office:value="220">
            <text:p>22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127,223])</text:p>
          </table:table-cell>
          <table:table-cell table:style-name="ACE-56" table:formula="of:=[.C226]+1" office:value-type="float" office:value="221">
            <text:p>22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0,124])</text:p>
          </table:table-cell>
          <table:table-cell table:style-name="ACE-56" table:formula="of:=[.C227]+1" office:value-type="float" office:value="222">
            <text:p>22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82,145])</text:p>
          </table:table-cell>
          <table:table-cell table:style-name="ACE-56" table:formula="of:=[.C228]+1" office:value-type="float" office:value="223">
            <text:p>22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0,95])</text:p>
          </table:table-cell>
          <table:table-cell table:style-name="ACE-56" table:formula="of:=[.C229]+1" office:value-type="float" office:value="224">
            <text:p>22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63,111])</text:p>
          </table:table-cell>
          <table:table-cell table:style-name="ACE-56" table:formula="of:=[.C230]+1" office:value-type="float" office:value="225">
            <text:p>22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0,57])</text:p>
          </table:table-cell>
          <table:table-cell table:style-name="ACE-56" table:formula="of:=[.C231]+1" office:value-type="float" office:value="226">
            <text:p>22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38,66])</text:p>
          </table:table-cell>
          <table:table-cell table:style-name="ACE-56" table:formula="of:=[.C232]+1" office:value-type="float" office:value="227">
            <text:p>22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0,28])</text:p>
          </table:table-cell>
          <table:table-cell table:style-name="ACE-56" table:formula="of:=[.C233]+1" office:value-type="float" office:value="228">
            <text:p>22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19,33])</text:p>
          </table:table-cell>
          <table:table-cell table:style-name="ACE-56" table:formula="of:=[.C234]+1" office:value-type="float" office:value="229">
            <text:p>22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0,127])</text:p>
          </table:table-cell>
          <table:table-cell table:style-name="ACE-56" table:formula="of:=[.C235]+1" office:value-type="float" office:value="230">
            <text:p>23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127,191])</text:p>
          </table:table-cell>
          <table:table-cell table:style-name="ACE-56" table:formula="of:=[.C236]+1" office:value-type="float" office:value="231">
            <text:p>23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0,82])</text:p>
          </table:table-cell>
          <table:table-cell table:style-name="ACE-56" table:formula="of:=[.C237]+1" office:value-type="float" office:value="232">
            <text:p>23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82,124])</text:p>
          </table:table-cell>
          <table:table-cell table:style-name="ACE-56" table:formula="of:=[.C238]+1" office:value-type="float" office:value="233">
            <text:p>23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0,63])</text:p>
          </table:table-cell>
          <table:table-cell table:style-name="ACE-56" table:formula="of:=[.C239]+1" office:value-type="float" office:value="234">
            <text:p>23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63,95])</text:p>
          </table:table-cell>
          <table:table-cell table:style-name="ACE-56" table:formula="of:=[.C240]+1" office:value-type="float" office:value="235">
            <text:p>23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0,38])</text:p>
          </table:table-cell>
          <table:table-cell table:style-name="ACE-56" table:formula="of:=[.C241]+1" office:value-type="float" office:value="236">
            <text:p>23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38,57])</text:p>
          </table:table-cell>
          <table:table-cell table:style-name="ACE-56" table:formula="of:=[.C242]+1" office:value-type="float" office:value="237">
            <text:p>23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0,19])</text:p>
          </table:table-cell>
          <table:table-cell table:style-name="ACE-56" table:formula="of:=[.C243]+1" office:value-type="float" office:value="238">
            <text:p>23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19,28])</text:p>
          </table:table-cell>
          <table:table-cell table:style-name="ACE-56" table:formula="of:=[.C244]+1" office:value-type="float" office:value="239">
            <text:p>23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0,63])</text:p>
          </table:table-cell>
          <table:table-cell table:style-name="ACE-56" table:formula="of:=[.C245]+1" office:value-type="float" office:value="240">
            <text:p>24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127,159])</text:p>
          </table:table-cell>
          <table:table-cell table:style-name="ACE-56" table:formula="of:=[.C246]+1" office:value-type="float" office:value="241">
            <text:p>24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0,41])</text:p>
          </table:table-cell>
          <table:table-cell table:style-name="ACE-56" table:formula="of:=[.C247]+1" office:value-type="float" office:value="242">
            <text:p>24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65,82,103])</text:p>
          </table:table-cell>
          <table:table-cell table:style-name="ACE-56" table:formula="of:=[.C248]+1" office:value-type="float" office:value="243">
            <text:p>24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0,31])</text:p>
          </table:table-cell>
          <table:table-cell table:style-name="ACE-56" table:formula="of:=[.C249]+1" office:value-type="float" office:value="244">
            <text:p>24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27,63,79])</text:p>
          </table:table-cell>
          <table:table-cell table:style-name="ACE-56" table:formula="of:=[.C250]+1" office:value-type="float" office:value="245">
            <text:p>245</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0,19])</text:p>
          </table:table-cell>
          <table:table-cell table:style-name="ACE-56" table:formula="of:=[.C251]+1" office:value-type="float" office:value="246">
            <text:p>246</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76,38,47])</text:p>
          </table:table-cell>
          <table:table-cell table:style-name="ACE-56" table:formula="of:=[.C252]+1" office:value-type="float" office:value="247">
            <text:p>247</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0,9])</text:p>
          </table:table-cell>
          <table:table-cell table:style-name="ACE-56" table:formula="of:=[.C253]+1" office:value-type="float" office:value="248">
            <text:p>248</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38,19,23])</text:p>
          </table:table-cell>
          <table:table-cell table:style-name="ACE-56" table:formula="of:=[.C254]+1" office:value-type="float" office:value="249">
            <text:p>249</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0,0,0])</text:p>
          </table:table-cell>
          <table:table-cell table:style-name="ACE-56" table:formula="of:=[.C255]+1" office:value-type="float" office:value="250">
            <text:p>250</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51,51,51])</text:p>
          </table:table-cell>
          <table:table-cell table:style-name="ACE-56" table:formula="of:=[.C256]+1" office:value-type="float" office:value="251">
            <text:p>251</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02,102,102])</text:p>
          </table:table-cell>
          <table:table-cell table:style-name="ACE-56" table:formula="of:=[.C257]+1" office:value-type="float" office:value="252">
            <text:p>252</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153,153,153])</text:p>
          </table:table-cell>
          <table:table-cell table:style-name="ACE-56" table:formula="of:=[.C258]+1" office:value-type="float" office:value="253">
            <text:p>253</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04,204,204])</text:p>
          </table:table-cell>
          <table:table-cell table:style-name="ACE-56" table:formula="of:=[.C259]+1" office:value-type="float" office:value="254">
            <text:p>254</text:p>
          </table:table-cell>
          <table:table-cell table:number-columns-repeated="61" table:style-name="ACE-56"/>
          <table:table-cell table:number-columns-repeated="64" table:style-name="ACE-57"/>
        </table:table-row>
        <table:table-row table:style-name="AROW-1">
          <table:table-cell table:style-name="ACE-56"/>
          <table:table-cell table:style-name="ACE-56" office:value-type="string">
            <text:p>rgbx.Add([255,255,255])</text:p>
          </table:table-cell>
          <table:table-cell table:style-name="ACE-56" table:formula="of:=[.C260]+1" office:value-type="float" office:value="255">
            <text:p>255</text:p>
          </table:table-cell>
          <table:table-cell table:number-columns-repeated="61" table:style-name="ACE-56"/>
          <table:table-cell table:number-columns-repeated="64" table:style-name="ACE-57"/>
        </table:table-row>
        <table:table-row table:style-name="AROW-1" table:number-rows-repeated="1048315">
          <table:table-cell table:number-columns-repeated="128"/>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7" table:print="true">
        <office:forms form:automatic-focus="false" form:apply-design-mode="false">
          <form:form/>
        </office:forms>
        <table:table-column table:default-cell-style-name="ACE-59" table:style-name="ACOL-1"/>
        <table:table-column table:default-cell-style-name="ACE-59" table:style-name="ACOL-21" table:number-columns-repeated="2"/>
        <table:table-column table:default-cell-style-name="ACE-59" table:style-name="ACOL-22"/>
        <table:table-column table:default-cell-style-name="ACE-59" table:style-name="ACOL-5" table:number-columns-repeated="60"/>
        <table:table-column table:default-cell-style-name="ACE-60" table:style-name="ACOL-5" table:number-columns-repeated="64"/>
        <table:table-row table:style-name="AROW-1">
          <table:table-cell table:number-columns-repeated="128"/>
        </table:table-row>
        <table:table-row table:style-name="AROW-1">
          <table:table-cell table:number-columns-repeated="2" table:style-name="ACE-59"/>
          <table:table-cell table:style-name="ACE-61" office:value-type="string">
            <text:p>R2000</text:p>
          </table:table-cell>
          <table:table-cell table:number-columns-repeated="61" table:style-name="ACE-59"/>
          <table:table-cell table:number-columns-repeated="64" table:style-name="ACE-60"/>
        </table:table-row>
        <table:table-row table:style-name="AROW-1">
          <table:table-cell table:number-columns-repeated="2" table:style-name="ACE-59"/>
          <table:table-cell table:style-name="ACE-61" office:value-type="string">
            <text:p>AC1015</text:p>
          </table:table-cell>
          <table:table-cell table:number-columns-repeated="61" table:style-name="ACE-59"/>
          <table:table-cell table:number-columns-repeated="64" table:style-name="ACE-60"/>
        </table:table-row>
        <table:table-row table:style-name="AROW-1">
          <table:table-cell table:style-name="ACE-59" office:value-type="string">
            <text:p>libdwg</text:p>
          </table:table-cell>
          <table:table-cell table:style-name="ACE-59"/>
          <table:table-cell table:style-name="ACE-59" office:value-type="string">
            <text:p>Info</text:p>
          </table:table-cell>
          <table:table-cell table:number-columns-repeated="61" table:style-name="ACE-59"/>
          <table:table-cell table:number-columns-repeated="64" table:style-name="ACE-60"/>
        </table:table-row>
        <table:table-row table:style-name="AROW-1">
          <table:table-cell table:number-columns-repeated="2" table:style-name="ACE-59"/>
          <table:table-cell table:style-name="ACE-59" office:value-type="string">
            <text:p>AuxHeader</text:p>
          </table:table-cell>
          <table:table-cell table:number-columns-repeated="61" table:style-name="ACE-59"/>
          <table:table-cell table:number-columns-repeated="64" table:style-name="ACE-60"/>
        </table:table-row>
        <table:table-row table:style-name="AROW-1">
          <table:table-cell table:number-columns-repeated="2" table:style-name="ACE-59"/>
          <table:table-cell table:style-name="ACE-59" office:value-type="string">
            <text:p>Thumbnail</text:p>
          </table:table-cell>
          <table:table-cell table:number-columns-repeated="61" table:style-name="ACE-59"/>
          <table:table-cell table:number-columns-repeated="64" table:style-name="ACE-60"/>
        </table:table-row>
        <table:table-row table:style-name="AROW-1">
          <table:table-cell table:style-name="ACE-59" office:value-type="string">
            <text:p>Header</text:p>
          </table:table-cell>
          <table:table-cell table:style-name="ACE-59" office:value-type="string">
            <text:p>AcDb:Header</text:p>
          </table:table-cell>
          <table:table-cell table:style-name="ACE-59" office:value-type="string">
            <text:p>Header Variables</text:p>
          </table:table-cell>
          <table:table-cell table:number-columns-repeated="61" table:style-name="ACE-59"/>
          <table:table-cell table:number-columns-repeated="64" table:style-name="ACE-60"/>
        </table:table-row>
        <table:table-row table:style-name="AROW-1">
          <table:table-cell table:number-columns-repeated="2" table:style-name="ACE-59"/>
          <table:table-cell table:style-name="ACE-59" office:value-type="string">
            <text:p>CLASS</text:p>
          </table:table-cell>
          <table:table-cell table:number-columns-repeated="61" table:style-name="ACE-59"/>
          <table:table-cell table:number-columns-repeated="64" table:style-name="ACE-60"/>
        </table:table-row>
        <table:table-row table:style-name="AROW-1">
          <table:table-cell table:style-name="ACE-59" office:value-type="string">
            <text:p>Handles</text:p>
          </table:table-cell>
          <table:table-cell table:style-name="ACE-59" office:value-type="string">
            <text:p>AcDb:Handles</text:p>
          </table:table-cell>
          <table:table-cell table:style-name="ACE-59" office:value-type="string">
            <text:p>Handles</text:p>
          </table:table-cell>
          <table:table-cell table:number-columns-repeated="61" table:style-name="ACE-59"/>
          <table:table-cell table:number-columns-repeated="64" table:style-name="ACE-60"/>
        </table:table-row>
        <table:table-row table:style-name="AROW-1">
          <table:table-cell table:number-columns-repeated="2" table:style-name="ACE-59"/>
          <table:table-cell table:style-name="ACE-59" office:value-type="string">
            <text:p>Last Object</text:p>
          </table:table-cell>
          <table:table-cell table:number-columns-repeated="61" table:style-name="ACE-59"/>
          <table:table-cell table:number-columns-repeated="64" table:style-name="ACE-60"/>
        </table:table-row>
        <table:table-row table:style-name="AROW-1">
          <table:table-cell table:number-columns-repeated="2" table:style-name="ACE-59"/>
          <table:table-cell table:style-name="ACE-59" office:value-type="string">
            <text:p>Second Header</text:p>
          </table:table-cell>
          <table:table-cell table:number-columns-repeated="61" table:style-name="ACE-59"/>
          <table:table-cell table:number-columns-repeated="64" table:style-name="ACE-60"/>
        </table:table-row>
        <table:table-row table:style-name="AROW-1">
          <table:table-cell table:number-columns-repeated="2" table:style-name="ACE-59"/>
          <table:table-cell table:style-name="ACE-59" office:value-type="string">
            <text:p>MEASUREMENT</text:p>
          </table:table-cell>
          <table:table-cell table:number-columns-repeated="61" table:style-name="ACE-59"/>
          <table:table-cell table:number-columns-repeated="64" table:style-name="ACE-60"/>
        </table:table-row>
        <table:table-row table:style-name="AROW-1" table:number-rows-repeated="1048564">
          <table:table-cell table:number-columns-repeated="128"/>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variables" table:style-name="ta-8" table:print="true">
        <office:forms form:automatic-focus="false" form:apply-design-mode="false">
          <form:form/>
        </office:forms>
        <table:table-column table:default-cell-style-name="ACE-62" table:style-name="ACOL-1"/>
        <table:table-column table:default-cell-style-name="ACE-62" table:style-name="ACOL-23"/>
        <table:table-column table:default-cell-style-name="ACE-62" table:style-name="ACOL-24"/>
        <table:table-column table:default-cell-style-name="ACE-62" table:style-name="ACOL-25"/>
        <table:table-column table:default-cell-style-name="ACE-62" table:style-name="ACOL-5" table:number-columns-repeated="60"/>
        <table:table-column table:default-cell-style-name="ACE-63" table:style-name="ACOL-5" table:number-columns-repeated="64"/>
        <table:table-row table:style-name="AROW-1">
          <table:table-cell table:number-columns-repeated="128"/>
        </table:table-row>
        <table:table-row table:style-name="AROW-1">
          <table:table-cell table:style-name="ACE-62"/>
          <table:table-cell table:style-name="ACE-62" office:value-type="string">
            <text:p>unknown_0</text:p>
          </table:table-cell>
          <table:table-cell table:style-name="ACE-62" office:value-type="string">
            <text:p>412148564080.000000</text:p>
          </table:table-cell>
          <table:table-cell table:style-name="ACE-62" office:value-type="string">
            <text:p>BD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1</text:p>
          </table:table-cell>
          <table:table-cell table:style-name="ACE-62" office:value-type="string">
            <text:p>1.000000</text:p>
          </table:table-cell>
          <table:table-cell table:style-name="ACE-62" office:value-type="string">
            <text:p>BD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2</text:p>
          </table:table-cell>
          <table:table-cell table:style-name="ACE-62" office:value-type="string">
            <text:p>1.000000</text:p>
          </table:table-cell>
          <table:table-cell table:style-name="ACE-62" office:value-type="string">
            <text:p>BD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3</text:p>
          </table:table-cell>
          <table:table-cell table:style-name="ACE-62" office:value-type="string">
            <text:p>1.000000</text:p>
          </table:table-cell>
          <table:table-cell table:style-name="ACE-62" office:value-type="string">
            <text:p>BD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text1</text:p>
          </table:table-cell>
          <table:table-cell table:style-name="ACE-62" office:value-type="string">
            <text:p>\"m\"</text:p>
          </table:table-cell>
          <table:table-cell table:style-name="ACE-62" office:value-type="string">
            <text:p>TV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text2</text:p>
          </table:table-cell>
          <table:table-cell table:style-name="ACE-62" office:value-type="string">
            <text:p>\"\"</text:p>
          </table:table-cell>
          <table:table-cell table:style-name="ACE-62" office:value-type="string">
            <text:p>TV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text3</text:p>
          </table:table-cell>
          <table:table-cell table:style-name="ACE-62" office:value-type="string">
            <text:p>\"\"</text:p>
          </table:table-cell>
          <table:table-cell table:style-name="ACE-62" office:value-type="string">
            <text:p>TV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text4</text:p>
          </table:table-cell>
          <table:table-cell table:style-name="ACE-62" office:value-type="string">
            <text:p>\"\"</text:p>
          </table:table-cell>
          <table:table-cell table:style-name="ACE-62" office:value-type="string">
            <text:p>TV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8</text:p>
          </table:table-cell>
          <table:table-cell table:style-name="ACE-62" office:value-type="float" office:value="0">
            <text:p>0</text:p>
          </table:table-cell>
          <table:table-cell table:style-name="ACE-62" office:value-type="string">
            <text:p>BL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9</text:p>
          </table:table-cell>
          <table:table-cell table:style-name="ACE-62" office:value-type="float" office:value="0">
            <text:p>0</text:p>
          </table:table-cell>
          <table:table-cell table:style-name="ACE-62" office:value-type="string">
            <text:p>BL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VPORT_ENTITY_HEADER</text:p>
          </table:table-cell>
          <table:table-cell table:style-name="ACE-62" office:value-type="string">
            <text:p>(5.2.2D3) abs:2D3</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SO</text:p>
          </table:table-cell>
          <table:table-cell table:style-name="ACE-62" office:value-type="float" office:value="1">
            <text:p>1</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SHO</text:p>
          </table:table-cell>
          <table:table-cell table:style-name="ACE-62" office:value-type="float" office:value="1">
            <text:p>1</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LINEGEN</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ORTHOMODE</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REGENMODE</text:p>
          </table:table-cell>
          <table:table-cell table:style-name="ACE-62" office:value-type="float" office:value="1">
            <text:p>1</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FILLMODE</text:p>
          </table:table-cell>
          <table:table-cell table:style-name="ACE-62" office:value-type="float" office:value="1">
            <text:p>1</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QTEXTMODE</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SLTSCALE</text:p>
          </table:table-cell>
          <table:table-cell table:style-name="ACE-62" office:value-type="float" office:value="1">
            <text:p>1</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IMCHECK</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SRTIMER</text:p>
          </table:table-cell>
          <table:table-cell table:style-name="ACE-62" office:value-type="float" office:value="1">
            <text:p>1</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KPOLY</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ANGDIR</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PLFRAME</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MIRRTEXT</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WORLDVIEW</text:p>
          </table:table-cell>
          <table:table-cell table:style-name="ACE-62" office:value-type="float" office:value="1">
            <text:p>1</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ILEMODE</text:p>
          </table:table-cell>
          <table:table-cell table:style-name="ACE-62" office:value-type="float" office:value="1">
            <text:p>1</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LIMCHECK</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VISRETAIN</text:p>
          </table:table-cell>
          <table:table-cell table:style-name="ACE-62" office:value-type="float" office:value="1">
            <text:p>1</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SPSILH</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ELLIPSE</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ROXYGRAPHICS</text:p>
          </table:table-cell>
          <table:table-cell table:style-name="ACE-62" office:value-type="float" office:value="1">
            <text:p>1</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REEDEPTH</text:p>
          </table:table-cell>
          <table:table-cell table:style-name="ACE-62" office:value-type="float" office:value="3020">
            <text:p>302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UNITS</text:p>
          </table:table-cell>
          <table:table-cell table:style-name="ACE-62" office:value-type="float" office:value="2">
            <text:p>2</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UPREC</text:p>
          </table:table-cell>
          <table:table-cell table:style-name="ACE-62" office:value-type="float" office:value="4">
            <text:p>4</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AUNITS</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AUPREC</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ATTMODE</text:p>
          </table:table-cell>
          <table:table-cell table:style-name="ACE-62" office:value-type="float" office:value="1">
            <text:p>1</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DMODE</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SERI1</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SERI2</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SERI3</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SERI4</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SERI5</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PLINESEGS</text:p>
          </table:table-cell>
          <table:table-cell table:style-name="ACE-62" office:value-type="float" office:value="8">
            <text:p>8</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URFU</text:p>
          </table:table-cell>
          <table:table-cell table:style-name="ACE-62" office:value-type="float" office:value="6">
            <text:p>6</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URFV</text:p>
          </table:table-cell>
          <table:table-cell table:style-name="ACE-62" office:value-type="float" office:value="6">
            <text:p>6</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URFTYPE</text:p>
          </table:table-cell>
          <table:table-cell table:style-name="ACE-62" office:value-type="float" office:value="6">
            <text:p>6</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URFTAB1</text:p>
          </table:table-cell>
          <table:table-cell table:style-name="ACE-62" office:value-type="float" office:value="6">
            <text:p>6</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URFTAB2</text:p>
          </table:table-cell>
          <table:table-cell table:style-name="ACE-62" office:value-type="float" office:value="6">
            <text:p>6</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PLINETYPE</text:p>
          </table:table-cell>
          <table:table-cell table:style-name="ACE-62" office:value-type="float" office:value="6">
            <text:p>6</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HADEDGE</text:p>
          </table:table-cell>
          <table:table-cell table:style-name="ACE-62" office:value-type="float" office:value="3">
            <text:p>3</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HADEDIF</text:p>
          </table:table-cell>
          <table:table-cell table:style-name="ACE-62" office:value-type="float" office:value="70">
            <text:p>7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ITMODE</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MAXACTVP</text:p>
          </table:table-cell>
          <table:table-cell table:style-name="ACE-62" office:value-type="float" office:value="64">
            <text:p>64</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ISOLINES</text:p>
          </table:table-cell>
          <table:table-cell table:style-name="ACE-62" office:value-type="float" office:value="4">
            <text:p>4</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MLJUST</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EXTQLTY</text:p>
          </table:table-cell>
          <table:table-cell table:style-name="ACE-62" office:value-type="float" office:value="50">
            <text:p>5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TSCALE</text:p>
          </table:table-cell>
          <table:table-cell table:style-name="ACE-62" office:value-type="string">
            <text:p>1.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EXTSIZE</text:p>
          </table:table-cell>
          <table:table-cell table:style-name="ACE-62" office:value-type="string">
            <text:p>10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RACEWID</text:p>
          </table:table-cell>
          <table:table-cell table:style-name="ACE-62" office:value-type="string">
            <text:p>1.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KETCHINC</text:p>
          </table:table-cell>
          <table:table-cell table:style-name="ACE-62" office:value-type="string">
            <text:p>1.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FILLETRAD</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HICKNESS</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ANGBASE</text:p>
          </table:table-cell>
          <table:table-cell table:style-name="ACE-62" office:value-type="string">
            <text:p>0.000000</text:p>
          </table:table-cell>
          <table:table-cell table:style-name="ACE-62" office:value-type="string">
            <text:p>BD 50] <text:s/>0º</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DSIZE</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LINEWID</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SERR1</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SERR2</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SERR3</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SERR4</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SERR5</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HAMFERA</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HAMFERB</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HAMFERC</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HAMFERD</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FACETRES</text:p>
          </table:table-cell>
          <table:table-cell table:style-name="ACE-62" office:value-type="string">
            <text:p>0.5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MLSCALE</text:p>
          </table:table-cell>
          <table:table-cell table:style-name="ACE-62" office:value-type="string">
            <text:p>2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ELTSCALE</text:p>
          </table:table-cell>
          <table:table-cell table:style-name="ACE-62" office:value-type="string">
            <text:p>1.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MENU</text:p>
          </table:table-cell>
          <table:table-cell table:style-name="ACE-62" office:value-type="string">
            <text:p>\".\"</text:p>
          </table:table-cell>
          <table:table-cell table:style-name="ACE-62" office:value-type="string">
            <text:p>TV 1</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DCREATE</text:p>
          </table:table-cell>
          <table:table-cell table:style-name="ACE-62" office:value-type="string">
            <text:p>2455578.09067130 <text:s/>(2454762, 70510234)</text:p>
          </table:table-cell>
          <table:table-cell table:style-name="ACE-62" office:value-type="string">
            <text:p>TIMEBLL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DUPDATE</text:p>
          </table:table-cell>
          <table:table-cell table:style-name="ACE-62" office:value-type="string">
            <text:p>2459193.29629630 <text:s/>(2458927, 23008000)</text:p>
          </table:table-cell>
          <table:table-cell table:style-name="ACE-62" office:value-type="string">
            <text:p>TIMEBLL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DINDWG</text:p>
          </table:table-cell>
          <table:table-cell table:style-name="ACE-62" office:value-type="string">
            <text:p>72.46962963 <text:s/>(0, 6261376)</text:p>
          </table:table-cell>
          <table:table-cell table:style-name="ACE-62" office:value-type="string">
            <text:p>TIMEBLL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DUSRTIMER</text:p>
          </table:table-cell>
          <table:table-cell table:style-name="ACE-62" office:value-type="string">
            <text:p>72.46818287 <text:s/>(0, 6261251)</text:p>
          </table:table-cell>
          <table:table-cell table:style-name="ACE-62" office:value-type="string">
            <text:p>TIMEBLL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ECOLOR.index</text:p>
          </table:table-cell>
          <table:table-cell table:style-name="ACE-62" office:value-type="float" office:value="256">
            <text:p>256</text:p>
          </table:table-cell>
          <table:table-cell table:style-name="ACE-62" office:value-type="string">
            <text:p>CMC.BS 62</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HANDSEED</text:p>
          </table:table-cell>
          <table:table-cell table:style-name="ACE-62" office:value-type="string">
            <text:p>0.2.BE7</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LAYER</text:p>
          </table:table-cell>
          <table:table-cell table:style-name="ACE-62" office:value-type="string">
            <text:p>(5.1.8A) abs:8A</text:p>
          </table:table-cell>
          <table:table-cell table:style-name="ACE-62" office:value-type="string">
            <text:p>H 8</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EXTSTYLE</text:p>
          </table:table-cell>
          <table:table-cell table:style-name="ACE-62" office:value-type="string">
            <text:p>(5.1.11) abs:11</text:p>
          </table:table-cell>
          <table:table-cell table:style-name="ACE-62" office:value-type="string">
            <text:p>H 7</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ELTYPE</text:p>
          </table:table-cell>
          <table:table-cell table:style-name="ACE-62" office:value-type="string">
            <text:p>(5.1.15) abs:15</text:p>
          </table:table-cell>
          <table:table-cell table:style-name="ACE-62" office:value-type="string">
            <text:p>H 6</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STYLE</text:p>
          </table:table-cell>
          <table:table-cell table:style-name="ACE-62" office:value-type="string">
            <text:p>(5.1.27) abs:27</text:p>
          </table:table-cell>
          <table:table-cell table:style-name="ACE-62" office:value-type="string">
            <text:p>H 2</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MLSTYLE</text:p>
          </table:table-cell>
          <table:table-cell table:style-name="ACE-62" office:value-type="string">
            <text:p>(5.1.18) abs:18</text:p>
          </table:table-cell>
          <table:table-cell table:style-name="ACE-62" office:value-type="string">
            <text:p>H 2</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SVPSCALE</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INSBASE</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EXTMIN</text:p>
          </table:table-cell>
          <table:table-cell table:style-name="ACE-62" office:value-type="string">
            <text:p>(100000000000000000000.000000, 100000000000000000000.000000, 10000000000000000000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EXTMAX</text:p>
          </table:table-cell>
          <table:table-cell table:style-name="ACE-62" office:value-type="string">
            <text:p>(-100000000000000000000.000000, -100000000000000000000.000000, -10000000000000000000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LIMMIN</text:p>
          </table:table-cell>
          <table:table-cell table:style-name="ACE-62" office:value-type="string">
            <text:p>(-6.350006, -6.350000)</text:p>
          </table:table-cell>
          <table:table-cell table:style-name="ACE-62" office:value-type="string">
            <text:p>2R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LIMMAX</text:p>
          </table:table-cell>
          <table:table-cell table:style-name="ACE-62" office:value-type="string">
            <text:p>(273.049988, 209.549994)</text:p>
          </table:table-cell>
          <table:table-cell table:style-name="ACE-62" office:value-type="string">
            <text:p>2R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ELEVATION</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ORG</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XDIR</text:p>
          </table:table-cell>
          <table:table-cell table:style-name="ACE-62" office:value-type="string">
            <text:p>(1.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YDIR</text:p>
          </table:table-cell>
          <table:table-cell table:style-name="ACE-62" office:value-type="string">
            <text:p>(0.000000, 1.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NAME</text:p>
          </table:table-cell>
          <table:table-cell table:style-name="ACE-62" office:value-type="string">
            <text:p>(5.0.0) abs:0</text:p>
          </table:table-cell>
          <table:table-cell table:style-name="ACE-62" office:value-type="string">
            <text:p>H 2</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ORTHOREF</text:p>
          </table:table-cell>
          <table:table-cell table:style-name="ACE-62" office:value-type="string">
            <text:p>(5.0.0) abs:0</text:p>
          </table:table-cell>
          <table:table-cell table:style-name="ACE-62" office:value-type="string">
            <text:p>H 2</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ORTHOVIEW</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BASE</text:p>
          </table:table-cell>
          <table:table-cell table:style-name="ACE-62" office:value-type="string">
            <text:p>(5.0.0) abs:0</text:p>
          </table:table-cell>
          <table:table-cell table:style-name="ACE-62" office:value-type="string">
            <text:p>H 2</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ORGTOP</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ORGBOTTOM</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ORGLEFT</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ORGRIGHT</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ORGFRONT</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UCSORGBACK</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INSBASE</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EXTMIN</text:p>
          </table:table-cell>
          <table:table-cell table:style-name="ACE-62" office:value-type="string">
            <text:p>(-2680430.068109, -1672547.179548, -218.767599)</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EXTMAX</text:p>
          </table:table-cell>
          <table:table-cell table:style-name="ACE-62" office:value-type="string">
            <text:p>(860276.021790, 1053820.515069, 218.767599)</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IMMIN</text:p>
          </table:table-cell>
          <table:table-cell table:style-name="ACE-62" office:value-type="string">
            <text:p>(0.000000, 0.000000)</text:p>
          </table:table-cell>
          <table:table-cell table:style-name="ACE-62" office:value-type="string">
            <text:p>2R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IMMAX</text:p>
          </table:table-cell>
          <table:table-cell table:style-name="ACE-62" office:value-type="string">
            <text:p>(420.000000, 297.000000)</text:p>
          </table:table-cell>
          <table:table-cell table:style-name="ACE-62" office:value-type="string">
            <text:p>2R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ELEVATION</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ORG</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XDIR</text:p>
          </table:table-cell>
          <table:table-cell table:style-name="ACE-62" office:value-type="string">
            <text:p>(1.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YDIR</text:p>
          </table:table-cell>
          <table:table-cell table:style-name="ACE-62" office:value-type="string">
            <text:p>(0.000000, 1.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NAME</text:p>
          </table:table-cell>
          <table:table-cell table:style-name="ACE-62" office:value-type="string">
            <text:p>(5.0.0) abs:0</text:p>
          </table:table-cell>
          <table:table-cell table:style-name="ACE-62" office:value-type="string">
            <text:p>H 2</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ORTHOREF</text:p>
          </table:table-cell>
          <table:table-cell table:style-name="ACE-62" office:value-type="string">
            <text:p>(5.0.0) abs:0</text:p>
          </table:table-cell>
          <table:table-cell table:style-name="ACE-62" office:value-type="string">
            <text:p>H 2</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ORTHOVIEW</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BASE</text:p>
          </table:table-cell>
          <table:table-cell table:style-name="ACE-62" office:value-type="string">
            <text:p>(5.0.0) abs:0</text:p>
          </table:table-cell>
          <table:table-cell table:style-name="ACE-62" office:value-type="string">
            <text:p>H 2</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ORGTOP</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ORGBOTTOM</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ORGLEFT</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ORGRIGHT</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ORGFRONT</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ORGBACK</text:p>
          </table:table-cell>
          <table:table-cell table:style-name="ACE-62" office:value-type="string">
            <text:p>(0.000000, 0.000000, 0.000000)</text:p>
          </table:table-cell>
          <table:table-cell table:style-name="ACE-62" office:value-type="string">
            <text:p>3BD 1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POST</text:p>
          </table:table-cell>
          <table:table-cell table:style-name="ACE-62" office:value-type="string">
            <text:p>\"\"</text:p>
          </table:table-cell>
          <table:table-cell table:style-name="ACE-62" office:value-type="string">
            <text:p>TV 1</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POST</text:p>
          </table:table-cell>
          <table:table-cell table:style-name="ACE-62" office:value-type="string">
            <text:p>\"\"</text:p>
          </table:table-cell>
          <table:table-cell table:style-name="ACE-62" office:value-type="string">
            <text:p>TV 1</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SCALE</text:p>
          </table:table-cell>
          <table:table-cell table:style-name="ACE-62" office:value-type="string">
            <text:p>1.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SZ</text:p>
          </table:table-cell>
          <table:table-cell table:style-name="ACE-62" office:value-type="string">
            <text:p>2.5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EXO</text:p>
          </table:table-cell>
          <table:table-cell table:style-name="ACE-62" office:value-type="string">
            <text:p>0.625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DLI</text:p>
          </table:table-cell>
          <table:table-cell table:style-name="ACE-62" office:value-type="string">
            <text:p>3.75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EXE</text:p>
          </table:table-cell>
          <table:table-cell table:style-name="ACE-62" office:value-type="string">
            <text:p>1.25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RND</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DLE</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P</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M</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OL</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LIM</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IH</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OH</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SE1</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SE2</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AD</text:p>
          </table:table-cell>
          <table:table-cell table:style-name="ACE-62" office:value-type="float" office:value="1">
            <text:p>1</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ZIN</text:p>
          </table:table-cell>
          <table:table-cell table:style-name="ACE-62" office:value-type="float" office:value="8">
            <text:p>8</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ZIN</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XT</text:p>
          </table:table-cell>
          <table:table-cell table:style-name="ACE-62" office:value-type="string">
            <text:p>2.5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CEN</text:p>
          </table:table-cell>
          <table:table-cell table:style-name="ACE-62" office:value-type="string">
            <text:p>2.5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SZ</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LTF</text:p>
          </table:table-cell>
          <table:table-cell table:style-name="ACE-62" office:value-type="string">
            <text:p>0.03937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LFAC</text:p>
          </table:table-cell>
          <table:table-cell table:style-name="ACE-62" office:value-type="string">
            <text:p>1.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VP</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FAC</text:p>
          </table:table-cell>
          <table:table-cell table:style-name="ACE-62" office:value-type="string">
            <text:p>1.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GAP</text:p>
          </table:table-cell>
          <table:table-cell table:style-name="ACE-62" office:value-type="string">
            <text:p>0.625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LTRND</text:p>
          </table:table-cell>
          <table:table-cell table:style-name="ACE-62" office:value-type="string">
            <text:p>0.000000</text:p>
          </table:table-cell>
          <table:table-cell table:style-name="ACE-62" office:value-type="string">
            <text:p>BD 4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LT</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LTD</text:p>
          </table:table-cell>
          <table:table-cell table:style-name="ACE-62" office:value-type="float" office:value="3">
            <text:p>3</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OFL</text:p>
          </table:table-cell>
          <table:table-cell table:style-name="ACE-62" office:value-type="float" office:value="1">
            <text:p>1</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SAH</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IX</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SOXD</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CLRD.index</text:p>
          </table:table-cell>
          <table:table-cell table:style-name="ACE-62" office:value-type="float" office:value="0">
            <text:p>0</text:p>
          </table:table-cell>
          <table:table-cell table:style-name="ACE-62" office:value-type="string">
            <text:p>CMC.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CLRE.index</text:p>
          </table:table-cell>
          <table:table-cell table:style-name="ACE-62" office:value-type="float" office:value="0">
            <text:p>0</text:p>
          </table:table-cell>
          <table:table-cell table:style-name="ACE-62" office:value-type="string">
            <text:p>CMC.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CLRT.index</text:p>
          </table:table-cell>
          <table:table-cell table:style-name="ACE-62" office:value-type="float" office:value="0">
            <text:p>0</text:p>
          </table:table-cell>
          <table:table-cell table:style-name="ACE-62" office:value-type="string">
            <text:p>CMC.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DEC</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DEC</text:p>
          </table:table-cell>
          <table:table-cell table:style-name="ACE-62" office:value-type="float" office:value="2">
            <text:p>2</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DEC</text:p>
          </table:table-cell>
          <table:table-cell table:style-name="ACE-62" office:value-type="float" office:value="2">
            <text:p>2</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LTU</text:p>
          </table:table-cell>
          <table:table-cell table:style-name="ACE-62" office:value-type="float" office:value="2">
            <text:p>2</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LTTD</text:p>
          </table:table-cell>
          <table:table-cell table:style-name="ACE-62" office:value-type="float" office:value="3">
            <text:p>3</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UNIT</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FRAC</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LUNIT</text:p>
          </table:table-cell>
          <table:table-cell table:style-name="ACE-62" office:value-type="float" office:value="2">
            <text:p>2</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DSEP</text:p>
          </table:table-cell>
          <table:table-cell table:style-name="ACE-62" office:value-type="float" office:value="44">
            <text:p>44</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MOVE</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JUST</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SD1</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SD2</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OLJ</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ZIN</text:p>
          </table:table-cell>
          <table:table-cell table:style-name="ACE-62" office:value-type="float" office:value="8">
            <text:p>8</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LTZ</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LTTZ</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UPT</text:p>
          </table:table-cell>
          <table:table-cell table:style-name="ACE-62" office:value-type="float" office:value="0">
            <text:p>0</text:p>
          </table:table-cell>
          <table:table-cell table:style-name="ACE-62" office:value-type="string">
            <text:p>B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ATFIT</text:p>
          </table:table-cell>
          <table:table-cell table:style-name="ACE-62" office:value-type="float" office:value="3">
            <text:p>3</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TXSTY</text:p>
          </table:table-cell>
          <table:table-cell table:style-name="ACE-62" office:value-type="string">
            <text:p>(5.1.11) abs:11</text:p>
          </table:table-cell>
          <table:table-cell table:style-name="ACE-62" office:value-type="string">
            <text:p>H 7</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LDRBLK</text:p>
          </table:table-cell>
          <table:table-cell table:style-name="ACE-62" office:value-type="string">
            <text:p>(5.0.0) abs:0</text:p>
          </table:table-cell>
          <table:table-cell table:style-name="ACE-62" office:value-type="string">
            <text:p>H 1</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BLK</text:p>
          </table:table-cell>
          <table:table-cell table:style-name="ACE-62" office:value-type="string">
            <text:p>(5.0.0) abs:0</text:p>
          </table:table-cell>
          <table:table-cell table:style-name="ACE-62" office:value-type="string">
            <text:p>H 1</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BLK1</text:p>
          </table:table-cell>
          <table:table-cell table:style-name="ACE-62" office:value-type="string">
            <text:p>(5.0.0) abs:0</text:p>
          </table:table-cell>
          <table:table-cell table:style-name="ACE-62" office:value-type="string">
            <text:p>H 1</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BLK2</text:p>
          </table:table-cell>
          <table:table-cell table:style-name="ACE-62" office:value-type="string">
            <text:p>(5.0.0) abs:0</text:p>
          </table:table-cell>
          <table:table-cell table:style-name="ACE-62" office:value-type="string">
            <text:p>H 1</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LWD</text:p>
          </table:table-cell>
          <table:table-cell table:style-name="ACE-62" office:value-type="float" office:value="-2">
            <text:p>−2</text:p>
          </table:table-cell>
          <table:table-cell table:style-name="ACE-62" office:value-type="string">
            <text:p>BSd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LWE</text:p>
          </table:table-cell>
          <table:table-cell table:style-name="ACE-62" office:value-type="float" office:value="-2">
            <text:p>−2</text:p>
          </table:table-cell>
          <table:table-cell table:style-name="ACE-62" office:value-type="string">
            <text:p>BSd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BLOCK_CONTROL_OBJECT</text:p>
          </table:table-cell>
          <table:table-cell table:style-name="ACE-62" office:value-type="string">
            <text:p>(3.1.1) abs:1</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AYER_CONTROL_OBJECT</text:p>
          </table:table-cell>
          <table:table-cell table:style-name="ACE-62" office:value-type="string">
            <text:p>(3.1.2) abs:2</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TYLE_CONTROL_OBJECT</text:p>
          </table:table-cell>
          <table:table-cell table:style-name="ACE-62" office:value-type="string">
            <text:p>(3.1.3) abs:3</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TYPE_CONTROL_OBJECT</text:p>
          </table:table-cell>
          <table:table-cell table:style-name="ACE-62" office:value-type="string">
            <text:p>(3.1.5) abs:5</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VIEW_CONTROL_OBJECT</text:p>
          </table:table-cell>
          <table:table-cell table:style-name="ACE-62" office:value-type="string">
            <text:p>(3.1.6) abs:6</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CS_CONTROL_OBJECT</text:p>
          </table:table-cell>
          <table:table-cell table:style-name="ACE-62" office:value-type="string">
            <text:p>(3.1.7) abs:7</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VPORT_CONTROL_OBJECT</text:p>
          </table:table-cell>
          <table:table-cell table:style-name="ACE-62" office:value-type="string">
            <text:p>(3.1.8) abs:8</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APPID_CONTROL_OBJECT</text:p>
          </table:table-cell>
          <table:table-cell table:style-name="ACE-62" office:value-type="string">
            <text:p>(3.1.9) abs:9</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MSTYLE_CONTROL_OBJECT</text:p>
          </table:table-cell>
          <table:table-cell table:style-name="ACE-62" office:value-type="string">
            <text:p>(3.1.A) abs:A</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VPORT_ENTITY_CONTROL_OBJECT</text:p>
          </table:table-cell>
          <table:table-cell table:style-name="ACE-62" office:value-type="string">
            <text:p>(3.2.2D1) abs:2D1</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CTIONARY_ACAD_GROUP</text:p>
          </table:table-cell>
          <table:table-cell table:style-name="ACE-62" office:value-type="string">
            <text:p>(5.1.D) abs:D</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CTIONARY_ACAD_MLINESTYLE</text:p>
          </table:table-cell>
          <table:table-cell table:style-name="ACE-62" office:value-type="string">
            <text:p>(5.1.17) abs:17</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CTIONARY_NAMED_OBJECT</text:p>
          </table:table-cell>
          <table:table-cell table:style-name="ACE-62" office:value-type="string">
            <text:p>(3.1.C) abs:C</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STACKALIGN</text:p>
          </table:table-cell>
          <table:table-cell table:style-name="ACE-62" office:value-type="float" office:value="1">
            <text:p>1</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TSTACKSIZE</text:p>
          </table:table-cell>
          <table:table-cell table:style-name="ACE-62" office:value-type="float" office:value="70">
            <text:p>7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HYPERLINKBASE</text:p>
          </table:table-cell>
          <table:table-cell table:style-name="ACE-62" office:value-type="string">
            <text:p>\"\"</text:p>
          </table:table-cell>
          <table:table-cell table:style-name="ACE-62" office:value-type="string">
            <text:p>TV 1</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STYLESHEET</text:p>
          </table:table-cell>
          <table:table-cell table:style-name="ACE-62" office:value-type="string">
            <text:p>\"\"</text:p>
          </table:table-cell>
          <table:table-cell table:style-name="ACE-62" office:value-type="string">
            <text:p>TV 1</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CTIONARY_LAYOUT</text:p>
          </table:table-cell>
          <table:table-cell table:style-name="ACE-62" office:value-type="string">
            <text:p>(5.1.1A) abs:1A</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CTIONARY_PLOTSETTINGS</text:p>
          </table:table-cell>
          <table:table-cell table:style-name="ACE-62" office:value-type="string">
            <text:p>(5.1.19) abs:19</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DICTIONARY_PLOTSTYLENAME</text:p>
          </table:table-cell>
          <table:table-cell table:style-name="ACE-62" office:value-type="string">
            <text:p>(5.1.E) abs:E</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FLAGS</text:p>
          </table:table-cell>
          <table:table-cell table:style-name="ACE-62" office:value-type="string">
            <text:p>0x2a1d</text:p>
          </table:table-cell>
          <table:table-cell table:style-name="ACE-62" office:value-type="string">
            <text:p>BLx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ELWEIGHT</text:p>
          </table:table-cell>
          <table:table-cell table:style-name="ACE-62" office:value-type="float" office:value="29">
            <text:p>29</text:p>
          </table:table-cell>
          <table:table-cell table:style-name="ACE-62" office:value-type="string">
            <text:p>BSd 3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ENDCAPS</text:p>
          </table:table-cell>
          <table:table-cell table:style-name="ACE-62" office:value-type="string">
            <text:p>0x0</text:p>
          </table:table-cell>
          <table:table-cell table:style-name="ACE-62" office:value-type="string">
            <text:p>RC 28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JOINSTYLE</text:p>
          </table:table-cell>
          <table:table-cell table:style-name="ACE-62" office:value-type="string">
            <text:p>0x0</text:p>
          </table:table-cell>
          <table:table-cell table:style-name="ACE-62" office:value-type="string">
            <text:p>RC 28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WDISPLAY</text:p>
          </table:table-cell>
          <table:table-cell table:style-name="ACE-62" office:value-type="float" office:value="0">
            <text:p>0</text:p>
          </table:table-cell>
          <table:table-cell table:style-name="ACE-62" office:value-type="string">
            <text:p>B 29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XEDIT</text:p>
          </table:table-cell>
          <table:table-cell table:style-name="ACE-62" office:value-type="float" office:value="1">
            <text:p>1</text:p>
          </table:table-cell>
          <table:table-cell table:style-name="ACE-62" office:value-type="string">
            <text:p>B 29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EXTNAMES</text:p>
          </table:table-cell>
          <table:table-cell table:style-name="ACE-62" office:value-type="float" office:value="1">
            <text:p>1</text:p>
          </table:table-cell>
          <table:table-cell table:style-name="ACE-62" office:value-type="string">
            <text:p>B 29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PSTYLEMODE</text:p>
          </table:table-cell>
          <table:table-cell table:style-name="ACE-62" office:value-type="float" office:value="1">
            <text:p>1</text:p>
          </table:table-cell>
          <table:table-cell table:style-name="ACE-62" office:value-type="string">
            <text:p>B 29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OLESTARTUP</text:p>
          </table:table-cell>
          <table:table-cell table:style-name="ACE-62" office:value-type="float" office:value="0">
            <text:p>0</text:p>
          </table:table-cell>
          <table:table-cell table:style-name="ACE-62" office:value-type="string">
            <text:p>B 29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INSUNITS</text:p>
          </table:table-cell>
          <table:table-cell table:style-name="ACE-62" office:value-type="float" office:value="4">
            <text:p>4</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CEPSNTYPE</text:p>
          </table:table-cell>
          <table:table-cell table:style-name="ACE-62" office:value-type="float" office:value="0">
            <text:p>0</text:p>
          </table:table-cell>
          <table:table-cell table:style-name="ACE-62" office:value-type="string">
            <text:p>BS 7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FINGERPRINTGUID</text:p>
          </table:table-cell>
          <table:table-cell table:style-name="ACE-62" office:value-type="string">
            <text:p>\"{FDEAD578-A652-11D2-9A35-0060089B3A3F}\"</text:p>
          </table:table-cell>
          <table:table-cell table:style-name="ACE-62" office:value-type="string">
            <text:p>TV 2</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VERSIONGUID</text:p>
          </table:table-cell>
          <table:table-cell table:style-name="ACE-62" office:value-type="string">
            <text:p>\"{29CEDF97-452F-AB4F-9A5A-E57E83290632}\"</text:p>
          </table:table-cell>
          <table:table-cell table:style-name="ACE-62" office:value-type="string">
            <text:p>TV 2</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BLOCK_RECORD_PSPACE</text:p>
          </table:table-cell>
          <table:table-cell table:style-name="ACE-62" office:value-type="string">
            <text:p>(5.1.55) abs:55</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BLOCK_RECORD_MSPACE</text:p>
          </table:table-cell>
          <table:table-cell table:style-name="ACE-62" office:value-type="string">
            <text:p>(5.1.1F) abs:1F</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TYPE_BYLAYER</text:p>
          </table:table-cell>
          <table:table-cell table:style-name="ACE-62" office:value-type="string">
            <text:p>(5.1.15) abs:15</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TYPE_BYBLOCK</text:p>
          </table:table-cell>
          <table:table-cell table:style-name="ACE-62" office:value-type="string">
            <text:p>(5.1.14) abs:14</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LTYPE_CONTINUOUS</text:p>
          </table:table-cell>
          <table:table-cell table:style-name="ACE-62" office:value-type="string">
            <text:p>(5.1.16) abs:16</text:p>
          </table:table-cell>
          <table:table-cell table:style-name="ACE-62" office:value-type="string">
            <text:p>H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54</text:p>
          </table:table-cell>
          <table:table-cell table:style-name="ACE-62" office:value-type="float" office:value="33157">
            <text:p>33157</text:p>
          </table:table-cell>
          <table:table-cell table:style-name="ACE-62" office:value-type="string">
            <text:p>BS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55</text:p>
          </table:table-cell>
          <table:table-cell table:style-name="ACE-62" office:value-type="float" office:value="11426">
            <text:p>11426</text:p>
          </table:table-cell>
          <table:table-cell table:style-name="ACE-62" office:value-type="string">
            <text:p>BS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56</text:p>
          </table:table-cell>
          <table:table-cell table:style-name="ACE-62" office:value-type="float" office:value="52689">
            <text:p>52689</text:p>
          </table:table-cell>
          <table:table-cell table:style-name="ACE-62" office:value-type="string">
            <text:p>BS 0</text:p>
          </table:table-cell>
          <table:table-cell table:number-columns-repeated="60" table:style-name="ACE-62"/>
          <table:table-cell table:number-columns-repeated="64" table:style-name="ACE-63"/>
        </table:table-row>
        <table:table-row table:style-name="AROW-1">
          <table:table-cell table:style-name="ACE-62"/>
          <table:table-cell table:style-name="ACE-62" office:value-type="string">
            <text:p>unknown_57</text:p>
          </table:table-cell>
          <table:table-cell table:style-name="ACE-62" office:value-type="float" office:value="40600">
            <text:p>40600</text:p>
          </table:table-cell>
          <table:table-cell table:style-name="ACE-62" office:value-type="string">
            <text:p>BS 0</text:p>
          </table:table-cell>
          <table:table-cell table:number-columns-repeated="60" table:style-name="ACE-62"/>
          <table:table-cell table:number-columns-repeated="64" table:style-name="ACE-63"/>
        </table:table-row>
        <table:table-row table:style-name="AROW-1" table:number-rows-repeated="1048339">
          <table:table-cell table:number-columns-repeated="128"/>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evHelp" table:style-name="ta-9" table:print="true">
        <office:forms form:automatic-focus="false" form:apply-design-mode="false">
          <form:form/>
        </office:forms>
        <table:table-column table:default-cell-style-name="ACE-64" table:style-name="ACOL-1" table:number-columns-repeated="3"/>
        <table:table-column table:default-cell-style-name="ACE-64" table:style-name="ACOL-26"/>
        <table:table-column table:default-cell-style-name="ACE-64" table:style-name="ACOL-1"/>
        <table:table-column table:default-cell-style-name="ACE-71" table:style-name="ACOL-1"/>
        <table:table-column table:default-cell-style-name="ACE-64" table:style-name="ACOL-1" table:number-columns-repeated="2"/>
        <table:table-column table:default-cell-style-name="ACE-64" table:style-name="ACOL-5" table:number-columns-repeated="56"/>
        <table:table-column table:default-cell-style-name="ACE-79" table:style-name="ACOL-5" table:number-columns-repeated="64"/>
        <table:table-row table:style-name="AROW-1">
          <table:table-cell table:number-columns-repeated="4" table:style-name="ACE-64"/>
          <table:table-cell table:style-name="ACE-64" office:value-type="string">
            <text:p>Ayuda para el desarrollador</text:p>
          </table:table-cell>
          <table:table-cell table:style-name="ACE-71"/>
          <table:table-cell table:number-columns-repeated="58" table:style-name="ACE-64"/>
          <table:table-cell table:number-columns-repeated="64" table:style-name="ACE-79"/>
        </table:table-row>
        <table:table-row table:style-name="AROW-1">
          <table:table-cell table:number-columns-repeated="128"/>
        </table:table-row>
        <table:table-row table:style-name="AROW-1">
          <table:table-cell table:number-columns-spanned="3" table:style-name="ACE-65" office:value-type="string">
            <text:p>cImport</text:p>
          </table:table-cell>
          <table:covered-table-cell table:number-columns-repeated="2"/>
          <table:table-cell table:style-name="ACE-64"/>
          <table:table-cell table:number-columns-spanned="3" table:style-name="ACE-65" office:value-type="string">
            <text:p>cModel</text:p>
          </table:table-cell>
          <table:covered-table-cell table:number-columns-repeated="2"/>
          <table:table-cell table:number-columns-repeated="57" table:style-name="ACE-64"/>
          <table:table-cell table:number-columns-repeated="64" table:style-name="ACE-79"/>
        </table:table-row>
        <table:table-row table:style-name="AROW-1">
          <table:table-cell table:number-columns-repeated="128"/>
        </table:table-row>
        <table:table-row table:style-name="AROW-1">
          <table:table-cell table:number-columns-repeated="4" table:style-name="ACE-64"/>
          <table:table-cell table:number-columns-spanned="3" table:style-name="ACE-74" office:value-type="string">
            <text:p>File</text:p>
          </table:table-cell>
          <table:covered-table-cell table:number-columns-repeated="2"/>
          <table:table-cell table:number-columns-repeated="57" table:style-name="ACE-64"/>
          <table:table-cell table:number-columns-repeated="64" table:style-name="ACE-79"/>
        </table:table-row>
        <table:table-row table:style-name="AROW-1">
          <table:table-cell table:number-columns-repeated="4" table:style-name="ACE-64"/>
          <table:table-cell table:style-name="ACE-75" office:value-type="string">
            <text:p>Key</text:p>
          </table:table-cell>
          <table:table-cell table:style-name="ACE-75" office:value-type="string">
            <text:p>Value</text:p>
          </table:table-cell>
          <table:table-cell table:style-name="ACE-75" office:value-type="string">
            <text:p>Type</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4" office:value-type="string">
            <text:p>name</text:p>
          </table:table-cell>
          <table:table-cell table:style-name="ACE-71" office:value-type="string">
            <text:p>file.gcad</text:p>
          </table:table-cell>
          <table:table-cell table:style-name="ACE-64" office:value-type="string">
            <text:p>String</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4" office:value-type="string">
            <text:p>version</text:p>
          </table:table-cell>
          <table:table-cell table:style-name="ACE-71" office:value-type="string">
            <text:p>AC1015</text:p>
          </table:table-cell>
          <table:table-cell table:style-name="ACE-64" office:value-type="string">
            <text:p>String</text:p>
          </table:table-cell>
          <table:table-cell table:number-columns-repeated="57" table:style-name="ACE-64"/>
          <table:table-cell table:number-columns-repeated="64" table:style-name="ACE-79"/>
        </table:table-row>
        <table:table-row table:style-name="AROW-1">
          <table:table-cell table:number-columns-repeated="128"/>
        </table:table-row>
        <table:table-row table:style-name="AROW-1">
          <table:table-cell table:number-columns-repeated="4" table:style-name="ACE-64"/>
          <table:table-cell table:number-columns-spanned="3" table:style-name="ACE-74" office:value-type="string">
            <text:p>Variables</text:p>
          </table:table-cell>
          <table:covered-table-cell table:number-columns-repeated="2"/>
          <table:table-cell table:number-columns-repeated="57" table:style-name="ACE-64"/>
          <table:table-cell table:number-columns-repeated="64" table:style-name="ACE-79"/>
        </table:table-row>
        <table:table-row table:style-name="AROW-1">
          <table:table-cell table:number-columns-repeated="4" table:style-name="ACE-64"/>
          <table:table-cell table:style-name="ACE-75" office:value-type="string">
            <text:p>Key</text:p>
          </table:table-cell>
          <table:table-cell table:style-name="ACE-75" office:value-type="string">
            <text:p>Value</text:p>
          </table:table-cell>
          <table:table-cell table:style-name="ACE-75" office:value-type="string">
            <text:p>Type</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4" office:value-type="string">
            <text:p>name</text:p>
          </table:table-cell>
          <table:table-cell table:style-name="ACE-71" office:value-type="string">
            <text:p>file.gcad</text:p>
          </table:table-cell>
          <table:table-cell table:style-name="ACE-64" office:value-type="string">
            <text:p>String</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4" office:value-type="string">
            <text:p>version</text:p>
          </table:table-cell>
          <table:table-cell table:style-name="ACE-71" office:value-type="string">
            <text:p>AC1015</text:p>
          </table:table-cell>
          <table:table-cell table:style-name="ACE-64" office:value-type="string">
            <text:p>String</text:p>
          </table:table-cell>
          <table:table-cell table:number-columns-repeated="57" table:style-name="ACE-64"/>
          <table:table-cell table:number-columns-repeated="64" table:style-name="ACE-79"/>
        </table:table-row>
        <table:table-row table:style-name="AROW-1">
          <table:table-cell table:number-columns-repeated="128"/>
        </table:table-row>
        <table:table-row table:style-name="AROW-1">
          <table:table-cell table:number-columns-repeated="4" table:style-name="ACE-64"/>
          <table:table-cell table:number-columns-spanned="3" table:style-name="ACE-74" office:value-type="string">
            <text:p>TextStyles</text:p>
          </table:table-cell>
          <table:covered-table-cell table:number-columns-repeated="2"/>
          <table:table-cell table:number-columns-repeated="57" table:style-name="ACE-64"/>
          <table:table-cell table:number-columns-repeated="64" table:style-name="ACE-79"/>
        </table:table-row>
        <table:table-row table:style-name="AROW-1">
          <table:table-cell table:number-columns-repeated="4" table:style-name="ACE-64"/>
          <table:table-cell table:style-name="ACE-75" office:value-type="string">
            <text:p>Key</text:p>
          </table:table-cell>
          <table:table-cell table:style-name="ACE-75" office:value-type="string">
            <text:p>Value</text:p>
          </table:table-cell>
          <table:table-cell table:style-name="ACE-75" office:value-type="string">
            <text:p>Type</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4" office:value-type="string">
            <text:p>name</text:p>
          </table:table-cell>
          <table:table-cell table:style-name="ACE-71" office:value-type="string">
            <text:p>Standard</text:p>
          </table:table-cell>
          <table:table-cell table:style-name="ACE-64" office:value-type="string">
            <text:p>String</text:p>
          </table:table-cell>
          <table:table-cell table:style-name="ACE-64" office:value-type="string">
            <text:p>Style name</text:p>
          </table:table-cell>
          <table:table-cell table:number-columns-repeated="56" table:style-name="ACE-64"/>
          <table:table-cell table:number-columns-repeated="64" table:style-name="ACE-79"/>
        </table:table-row>
        <table:table-row table:style-name="AROW-1">
          <table:table-cell table:number-columns-repeated="4" table:style-name="ACE-64"/>
          <table:table-cell table:style-name="ACE-64" office:value-type="string">
            <text:p>fixed</text:p>
          </table:table-cell>
          <table:table-cell table:style-name="ACE-71" office:value-type="float" office:value="0">
            <text:p>0</text:p>
          </table:table-cell>
          <table:table-cell table:style-name="ACE-64" office:value-type="string">
            <text:p>Integer</text:p>
          </table:table-cell>
          <table:table-cell table:style-name="ACE-64" office:value-type="string">
            <text:p>Fixed Height</text:p>
          </table:table-cell>
          <table:table-cell table:number-columns-repeated="56" table:style-name="ACE-64"/>
          <table:table-cell table:number-columns-repeated="64" table:style-name="ACE-79"/>
        </table:table-row>
        <table:table-row table:style-name="AROW-1">
          <table:table-cell table:number-columns-repeated="4" table:style-name="ACE-64"/>
          <table:table-cell table:style-name="ACE-64" office:value-type="string">
            <text:p>wfactor</text:p>
          </table:table-cell>
          <table:table-cell table:style-name="ACE-71" office:value-type="float" office:value="1">
            <text:p>1</text:p>
          </table:table-cell>
          <table:table-cell table:style-name="ACE-64" office:value-type="string">
            <text:p>Float</text:p>
          </table:table-cell>
          <table:table-cell table:style-name="ACE-64" office:value-type="string">
            <text:p>Width factor</text:p>
          </table:table-cell>
          <table:table-cell table:number-columns-repeated="56" table:style-name="ACE-64"/>
          <table:table-cell table:number-columns-repeated="64" table:style-name="ACE-79"/>
        </table:table-row>
        <table:table-row table:style-name="AROW-1">
          <table:table-cell table:number-columns-repeated="4" table:style-name="ACE-64"/>
          <table:table-cell table:style-name="ACE-64" office:value-type="string">
            <text:p>oblique</text:p>
          </table:table-cell>
          <table:table-cell table:style-name="ACE-71" office:value-type="float" office:value="0">
            <text:p>0</text:p>
          </table:table-cell>
          <table:table-cell table:style-name="ACE-64" office:value-type="string">
            <text:p>Float</text:p>
          </table:table-cell>
          <table:table-cell table:style-name="ACE-64" office:value-type="string">
            <text:p>Oblique angle</text:p>
          </table:table-cell>
          <table:table-cell table:number-columns-repeated="56" table:style-name="ACE-64"/>
          <table:table-cell table:number-columns-repeated="64" table:style-name="ACE-79"/>
        </table:table-row>
        <table:table-row table:style-name="AROW-1">
          <table:table-cell table:number-columns-repeated="4" table:style-name="ACE-64"/>
          <table:table-cell table:style-name="ACE-64" office:value-type="string">
            <text:p>last</text:p>
          </table:table-cell>
          <table:table-cell table:style-name="ACE-71" office:value-type="float" office:value="100">
            <text:p>100</text:p>
          </table:table-cell>
          <table:table-cell table:style-name="ACE-64" office:value-type="string">
            <text:p>Float</text:p>
          </table:table-cell>
          <table:table-cell table:style-name="ACE-64" office:value-type="string">
            <text:p>Last height</text:p>
          </table:table-cell>
          <table:table-cell table:number-columns-repeated="56" table:style-name="ACE-64"/>
          <table:table-cell table:number-columns-repeated="64" table:style-name="ACE-79"/>
        </table:table-row>
        <table:table-row table:style-name="AROW-1">
          <table:table-cell table:number-columns-repeated="4" table:style-name="ACE-64"/>
          <table:table-cell table:style-name="ACE-64" office:value-type="string">
            <text:p>font</text:p>
          </table:table-cell>
          <table:table-cell table:style-name="ACE-71" office:value-type="string">
            <text:p>txt</text:p>
          </table:table-cell>
          <table:table-cell table:style-name="ACE-64" office:value-type="string">
            <text:p>String</text:p>
          </table:table-cell>
          <table:table-cell table:style-name="ACE-64" office:value-type="string">
            <text:p>Font name</text:p>
          </table:table-cell>
          <table:table-cell table:number-columns-repeated="56" table:style-name="ACE-64"/>
          <table:table-cell table:number-columns-repeated="64" table:style-name="ACE-79"/>
        </table:table-row>
        <table:table-row table:style-name="AROW-1">
          <table:table-cell table:number-columns-repeated="128"/>
        </table:table-row>
        <table:table-row table:style-name="AROW-1">
          <table:table-cell table:number-columns-spanned="3" table:style-name="ACE-66" office:value-type="string">
            <text:p>Layers</text:p>
          </table:table-cell>
          <table:covered-table-cell table:number-columns-repeated="2"/>
          <table:table-cell table:style-name="ACE-64"/>
          <table:table-cell table:number-columns-spanned="3" table:style-name="ACE-74" office:value-type="string">
            <text:p>Layers</text:p>
          </table:table-cell>
          <table:covered-table-cell table:number-columns-repeated="2"/>
          <table:table-cell table:number-columns-repeated="57" table:style-name="ACE-64"/>
          <table:table-cell table:number-columns-repeated="64" table:style-name="ACE-79"/>
        </table:table-row>
        <table:table-row table:style-name="AROW-1">
          <table:table-cell table:style-name="ACE-67" office:value-type="string">
            <text:p>Key</text:p>
          </table:table-cell>
          <table:table-cell table:style-name="ACE-67" office:value-type="string">
            <text:p>Value</text:p>
          </table:table-cell>
          <table:table-cell table:style-name="ACE-67" office:value-type="string">
            <text:p>Type</text:p>
          </table:table-cell>
          <table:table-cell table:style-name="ACE-64"/>
          <table:table-cell table:style-name="ACE-75" office:value-type="string">
            <text:p>Key</text:p>
          </table:table-cell>
          <table:table-cell table:style-name="ACE-75" office:value-type="string">
            <text:p>Value</text:p>
          </table:table-cell>
          <table:table-cell table:style-name="ACE-75" office:value-type="string">
            <text:p>Type</text:p>
          </table:table-cell>
          <table:table-cell table:number-columns-repeated="57" table:style-name="ACE-64"/>
          <table:table-cell table:number-columns-repeated="64" table:style-name="ACE-79"/>
        </table:table-row>
        <table:table-row table:style-name="AROW-1">
          <table:table-cell table:style-name="ACE-68"/>
          <table:table-cell table:style-name="ACE-72"/>
          <table:table-cell table:style-name="ACE-68"/>
          <table:table-cell table:style-name="ACE-64"/>
          <table:table-cell table:style-name="ACE-68" office:value-type="string">
            <text:p>Id</text:p>
          </table:table-cell>
          <table:table-cell table:style-name="ACE-72" office:value-type="float" office:value="0">
            <text:p>0</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style-name="ACE-68"/>
          <table:table-cell table:style-name="ACE-72"/>
          <table:table-cell table:style-name="ACE-68"/>
          <table:table-cell table:style-name="ACE-64"/>
          <table:table-cell table:style-name="ACE-68" office:value-type="string">
            <text:p>type</text:p>
          </table:table-cell>
          <table:table-cell table:style-name="ACE-72" office:value-type="string">
            <text:p>layer</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style-name="ACE-69" office:value-type="string">
            <text:p>name</text:p>
          </table:table-cell>
          <table:table-cell table:style-name="ACE-72" office:value-type="float" office:value="0">
            <text:p>0</text:p>
          </table:table-cell>
          <table:table-cell table:style-name="ACE-68" office:value-type="string">
            <text:p>String</text:p>
          </table:table-cell>
          <table:table-cell table:style-name="ACE-64"/>
          <table:table-cell table:style-name="ACE-76" office:value-type="string">
            <text:p>name</text:p>
          </table:table-cell>
          <table:table-cell table:style-name="ACE-72" office:value-type="float" office:value="0">
            <text:p>0</text:p>
          </table:table-cell>
          <table:table-cell table:style-name="ACE-68" office:value-type="string">
            <text:p>String</text:p>
          </table:table-cell>
          <table:table-cell table:style-name="ACE-64" office:value-type="string">
            <text:p>Se cambio label por name</text:p>
          </table:table-cell>
          <table:table-cell table:number-columns-repeated="56" table:style-name="ACE-64"/>
          <table:table-cell table:number-columns-repeated="64" table:style-name="ACE-79"/>
        </table:table-row>
        <table:table-row table:style-name="AROW-1">
          <table:table-cell table:style-name="ACE-70" office:value-type="string">
            <text:p>show</text:p>
          </table:table-cell>
          <table:table-cell table:style-name="ACE-72" office:value-type="string">
            <text:p>TRUE</text:p>
          </table:table-cell>
          <table:table-cell table:style-name="ACE-68" office:value-type="string">
            <text:p>Boolean</text:p>
          </table:table-cell>
          <table:table-cell table:style-name="ACE-64"/>
          <table:table-cell table:style-name="ACE-68" office:value-type="string">
            <text:p>show</text:p>
          </table:table-cell>
          <table:table-cell table:style-name="ACE-72" office:value-type="string">
            <text:p>TRUE</text:p>
          </table:table-cell>
          <table:table-cell table:style-name="ACE-68" office:value-type="string">
            <text:p>Boolean</text:p>
          </table:table-cell>
          <table:table-cell table:number-columns-repeated="57" table:style-name="ACE-64"/>
          <table:table-cell table:number-columns-repeated="64" table:style-name="ACE-79"/>
        </table:table-row>
        <table:table-row table:style-name="AROW-1">
          <table:table-cell table:style-name="ACE-70" office:value-type="string">
            <text:p>frozen</text:p>
          </table:table-cell>
          <table:table-cell table:style-name="ACE-72" office:value-type="string">
            <text:p>FALSE</text:p>
          </table:table-cell>
          <table:table-cell table:style-name="ACE-68" office:value-type="string">
            <text:p>Boolean</text:p>
          </table:table-cell>
          <table:table-cell table:style-name="ACE-64"/>
          <table:table-cell table:style-name="ACE-77" office:value-type="string">
            <text:p>frozen</text:p>
          </table:table-cell>
          <table:table-cell table:style-name="ACE-72" office:value-type="string">
            <text:p>FALSE</text:p>
          </table:table-cell>
          <table:table-cell table:style-name="ACE-68" office:value-type="string">
            <text:p>Boolean</text:p>
          </table:table-cell>
          <table:table-cell table:number-columns-repeated="57" table:style-name="ACE-64"/>
          <table:table-cell table:number-columns-repeated="64" table:style-name="ACE-79"/>
        </table:table-row>
        <table:table-row table:style-name="AROW-1">
          <table:table-cell table:style-name="ACE-69" office:value-type="string">
            <text:p>locked</text:p>
          </table:table-cell>
          <table:table-cell table:style-name="ACE-72" office:value-type="string">
            <text:p>FALSE</text:p>
          </table:table-cell>
          <table:table-cell table:style-name="ACE-68" office:value-type="string">
            <text:p>Boolean</text:p>
          </table:table-cell>
          <table:table-cell table:style-name="ACE-64"/>
          <table:table-cell table:style-name="ACE-78" office:value-type="string">
            <text:p>locked</text:p>
          </table:table-cell>
          <table:table-cell table:style-name="ACE-72" office:value-type="string">
            <text:p>FALSE</text:p>
          </table:table-cell>
          <table:table-cell table:style-name="ACE-68" office:value-type="string">
            <text:p>Boolean</text:p>
          </table:table-cell>
          <table:table-cell table:style-name="ACE-64" office:value-type="string">
            <text:p>Lo correcto es Loked y no Lock</text:p>
          </table:table-cell>
          <table:table-cell table:number-columns-repeated="56" table:style-name="ACE-64"/>
          <table:table-cell table:number-columns-repeated="64" table:style-name="ACE-79"/>
        </table:table-row>
        <table:table-row table:style-name="AROW-1">
          <table:table-cell table:style-name="ACE-69" office:value-type="string">
            <text:p>colour</text:p>
          </table:table-cell>
          <table:table-cell table:style-name="ACE-72" office:value-type="float" office:value="1">
            <text:p>1</text:p>
          </table:table-cell>
          <table:table-cell table:style-name="ACE-68" office:value-type="string">
            <text:p>Integer</text:p>
          </table:table-cell>
          <table:table-cell table:style-name="ACE-64"/>
          <table:table-cell table:style-name="ACE-78" office:value-type="string">
            <text:p>colour</text:p>
          </table:table-cell>
          <table:table-cell table:style-name="ACE-72" office:value-type="float" office:value="1">
            <text:p>1</text:p>
          </table:table-cell>
          <table:table-cell table:style-name="ACE-68" office:value-type="string">
            <text:p>Integer</text:p>
          </table:table-cell>
          <table:table-cell table:style-name="ACE-64" office:value-type="string">
            <text:p>Para evitar confusiones con clases nativas de gambas</text:p>
          </table:table-cell>
          <table:table-cell table:number-columns-repeated="56" table:style-name="ACE-64"/>
          <table:table-cell table:number-columns-repeated="64" table:style-name="ACE-79"/>
        </table:table-row>
        <table:table-row table:style-name="AROW-1">
          <table:table-cell table:style-name="ACE-70" office:value-type="string">
            <text:p>style</text:p>
          </table:table-cell>
          <table:table-cell table:style-name="ACE-72" office:value-type="float" office:value="1">
            <text:p>1</text:p>
          </table:table-cell>
          <table:table-cell table:style-name="ACE-68" office:value-type="string">
            <text:p>Integer</text:p>
          </table:table-cell>
          <table:table-cell table:style-name="ACE-64"/>
          <table:table-cell table:style-name="ACE-68" office:value-type="string">
            <text:p>style</text:p>
          </table:table-cell>
          <table:table-cell table:style-name="ACE-72" office:value-type="float" office:value="1">
            <text:p>1</text:p>
          </table:table-cell>
          <table:table-cell table:style-name="ACE-68" office:value-type="string">
            <text:p>Integer</text:p>
          </table:table-cell>
          <table:table-cell table:number-columns-repeated="57" table:style-name="ACE-64"/>
          <table:table-cell table:number-columns-repeated="64" table:style-name="ACE-79"/>
        </table:table-row>
        <table:table-row table:style-name="AROW-1">
          <table:table-cell table:style-name="ACE-69" office:value-type="string">
            <text:p>width</text:p>
          </table:table-cell>
          <table:table-cell table:style-name="ACE-72" office:value-type="float" office:value="1">
            <text:p>1</text:p>
          </table:table-cell>
          <table:table-cell table:style-name="ACE-68" office:value-type="string">
            <text:p>Integer</text:p>
          </table:table-cell>
          <table:table-cell table:style-name="ACE-64"/>
          <table:table-cell table:style-name="ACE-78" office:value-type="string">
            <text:p>width</text:p>
          </table:table-cell>
          <table:table-cell table:style-name="ACE-72" office:value-type="float" office:value="1">
            <text:p>1</text:p>
          </table:table-cell>
          <table:table-cell table:style-name="ACE-68" office:value-type="string">
            <text:p>Integer</text:p>
          </table:table-cell>
          <table:table-cell table:style-name="ACE-80" office:value-type="string">
            <text:p>Cambio a pedido de Terco</text:p>
          </table:table-cell>
          <table:table-cell table:number-columns-repeated="56" table:style-name="ACE-64"/>
          <table:table-cell table:number-columns-repeated="64" table:style-name="ACE-79"/>
        </table:table-row>
        <table:table-row table:style-name="AROW-1">
          <table:table-cell table:style-name="ACE-70" office:value-type="string">
            <text:p>print</text:p>
          </table:table-cell>
          <table:table-cell table:style-name="ACE-72" office:value-type="string">
            <text:p>TRUE</text:p>
          </table:table-cell>
          <table:table-cell table:style-name="ACE-68" office:value-type="string">
            <text:p>Boolean</text:p>
          </table:table-cell>
          <table:table-cell table:style-name="ACE-64"/>
          <table:table-cell table:style-name="ACE-77" office:value-type="string">
            <text:p>print</text:p>
          </table:table-cell>
          <table:table-cell table:style-name="ACE-72" office:value-type="string">
            <text:p>TRUE</text:p>
          </table:table-cell>
          <table:table-cell table:style-name="ACE-68" office:value-type="string">
            <text:p>Boolean</text:p>
          </table:table-cell>
          <table:table-cell table:number-columns-repeated="57" table:style-name="ACE-64"/>
          <table:table-cell table:number-columns-repeated="64" table:style-name="ACE-79"/>
        </table:table-row>
        <table:table-row table:style-name="AROW-1">
          <table:table-cell table:number-columns-repeated="128"/>
        </table:table-row>
        <table:table-row table:style-name="AROW-1">
          <table:table-cell table:number-columns-spanned="3" table:style-name="ACE-66" office:value-type="string">
            <text:p>Blocks</text:p>
          </table:table-cell>
          <table:covered-table-cell table:number-columns-repeated="2"/>
          <table:table-cell table:style-name="ACE-64"/>
          <table:table-cell table:number-columns-spanned="3" table:style-name="ACE-74" office:value-type="string">
            <text:p>Blocks</text:p>
          </table:table-cell>
          <table:covered-table-cell table:number-columns-repeated="2"/>
          <table:table-cell table:number-columns-repeated="57" table:style-name="ACE-64"/>
          <table:table-cell table:number-columns-repeated="64" table:style-name="ACE-79"/>
        </table:table-row>
        <table:table-row table:style-name="AROW-1">
          <table:table-cell table:style-name="ACE-67" office:value-type="string">
            <text:p>Key</text:p>
          </table:table-cell>
          <table:table-cell table:style-name="ACE-67" office:value-type="string">
            <text:p>Value</text:p>
          </table:table-cell>
          <table:table-cell table:style-name="ACE-67" office:value-type="string">
            <text:p>Type</text:p>
          </table:table-cell>
          <table:table-cell table:style-name="ACE-64"/>
          <table:table-cell table:style-name="ACE-75" office:value-type="string">
            <text:p>Key</text:p>
          </table:table-cell>
          <table:table-cell table:style-name="ACE-75" office:value-type="string">
            <text:p>Value</text:p>
          </table:table-cell>
          <table:table-cell table:style-name="ACE-75" office:value-type="string">
            <text:p>Type</text:p>
          </table:table-cell>
          <table:table-cell table:number-columns-repeated="57" table:style-name="ACE-64"/>
          <table:table-cell table:number-columns-repeated="64" table:style-name="ACE-79"/>
        </table:table-row>
        <table:table-row table:style-name="AROW-1">
          <table:table-cell table:style-name="ACE-68"/>
          <table:table-cell table:style-name="ACE-72"/>
          <table:table-cell table:style-name="ACE-68"/>
          <table:table-cell table:style-name="ACE-64"/>
          <table:table-cell table:style-name="ACE-68"/>
          <table:table-cell table:style-name="ACE-72"/>
          <table:table-cell table:style-name="ACE-68"/>
          <table:table-cell table:number-columns-repeated="57" table:style-name="ACE-64"/>
          <table:table-cell table:number-columns-repeated="64" table:style-name="ACE-79"/>
        </table:table-row>
        <table:table-row table:style-name="AROW-1">
          <table:table-cell table:style-name="ACE-70" office:value-type="string">
            <text:p>entity</text:p>
          </table:table-cell>
          <table:table-cell table:style-name="ACE-72" office:value-type="string">
            <text:p>BLOCK</text:p>
          </table:table-cell>
          <table:table-cell table:style-name="ACE-68" office:value-type="string">
            <text:p>String</text:p>
          </table:table-cell>
          <table:table-cell table:style-name="ACE-64"/>
          <table:table-cell table:style-name="ACE-77" office:value-type="string">
            <text:p>entity</text:p>
          </table:table-cell>
          <table:table-cell table:style-name="ACE-72" office:value-type="string">
            <text:p>BLOCK</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style-name="ACE-70" office:value-type="string">
            <text:p>handle</text:p>
          </table:table-cell>
          <table:table-cell table:style-name="ACE-72" office:value-type="string">
            <text:p>17E</text:p>
          </table:table-cell>
          <table:table-cell table:style-name="ACE-68" office:value-type="string">
            <text:p>String</text:p>
          </table:table-cell>
          <table:table-cell table:style-name="ACE-64"/>
          <table:table-cell table:style-name="ACE-77" office:value-type="string">
            <text:p>handle</text:p>
          </table:table-cell>
          <table:table-cell table:style-name="ACE-72" office:value-type="string">
            <text:p>17E</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style-name="ACE-70" office:value-type="string">
            <text:p>blkid</text:p>
          </table:table-cell>
          <table:table-cell table:style-name="ACE-72" office:value-type="string">
            <text:p>17D</text:p>
          </table:table-cell>
          <table:table-cell table:style-name="ACE-68" office:value-type="string">
            <text:p>String</text:p>
          </table:table-cell>
          <table:table-cell table:style-name="ACE-64"/>
          <table:table-cell table:style-name="ACE-77" office:value-type="string">
            <text:p>blkid</text:p>
          </table:table-cell>
          <table:table-cell table:style-name="ACE-72" office:value-type="string">
            <text:p>17D</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style-name="ACE-70" office:value-type="string">
            <text:p>layer</text:p>
          </table:table-cell>
          <table:table-cell table:style-name="ACE-72" office:value-type="string">
            <text:p>planta1</text:p>
          </table:table-cell>
          <table:table-cell table:style-name="ACE-68" office:value-type="string">
            <text:p>String</text:p>
          </table:table-cell>
          <table:table-cell table:style-name="ACE-64"/>
          <table:table-cell table:style-name="ACE-77" office:value-type="string">
            <text:p>layer</text:p>
          </table:table-cell>
          <table:table-cell table:style-name="ACE-72" office:value-type="string">
            <text:p>planta1</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style-name="ACE-70" office:value-type="string">
            <text:p>style</text:p>
          </table:table-cell>
          <table:table-cell table:style-name="ACE-72" office:value-type="float" office:value="1">
            <text:p>1</text:p>
          </table:table-cell>
          <table:table-cell table:style-name="ACE-68" office:value-type="string">
            <text:p>Integer</text:p>
          </table:table-cell>
          <table:table-cell table:style-name="ACE-64"/>
          <table:table-cell table:style-name="ACE-77" office:value-type="string">
            <text:p>style</text:p>
          </table:table-cell>
          <table:table-cell table:style-name="ACE-72" office:value-type="float" office:value="1">
            <text:p>1</text:p>
          </table:table-cell>
          <table:table-cell table:style-name="ACE-68" office:value-type="string">
            <text:p>Integer</text:p>
          </table:table-cell>
          <table:table-cell table:number-columns-repeated="57" table:style-name="ACE-64"/>
          <table:table-cell table:number-columns-repeated="64" table:style-name="ACE-79"/>
        </table:table-row>
        <table:table-row table:style-name="AROW-1">
          <table:table-cell table:style-name="ACE-70" office:value-type="string">
            <text:p>width</text:p>
          </table:table-cell>
          <table:table-cell table:style-name="ACE-72" office:value-type="float" office:value="1">
            <text:p>1</text:p>
          </table:table-cell>
          <table:table-cell table:style-name="ACE-68" office:value-type="string">
            <text:p>Integer</text:p>
          </table:table-cell>
          <table:table-cell table:style-name="ACE-64"/>
          <table:table-cell table:style-name="ACE-77" office:value-type="string">
            <text:p>width</text:p>
          </table:table-cell>
          <table:table-cell table:style-name="ACE-72" office:value-type="float" office:value="1">
            <text:p>1</text:p>
          </table:table-cell>
          <table:table-cell table:style-name="ACE-68" office:value-type="string">
            <text:p>Integer</text:p>
          </table:table-cell>
          <table:table-cell table:number-columns-repeated="57" table:style-name="ACE-64"/>
          <table:table-cell table:number-columns-repeated="64" table:style-name="ACE-79"/>
        </table:table-row>
        <table:table-row table:style-name="AROW-1">
          <table:table-cell table:style-name="ACE-70" office:value-type="string">
            <text:p>colour</text:p>
          </table:table-cell>
          <table:table-cell table:style-name="ACE-72" office:value-type="float" office:value="1">
            <text:p>1</text:p>
          </table:table-cell>
          <table:table-cell table:style-name="ACE-68" office:value-type="string">
            <text:p>Integer</text:p>
          </table:table-cell>
          <table:table-cell table:style-name="ACE-64"/>
          <table:table-cell table:style-name="ACE-77" office:value-type="string">
            <text:p>colour</text:p>
          </table:table-cell>
          <table:table-cell table:style-name="ACE-72" office:value-type="float" office:value="1">
            <text:p>1</text:p>
          </table:table-cell>
          <table:table-cell table:style-name="ACE-68" office:value-type="string">
            <text:p>Integer</text:p>
          </table:table-cell>
          <table:table-cell table:number-columns-repeated="57" table:style-name="ACE-64"/>
          <table:table-cell table:number-columns-repeated="64" table:style-name="ACE-79"/>
        </table:table-row>
        <table:table-row table:style-name="AROW-1">
          <table:table-cell table:style-name="ACE-70" office:value-type="string">
            <text:p>p</text:p>
          </table:table-cell>
          <table:table-cell table:style-name="ACE-72" office:value-type="string">
            <text:p>[]</text:p>
          </table:table-cell>
          <table:table-cell table:style-name="ACE-68" office:value-type="string">
            <text:p>Collection</text:p>
          </table:table-cell>
          <table:table-cell table:style-name="ACE-64"/>
          <table:table-cell table:style-name="ACE-77" office:value-type="string">
            <text:p>p</text:p>
          </table:table-cell>
          <table:table-cell table:style-name="ACE-72" office:value-type="string">
            <text:p>[]</text:p>
          </table:table-cell>
          <table:table-cell table:style-name="ACE-68" office:value-type="string">
            <text:p>Collection</text:p>
          </table:table-cell>
          <table:table-cell table:style-name="ACE-64" office:value-type="string">
            <text:p>Lista de puntos de inserción, en el caso de un bloque hay uno solo</text:p>
          </table:table-cell>
          <table:table-cell table:number-columns-repeated="56" table:style-name="ACE-64"/>
          <table:table-cell table:number-columns-repeated="64" table:style-name="ACE-79"/>
        </table:table-row>
        <table:table-row table:style-name="AROW-1">
          <table:table-cell table:style-name="ACE-70" office:value-type="string">
            <text:p>block</text:p>
          </table:table-cell>
          <table:table-cell table:style-name="ACE-72" office:value-type="string">
            <text:p>chair4</text:p>
          </table:table-cell>
          <table:table-cell table:style-name="ACE-68" office:value-type="string">
            <text:p>String</text:p>
          </table:table-cell>
          <table:table-cell table:style-name="ACE-64"/>
          <table:table-cell table:style-name="ACE-77" office:value-type="string">
            <text:p>block</text:p>
          </table:table-cell>
          <table:table-cell table:style-name="ACE-72" office:value-type="string">
            <text:p>chair4</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style-name="ACE-70" office:value-type="string">
            <text:p>entities</text:p>
          </table:table-cell>
          <table:table-cell table:style-name="ACE-72" office:value-type="string">
            <text:p>[]</text:p>
          </table:table-cell>
          <table:table-cell table:style-name="ACE-68" office:value-type="string">
            <text:p>Collection</text:p>
          </table:table-cell>
          <table:table-cell table:style-name="ACE-64"/>
          <table:table-cell table:style-name="ACE-77" office:value-type="string">
            <text:p>entities</text:p>
          </table:table-cell>
          <table:table-cell table:style-name="ACE-72" office:value-type="string">
            <text:p>[]</text:p>
          </table:table-cell>
          <table:table-cell table:style-name="ACE-68" office:value-type="string">
            <text:p>Collection</text:p>
          </table:table-cell>
          <table:table-cell table:style-name="ACE-64" office:value-type="string">
            <text:p>Lista de entidades que forman el bloque, lineas, circulos, texto, etc</text:p>
          </table:table-cell>
          <table:table-cell table:number-columns-repeated="56" table:style-name="ACE-64"/>
          <table:table-cell table:number-columns-repeated="64" table:style-name="ACE-79"/>
        </table:table-row>
        <table:table-row table:style-name="AROW-1">
          <table:table-cell table:number-columns-repeated="128"/>
        </table:table-row>
        <table:table-row table:style-name="AROW-1">
          <table:table-cell table:number-columns-spanned="3" table:style-name="ACE-66" office:value-type="string">
            <text:p>Entities</text:p>
          </table:table-cell>
          <table:covered-table-cell table:number-columns-repeated="2"/>
          <table:table-cell table:style-name="ACE-64"/>
          <table:table-cell table:number-columns-spanned="3" table:style-name="ACE-74" office:value-type="string">
            <text:p>Entities</text:p>
          </table:table-cell>
          <table:covered-table-cell table:number-columns-repeated="2"/>
          <table:table-cell table:number-columns-repeated="57" table:style-name="ACE-64"/>
          <table:table-cell table:number-columns-repeated="64" table:style-name="ACE-79"/>
        </table:table-row>
        <table:table-row table:style-name="AROW-1">
          <table:table-cell table:style-name="ACE-67" office:value-type="string">
            <text:p>Key</text:p>
          </table:table-cell>
          <table:table-cell table:style-name="ACE-67" office:value-type="string">
            <text:p>Value</text:p>
          </table:table-cell>
          <table:table-cell table:style-name="ACE-67" office:value-type="string">
            <text:p>Type</text:p>
          </table:table-cell>
          <table:table-cell table:style-name="ACE-64"/>
          <table:table-cell table:style-name="ACE-75" office:value-type="string">
            <text:p>Key</text:p>
          </table:table-cell>
          <table:table-cell table:style-name="ACE-75" office:value-type="string">
            <text:p>Value</text:p>
          </table:table-cell>
          <table:table-cell table:style-name="ACE-75" office:value-type="string">
            <text:p>Type</text:p>
          </table:table-cell>
          <table:table-cell table:number-columns-repeated="57" table:style-name="ACE-64"/>
          <table:table-cell table:number-columns-repeated="64" table:style-name="ACE-79"/>
        </table:table-row>
        <table:table-row table:style-name="AROW-1">
          <table:table-cell table:style-name="ACE-71" office:value-type="string">
            <text:p>layer</text:p>
          </table:table-cell>
          <table:table-cell table:style-name="ACE-71"/>
          <table:table-cell table:style-name="ACE-64" office:value-type="string">
            <text:p>String</text:p>
          </table:table-cell>
          <table:table-cell table:number-columns-repeated="2" table:style-name="ACE-64"/>
          <table:table-cell table:style-name="ACE-71"/>
          <table:table-cell table:number-columns-repeated="58" table:style-name="ACE-64"/>
          <table:table-cell table:number-columns-repeated="64" table:style-name="ACE-79"/>
        </table:table-row>
        <table:table-row table:style-name="AROW-1">
          <table:table-cell table:style-name="ACE-71" office:value-type="string">
            <text:p>style</text:p>
          </table:table-cell>
          <table:table-cell table:style-name="ACE-71"/>
          <table:table-cell table:style-name="ACE-64" office:value-type="string">
            <text:p>String</text:p>
          </table:table-cell>
          <table:table-cell table:number-columns-repeated="2" table:style-name="ACE-64"/>
          <table:table-cell table:style-name="ACE-71"/>
          <table:table-cell table:number-columns-repeated="58" table:style-name="ACE-64"/>
          <table:table-cell table:number-columns-repeated="64" table:style-name="ACE-79"/>
        </table:table-row>
        <table:table-row table:style-name="AROW-1">
          <table:table-cell table:style-name="ACE-71" office:value-type="string">
            <text:p>width</text:p>
          </table:table-cell>
          <table:table-cell table:style-name="ACE-71"/>
          <table:table-cell table:style-name="ACE-64" office:value-type="string">
            <text:p>string</text:p>
          </table:table-cell>
          <table:table-cell table:number-columns-repeated="2" table:style-name="ACE-64"/>
          <table:table-cell table:style-name="ACE-71"/>
          <table:table-cell table:number-columns-repeated="58" table:style-name="ACE-64"/>
          <table:table-cell table:number-columns-repeated="64" table:style-name="ACE-79"/>
        </table:table-row>
        <table:table-row table:style-name="AROW-1">
          <table:table-cell table:style-name="ACE-71" office:value-type="string">
            <text:p>colour</text:p>
          </table:table-cell>
          <table:table-cell table:style-name="ACE-71"/>
          <table:table-cell table:style-name="ACE-64" office:value-type="string">
            <text:p>string</text:p>
          </table:table-cell>
          <table:table-cell table:number-columns-repeated="2" table:style-name="ACE-64"/>
          <table:table-cell table:style-name="ACE-71"/>
          <table:table-cell table:number-columns-repeated="58" table:style-name="ACE-64"/>
          <table:table-cell table:number-columns-repeated="64" table:style-name="ACE-79"/>
        </table:table-row>
        <table:table-row table:style-name="AROW-1" table:number-rows-repeated="3">
          <table:table-cell table:number-columns-repeated="2" table:style-name="ACE-71"/>
          <table:table-cell table:number-columns-repeated="3" table:style-name="ACE-64"/>
          <table:table-cell table:style-name="ACE-71"/>
          <table:table-cell table:number-columns-repeated="58" table:style-name="ACE-64"/>
          <table:table-cell table:number-columns-repeated="64" table:style-name="ACE-79"/>
        </table:table-row>
        <table:table-row table:style-name="AROW-1">
          <table:table-cell table:style-name="ACE-71" office:value-type="string">
            <text:p>p</text:p>
          </table:table-cell>
          <table:table-cell table:style-name="ACE-71"/>
          <table:table-cell table:style-name="ACE-64" office:value-type="string">
            <text:p>Coll. Float[]</text:p>
          </table:table-cell>
          <table:table-cell table:number-columns-repeated="2" table:style-name="ACE-64"/>
          <table:table-cell table:style-name="ACE-71"/>
          <table:table-cell table:style-name="ACE-64"/>
          <table:table-cell table:style-name="ACE-64" office:value-type="string">
            <text:p>Each point is 3D</text:p>
          </table:table-cell>
          <table:table-cell table:number-columns-repeated="56" table:style-name="ACE-64"/>
          <table:table-cell table:number-columns-repeated="64" table:style-name="ACE-79"/>
        </table:table-row>
        <table:table-row table:style-name="AROW-1">
          <table:table-cell table:style-name="ACE-71" office:value-type="string">
            <text:p>angle</text:p>
          </table:table-cell>
          <table:table-cell table:style-name="ACE-71"/>
          <table:table-cell table:style-name="ACE-64" office:value-type="string">
            <text:p>Float</text:p>
          </table:table-cell>
          <table:table-cell table:number-columns-repeated="2" table:style-name="ACE-64"/>
          <table:table-cell table:style-name="ACE-71"/>
          <table:table-cell table:number-columns-repeated="58" table:style-name="ACE-64"/>
          <table:table-cell table:number-columns-repeated="64" table:style-name="ACE-79"/>
        </table:table-row>
        <table:table-row table:style-name="AROW-1">
          <table:table-cell table:style-name="ACE-71" office:value-type="string">
            <text:p>start_angle</text:p>
          </table:table-cell>
          <table:table-cell table:style-name="ACE-71"/>
          <table:table-cell table:style-name="ACE-64" office:value-type="string">
            <text:p>Float</text:p>
          </table:table-cell>
          <table:table-cell table:number-columns-repeated="2" table:style-name="ACE-64"/>
          <table:table-cell table:style-name="ACE-71"/>
          <table:table-cell table:number-columns-repeated="58" table:style-name="ACE-64"/>
          <table:table-cell table:number-columns-repeated="64" table:style-name="ACE-79"/>
        </table:table-row>
        <table:table-row table:style-name="AROW-1">
          <table:table-cell table:style-name="ACE-71" office:value-type="string">
            <text:p>end_angle</text:p>
          </table:table-cell>
          <table:table-cell table:style-name="ACE-71"/>
          <table:table-cell table:style-name="ACE-64" office:value-type="string">
            <text:p>Float</text:p>
          </table:table-cell>
          <table:table-cell table:number-columns-repeated="2" table:style-name="ACE-64"/>
          <table:table-cell table:style-name="ACE-71"/>
          <table:table-cell table:number-columns-repeated="58" table:style-name="ACE-64"/>
          <table:table-cell table:number-columns-repeated="64" table:style-name="ACE-79"/>
        </table:table-row>
        <table:table-row table:style-name="AROW-1">
          <table:table-cell table:style-name="ACE-71" office:value-type="string">
            <text:p>radius</text:p>
          </table:table-cell>
          <table:table-cell table:style-name="ACE-71" office:value-type="float" office:value="2.5">
            <text:p>2.5</text:p>
          </table:table-cell>
          <table:table-cell table:style-name="ACE-64" office:value-type="string">
            <text:p>Float</text:p>
          </table:table-cell>
          <table:table-cell table:number-columns-repeated="2" table:style-name="ACE-64"/>
          <table:table-cell table:style-name="ACE-71"/>
          <table:table-cell table:number-columns-repeated="58" table:style-name="ACE-64"/>
          <table:table-cell table:number-columns-repeated="64" table:style-name="ACE-79"/>
        </table:table-row>
        <table:table-row table:style-name="AROW-1">
          <table:table-cell table:style-name="ACE-64" office:value-type="string">
            <text:p>scale</text:p>
          </table:table-cell>
          <table:table-cell table:style-name="ACE-73" office:value-type="string">
            <text:p>1:1</text:p>
          </table:table-cell>
          <table:table-cell table:style-name="ACE-64" office:value-type="string">
            <text:p>Float</text:p>
          </table:table-cell>
          <table:table-cell table:number-columns-repeated="2" table:style-name="ACE-64"/>
          <table:table-cell table:style-name="ACE-71"/>
          <table:table-cell table:style-name="ACE-64"/>
          <table:table-cell table:style-name="ACE-64" office:value-type="string">
            <text:p>Scale, en dxf 3D, gaucho 2D</text:p>
          </table:table-cell>
          <table:table-cell table:number-columns-repeated="56" table:style-name="ACE-64"/>
          <table:table-cell table:number-columns-repeated="64" table:style-name="ACE-79"/>
        </table:table-row>
        <table:table-row table:style-name="AROW-1" table:number-rows-repeated="6">
          <table:table-cell table:style-name="ACE-71"/>
          <table:table-cell table:style-name="ACE-73"/>
          <table:table-cell table:number-columns-repeated="3" table:style-name="ACE-64"/>
          <table:table-cell table:style-name="ACE-71"/>
          <table:table-cell table:number-columns-repeated="58" table:style-name="ACE-64"/>
          <table:table-cell table:number-columns-repeated="64" table:style-name="ACE-79"/>
        </table:table-row>
        <table:table-row table:style-name="AROW-1">
          <table:table-cell table:number-columns-repeated="4" table:style-name="ACE-64"/>
          <table:table-cell table:number-columns-spanned="3" table:style-name="ACE-74" office:value-type="string">
            <text:p>Styles</text:p>
          </table:table-cell>
          <table:covered-table-cell table:number-columns-repeated="2"/>
          <table:table-cell table:number-columns-repeated="57" table:style-name="ACE-64"/>
          <table:table-cell table:number-columns-repeated="64" table:style-name="ACE-79"/>
        </table:table-row>
        <table:table-row table:style-name="AROW-1">
          <table:table-cell table:number-columns-repeated="4" table:style-name="ACE-64"/>
          <table:table-cell table:style-name="ACE-75" office:value-type="string">
            <text:p>Key</text:p>
          </table:table-cell>
          <table:table-cell table:style-name="ACE-75" office:value-type="string">
            <text:p>Value</text:p>
          </table:table-cell>
          <table:table-cell table:style-name="ACE-75" office:value-type="string">
            <text:p>Type</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Id</text:p>
          </table:table-cell>
          <table:table-cell table:style-name="ACE-72" office:value-type="float" office:value="0">
            <text:p>0</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type</text:p>
          </table:table-cell>
          <table:table-cell table:style-name="ACE-72" office:value-type="string">
            <text:p>style</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name</text:p>
          </table:table-cell>
          <table:table-cell table:style-name="ACE-72" office:value-type="string">
            <text:p>Standard</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number-columns-repeated="128"/>
        </table:table-row>
        <table:table-row table:style-name="AROW-1">
          <table:table-cell table:number-columns-repeated="4" table:style-name="ACE-64"/>
          <table:table-cell table:number-columns-spanned="3" table:style-name="ACE-74" office:value-type="string">
            <text:p>Widths</text:p>
          </table:table-cell>
          <table:covered-table-cell table:number-columns-repeated="2"/>
          <table:table-cell table:number-columns-repeated="57" table:style-name="ACE-64"/>
          <table:table-cell table:number-columns-repeated="64" table:style-name="ACE-79"/>
        </table:table-row>
        <table:table-row table:style-name="AROW-1">
          <table:table-cell table:number-columns-repeated="4" table:style-name="ACE-64"/>
          <table:table-cell table:style-name="ACE-75" office:value-type="string">
            <text:p>Key</text:p>
          </table:table-cell>
          <table:table-cell table:style-name="ACE-75" office:value-type="string">
            <text:p>Value</text:p>
          </table:table-cell>
          <table:table-cell table:style-name="ACE-75" office:value-type="string">
            <text:p>Type</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Id</text:p>
          </table:table-cell>
          <table:table-cell table:style-name="ACE-72" office:value-type="float" office:value="0">
            <text:p>0</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type</text:p>
          </table:table-cell>
          <table:table-cell table:style-name="ACE-72" office:value-type="string">
            <text:p>style</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value</text:p>
          </table:table-cell>
          <table:table-cell table:style-name="ACE-72" office:value-type="float" office:value="0.10000000000000001">
            <text:p>0.1</text:p>
          </table:table-cell>
          <table:table-cell table:style-name="ACE-68" office:value-type="string">
            <text:p>Float</text:p>
          </table:table-cell>
          <table:table-cell table:number-columns-repeated="57" table:style-name="ACE-64"/>
          <table:table-cell table:number-columns-repeated="64" table:style-name="ACE-79"/>
        </table:table-row>
        <table:table-row table:style-name="AROW-1">
          <table:table-cell table:number-columns-repeated="128"/>
        </table:table-row>
        <table:table-row table:style-name="AROW-1">
          <table:table-cell table:number-columns-repeated="4" table:style-name="ACE-64"/>
          <table:table-cell table:number-columns-spanned="3" table:style-name="ACE-74" office:value-type="string">
            <text:p>DimSts</text:p>
          </table:table-cell>
          <table:covered-table-cell table:number-columns-repeated="2"/>
          <table:table-cell table:number-columns-repeated="57" table:style-name="ACE-64"/>
          <table:table-cell table:number-columns-repeated="64" table:style-name="ACE-79"/>
        </table:table-row>
        <table:table-row table:style-name="AROW-1">
          <table:table-cell table:number-columns-repeated="4" table:style-name="ACE-64"/>
          <table:table-cell table:style-name="ACE-75" office:value-type="string">
            <text:p>Key</text:p>
          </table:table-cell>
          <table:table-cell table:style-name="ACE-75" office:value-type="string">
            <text:p>Value</text:p>
          </table:table-cell>
          <table:table-cell table:style-name="ACE-75" office:value-type="string">
            <text:p>Type</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Id</text:p>
          </table:table-cell>
          <table:table-cell table:style-name="ACE-72" office:value-type="float" office:value="0">
            <text:p>0</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type</text:p>
          </table:table-cell>
          <table:table-cell table:style-name="ACE-72" office:value-type="string">
            <text:p>style</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name</text:p>
          </table:table-cell>
          <table:table-cell table:style-name="ACE-72" office:value-type="string">
            <text:p>Standard</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number-columns-repeated="128"/>
        </table:table-row>
        <table:table-row table:style-name="AROW-1">
          <table:table-cell table:number-columns-repeated="4" table:style-name="ACE-64"/>
          <table:table-cell table:number-columns-spanned="3" table:style-name="ACE-74" office:value-type="string">
            <text:p>Fonts</text:p>
          </table:table-cell>
          <table:covered-table-cell table:number-columns-repeated="2"/>
          <table:table-cell table:number-columns-repeated="57" table:style-name="ACE-64"/>
          <table:table-cell table:number-columns-repeated="64" table:style-name="ACE-79"/>
        </table:table-row>
        <table:table-row table:style-name="AROW-1">
          <table:table-cell table:number-columns-repeated="4" table:style-name="ACE-64"/>
          <table:table-cell table:style-name="ACE-75" office:value-type="string">
            <text:p>Key</text:p>
          </table:table-cell>
          <table:table-cell table:style-name="ACE-75" office:value-type="string">
            <text:p>Value</text:p>
          </table:table-cell>
          <table:table-cell table:style-name="ACE-75" office:value-type="string">
            <text:p>Type</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Id</text:p>
          </table:table-cell>
          <table:table-cell table:style-name="ACE-72" office:value-type="float" office:value="0">
            <text:p>0</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type</text:p>
          </table:table-cell>
          <table:table-cell table:style-name="ACE-72" office:value-type="string">
            <text:p>style</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table-cell table:number-columns-repeated="4" table:style-name="ACE-64"/>
          <table:table-cell table:style-name="ACE-68" office:value-type="string">
            <text:p>name</text:p>
          </table:table-cell>
          <table:table-cell table:style-name="ACE-72" office:value-type="string">
            <text:p>Standard</text:p>
          </table:table-cell>
          <table:table-cell table:style-name="ACE-68" office:value-type="string">
            <text:p>String</text:p>
          </table:table-cell>
          <table:table-cell table:number-columns-repeated="57" table:style-name="ACE-64"/>
          <table:table-cell table:number-columns-repeated="64" table:style-name="ACE-79"/>
        </table:table-row>
        <table:table-row table:style-name="AROW-1" table:number-rows-repeated="1048482">
          <table:table-cell table:number-columns-repeated="128"/>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8" gnm:cursor-row="54">
          <gnm:selection gnm:start-col="8" gnm:start-row="54" gnm:end-col="8" gnm:end-row="54"/>
        </gnm:selections>
      </table:table>
      <table:table table:name="DXF_Header_variables" table:style-name="ta-10" table:print="true">
        <office:forms form:automatic-focus="false" form:apply-design-mode="false">
          <form:form/>
        </office:forms>
        <table:table-column table:default-cell-style-name="ACE-82" table:style-name="ACOL-1"/>
        <table:table-column table:default-cell-style-name="ACE-85" table:style-name="ACOL-27"/>
        <table:table-column table:default-cell-style-name="ACE-85" table:style-name="ACOL-28"/>
        <table:table-column table:default-cell-style-name="ACE-85" table:style-name="ACOL-1"/>
        <table:table-column table:default-cell-style-name="ACE-85" table:style-name="ACOL-5" table:number-columns-repeated="60"/>
        <table:table-column table:default-cell-style-name="ACE-87" table:style-name="ACOL-5" table:number-columns-repeated="64"/>
        <table:table-row table:style-name="AROW-1">
          <table:table-cell table:style-name="ACE-81" office:value-type="string">
            <text:p>Gauched</text:p>
          </table:table-cell>
          <table:table-cell table:style-name="ACE-84" office:value-type="string">
            <text:p>Variable</text:p>
          </table:table-cell>
          <table:table-cell table:style-name="ACE-88" office:value-type="string">
            <text:p>Sample value</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ACADVER</text:p>
          </table:table-cell>
          <table:table-cell table:style-name="ACE-85" office:value-type="string">
            <text:p>AC1015</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ACADMAINTVER</text:p>
          </table:table-cell>
          <table:table-cell table:style-name="ACE-85" office:value-type="float" office:value="20">
            <text:p>2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WGCODEPAGE</text:p>
          </table:table-cell>
          <table:table-cell table:style-name="ACE-85" office:value-type="string">
            <text:p>ANSI_125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INSBASE</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EXTMIN</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EXTMAX</text:p>
          </table:table-cell>
          <table:table-cell table:style-name="ACE-90" office:value-type="time" office:time-value="PT0424H57M00S">
            <text:p>424:57: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LIMMIN</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LIMMAX</text:p>
          </table:table-cell>
          <table:table-cell table:style-name="ACE-90" office:value-type="time" office:time-value="PT0424H57M00S">
            <text:p>424:57: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ORTHOMOD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REGENMODE</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FILLMODE</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QTEXTMOD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MIRRTEXT</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3" table:formula="of:=LOWER([.B15])" office:value-type="string" office:string-value="ltscale">
            <text:p>ltscale</text:p>
          </table:table-cell>
          <table:table-cell table:style-name="ACE-85" office:value-type="string">
            <text:p>LTSCALE</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3" table:formula="of:=LOWER([.B16])" office:value-type="string" office:string-value="attmode">
            <text:p>attmode</text:p>
          </table:table-cell>
          <table:table-cell table:style-name="ACE-85" office:value-type="string">
            <text:p>ATTMOD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3" table:formula="of:=LOWER([.B17])" office:value-type="string" office:string-value="textsize">
            <text:p>textsize</text:p>
          </table:table-cell>
          <table:table-cell table:style-name="ACE-85" office:value-type="string">
            <text:p>TEXTSIZE</text:p>
          </table:table-cell>
          <table:table-cell table:style-name="ACE-85" office:value-type="string">
            <text:p>148.955461776538</text:p>
          </table:table-cell>
          <table:table-cell table:number-columns-repeated="61" table:style-name="ACE-85"/>
          <table:table-cell table:number-columns-repeated="64" table:style-name="ACE-87"/>
        </table:table-row>
        <table:table-row table:style-name="AROW-1">
          <table:table-cell table:style-name="ACE-83"/>
          <table:table-cell table:style-name="ACE-85" office:value-type="string">
            <text:p>TRACEWID</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3" table:formula="of:=LOWER([.B19])" office:value-type="string" office:string-value="textstyle">
            <text:p>textstyle</text:p>
          </table:table-cell>
          <table:table-cell table:style-name="ACE-85" office:value-type="string">
            <text:p>TEXTSTYLE</text:p>
          </table:table-cell>
          <table:table-cell table:style-name="ACE-85" office:value-type="string">
            <text:p>Standard</text:p>
          </table:table-cell>
          <table:table-cell table:number-columns-repeated="61" table:style-name="ACE-85"/>
          <table:table-cell table:number-columns-repeated="64" table:style-name="ACE-87"/>
        </table:table-row>
        <table:table-row table:style-name="AROW-1">
          <table:table-cell table:style-name="ACE-83" table:formula="of:=LOWER([.B20])" office:value-type="string" office:string-value="clayer">
            <text:p>clayer</text:p>
          </table:table-cell>
          <table:table-cell table:style-name="ACE-86" office:value-type="string">
            <text:p>CLAYER</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3" table:formula="of:=LOWER([.B21])" office:value-type="string" office:string-value="celtype">
            <text:p>celtype</text:p>
          </table:table-cell>
          <table:table-cell table:style-name="ACE-86" office:value-type="string">
            <text:p>CELTYPE</text:p>
          </table:table-cell>
          <table:table-cell table:style-name="ACE-85" office:value-type="string">
            <text:p>ByLayer</text:p>
          </table:table-cell>
          <table:table-cell table:number-columns-repeated="61" table:style-name="ACE-85"/>
          <table:table-cell table:number-columns-repeated="64" table:style-name="ACE-87"/>
        </table:table-row>
        <table:table-row table:style-name="AROW-1">
          <table:table-cell table:style-name="ACE-83" table:formula="of:=LOWER([.B22])" office:value-type="string" office:string-value="cecolor">
            <text:p>cecolor</text:p>
          </table:table-cell>
          <table:table-cell table:style-name="ACE-86" office:value-type="string">
            <text:p>CECOLOR</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3" table:formula="of:=LOWER([.B23])" office:value-type="string" office:string-value="celtscale">
            <text:p>celtscale</text:p>
          </table:table-cell>
          <table:table-cell table:style-name="ACE-85" office:value-type="string">
            <text:p>CELTSCALE</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SPSILH</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SCALE</text:p>
          </table:table-cell>
          <table:table-cell table:style-name="ACE-85" office:value-type="float" office:value="100">
            <text:p>1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SZ</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EXO</text:p>
          </table:table-cell>
          <table:table-cell table:style-name="ACE-85" office:value-type="string">
            <text:p>0.000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DLI</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RND</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DL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EXE</text:p>
          </table:table-cell>
          <table:table-cell table:style-name="ACE-85" office:value-type="string">
            <text:p>0.0005</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P</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M</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XT</text:p>
          </table:table-cell>
          <table:table-cell table:style-name="ACE-85" office:value-type="float" office:value="2">
            <text:p>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CEN</text:p>
          </table:table-cell>
          <table:table-cell table:style-name="ACE-85" office:value-type="string">
            <text:p>0.09</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SZ</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OL</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LIM</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IH</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OH</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SE1</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SE2</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AD</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ZIN</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BLK</text:p>
          </table:table-cell>
          <table:table-cell table:style-name="ACE-85" office:value-type="string">
            <text:p>_ArchTick</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SO</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SHO</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POST</text:p>
          </table:table-cell>
          <table:table-cell table:number-columns-repeated="62" table:style-name="ACE-85"/>
          <table:table-cell table:number-columns-repeated="64" table:style-name="ACE-87"/>
        </table:table-row>
        <table:table-row table:style-name="AROW-1">
          <table:table-cell table:style-name="ACE-82"/>
          <table:table-cell table:style-name="ACE-85" office:value-type="string">
            <text:p>DIMAPOST</text:p>
          </table:table-cell>
          <table:table-cell table:number-columns-repeated="62" table:style-name="ACE-85"/>
          <table:table-cell table:number-columns-repeated="64" table:style-name="ACE-87"/>
        </table:table-row>
        <table:table-row table:style-name="AROW-1">
          <table:table-cell table:style-name="ACE-82"/>
          <table:table-cell table:style-name="ACE-85" office:value-type="string">
            <text:p>DIMALT</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LTD</text:p>
          </table:table-cell>
          <table:table-cell table:style-name="ACE-85" office:value-type="float" office:value="2">
            <text:p>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LTF</text:p>
          </table:table-cell>
          <table:table-cell table:style-name="ACE-85" office:value-type="string">
            <text:p>25.4</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LFAC</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OFL</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VP</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IX</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SOXD</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SAH</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BLK1</text:p>
          </table:table-cell>
          <table:table-cell table:number-columns-repeated="62" table:style-name="ACE-85"/>
          <table:table-cell table:number-columns-repeated="64" table:style-name="ACE-87"/>
        </table:table-row>
        <table:table-row table:style-name="AROW-1">
          <table:table-cell table:style-name="ACE-82"/>
          <table:table-cell table:style-name="ACE-85" office:value-type="string">
            <text:p>DIMBLK2</text:p>
          </table:table-cell>
          <table:table-cell table:number-columns-repeated="62" table:style-name="ACE-85"/>
          <table:table-cell table:number-columns-repeated="64" table:style-name="ACE-87"/>
        </table:table-row>
        <table:table-row table:style-name="AROW-1">
          <table:table-cell table:style-name="ACE-83" table:formula="of:=LOWER([.B61])" office:value-type="string" office:string-value="dimstyle">
            <text:p>dimstyle</text:p>
          </table:table-cell>
          <table:table-cell table:style-name="ACE-85" office:value-type="string">
            <text:p>DIMSTYLE</text:p>
          </table:table-cell>
          <table:table-cell table:style-name="ACE-85" office:value-type="string">
            <text:p>standard</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CLRD</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CLR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CLRT</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FAC</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GAP</text:p>
          </table:table-cell>
          <table:table-cell table:style-name="ACE-85" office:value-type="string">
            <text:p>0.0005</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JUST</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SD1</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SD2</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OLJ</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ZIN</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LTZ</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LTTZ</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UPT</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DEC</text:p>
          </table:table-cell>
          <table:table-cell table:style-name="ACE-85" office:value-type="float" office:value="2">
            <text:p>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DEC</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LTU</text:p>
          </table:table-cell>
          <table:table-cell table:style-name="ACE-85" office:value-type="float" office:value="2">
            <text:p>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LTTD</text:p>
          </table:table-cell>
          <table:table-cell table:style-name="ACE-85" office:value-type="float" office:value="2">
            <text:p>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XSTY</text:p>
          </table:table-cell>
          <table:table-cell table:style-name="ACE-85" office:value-type="string">
            <text:p>Standard</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UNIT</text:p>
          </table:table-cell>
          <table:table-cell table:style-name="ACE-85" office:value-type="float" office:value="2">
            <text:p>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DEC</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LTRND</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ZIN</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DSEP</text:p>
          </table:table-cell>
          <table:table-cell table:style-name="ACE-85" office:value-type="float" office:value="44">
            <text:p>44</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ATFIT</text:p>
          </table:table-cell>
          <table:table-cell table:style-name="ACE-85" office:value-type="float" office:value="2">
            <text:p>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FRAC</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LDRBLK</text:p>
          </table:table-cell>
          <table:table-cell table:style-name="ACE-85" office:value-type="string">
            <text:p>_DotBlank</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LUNIT</text:p>
          </table:table-cell>
          <table:table-cell table:style-name="ACE-85" office:value-type="float" office:value="2">
            <text:p>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LWD</text:p>
          </table:table-cell>
          <table:table-cell table:style-name="ACE-85" office:value-type="float" office:value="-2">
            <text:p>−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LWE</text:p>
          </table:table-cell>
          <table:table-cell table:style-name="ACE-85" office:value-type="float" office:value="-2">
            <text:p>−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DIMTMOV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LUNITS</text:p>
          </table:table-cell>
          <table:table-cell table:style-name="ACE-85" office:value-type="float" office:value="3020">
            <text:p>302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LUPREC</text:p>
          </table:table-cell>
          <table:table-cell table:style-name="ACE-85" office:value-type="float" office:value="2">
            <text:p>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KETCHINC</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FILLETRAD</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3" table:formula="of:=LOWER([.B96])" office:value-type="string" office:string-value="aunits">
            <text:p>aunits</text:p>
          </table:table-cell>
          <table:table-cell table:style-name="ACE-85" office:value-type="string">
            <text:p>AUNITS</text:p>
          </table:table-cell>
          <table:table-cell table:style-name="ACE-85" office:value-type="float" office:value="4">
            <text:p>4</text:p>
          </table:table-cell>
          <table:table-cell table:style-name="ACE-85" office:value-type="string">
            <text:p>accurate</text:p>
          </table:table-cell>
          <table:table-cell table:number-columns-repeated="60" table:style-name="ACE-85"/>
          <table:table-cell table:number-columns-repeated="64" table:style-name="ACE-87"/>
        </table:table-row>
        <table:table-row table:style-name="AROW-1">
          <table:table-cell table:style-name="ACE-82"/>
          <table:table-cell table:style-name="ACE-85" office:value-type="string">
            <text:p>AUPREC</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MENU</text:p>
          </table:table-cell>
          <table:table-cell table:style-name="ACE-85" office:value-type="string">
            <text:p>.</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ELEVATION</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ELEVATION</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THICKNESS</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LIMCHECK</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3" table:formula="of:=LOWER([.B103])" office:value-type="string" office:string-value="chamfera">
            <text:p>chamfera</text:p>
          </table:table-cell>
          <table:table-cell table:style-name="ACE-85" office:value-type="string">
            <text:p>CHAMFERA</text:p>
          </table:table-cell>
          <table:table-cell table:style-name="ACE-85" office:value-type="float" office:value="10">
            <text:p>10</text:p>
          </table:table-cell>
          <table:table-cell table:number-columns-repeated="61" table:style-name="ACE-85"/>
          <table:table-cell table:number-columns-repeated="64" table:style-name="ACE-87"/>
        </table:table-row>
        <table:table-row table:style-name="AROW-1">
          <table:table-cell table:style-name="ACE-83" table:formula="of:=LOWER([.B104])" office:value-type="string" office:string-value="chamferb">
            <text:p>chamferb</text:p>
          </table:table-cell>
          <table:table-cell table:style-name="ACE-85" office:value-type="string">
            <text:p>CHAMFERB</text:p>
          </table:table-cell>
          <table:table-cell table:style-name="ACE-85" office:value-type="float" office:value="10">
            <text:p>1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CHAMFERC</text:p>
          </table:table-cell>
          <table:table-cell table:style-name="ACE-85" office:value-type="float" office:value="20">
            <text:p>2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CHAMFERD</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KPOLY</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TDCREATE</text:p>
          </table:table-cell>
          <table:table-cell table:style-name="ACE-85" office:value-type="string">
            <text:p>2453292.064549</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TDUCREATE</text:p>
          </table:table-cell>
          <table:table-cell table:style-name="ACE-85" office:value-type="string">
            <text:p>2453292.064549</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TDUPDATE</text:p>
          </table:table-cell>
          <table:table-cell table:style-name="ACE-85" office:value-type="string">
            <text:p>2458240.6465736</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TDUUPDATE</text:p>
          </table:table-cell>
          <table:table-cell table:style-name="ACE-85" office:value-type="string">
            <text:p>2458240.6465736</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TDINDWG</text:p>
          </table:table-cell>
          <table:table-cell table:style-name="ACE-85" office:value-type="string">
            <text:p>0.56758077</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TDUSRTIMER</text:p>
          </table:table-cell>
          <table:table-cell table:style-name="ACE-85" office:value-type="string">
            <text:p>2458240.64553047</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SRTIMER</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3" table:formula="of:=LOWER([.B115])" office:value-type="string" office:string-value="angbase">
            <text:p>angbase</text:p>
          </table:table-cell>
          <table:table-cell table:style-name="ACE-85" office:value-type="string">
            <text:p>ANGBASE</text:p>
          </table:table-cell>
          <table:table-cell table:style-name="ACE-85" office:value-type="string">
            <text:p>0.0 <text:s text:c="12"/></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ANGDIR</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DMODE</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DSIZ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LINEWID</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PLFRAM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PLINETYPE</text:p>
          </table:table-cell>
          <table:table-cell table:style-name="ACE-85" office:value-type="float" office:value="6">
            <text:p>6</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PLINESEGS</text:p>
          </table:table-cell>
          <table:table-cell table:style-name="ACE-85" office:value-type="float" office:value="8">
            <text:p>8</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HANDSEED</text:p>
          </table:table-cell>
          <table:table-cell table:style-name="ACE-85" office:value-type="string">
            <text:p>5B6</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URFTAB1</text:p>
          </table:table-cell>
          <table:table-cell table:style-name="ACE-85" office:value-type="float" office:value="6">
            <text:p>6</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URFTAB2</text:p>
          </table:table-cell>
          <table:table-cell table:style-name="ACE-85" office:value-type="float" office:value="6">
            <text:p>6</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URFTYPE</text:p>
          </table:table-cell>
          <table:table-cell table:style-name="ACE-85" office:value-type="float" office:value="6">
            <text:p>6</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URFU</text:p>
          </table:table-cell>
          <table:table-cell table:style-name="ACE-85" office:value-type="float" office:value="6">
            <text:p>6</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URFV</text:p>
          </table:table-cell>
          <table:table-cell table:style-name="ACE-85" office:value-type="float" office:value="6">
            <text:p>6</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CSBASE</text:p>
          </table:table-cell>
          <table:table-cell table:number-columns-repeated="62" table:style-name="ACE-85"/>
          <table:table-cell table:number-columns-repeated="64" table:style-name="ACE-87"/>
        </table:table-row>
        <table:table-row table:style-name="AROW-1">
          <table:table-cell table:style-name="ACE-82"/>
          <table:table-cell table:style-name="ACE-85" office:value-type="string">
            <text:p>UCSNAME</text:p>
          </table:table-cell>
          <table:table-cell table:number-columns-repeated="62" table:style-name="ACE-85"/>
          <table:table-cell table:number-columns-repeated="64" table:style-name="ACE-87"/>
        </table:table-row>
        <table:table-row table:style-name="AROW-1">
          <table:table-cell table:style-name="ACE-82"/>
          <table:table-cell table:style-name="ACE-85" office:value-type="string">
            <text:p>UCSORG</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CSXDIR</text:p>
          </table:table-cell>
          <table:table-cell table:style-name="ACE-89" office:value-type="time" office:time-value="PT01H00M00S">
            <text:p>01: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CSYDIR</text:p>
          </table:table-cell>
          <table:table-cell table:style-name="ACE-89" office:value-type="time" office:time-value="PT00H01M00S">
            <text:p>00:01: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CSORTHOREF</text:p>
          </table:table-cell>
          <table:table-cell table:number-columns-repeated="62" table:style-name="ACE-85"/>
          <table:table-cell table:number-columns-repeated="64" table:style-name="ACE-87"/>
        </table:table-row>
        <table:table-row table:style-name="AROW-1">
          <table:table-cell table:style-name="ACE-82"/>
          <table:table-cell table:style-name="ACE-85" office:value-type="string">
            <text:p>UCSORTHOVIEW</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CSORGTOP</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CSORGBOTTOM</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CSORGLEFT</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CSORGRIGHT</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CSORGFRONT</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CSORGBACK</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UCSBASE</text:p>
          </table:table-cell>
          <table:table-cell table:number-columns-repeated="62" table:style-name="ACE-85"/>
          <table:table-cell table:number-columns-repeated="64" table:style-name="ACE-87"/>
        </table:table-row>
        <table:table-row table:style-name="AROW-1">
          <table:table-cell table:style-name="ACE-82"/>
          <table:table-cell table:style-name="ACE-85" office:value-type="string">
            <text:p>PUCSNAME</text:p>
          </table:table-cell>
          <table:table-cell table:number-columns-repeated="62" table:style-name="ACE-85"/>
          <table:table-cell table:number-columns-repeated="64" table:style-name="ACE-87"/>
        </table:table-row>
        <table:table-row table:style-name="AROW-1">
          <table:table-cell table:style-name="ACE-82"/>
          <table:table-cell table:style-name="ACE-85" office:value-type="string">
            <text:p>PUCSORG</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UCSXDIR</text:p>
          </table:table-cell>
          <table:table-cell table:style-name="ACE-89" office:value-type="time" office:time-value="PT01H00M00S">
            <text:p>01: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UCSYDIR</text:p>
          </table:table-cell>
          <table:table-cell table:style-name="ACE-89" office:value-type="time" office:time-value="PT00H01M00S">
            <text:p>00:01: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UCSORTHOREF</text:p>
          </table:table-cell>
          <table:table-cell table:number-columns-repeated="62" table:style-name="ACE-85"/>
          <table:table-cell table:number-columns-repeated="64" table:style-name="ACE-87"/>
        </table:table-row>
        <table:table-row table:style-name="AROW-1">
          <table:table-cell table:style-name="ACE-82"/>
          <table:table-cell table:style-name="ACE-85" office:value-type="string">
            <text:p>PUCSORTHOVIEW</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UCSORGTOP</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UCSORGBOTTOM</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UCSORGLEFT</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UCSORGRIGHT</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UCSORGFRONT</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UCSORGBACK</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SERI1</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SERI2</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SERI3</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SERI4</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SERI5</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SERR1</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SERR2</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SERR3</text:p>
          </table:table-cell>
          <table:table-cell table:style-name="ACE-85" office:value-type="string">
            <text:p>tex</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SERR4</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SERR5</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WORLDVIEW</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HADEDGE</text:p>
          </table:table-cell>
          <table:table-cell table:style-name="ACE-85" office:value-type="float" office:value="3">
            <text:p>3</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SHADEDIF</text:p>
          </table:table-cell>
          <table:table-cell table:style-name="ACE-85" office:value-type="float" office:value="70">
            <text:p>7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TILEMODE</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MAXACTVP</text:p>
          </table:table-cell>
          <table:table-cell table:style-name="ACE-85" office:value-type="float" office:value="64">
            <text:p>64</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INSBASE</text:p>
          </table:table-cell>
          <table:table-cell table:style-name="ACE-89" office:value-type="time" office:time-value="PT00H00M00S">
            <text:p>00:00:0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LIMCHECK</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EXTMIN</text:p>
          </table:table-cell>
          <table:table-cell table:style-name="ACE-85" office:value-type="string">
            <text:p>26.6699987888336:20.3199987888336: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EXTMAX</text:p>
          </table:table-cell>
          <table:table-cell table:style-name="ACE-85" office:value-type="string">
            <text:p>240.029989099503:182.879989099503: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LIMMIN</text:p>
          </table:table-cell>
          <table:table-cell table:style-name="ACE-85" office:value-type="string">
            <text:p>-6.35000610351563:-6.34999990463257: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LIMMAX</text:p>
          </table:table-cell>
          <table:table-cell table:style-name="ACE-85" office:value-type="string">
            <text:p>273.049987792969:209.549993991852: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UNITMOD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VISRETAIN</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LINEGEN</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SLTSCALE</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TREEDEPTH</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3" table:formula="of:=LOWER([.B181])" office:value-type="string" office:string-value="cmlstyle">
            <text:p>cmlstyle</text:p>
          </table:table-cell>
          <table:table-cell table:style-name="ACE-85" office:value-type="string">
            <text:p>CMLSTYLE</text:p>
          </table:table-cell>
          <table:table-cell table:style-name="ACE-85" office:value-type="string">
            <text:p>STANDARD</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CMLJUST</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CMLSCALE</text:p>
          </table:table-cell>
          <table:table-cell table:style-name="ACE-85" office:value-type="float" office:value="20">
            <text:p>2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ROXYGRAPHICS</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MEASUREMENT</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3" table:formula="of:=LOWER([.B186])" office:value-type="string" office:string-value="celweight">
            <text:p>celweight</text:p>
          </table:table-cell>
          <table:table-cell table:style-name="ACE-86" office:value-type="string">
            <text:p>CELWEIGHT</text:p>
          </table:table-cell>
          <table:table-cell table:style-name="ACE-85" office:value-type="float" office:value="29">
            <text:p>29</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ENDCAPS</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JOINSTYL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LWDISPLAY</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3" table:formula="of:=LOWER([.B190])" office:value-type="string" office:string-value="insunits">
            <text:p>insunits</text:p>
          </table:table-cell>
          <table:table-cell table:style-name="ACE-85" office:value-type="string">
            <text:p>INSUNITS</text:p>
          </table:table-cell>
          <table:table-cell table:style-name="ACE-85" office:value-type="float" office:value="4">
            <text:p>4</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HYPERLINKBASE</text:p>
          </table:table-cell>
          <table:table-cell table:number-columns-repeated="62" table:style-name="ACE-85"/>
          <table:table-cell table:number-columns-repeated="64" table:style-name="ACE-87"/>
        </table:table-row>
        <table:table-row table:style-name="AROW-1">
          <table:table-cell table:style-name="ACE-82"/>
          <table:table-cell table:style-name="ACE-85" office:value-type="string">
            <text:p>STYLESHEET</text:p>
          </table:table-cell>
          <table:table-cell table:number-columns-repeated="62" table:style-name="ACE-85"/>
          <table:table-cell table:number-columns-repeated="64" table:style-name="ACE-87"/>
        </table:table-row>
        <table:table-row table:style-name="AROW-1">
          <table:table-cell table:style-name="ACE-82"/>
          <table:table-cell table:style-name="ACE-85" office:value-type="string">
            <text:p>XEDIT</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CEPSNTYP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STYLEMODE</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FINGERPRINTGUID</text:p>
          </table:table-cell>
          <table:table-cell table:style-name="ACE-85" office:value-type="string">
            <text:p>{54F9FFC9-F61E-4226-80D2-F6D114C9E5DE}</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VERSIONGUID</text:p>
          </table:table-cell>
          <table:table-cell table:style-name="ACE-85" office:value-type="string">
            <text:p>{B40B7325-64D7-4639-9544-B3213E22E4AB}</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EXTNAMES</text:p>
          </table:table-cell>
          <table:table-cell table:style-name="ACE-85" office:value-type="float" office:value="1">
            <text:p>1</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PSVPSCALE</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table-cell table:style-name="ACE-82"/>
          <table:table-cell table:style-name="ACE-85" office:value-type="string">
            <text:p>OLESTARTUP</text:p>
          </table:table-cell>
          <table:table-cell table:style-name="ACE-85" office:value-type="float" office:value="0">
            <text:p>0</text:p>
          </table:table-cell>
          <table:table-cell table:number-columns-repeated="61" table:style-name="ACE-85"/>
          <table:table-cell table:number-columns-repeated="64" table:style-name="ACE-87"/>
        </table:table-row>
        <table:table-row table:style-name="AROW-1" table:number-rows-repeated="1048376">
          <table:table-cell table:number-columns-repeated="128"/>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1" table:print="true">
        <office:forms form:automatic-focus="false" form:apply-design-mode="false">
          <form:form/>
        </office:forms>
        <table:table-column table:default-cell-style-name="ACE-91" table:style-name="ACOL-1"/>
        <table:table-column table:default-cell-style-name="ACE-92" table:style-name="ACOL-1" table:number-columns-repeated="2"/>
        <table:table-column table:default-cell-style-name="ACE-91" table:style-name="ACOL-1"/>
        <table:table-column table:default-cell-style-name="ACE-91" table:style-name="ACOL-5" table:number-columns-repeated="60"/>
        <table:table-column table:default-cell-style-name="ACE-93" table:style-name="ACOL-5" table:number-columns-repeated="64"/>
        <table:table-row table:style-name="AROW-1">
          <table:table-cell table:number-columns-repeated="128"/>
        </table:table-row>
        <table:table-row table:style-name="AROW-1">
          <table:table-cell table:style-name="ACE-91"/>
          <table:table-cell table:style-name="ACE-92" office:value-type="string">
            <text:p>Key</text:p>
          </table:table-cell>
          <table:table-cell table:style-name="ACE-92" office:value-type="string">
            <text:p>Type</text:p>
          </table:table-cell>
          <table:table-cell table:style-name="ACE-91" office:value-type="string">
            <text:p>Action</text:p>
          </table:table-cell>
          <table:table-cell table:number-columns-repeated="60" table:style-name="ACE-91"/>
          <table:table-cell table:number-columns-repeated="64" table:style-name="ACE-93"/>
        </table:table-row>
        <table:table-row table:style-name="AROW-1">
          <table:table-cell table:style-name="ACE-91"/>
          <table:table-cell table:style-name="ACE-92" office:value-type="string">
            <text:p>F1</text:p>
          </table:table-cell>
          <table:table-cell table:style-name="ACE-92"/>
          <table:table-cell table:number-columns-repeated="61" table:style-name="ACE-91"/>
          <table:table-cell table:number-columns-repeated="64" table:style-name="ACE-93"/>
        </table:table-row>
        <table:table-row table:style-name="AROW-1">
          <table:table-cell table:style-name="ACE-91"/>
          <table:table-cell table:style-name="ACE-92" office:value-type="string">
            <text:p>F2</text:p>
          </table:table-cell>
          <table:table-cell table:style-name="ACE-92"/>
          <table:table-cell table:number-columns-repeated="61" table:style-name="ACE-91"/>
          <table:table-cell table:number-columns-repeated="64" table:style-name="ACE-93"/>
        </table:table-row>
        <table:table-row table:style-name="AROW-1">
          <table:table-cell table:style-name="ACE-91"/>
          <table:table-cell table:style-name="ACE-92" office:value-type="string">
            <text:p>F3</text:p>
          </table:table-cell>
          <table:table-cell table:style-name="ACE-92"/>
          <table:table-cell table:number-columns-repeated="61" table:style-name="ACE-91"/>
          <table:table-cell table:number-columns-repeated="64" table:style-name="ACE-93"/>
        </table:table-row>
        <table:table-row table:style-name="AROW-1">
          <table:table-cell table:style-name="ACE-91"/>
          <table:table-cell table:style-name="ACE-92" office:value-type="string">
            <text:p>F4</text:p>
          </table:table-cell>
          <table:table-cell table:style-name="ACE-92"/>
          <table:table-cell table:number-columns-repeated="61" table:style-name="ACE-91"/>
          <table:table-cell table:number-columns-repeated="64" table:style-name="ACE-93"/>
        </table:table-row>
        <table:table-row table:style-name="AROW-1">
          <table:table-cell table:style-name="ACE-91"/>
          <table:table-cell table:style-name="ACE-92" office:value-type="string">
            <text:p>F5</text:p>
          </table:table-cell>
          <table:table-cell table:style-name="ACE-92"/>
          <table:table-cell table:number-columns-repeated="61" table:style-name="ACE-91"/>
          <table:table-cell table:number-columns-repeated="64" table:style-name="ACE-93"/>
        </table:table-row>
        <table:table-row table:style-name="AROW-1">
          <table:table-cell table:style-name="ACE-91"/>
          <table:table-cell table:style-name="ACE-92" office:value-type="string">
            <text:p>F6</text:p>
          </table:table-cell>
          <table:table-cell table:style-name="ACE-92"/>
          <table:table-cell table:number-columns-repeated="61" table:style-name="ACE-91"/>
          <table:table-cell table:number-columns-repeated="64" table:style-name="ACE-93"/>
        </table:table-row>
        <table:table-row table:style-name="AROW-1">
          <table:table-cell table:style-name="ACE-91"/>
          <table:table-cell table:style-name="ACE-92" office:value-type="string">
            <text:p>F7</text:p>
          </table:table-cell>
          <table:table-cell table:style-name="ACE-92" office:value-type="string">
            <text:p>on/off</text:p>
          </table:table-cell>
          <table:table-cell table:style-name="ACE-91" office:value-type="string">
            <text:p>Grid</text:p>
          </table:table-cell>
          <table:table-cell table:number-columns-repeated="60" table:style-name="ACE-91"/>
          <table:table-cell table:number-columns-repeated="64" table:style-name="ACE-93"/>
        </table:table-row>
        <table:table-row table:style-name="AROW-1">
          <table:table-cell table:style-name="ACE-91"/>
          <table:table-cell table:style-name="ACE-92" office:value-type="string">
            <text:p>F8</text:p>
          </table:table-cell>
          <table:table-cell table:style-name="ACE-92" office:value-type="string">
            <text:p>on/off</text:p>
          </table:table-cell>
          <table:table-cell table:style-name="ACE-91" office:value-type="string">
            <text:p>Orthogonal</text:p>
          </table:table-cell>
          <table:table-cell table:number-columns-repeated="60" table:style-name="ACE-91"/>
          <table:table-cell table:number-columns-repeated="64" table:style-name="ACE-93"/>
        </table:table-row>
        <table:table-row table:style-name="AROW-1">
          <table:table-cell table:style-name="ACE-91"/>
          <table:table-cell table:style-name="ACE-92" office:value-type="string">
            <text:p>F9</text:p>
          </table:table-cell>
          <table:table-cell table:style-name="ACE-92"/>
          <table:table-cell table:number-columns-repeated="61" table:style-name="ACE-91"/>
          <table:table-cell table:number-columns-repeated="64" table:style-name="ACE-93"/>
        </table:table-row>
        <table:table-row table:style-name="AROW-1">
          <table:table-cell table:style-name="ACE-91"/>
          <table:table-cell table:style-name="ACE-92" office:value-type="string">
            <text:p>F10</text:p>
          </table:table-cell>
          <table:table-cell table:style-name="ACE-92"/>
          <table:table-cell table:number-columns-repeated="61" table:style-name="ACE-91"/>
          <table:table-cell table:number-columns-repeated="64" table:style-name="ACE-93"/>
        </table:table-row>
        <table:table-row table:style-name="AROW-1">
          <table:table-cell table:style-name="ACE-91"/>
          <table:table-cell table:style-name="ACE-92" office:value-type="string">
            <text:p>F11</text:p>
          </table:table-cell>
          <table:table-cell table:style-name="ACE-92"/>
          <table:table-cell table:number-columns-repeated="61" table:style-name="ACE-91"/>
          <table:table-cell table:number-columns-repeated="64" table:style-name="ACE-93"/>
        </table:table-row>
        <table:table-row table:style-name="AROW-1">
          <table:table-cell table:style-name="ACE-91"/>
          <table:table-cell table:style-name="ACE-92" office:value-type="string">
            <text:p>F12</text:p>
          </table:table-cell>
          <table:table-cell table:style-name="ACE-92"/>
          <table:table-cell table:number-columns-repeated="61" table:style-name="ACE-91"/>
          <table:table-cell table:number-columns-repeated="64" table:style-name="ACE-93"/>
        </table:table-row>
        <table:table-row table:style-name="AROW-1" table:number-rows-repeated="1048562">
          <table:table-cell table:number-columns-repeated="128"/>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2" table:print="true">
        <office:forms form:automatic-focus="false" form:apply-design-mode="false">
          <form:form/>
        </office:forms>
        <table:table-column table:default-cell-style-name="ACE-94" table:style-name="ACOL-29"/>
        <table:table-column table:default-cell-style-name="ACE-94" table:style-name="ACOL-30"/>
        <table:table-column table:default-cell-style-name="ACE-94" table:style-name="ACOL-31"/>
        <table:table-column table:default-cell-style-name="ACE-94" table:style-name="ACOL-1" table:number-columns-repeated="2"/>
        <table:table-column table:default-cell-style-name="ACE-94" table:style-name="ACOL-32"/>
        <table:table-column table:default-cell-style-name="ACE-94" table:style-name="ACOL-33"/>
        <table:table-column table:default-cell-style-name="ACE-94" table:style-name="ACOL-5" table:number-columns-repeated="57"/>
        <table:table-column table:default-cell-style-name="ACE-95" table:style-name="ACOL-5" table:number-columns-repeated="64"/>
        <table:table-row table:style-name="AROW-1">
          <table:table-cell table:number-columns-repeated="5" table:style-name="ACE-94"/>
          <table:table-cell table:style-name="ACE-94" office:value-type="string">
            <text:p>“</text:p>
          </table:table-cell>
          <table:table-cell table:number-columns-repeated="58" table:style-name="ACE-94"/>
          <table:table-cell table:number-columns-repeated="64" table:style-name="ACE-95"/>
        </table:table-row>
        <table:table-row table:style-name="AROW-1">
          <table:table-cell table:style-name="ACE-94" table:formula="of:=&quot;[&quot;&amp;[.$F$1]&amp;[.C2]&amp;[.$F$1]&amp;&quot;, &quot;&amp;[.$F$1]&amp;[.D2]&amp;[.$F$1]&amp;&quot;]&quot;" office:value-type="string" office:string-value="[“DIMPOST“, “float“]">
            <text:p>[“DIMPOST“, “float“]</text:p>
          </table:table-cell>
          <table:table-cell table:style-name="ACE-94" office:value-type="float" office:value="3">
            <text:p>3</text:p>
          </table:table-cell>
          <table:table-cell table:style-name="ACE-94" office:value-type="string">
            <text:p>DIMPOST</text:p>
          </table:table-cell>
          <table:table-cell table:style-name="ACE-94" office:value-type="string">
            <text:p>float</text:p>
          </table:table-cell>
          <table:table-cell table:number-columns-repeated="2" table:style-name="ACE-94"/>
          <table:table-cell table:style-name="ACE-94" table:formula="of:=&quot;d.Add(&quot;&amp;[.A2]&amp;&quot;, &quot;&amp;[.$F$1]&amp;[.B2]&amp;[.$F$1]&amp;&quot;)&quot;" office:value-type="string" office:string-value="d.Add([“DIMPOST“, “float“], “3“)">
            <text:p>d.Add([“DIMPOST“, “float“], “3“)</text:p>
          </table:table-cell>
          <table:table-cell table:number-columns-repeated="57" table:style-name="ACE-94"/>
          <table:table-cell table:number-columns-repeated="64" table:style-name="ACE-95"/>
        </table:table-row>
        <table:table-row table:style-name="AROW-1">
          <table:table-cell table:style-name="ACE-94" table:formula="of:=&quot;[&quot;&amp;[.$F$1]&amp;[.C3]&amp;[.$F$1]&amp;&quot;, &quot;&amp;[.$F$1]&amp;[.D3]&amp;[.$F$1]&amp;&quot;]&quot;" office:value-type="string" office:string-value="[“DIMAPOST“, “float“]">
            <text:p>[“DIMAPOST“, “float“]</text:p>
          </table:table-cell>
          <table:table-cell table:style-name="ACE-94" office:value-type="float" office:value="4">
            <text:p>4</text:p>
          </table:table-cell>
          <table:table-cell table:style-name="ACE-94" office:value-type="string">
            <text:p>DIMAPOST</text:p>
          </table:table-cell>
          <table:table-cell table:style-name="ACE-94" office:value-type="string">
            <text:p>float</text:p>
          </table:table-cell>
          <table:table-cell table:number-columns-repeated="2" table:style-name="ACE-94"/>
          <table:table-cell table:style-name="ACE-94" table:formula="of:=&quot;d.Add(&quot;&amp;[.A3]&amp;&quot;, &quot;&amp;[.$F$1]&amp;[.B3]&amp;[.$F$1]&amp;&quot;)&quot;" office:value-type="string" office:string-value="d.Add([“DIMAPOST“, “float“], “4“)">
            <text:p>d.Add([“DIMAPOST“, “float“], “4“)</text:p>
          </table:table-cell>
          <table:table-cell table:number-columns-repeated="57" table:style-name="ACE-94"/>
          <table:table-cell table:number-columns-repeated="64" table:style-name="ACE-95"/>
        </table:table-row>
        <table:table-row table:style-name="AROW-1">
          <table:table-cell table:style-name="ACE-94" table:formula="of:=&quot;[&quot;&amp;[.$F$1]&amp;[.C4]&amp;[.$F$1]&amp;&quot;, &quot;&amp;[.$F$1]&amp;[.D4]&amp;[.$F$1]&amp;&quot;]&quot;" office:value-type="string" office:string-value="[“DIMBLK“, “string“]">
            <text:p>[“DIMBLK“, “string“]</text:p>
          </table:table-cell>
          <table:table-cell table:style-name="ACE-94" office:value-type="float" office:value="5">
            <text:p>5</text:p>
          </table:table-cell>
          <table:table-cell table:style-name="ACE-94" office:value-type="string">
            <text:p>DIMBLK</text:p>
          </table:table-cell>
          <table:table-cell table:style-name="ACE-94" office:value-type="string">
            <text:p>string</text:p>
          </table:table-cell>
          <table:table-cell table:style-name="ACE-94" office:value-type="string">
            <text:p>obsolete, now object ID)</text:p>
          </table:table-cell>
          <table:table-cell table:style-name="ACE-94"/>
          <table:table-cell table:style-name="ACE-94" table:formula="of:=&quot;d.Add(&quot;&amp;[.A4]&amp;&quot;, &quot;&amp;[.$F$1]&amp;[.B4]&amp;[.$F$1]&amp;&quot;)&quot;" office:value-type="string" office:string-value="d.Add([“DIMBLK“, “string“], “5“)">
            <text:p>d.Add([“DIMBLK“, “string“], “5“)</text:p>
          </table:table-cell>
          <table:table-cell table:number-columns-repeated="57" table:style-name="ACE-94"/>
          <table:table-cell table:number-columns-repeated="64" table:style-name="ACE-95"/>
        </table:table-row>
        <table:table-row table:style-name="AROW-1">
          <table:table-cell table:style-name="ACE-94" table:formula="of:=&quot;[&quot;&amp;[.$F$1]&amp;[.C5]&amp;[.$F$1]&amp;&quot;, &quot;&amp;[.$F$1]&amp;[.D5]&amp;[.$F$1]&amp;&quot;]&quot;" office:value-type="string" office:string-value="[“DIMBLK1“, “string“]">
            <text:p>[“DIMBLK1“, “string“]</text:p>
          </table:table-cell>
          <table:table-cell table:style-name="ACE-94" office:value-type="float" office:value="6">
            <text:p>6</text:p>
          </table:table-cell>
          <table:table-cell table:style-name="ACE-94" office:value-type="string">
            <text:p>DIMBLK1</text:p>
          </table:table-cell>
          <table:table-cell table:style-name="ACE-94" office:value-type="string">
            <text:p>string</text:p>
          </table:table-cell>
          <table:table-cell table:style-name="ACE-94" office:value-type="string">
            <text:p>obsolete, now object ID)</text:p>
          </table:table-cell>
          <table:table-cell table:style-name="ACE-94"/>
          <table:table-cell table:style-name="ACE-94" table:formula="of:=&quot;d.Add(&quot;&amp;[.A5]&amp;&quot;, &quot;&amp;[.$F$1]&amp;[.B5]&amp;[.$F$1]&amp;&quot;)&quot;" office:value-type="string" office:string-value="d.Add([“DIMBLK1“, “string“], “6“)">
            <text:p>d.Add([“DIMBLK1“, “string“], “6“)</text:p>
          </table:table-cell>
          <table:table-cell table:number-columns-repeated="57" table:style-name="ACE-94"/>
          <table:table-cell table:number-columns-repeated="64" table:style-name="ACE-95"/>
        </table:table-row>
        <table:table-row table:style-name="AROW-1">
          <table:table-cell table:style-name="ACE-94" table:formula="of:=&quot;[&quot;&amp;[.$F$1]&amp;[.C6]&amp;[.$F$1]&amp;&quot;, &quot;&amp;[.$F$1]&amp;[.D6]&amp;[.$F$1]&amp;&quot;]&quot;" office:value-type="string" office:string-value="[“DIMBLK2“, “string“]">
            <text:p>[“DIMBLK2“, “string“]</text:p>
          </table:table-cell>
          <table:table-cell table:style-name="ACE-94" office:value-type="float" office:value="7">
            <text:p>7</text:p>
          </table:table-cell>
          <table:table-cell table:style-name="ACE-94" office:value-type="string">
            <text:p>DIMBLK2</text:p>
          </table:table-cell>
          <table:table-cell table:style-name="ACE-94" office:value-type="string">
            <text:p>string</text:p>
          </table:table-cell>
          <table:table-cell table:style-name="ACE-94" office:value-type="string">
            <text:p>obsolete, now object ID)</text:p>
          </table:table-cell>
          <table:table-cell table:style-name="ACE-94"/>
          <table:table-cell table:style-name="ACE-94" table:formula="of:=&quot;d.Add(&quot;&amp;[.A6]&amp;&quot;, &quot;&amp;[.$F$1]&amp;[.B6]&amp;[.$F$1]&amp;&quot;)&quot;" office:value-type="string" office:string-value="d.Add([“DIMBLK2“, “string“], “7“)">
            <text:p>d.Add([“DIMBLK2“, “string“], “7“)</text:p>
          </table:table-cell>
          <table:table-cell table:number-columns-repeated="57" table:style-name="ACE-94"/>
          <table:table-cell table:number-columns-repeated="64" table:style-name="ACE-95"/>
        </table:table-row>
        <table:table-row table:style-name="AROW-1">
          <table:table-cell table:style-name="ACE-94" table:formula="of:=&quot;[&quot;&amp;[.$F$1]&amp;[.C7]&amp;[.$F$1]&amp;&quot;, &quot;&amp;[.$F$1]&amp;[.D7]&amp;[.$F$1]&amp;&quot;]&quot;" office:value-type="string" office:string-value="[“DIMSCALE“, “float“]">
            <text:p>[“DIMSCALE“, “float“]</text:p>
          </table:table-cell>
          <table:table-cell table:style-name="ACE-94" office:value-type="float" office:value="40">
            <text:p>40</text:p>
          </table:table-cell>
          <table:table-cell table:style-name="ACE-94" office:value-type="string">
            <text:p>DIMSCALE</text:p>
          </table:table-cell>
          <table:table-cell table:style-name="ACE-94" office:value-type="string">
            <text:p>float</text:p>
          </table:table-cell>
          <table:table-cell table:number-columns-repeated="2" table:style-name="ACE-94"/>
          <table:table-cell table:style-name="ACE-94" table:formula="of:=&quot;d.Add(&quot;&amp;[.A7]&amp;&quot;, &quot;&amp;[.$F$1]&amp;[.B7]&amp;[.$F$1]&amp;&quot;)&quot;" office:value-type="string" office:string-value="d.Add([“DIMSCALE“, “float“], “40“)">
            <text:p>d.Add([“DIMSCALE“, “float“], “40“)</text:p>
          </table:table-cell>
          <table:table-cell table:number-columns-repeated="57" table:style-name="ACE-94"/>
          <table:table-cell table:number-columns-repeated="64" table:style-name="ACE-95"/>
        </table:table-row>
        <table:table-row table:style-name="AROW-1">
          <table:table-cell table:style-name="ACE-94" table:formula="of:=&quot;[&quot;&amp;[.$F$1]&amp;[.C8]&amp;[.$F$1]&amp;&quot;, &quot;&amp;[.$F$1]&amp;[.D8]&amp;[.$F$1]&amp;&quot;]&quot;" office:value-type="string" office:string-value="[“DIMASZ“, “float“]">
            <text:p>[“DIMASZ“, “float“]</text:p>
          </table:table-cell>
          <table:table-cell table:style-name="ACE-94" office:value-type="float" office:value="41">
            <text:p>41</text:p>
          </table:table-cell>
          <table:table-cell table:style-name="ACE-94" office:value-type="string">
            <text:p>DIMASZ</text:p>
          </table:table-cell>
          <table:table-cell table:style-name="ACE-94" office:value-type="string">
            <text:p>float</text:p>
          </table:table-cell>
          <table:table-cell table:number-columns-repeated="2" table:style-name="ACE-94"/>
          <table:table-cell table:style-name="ACE-94" table:formula="of:=&quot;d.Add(&quot;&amp;[.A8]&amp;&quot;, &quot;&amp;[.$F$1]&amp;[.B8]&amp;[.$F$1]&amp;&quot;)&quot;" office:value-type="string" office:string-value="d.Add([“DIMASZ“, “float“], “41“)">
            <text:p>d.Add([“DIMASZ“, “float“], “41“)</text:p>
          </table:table-cell>
          <table:table-cell table:number-columns-repeated="57" table:style-name="ACE-94"/>
          <table:table-cell table:number-columns-repeated="64" table:style-name="ACE-95"/>
        </table:table-row>
        <table:table-row table:style-name="AROW-1">
          <table:table-cell table:style-name="ACE-94" table:formula="of:=&quot;[&quot;&amp;[.$F$1]&amp;[.C9]&amp;[.$F$1]&amp;&quot;, &quot;&amp;[.$F$1]&amp;[.D9]&amp;[.$F$1]&amp;&quot;]&quot;" office:value-type="string" office:string-value="[“DIMEXO“, “float“]">
            <text:p>[“DIMEXO“, “float“]</text:p>
          </table:table-cell>
          <table:table-cell table:style-name="ACE-94" office:value-type="float" office:value="42">
            <text:p>42</text:p>
          </table:table-cell>
          <table:table-cell table:style-name="ACE-94" office:value-type="string">
            <text:p>DIMEXO</text:p>
          </table:table-cell>
          <table:table-cell table:style-name="ACE-94" office:value-type="string">
            <text:p>float</text:p>
          </table:table-cell>
          <table:table-cell table:number-columns-repeated="2" table:style-name="ACE-94"/>
          <table:table-cell table:style-name="ACE-94" table:formula="of:=&quot;d.Add(&quot;&amp;[.A9]&amp;&quot;, &quot;&amp;[.$F$1]&amp;[.B9]&amp;[.$F$1]&amp;&quot;)&quot;" office:value-type="string" office:string-value="d.Add([“DIMEXO“, “float“], “42“)">
            <text:p>d.Add([“DIMEXO“, “float“], “42“)</text:p>
          </table:table-cell>
          <table:table-cell table:number-columns-repeated="57" table:style-name="ACE-94"/>
          <table:table-cell table:number-columns-repeated="64" table:style-name="ACE-95"/>
        </table:table-row>
        <table:table-row table:style-name="AROW-1">
          <table:table-cell table:style-name="ACE-94" table:formula="of:=&quot;[&quot;&amp;[.$F$1]&amp;[.C10]&amp;[.$F$1]&amp;&quot;, &quot;&amp;[.$F$1]&amp;[.D10]&amp;[.$F$1]&amp;&quot;]&quot;" office:value-type="string" office:string-value="[“DIMDLI“, “float“]">
            <text:p>[“DIMDLI“, “float“]</text:p>
          </table:table-cell>
          <table:table-cell table:style-name="ACE-94" office:value-type="float" office:value="43">
            <text:p>43</text:p>
          </table:table-cell>
          <table:table-cell table:style-name="ACE-94" office:value-type="string">
            <text:p>DIMDLI</text:p>
          </table:table-cell>
          <table:table-cell table:style-name="ACE-94" office:value-type="string">
            <text:p>float</text:p>
          </table:table-cell>
          <table:table-cell table:number-columns-repeated="2" table:style-name="ACE-94"/>
          <table:table-cell table:style-name="ACE-94" table:formula="of:=&quot;d.Add(&quot;&amp;[.A10]&amp;&quot;, &quot;&amp;[.$F$1]&amp;[.B10]&amp;[.$F$1]&amp;&quot;)&quot;" office:value-type="string" office:string-value="d.Add([“DIMDLI“, “float“], “43“)">
            <text:p>d.Add([“DIMDLI“, “float“], “43“)</text:p>
          </table:table-cell>
          <table:table-cell table:number-columns-repeated="57" table:style-name="ACE-94"/>
          <table:table-cell table:number-columns-repeated="64" table:style-name="ACE-95"/>
        </table:table-row>
        <table:table-row table:style-name="AROW-1">
          <table:table-cell table:style-name="ACE-94" table:formula="of:=&quot;[&quot;&amp;[.$F$1]&amp;[.C11]&amp;[.$F$1]&amp;&quot;, &quot;&amp;[.$F$1]&amp;[.D11]&amp;[.$F$1]&amp;&quot;]&quot;" office:value-type="string" office:string-value="[“DIMEXE“, “float“]">
            <text:p>[“DIMEXE“, “float“]</text:p>
          </table:table-cell>
          <table:table-cell table:style-name="ACE-94" office:value-type="float" office:value="44">
            <text:p>44</text:p>
          </table:table-cell>
          <table:table-cell table:style-name="ACE-94" office:value-type="string">
            <text:p>DIMEXE</text:p>
          </table:table-cell>
          <table:table-cell table:style-name="ACE-94" office:value-type="string">
            <text:p>float</text:p>
          </table:table-cell>
          <table:table-cell table:number-columns-repeated="2" table:style-name="ACE-94"/>
          <table:table-cell table:style-name="ACE-94" table:formula="of:=&quot;d.Add(&quot;&amp;[.A11]&amp;&quot;, &quot;&amp;[.$F$1]&amp;[.B11]&amp;[.$F$1]&amp;&quot;)&quot;" office:value-type="string" office:string-value="d.Add([“DIMEXE“, “float“], “44“)">
            <text:p>d.Add([“DIMEXE“, “float“], “44“)</text:p>
          </table:table-cell>
          <table:table-cell table:number-columns-repeated="57" table:style-name="ACE-94"/>
          <table:table-cell table:number-columns-repeated="64" table:style-name="ACE-95"/>
        </table:table-row>
        <table:table-row table:style-name="AROW-1">
          <table:table-cell table:style-name="ACE-94" table:formula="of:=&quot;[&quot;&amp;[.$F$1]&amp;[.C12]&amp;[.$F$1]&amp;&quot;, &quot;&amp;[.$F$1]&amp;[.D12]&amp;[.$F$1]&amp;&quot;]&quot;" office:value-type="string" office:string-value="[“DIMRND“, “float“]">
            <text:p>[“DIMRND“, “float“]</text:p>
          </table:table-cell>
          <table:table-cell table:style-name="ACE-94" office:value-type="float" office:value="45">
            <text:p>45</text:p>
          </table:table-cell>
          <table:table-cell table:style-name="ACE-94" office:value-type="string">
            <text:p>DIMRND</text:p>
          </table:table-cell>
          <table:table-cell table:style-name="ACE-94" office:value-type="string">
            <text:p>float</text:p>
          </table:table-cell>
          <table:table-cell table:number-columns-repeated="2" table:style-name="ACE-94"/>
          <table:table-cell table:style-name="ACE-94" table:formula="of:=&quot;d.Add(&quot;&amp;[.A12]&amp;&quot;, &quot;&amp;[.$F$1]&amp;[.B12]&amp;[.$F$1]&amp;&quot;)&quot;" office:value-type="string" office:string-value="d.Add([“DIMRND“, “float“], “45“)">
            <text:p>d.Add([“DIMRND“, “float“], “45“)</text:p>
          </table:table-cell>
          <table:table-cell table:number-columns-repeated="57" table:style-name="ACE-94"/>
          <table:table-cell table:number-columns-repeated="64" table:style-name="ACE-95"/>
        </table:table-row>
        <table:table-row table:style-name="AROW-1">
          <table:table-cell table:style-name="ACE-94" table:formula="of:=&quot;[&quot;&amp;[.$F$1]&amp;[.C13]&amp;[.$F$1]&amp;&quot;, &quot;&amp;[.$F$1]&amp;[.D13]&amp;[.$F$1]&amp;&quot;]&quot;" office:value-type="string" office:string-value="[“DIMDLE“, “float“]">
            <text:p>[“DIMDLE“, “float“]</text:p>
          </table:table-cell>
          <table:table-cell table:style-name="ACE-94" office:value-type="float" office:value="46">
            <text:p>46</text:p>
          </table:table-cell>
          <table:table-cell table:style-name="ACE-94" office:value-type="string">
            <text:p>DIMDLE</text:p>
          </table:table-cell>
          <table:table-cell table:style-name="ACE-94" office:value-type="string">
            <text:p>float</text:p>
          </table:table-cell>
          <table:table-cell table:number-columns-repeated="2" table:style-name="ACE-94"/>
          <table:table-cell table:style-name="ACE-94" table:formula="of:=&quot;d.Add(&quot;&amp;[.A13]&amp;&quot;, &quot;&amp;[.$F$1]&amp;[.B13]&amp;[.$F$1]&amp;&quot;)&quot;" office:value-type="string" office:string-value="d.Add([“DIMDLE“, “float“], “46“)">
            <text:p>d.Add([“DIMDLE“, “float“], “46“)</text:p>
          </table:table-cell>
          <table:table-cell table:number-columns-repeated="57" table:style-name="ACE-94"/>
          <table:table-cell table:number-columns-repeated="64" table:style-name="ACE-95"/>
        </table:table-row>
        <table:table-row table:style-name="AROW-1">
          <table:table-cell table:style-name="ACE-94" table:formula="of:=&quot;[&quot;&amp;[.$F$1]&amp;[.C14]&amp;[.$F$1]&amp;&quot;, &quot;&amp;[.$F$1]&amp;[.D14]&amp;[.$F$1]&amp;&quot;]&quot;" office:value-type="string" office:string-value="[“DIMTP“, “float“]">
            <text:p>[“DIMTP“, “float“]</text:p>
          </table:table-cell>
          <table:table-cell table:style-name="ACE-94" office:value-type="float" office:value="47">
            <text:p>47</text:p>
          </table:table-cell>
          <table:table-cell table:style-name="ACE-94" office:value-type="string">
            <text:p>DIMTP</text:p>
          </table:table-cell>
          <table:table-cell table:style-name="ACE-94" office:value-type="string">
            <text:p>float</text:p>
          </table:table-cell>
          <table:table-cell table:number-columns-repeated="2" table:style-name="ACE-94"/>
          <table:table-cell table:style-name="ACE-94" table:formula="of:=&quot;d.Add(&quot;&amp;[.A14]&amp;&quot;, &quot;&amp;[.$F$1]&amp;[.B14]&amp;[.$F$1]&amp;&quot;)&quot;" office:value-type="string" office:string-value="d.Add([“DIMTP“, “float“], “47“)">
            <text:p>d.Add([“DIMTP“, “float“], “47“)</text:p>
          </table:table-cell>
          <table:table-cell table:number-columns-repeated="57" table:style-name="ACE-94"/>
          <table:table-cell table:number-columns-repeated="64" table:style-name="ACE-95"/>
        </table:table-row>
        <table:table-row table:style-name="AROW-1">
          <table:table-cell table:style-name="ACE-94" table:formula="of:=&quot;[&quot;&amp;[.$F$1]&amp;[.C15]&amp;[.$F$1]&amp;&quot;, &quot;&amp;[.$F$1]&amp;[.D15]&amp;[.$F$1]&amp;&quot;]&quot;" office:value-type="string" office:string-value="[“DIMTM“, “float“]">
            <text:p>[“DIMTM“, “float“]</text:p>
          </table:table-cell>
          <table:table-cell table:style-name="ACE-94" office:value-type="float" office:value="48">
            <text:p>48</text:p>
          </table:table-cell>
          <table:table-cell table:style-name="ACE-94" office:value-type="string">
            <text:p>DIMTM</text:p>
          </table:table-cell>
          <table:table-cell table:style-name="ACE-94" office:value-type="string">
            <text:p>float</text:p>
          </table:table-cell>
          <table:table-cell table:number-columns-repeated="2" table:style-name="ACE-94"/>
          <table:table-cell table:style-name="ACE-94" table:formula="of:=&quot;d.Add(&quot;&amp;[.A15]&amp;&quot;, &quot;&amp;[.$F$1]&amp;[.B15]&amp;[.$F$1]&amp;&quot;)&quot;" office:value-type="string" office:string-value="d.Add([“DIMTM“, “float“], “48“)">
            <text:p>d.Add([“DIMTM“, “float“], “48“)</text:p>
          </table:table-cell>
          <table:table-cell table:number-columns-repeated="57" table:style-name="ACE-94"/>
          <table:table-cell table:number-columns-repeated="64" table:style-name="ACE-95"/>
        </table:table-row>
        <table:table-row table:style-name="AROW-1">
          <table:table-cell table:style-name="ACE-94" table:formula="of:=&quot;[&quot;&amp;[.$F$1]&amp;[.C16]&amp;[.$F$1]&amp;&quot;, &quot;&amp;[.$F$1]&amp;[.D16]&amp;[.$F$1]&amp;&quot;]&quot;" office:value-type="string" office:string-value="[“DIMTXT“, “float“]">
            <text:p>[“DIMTXT“, “float“]</text:p>
          </table:table-cell>
          <table:table-cell table:style-name="ACE-94" office:value-type="float" office:value="140">
            <text:p>140</text:p>
          </table:table-cell>
          <table:table-cell table:style-name="ACE-94" office:value-type="string">
            <text:p>DIMTXT</text:p>
          </table:table-cell>
          <table:table-cell table:style-name="ACE-94" office:value-type="string">
            <text:p>float</text:p>
          </table:table-cell>
          <table:table-cell table:number-columns-repeated="2" table:style-name="ACE-94"/>
          <table:table-cell table:style-name="ACE-94" table:formula="of:=&quot;d.Add(&quot;&amp;[.A16]&amp;&quot;, &quot;&amp;[.$F$1]&amp;[.B16]&amp;[.$F$1]&amp;&quot;)&quot;" office:value-type="string" office:string-value="d.Add([“DIMTXT“, “float“], “140“)">
            <text:p>d.Add([“DIMTXT“, “float“], “140“)</text:p>
          </table:table-cell>
          <table:table-cell table:number-columns-repeated="57" table:style-name="ACE-94"/>
          <table:table-cell table:number-columns-repeated="64" table:style-name="ACE-95"/>
        </table:table-row>
        <table:table-row table:style-name="AROW-1">
          <table:table-cell table:style-name="ACE-94" table:formula="of:=&quot;[&quot;&amp;[.$F$1]&amp;[.C17]&amp;[.$F$1]&amp;&quot;, &quot;&amp;[.$F$1]&amp;[.D17]&amp;[.$F$1]&amp;&quot;]&quot;" office:value-type="string" office:string-value="[“DIMCEN“, “float“]">
            <text:p>[“DIMCEN“, “float“]</text:p>
          </table:table-cell>
          <table:table-cell table:style-name="ACE-94" office:value-type="float" office:value="141">
            <text:p>141</text:p>
          </table:table-cell>
          <table:table-cell table:style-name="ACE-94" office:value-type="string">
            <text:p>DIMCEN</text:p>
          </table:table-cell>
          <table:table-cell table:style-name="ACE-94" office:value-type="string">
            <text:p>float</text:p>
          </table:table-cell>
          <table:table-cell table:number-columns-repeated="2" table:style-name="ACE-94"/>
          <table:table-cell table:style-name="ACE-94" table:formula="of:=&quot;d.Add(&quot;&amp;[.A17]&amp;&quot;, &quot;&amp;[.$F$1]&amp;[.B17]&amp;[.$F$1]&amp;&quot;)&quot;" office:value-type="string" office:string-value="d.Add([“DIMCEN“, “float“], “141“)">
            <text:p>d.Add([“DIMCEN“, “float“], “141“)</text:p>
          </table:table-cell>
          <table:table-cell table:number-columns-repeated="57" table:style-name="ACE-94"/>
          <table:table-cell table:number-columns-repeated="64" table:style-name="ACE-95"/>
        </table:table-row>
        <table:table-row table:style-name="AROW-1">
          <table:table-cell table:style-name="ACE-94" table:formula="of:=&quot;[&quot;&amp;[.$F$1]&amp;[.C18]&amp;[.$F$1]&amp;&quot;, &quot;&amp;[.$F$1]&amp;[.D18]&amp;[.$F$1]&amp;&quot;]&quot;" office:value-type="string" office:string-value="[“DIMTSZ“, “float“]">
            <text:p>[“DIMTSZ“, “float“]</text:p>
          </table:table-cell>
          <table:table-cell table:style-name="ACE-94" office:value-type="float" office:value="142">
            <text:p>142</text:p>
          </table:table-cell>
          <table:table-cell table:style-name="ACE-94" office:value-type="string">
            <text:p>DIMTSZ</text:p>
          </table:table-cell>
          <table:table-cell table:style-name="ACE-94" office:value-type="string">
            <text:p>float</text:p>
          </table:table-cell>
          <table:table-cell table:number-columns-repeated="2" table:style-name="ACE-94"/>
          <table:table-cell table:style-name="ACE-94" table:formula="of:=&quot;d.Add(&quot;&amp;[.A18]&amp;&quot;, &quot;&amp;[.$F$1]&amp;[.B18]&amp;[.$F$1]&amp;&quot;)&quot;" office:value-type="string" office:string-value="d.Add([“DIMTSZ“, “float“], “142“)">
            <text:p>d.Add([“DIMTSZ“, “float“], “142“)</text:p>
          </table:table-cell>
          <table:table-cell table:number-columns-repeated="57" table:style-name="ACE-94"/>
          <table:table-cell table:number-columns-repeated="64" table:style-name="ACE-95"/>
        </table:table-row>
        <table:table-row table:style-name="AROW-1">
          <table:table-cell table:style-name="ACE-94" table:formula="of:=&quot;[&quot;&amp;[.$F$1]&amp;[.C19]&amp;[.$F$1]&amp;&quot;, &quot;&amp;[.$F$1]&amp;[.D19]&amp;[.$F$1]&amp;&quot;]&quot;" office:value-type="string" office:string-value="[“DIMALTF“, “float“]">
            <text:p>[“DIMALTF“, “float“]</text:p>
          </table:table-cell>
          <table:table-cell table:style-name="ACE-94" office:value-type="float" office:value="143">
            <text:p>143</text:p>
          </table:table-cell>
          <table:table-cell table:style-name="ACE-94" office:value-type="string">
            <text:p>DIMALTF</text:p>
          </table:table-cell>
          <table:table-cell table:style-name="ACE-94" office:value-type="string">
            <text:p>float</text:p>
          </table:table-cell>
          <table:table-cell table:number-columns-repeated="2" table:style-name="ACE-94"/>
          <table:table-cell table:style-name="ACE-94" table:formula="of:=&quot;d.Add(&quot;&amp;[.A19]&amp;&quot;, &quot;&amp;[.$F$1]&amp;[.B19]&amp;[.$F$1]&amp;&quot;)&quot;" office:value-type="string" office:string-value="d.Add([“DIMALTF“, “float“], “143“)">
            <text:p>d.Add([“DIMALTF“, “float“], “143“)</text:p>
          </table:table-cell>
          <table:table-cell table:number-columns-repeated="57" table:style-name="ACE-94"/>
          <table:table-cell table:number-columns-repeated="64" table:style-name="ACE-95"/>
        </table:table-row>
        <table:table-row table:style-name="AROW-1">
          <table:table-cell table:style-name="ACE-94" table:formula="of:=&quot;[&quot;&amp;[.$F$1]&amp;[.C20]&amp;[.$F$1]&amp;&quot;, &quot;&amp;[.$F$1]&amp;[.D20]&amp;[.$F$1]&amp;&quot;]&quot;" office:value-type="string" office:string-value="[“DIMLFAC“, “float“]">
            <text:p>[“DIMLFAC“, “float“]</text:p>
          </table:table-cell>
          <table:table-cell table:style-name="ACE-94" office:value-type="float" office:value="144">
            <text:p>144</text:p>
          </table:table-cell>
          <table:table-cell table:style-name="ACE-94" office:value-type="string">
            <text:p>DIMLFAC</text:p>
          </table:table-cell>
          <table:table-cell table:style-name="ACE-94" office:value-type="string">
            <text:p>float</text:p>
          </table:table-cell>
          <table:table-cell table:number-columns-repeated="2" table:style-name="ACE-94"/>
          <table:table-cell table:style-name="ACE-94" table:formula="of:=&quot;d.Add(&quot;&amp;[.A20]&amp;&quot;, &quot;&amp;[.$F$1]&amp;[.B20]&amp;[.$F$1]&amp;&quot;)&quot;" office:value-type="string" office:string-value="d.Add([“DIMLFAC“, “float“], “144“)">
            <text:p>d.Add([“DIMLFAC“, “float“], “144“)</text:p>
          </table:table-cell>
          <table:table-cell table:number-columns-repeated="57" table:style-name="ACE-94"/>
          <table:table-cell table:number-columns-repeated="64" table:style-name="ACE-95"/>
        </table:table-row>
        <table:table-row table:style-name="AROW-1">
          <table:table-cell table:style-name="ACE-94" table:formula="of:=&quot;[&quot;&amp;[.$F$1]&amp;[.C21]&amp;[.$F$1]&amp;&quot;, &quot;&amp;[.$F$1]&amp;[.D21]&amp;[.$F$1]&amp;&quot;]&quot;" office:value-type="string" office:string-value="[“DIMTVP“, “float“]">
            <text:p>[“DIMTVP“, “float“]</text:p>
          </table:table-cell>
          <table:table-cell table:style-name="ACE-94" office:value-type="float" office:value="145">
            <text:p>145</text:p>
          </table:table-cell>
          <table:table-cell table:style-name="ACE-94" office:value-type="string">
            <text:p>DIMTVP</text:p>
          </table:table-cell>
          <table:table-cell table:style-name="ACE-94" office:value-type="string">
            <text:p>float</text:p>
          </table:table-cell>
          <table:table-cell table:number-columns-repeated="2" table:style-name="ACE-94"/>
          <table:table-cell table:style-name="ACE-94" table:formula="of:=&quot;d.Add(&quot;&amp;[.A21]&amp;&quot;, &quot;&amp;[.$F$1]&amp;[.B21]&amp;[.$F$1]&amp;&quot;)&quot;" office:value-type="string" office:string-value="d.Add([“DIMTVP“, “float“], “145“)">
            <text:p>d.Add([“DIMTVP“, “float“], “145“)</text:p>
          </table:table-cell>
          <table:table-cell table:number-columns-repeated="57" table:style-name="ACE-94"/>
          <table:table-cell table:number-columns-repeated="64" table:style-name="ACE-95"/>
        </table:table-row>
        <table:table-row table:style-name="AROW-1">
          <table:table-cell table:style-name="ACE-94" table:formula="of:=&quot;[&quot;&amp;[.$F$1]&amp;[.C22]&amp;[.$F$1]&amp;&quot;, &quot;&amp;[.$F$1]&amp;[.D22]&amp;[.$F$1]&amp;&quot;]&quot;" office:value-type="string" office:string-value="[“DIMTFAC“, “float“]">
            <text:p>[“DIMTFAC“, “float“]</text:p>
          </table:table-cell>
          <table:table-cell table:style-name="ACE-94" office:value-type="float" office:value="146">
            <text:p>146</text:p>
          </table:table-cell>
          <table:table-cell table:style-name="ACE-94" office:value-type="string">
            <text:p>DIMTFAC</text:p>
          </table:table-cell>
          <table:table-cell table:style-name="ACE-94" office:value-type="string">
            <text:p>float</text:p>
          </table:table-cell>
          <table:table-cell table:number-columns-repeated="2" table:style-name="ACE-94"/>
          <table:table-cell table:style-name="ACE-94" table:formula="of:=&quot;d.Add(&quot;&amp;[.A22]&amp;&quot;, &quot;&amp;[.$F$1]&amp;[.B22]&amp;[.$F$1]&amp;&quot;)&quot;" office:value-type="string" office:string-value="d.Add([“DIMTFAC“, “float“], “146“)">
            <text:p>d.Add([“DIMTFAC“, “float“], “146“)</text:p>
          </table:table-cell>
          <table:table-cell table:number-columns-repeated="57" table:style-name="ACE-94"/>
          <table:table-cell table:number-columns-repeated="64" table:style-name="ACE-95"/>
        </table:table-row>
        <table:table-row table:style-name="AROW-1">
          <table:table-cell table:style-name="ACE-94" table:formula="of:=&quot;[&quot;&amp;[.$F$1]&amp;[.C23]&amp;[.$F$1]&amp;&quot;, &quot;&amp;[.$F$1]&amp;[.D23]&amp;[.$F$1]&amp;&quot;]&quot;" office:value-type="string" office:string-value="[“DIMGAP“, “float“]">
            <text:p>[“DIMGAP“, “float“]</text:p>
          </table:table-cell>
          <table:table-cell table:style-name="ACE-94" office:value-type="float" office:value="147">
            <text:p>147</text:p>
          </table:table-cell>
          <table:table-cell table:style-name="ACE-94" office:value-type="string">
            <text:p>DIMGAP</text:p>
          </table:table-cell>
          <table:table-cell table:style-name="ACE-94" office:value-type="string">
            <text:p>float</text:p>
          </table:table-cell>
          <table:table-cell table:number-columns-repeated="2" table:style-name="ACE-94"/>
          <table:table-cell table:style-name="ACE-94" table:formula="of:=&quot;d.Add(&quot;&amp;[.A23]&amp;&quot;, &quot;&amp;[.$F$1]&amp;[.B23]&amp;[.$F$1]&amp;&quot;)&quot;" office:value-type="string" office:string-value="d.Add([“DIMGAP“, “float“], “147“)">
            <text:p>d.Add([“DIMGAP“, “float“], “147“)</text:p>
          </table:table-cell>
          <table:table-cell table:number-columns-repeated="57" table:style-name="ACE-94"/>
          <table:table-cell table:number-columns-repeated="64" table:style-name="ACE-95"/>
        </table:table-row>
        <table:table-row table:style-name="AROW-1">
          <table:table-cell table:style-name="ACE-94" table:formula="of:=&quot;[&quot;&amp;[.$F$1]&amp;[.C24]&amp;[.$F$1]&amp;&quot;, &quot;&amp;[.$F$1]&amp;[.D24]&amp;[.$F$1]&amp;&quot;]&quot;" office:value-type="string" office:string-value="[“DIMALTRND“, “float“]">
            <text:p>[“DIMALTRND“, “float“]</text:p>
          </table:table-cell>
          <table:table-cell table:style-name="ACE-94" office:value-type="float" office:value="148">
            <text:p>148</text:p>
          </table:table-cell>
          <table:table-cell table:style-name="ACE-94" office:value-type="string">
            <text:p>DIMALTRND</text:p>
          </table:table-cell>
          <table:table-cell table:style-name="ACE-94" office:value-type="string">
            <text:p>float</text:p>
          </table:table-cell>
          <table:table-cell table:number-columns-repeated="2" table:style-name="ACE-94"/>
          <table:table-cell table:style-name="ACE-94" table:formula="of:=&quot;d.Add(&quot;&amp;[.A24]&amp;&quot;, &quot;&amp;[.$F$1]&amp;[.B24]&amp;[.$F$1]&amp;&quot;)&quot;" office:value-type="string" office:string-value="d.Add([“DIMALTRND“, “float“], “148“)">
            <text:p>d.Add([“DIMALTRND“, “float“], “148“)</text:p>
          </table:table-cell>
          <table:table-cell table:number-columns-repeated="57" table:style-name="ACE-94"/>
          <table:table-cell table:number-columns-repeated="64" table:style-name="ACE-95"/>
        </table:table-row>
        <table:table-row table:style-name="AROW-1">
          <table:table-cell table:style-name="ACE-94" table:formula="of:=&quot;[&quot;&amp;[.$F$1]&amp;[.C25]&amp;[.$F$1]&amp;&quot;, &quot;&amp;[.$F$1]&amp;[.D25]&amp;[.$F$1]&amp;&quot;]&quot;" office:value-type="string" office:string-value="[“DIMTOL“, “float“]">
            <text:p>[“DIMTOL“, “float“]</text:p>
          </table:table-cell>
          <table:table-cell table:style-name="ACE-94" office:value-type="float" office:value="71">
            <text:p>71</text:p>
          </table:table-cell>
          <table:table-cell table:style-name="ACE-94" office:value-type="string">
            <text:p>DIMTOL</text:p>
          </table:table-cell>
          <table:table-cell table:style-name="ACE-94" office:value-type="string">
            <text:p>float</text:p>
          </table:table-cell>
          <table:table-cell table:number-columns-repeated="2" table:style-name="ACE-94"/>
          <table:table-cell table:style-name="ACE-94" table:formula="of:=&quot;d.Add(&quot;&amp;[.A25]&amp;&quot;, &quot;&amp;[.$F$1]&amp;[.B25]&amp;[.$F$1]&amp;&quot;)&quot;" office:value-type="string" office:string-value="d.Add([“DIMTOL“, “float“], “71“)">
            <text:p>d.Add([“DIMTOL“, “float“], “71“)</text:p>
          </table:table-cell>
          <table:table-cell table:number-columns-repeated="57" table:style-name="ACE-94"/>
          <table:table-cell table:number-columns-repeated="64" table:style-name="ACE-95"/>
        </table:table-row>
        <table:table-row table:style-name="AROW-1">
          <table:table-cell table:style-name="ACE-94" table:formula="of:=&quot;[&quot;&amp;[.$F$1]&amp;[.C26]&amp;[.$F$1]&amp;&quot;, &quot;&amp;[.$F$1]&amp;[.D26]&amp;[.$F$1]&amp;&quot;]&quot;" office:value-type="string" office:string-value="[“DIMLIM“, “float“]">
            <text:p>[“DIMLIM“, “float“]</text:p>
          </table:table-cell>
          <table:table-cell table:style-name="ACE-94" office:value-type="float" office:value="72">
            <text:p>72</text:p>
          </table:table-cell>
          <table:table-cell table:style-name="ACE-94" office:value-type="string">
            <text:p>DIMLIM</text:p>
          </table:table-cell>
          <table:table-cell table:style-name="ACE-94" office:value-type="string">
            <text:p>float</text:p>
          </table:table-cell>
          <table:table-cell table:number-columns-repeated="2" table:style-name="ACE-94"/>
          <table:table-cell table:style-name="ACE-94" table:formula="of:=&quot;d.Add(&quot;&amp;[.A26]&amp;&quot;, &quot;&amp;[.$F$1]&amp;[.B26]&amp;[.$F$1]&amp;&quot;)&quot;" office:value-type="string" office:string-value="d.Add([“DIMLIM“, “float“], “72“)">
            <text:p>d.Add([“DIMLIM“, “float“], “72“)</text:p>
          </table:table-cell>
          <table:table-cell table:number-columns-repeated="57" table:style-name="ACE-94"/>
          <table:table-cell table:number-columns-repeated="64" table:style-name="ACE-95"/>
        </table:table-row>
        <table:table-row table:style-name="AROW-1">
          <table:table-cell table:style-name="ACE-94" table:formula="of:=&quot;[&quot;&amp;[.$F$1]&amp;[.C27]&amp;[.$F$1]&amp;&quot;, &quot;&amp;[.$F$1]&amp;[.D27]&amp;[.$F$1]&amp;&quot;]&quot;" office:value-type="string" office:string-value="[“DIMTIH“, “float“]">
            <text:p>[“DIMTIH“, “float“]</text:p>
          </table:table-cell>
          <table:table-cell table:style-name="ACE-94" office:value-type="float" office:value="73">
            <text:p>73</text:p>
          </table:table-cell>
          <table:table-cell table:style-name="ACE-94" office:value-type="string">
            <text:p>DIMTIH</text:p>
          </table:table-cell>
          <table:table-cell table:style-name="ACE-94" office:value-type="string">
            <text:p>float</text:p>
          </table:table-cell>
          <table:table-cell table:number-columns-repeated="2" table:style-name="ACE-94"/>
          <table:table-cell table:style-name="ACE-94" table:formula="of:=&quot;d.Add(&quot;&amp;[.A27]&amp;&quot;, &quot;&amp;[.$F$1]&amp;[.B27]&amp;[.$F$1]&amp;&quot;)&quot;" office:value-type="string" office:string-value="d.Add([“DIMTIH“, “float“], “73“)">
            <text:p>d.Add([“DIMTIH“, “float“], “73“)</text:p>
          </table:table-cell>
          <table:table-cell table:number-columns-repeated="57" table:style-name="ACE-94"/>
          <table:table-cell table:number-columns-repeated="64" table:style-name="ACE-95"/>
        </table:table-row>
        <table:table-row table:style-name="AROW-1">
          <table:table-cell table:style-name="ACE-94" table:formula="of:=&quot;[&quot;&amp;[.$F$1]&amp;[.C28]&amp;[.$F$1]&amp;&quot;, &quot;&amp;[.$F$1]&amp;[.D28]&amp;[.$F$1]&amp;&quot;]&quot;" office:value-type="string" office:string-value="[“DIMTOH“, “float“]">
            <text:p>[“DIMTOH“, “float“]</text:p>
          </table:table-cell>
          <table:table-cell table:style-name="ACE-94" office:value-type="float" office:value="74">
            <text:p>74</text:p>
          </table:table-cell>
          <table:table-cell table:style-name="ACE-94" office:value-type="string">
            <text:p>DIMTOH</text:p>
          </table:table-cell>
          <table:table-cell table:style-name="ACE-94" office:value-type="string">
            <text:p>float</text:p>
          </table:table-cell>
          <table:table-cell table:number-columns-repeated="2" table:style-name="ACE-94"/>
          <table:table-cell table:style-name="ACE-94" table:formula="of:=&quot;d.Add(&quot;&amp;[.A28]&amp;&quot;, &quot;&amp;[.$F$1]&amp;[.B28]&amp;[.$F$1]&amp;&quot;)&quot;" office:value-type="string" office:string-value="d.Add([“DIMTOH“, “float“], “74“)">
            <text:p>d.Add([“DIMTOH“, “float“], “74“)</text:p>
          </table:table-cell>
          <table:table-cell table:number-columns-repeated="57" table:style-name="ACE-94"/>
          <table:table-cell table:number-columns-repeated="64" table:style-name="ACE-95"/>
        </table:table-row>
        <table:table-row table:style-name="AROW-1">
          <table:table-cell table:style-name="ACE-94" table:formula="of:=&quot;[&quot;&amp;[.$F$1]&amp;[.C29]&amp;[.$F$1]&amp;&quot;, &quot;&amp;[.$F$1]&amp;[.D29]&amp;[.$F$1]&amp;&quot;]&quot;" office:value-type="string" office:string-value="[“DIMSE1“, “float“]">
            <text:p>[“DIMSE1“, “float“]</text:p>
          </table:table-cell>
          <table:table-cell table:style-name="ACE-94" office:value-type="float" office:value="75">
            <text:p>75</text:p>
          </table:table-cell>
          <table:table-cell table:style-name="ACE-94" office:value-type="string">
            <text:p>DIMSE1</text:p>
          </table:table-cell>
          <table:table-cell table:style-name="ACE-94" office:value-type="string">
            <text:p>float</text:p>
          </table:table-cell>
          <table:table-cell table:number-columns-repeated="2" table:style-name="ACE-94"/>
          <table:table-cell table:style-name="ACE-94" table:formula="of:=&quot;d.Add(&quot;&amp;[.A29]&amp;&quot;, &quot;&amp;[.$F$1]&amp;[.B29]&amp;[.$F$1]&amp;&quot;)&quot;" office:value-type="string" office:string-value="d.Add([“DIMSE1“, “float“], “75“)">
            <text:p>d.Add([“DIMSE1“, “float“], “75“)</text:p>
          </table:table-cell>
          <table:table-cell table:number-columns-repeated="57" table:style-name="ACE-94"/>
          <table:table-cell table:number-columns-repeated="64" table:style-name="ACE-95"/>
        </table:table-row>
        <table:table-row table:style-name="AROW-1">
          <table:table-cell table:style-name="ACE-94" table:formula="of:=&quot;[&quot;&amp;[.$F$1]&amp;[.C30]&amp;[.$F$1]&amp;&quot;, &quot;&amp;[.$F$1]&amp;[.D30]&amp;[.$F$1]&amp;&quot;]&quot;" office:value-type="string" office:string-value="[“DIMSE2“, “float“]">
            <text:p>[“DIMSE2“, “float“]</text:p>
          </table:table-cell>
          <table:table-cell table:style-name="ACE-94" office:value-type="float" office:value="76">
            <text:p>76</text:p>
          </table:table-cell>
          <table:table-cell table:style-name="ACE-94" office:value-type="string">
            <text:p>DIMSE2</text:p>
          </table:table-cell>
          <table:table-cell table:style-name="ACE-94" office:value-type="string">
            <text:p>float</text:p>
          </table:table-cell>
          <table:table-cell table:number-columns-repeated="2" table:style-name="ACE-94"/>
          <table:table-cell table:style-name="ACE-94" table:formula="of:=&quot;d.Add(&quot;&amp;[.A30]&amp;&quot;, &quot;&amp;[.$F$1]&amp;[.B30]&amp;[.$F$1]&amp;&quot;)&quot;" office:value-type="string" office:string-value="d.Add([“DIMSE2“, “float“], “76“)">
            <text:p>d.Add([“DIMSE2“, “float“], “76“)</text:p>
          </table:table-cell>
          <table:table-cell table:number-columns-repeated="57" table:style-name="ACE-94"/>
          <table:table-cell table:number-columns-repeated="64" table:style-name="ACE-95"/>
        </table:table-row>
        <table:table-row table:style-name="AROW-1">
          <table:table-cell table:style-name="ACE-94" table:formula="of:=&quot;[&quot;&amp;[.$F$1]&amp;[.C31]&amp;[.$F$1]&amp;&quot;, &quot;&amp;[.$F$1]&amp;[.D31]&amp;[.$F$1]&amp;&quot;]&quot;" office:value-type="string" office:string-value="[“DIMTAD“, “float“]">
            <text:p>[“DIMTAD“, “float“]</text:p>
          </table:table-cell>
          <table:table-cell table:style-name="ACE-94" office:value-type="float" office:value="77">
            <text:p>77</text:p>
          </table:table-cell>
          <table:table-cell table:style-name="ACE-94" office:value-type="string">
            <text:p>DIMTAD</text:p>
          </table:table-cell>
          <table:table-cell table:style-name="ACE-94" office:value-type="string">
            <text:p>float</text:p>
          </table:table-cell>
          <table:table-cell table:number-columns-repeated="2" table:style-name="ACE-94"/>
          <table:table-cell table:style-name="ACE-94" table:formula="of:=&quot;d.Add(&quot;&amp;[.A31]&amp;&quot;, &quot;&amp;[.$F$1]&amp;[.B31]&amp;[.$F$1]&amp;&quot;)&quot;" office:value-type="string" office:string-value="d.Add([“DIMTAD“, “float“], “77“)">
            <text:p>d.Add([“DIMTAD“, “float“], “77“)</text:p>
          </table:table-cell>
          <table:table-cell table:number-columns-repeated="57" table:style-name="ACE-94"/>
          <table:table-cell table:number-columns-repeated="64" table:style-name="ACE-95"/>
        </table:table-row>
        <table:table-row table:style-name="AROW-1">
          <table:table-cell table:style-name="ACE-94" table:formula="of:=&quot;[&quot;&amp;[.$F$1]&amp;[.C32]&amp;[.$F$1]&amp;&quot;, &quot;&amp;[.$F$1]&amp;[.D32]&amp;[.$F$1]&amp;&quot;]&quot;" office:value-type="string" office:string-value="[“DIMZIN“, “float“]">
            <text:p>[“DIMZIN“, “float“]</text:p>
          </table:table-cell>
          <table:table-cell table:style-name="ACE-94" office:value-type="float" office:value="78">
            <text:p>78</text:p>
          </table:table-cell>
          <table:table-cell table:style-name="ACE-94" office:value-type="string">
            <text:p>DIMZIN</text:p>
          </table:table-cell>
          <table:table-cell table:style-name="ACE-94" office:value-type="string">
            <text:p>float</text:p>
          </table:table-cell>
          <table:table-cell table:number-columns-repeated="2" table:style-name="ACE-94"/>
          <table:table-cell table:style-name="ACE-94" table:formula="of:=&quot;d.Add(&quot;&amp;[.A32]&amp;&quot;, &quot;&amp;[.$F$1]&amp;[.B32]&amp;[.$F$1]&amp;&quot;)&quot;" office:value-type="string" office:string-value="d.Add([“DIMZIN“, “float“], “78“)">
            <text:p>d.Add([“DIMZIN“, “float“], “78“)</text:p>
          </table:table-cell>
          <table:table-cell table:number-columns-repeated="57" table:style-name="ACE-94"/>
          <table:table-cell table:number-columns-repeated="64" table:style-name="ACE-95"/>
        </table:table-row>
        <table:table-row table:style-name="AROW-1">
          <table:table-cell table:style-name="ACE-94" table:formula="of:=&quot;[&quot;&amp;[.$F$1]&amp;[.C33]&amp;[.$F$1]&amp;&quot;, &quot;&amp;[.$F$1]&amp;[.D33]&amp;[.$F$1]&amp;&quot;]&quot;" office:value-type="string" office:string-value="[“DIMAZIN“, “float“]">
            <text:p>[“DIMAZIN“, “float“]</text:p>
          </table:table-cell>
          <table:table-cell table:style-name="ACE-94" office:value-type="float" office:value="79">
            <text:p>79</text:p>
          </table:table-cell>
          <table:table-cell table:style-name="ACE-94" office:value-type="string">
            <text:p>DIMAZIN</text:p>
          </table:table-cell>
          <table:table-cell table:style-name="ACE-94" office:value-type="string">
            <text:p>float</text:p>
          </table:table-cell>
          <table:table-cell table:number-columns-repeated="2" table:style-name="ACE-94"/>
          <table:table-cell table:style-name="ACE-94" table:formula="of:=&quot;d.Add(&quot;&amp;[.A33]&amp;&quot;, &quot;&amp;[.$F$1]&amp;[.B33]&amp;[.$F$1]&amp;&quot;)&quot;" office:value-type="string" office:string-value="d.Add([“DIMAZIN“, “float“], “79“)">
            <text:p>d.Add([“DIMAZIN“, “float“], “79“)</text:p>
          </table:table-cell>
          <table:table-cell table:number-columns-repeated="57" table:style-name="ACE-94"/>
          <table:table-cell table:number-columns-repeated="64" table:style-name="ACE-95"/>
        </table:table-row>
        <table:table-row table:style-name="AROW-1">
          <table:table-cell table:style-name="ACE-94" table:formula="of:=&quot;[&quot;&amp;[.$F$1]&amp;[.C34]&amp;[.$F$1]&amp;&quot;, &quot;&amp;[.$F$1]&amp;[.D34]&amp;[.$F$1]&amp;&quot;]&quot;" office:value-type="string" office:string-value="[“DIMALT“, “float“]">
            <text:p>[“DIMALT“, “float“]</text:p>
          </table:table-cell>
          <table:table-cell table:style-name="ACE-94" office:value-type="float" office:value="170">
            <text:p>170</text:p>
          </table:table-cell>
          <table:table-cell table:style-name="ACE-94" office:value-type="string">
            <text:p>DIMALT</text:p>
          </table:table-cell>
          <table:table-cell table:style-name="ACE-94" office:value-type="string">
            <text:p>float</text:p>
          </table:table-cell>
          <table:table-cell table:number-columns-repeated="2" table:style-name="ACE-94"/>
          <table:table-cell table:style-name="ACE-94" table:formula="of:=&quot;d.Add(&quot;&amp;[.A34]&amp;&quot;, &quot;&amp;[.$F$1]&amp;[.B34]&amp;[.$F$1]&amp;&quot;)&quot;" office:value-type="string" office:string-value="d.Add([“DIMALT“, “float“], “170“)">
            <text:p>d.Add([“DIMALT“, “float“], “170“)</text:p>
          </table:table-cell>
          <table:table-cell table:number-columns-repeated="57" table:style-name="ACE-94"/>
          <table:table-cell table:number-columns-repeated="64" table:style-name="ACE-95"/>
        </table:table-row>
        <table:table-row table:style-name="AROW-1">
          <table:table-cell table:style-name="ACE-94" table:formula="of:=&quot;[&quot;&amp;[.$F$1]&amp;[.C35]&amp;[.$F$1]&amp;&quot;, &quot;&amp;[.$F$1]&amp;[.D35]&amp;[.$F$1]&amp;&quot;]&quot;" office:value-type="string" office:string-value="[“DIMALTD“, “float“]">
            <text:p>[“DIMALTD“, “float“]</text:p>
          </table:table-cell>
          <table:table-cell table:style-name="ACE-94" office:value-type="float" office:value="171">
            <text:p>171</text:p>
          </table:table-cell>
          <table:table-cell table:style-name="ACE-94" office:value-type="string">
            <text:p>DIMALTD</text:p>
          </table:table-cell>
          <table:table-cell table:style-name="ACE-94" office:value-type="string">
            <text:p>float</text:p>
          </table:table-cell>
          <table:table-cell table:number-columns-repeated="2" table:style-name="ACE-94"/>
          <table:table-cell table:style-name="ACE-94" table:formula="of:=&quot;d.Add(&quot;&amp;[.A35]&amp;&quot;, &quot;&amp;[.$F$1]&amp;[.B35]&amp;[.$F$1]&amp;&quot;)&quot;" office:value-type="string" office:string-value="d.Add([“DIMALTD“, “float“], “171“)">
            <text:p>d.Add([“DIMALTD“, “float“], “171“)</text:p>
          </table:table-cell>
          <table:table-cell table:number-columns-repeated="57" table:style-name="ACE-94"/>
          <table:table-cell table:number-columns-repeated="64" table:style-name="ACE-95"/>
        </table:table-row>
        <table:table-row table:style-name="AROW-1">
          <table:table-cell table:style-name="ACE-94" table:formula="of:=&quot;[&quot;&amp;[.$F$1]&amp;[.C36]&amp;[.$F$1]&amp;&quot;, &quot;&amp;[.$F$1]&amp;[.D36]&amp;[.$F$1]&amp;&quot;]&quot;" office:value-type="string" office:string-value="[“DIMTOFL“, “float“]">
            <text:p>[“DIMTOFL“, “float“]</text:p>
          </table:table-cell>
          <table:table-cell table:style-name="ACE-94" office:value-type="float" office:value="172">
            <text:p>172</text:p>
          </table:table-cell>
          <table:table-cell table:style-name="ACE-94" office:value-type="string">
            <text:p>DIMTOFL</text:p>
          </table:table-cell>
          <table:table-cell table:style-name="ACE-94" office:value-type="string">
            <text:p>float</text:p>
          </table:table-cell>
          <table:table-cell table:number-columns-repeated="2" table:style-name="ACE-94"/>
          <table:table-cell table:style-name="ACE-94" table:formula="of:=&quot;d.Add(&quot;&amp;[.A36]&amp;&quot;, &quot;&amp;[.$F$1]&amp;[.B36]&amp;[.$F$1]&amp;&quot;)&quot;" office:value-type="string" office:string-value="d.Add([“DIMTOFL“, “float“], “172“)">
            <text:p>d.Add([“DIMTOFL“, “float“], “172“)</text:p>
          </table:table-cell>
          <table:table-cell table:number-columns-repeated="57" table:style-name="ACE-94"/>
          <table:table-cell table:number-columns-repeated="64" table:style-name="ACE-95"/>
        </table:table-row>
        <table:table-row table:style-name="AROW-1">
          <table:table-cell table:style-name="ACE-94" table:formula="of:=&quot;[&quot;&amp;[.$F$1]&amp;[.C37]&amp;[.$F$1]&amp;&quot;, &quot;&amp;[.$F$1]&amp;[.D37]&amp;[.$F$1]&amp;&quot;]&quot;" office:value-type="string" office:string-value="[“DIMSAH“, “float“]">
            <text:p>[“DIMSAH“, “float“]</text:p>
          </table:table-cell>
          <table:table-cell table:style-name="ACE-94" office:value-type="float" office:value="173">
            <text:p>173</text:p>
          </table:table-cell>
          <table:table-cell table:style-name="ACE-94" office:value-type="string">
            <text:p>DIMSAH</text:p>
          </table:table-cell>
          <table:table-cell table:style-name="ACE-94" office:value-type="string">
            <text:p>float</text:p>
          </table:table-cell>
          <table:table-cell table:number-columns-repeated="2" table:style-name="ACE-94"/>
          <table:table-cell table:style-name="ACE-94" table:formula="of:=&quot;d.Add(&quot;&amp;[.A37]&amp;&quot;, &quot;&amp;[.$F$1]&amp;[.B37]&amp;[.$F$1]&amp;&quot;)&quot;" office:value-type="string" office:string-value="d.Add([“DIMSAH“, “float“], “173“)">
            <text:p>d.Add([“DIMSAH“, “float“], “173“)</text:p>
          </table:table-cell>
          <table:table-cell table:number-columns-repeated="57" table:style-name="ACE-94"/>
          <table:table-cell table:number-columns-repeated="64" table:style-name="ACE-95"/>
        </table:table-row>
        <table:table-row table:style-name="AROW-1">
          <table:table-cell table:style-name="ACE-94" table:formula="of:=&quot;[&quot;&amp;[.$F$1]&amp;[.C38]&amp;[.$F$1]&amp;&quot;, &quot;&amp;[.$F$1]&amp;[.D38]&amp;[.$F$1]&amp;&quot;]&quot;" office:value-type="string" office:string-value="[“DIMTIX“, “float“]">
            <text:p>[“DIMTIX“, “float“]</text:p>
          </table:table-cell>
          <table:table-cell table:style-name="ACE-94" office:value-type="float" office:value="174">
            <text:p>174</text:p>
          </table:table-cell>
          <table:table-cell table:style-name="ACE-94" office:value-type="string">
            <text:p>DIMTIX</text:p>
          </table:table-cell>
          <table:table-cell table:style-name="ACE-94" office:value-type="string">
            <text:p>float</text:p>
          </table:table-cell>
          <table:table-cell table:number-columns-repeated="2" table:style-name="ACE-94"/>
          <table:table-cell table:style-name="ACE-94" table:formula="of:=&quot;d.Add(&quot;&amp;[.A38]&amp;&quot;, &quot;&amp;[.$F$1]&amp;[.B38]&amp;[.$F$1]&amp;&quot;)&quot;" office:value-type="string" office:string-value="d.Add([“DIMTIX“, “float“], “174“)">
            <text:p>d.Add([“DIMTIX“, “float“], “174“)</text:p>
          </table:table-cell>
          <table:table-cell table:number-columns-repeated="57" table:style-name="ACE-94"/>
          <table:table-cell table:number-columns-repeated="64" table:style-name="ACE-95"/>
        </table:table-row>
        <table:table-row table:style-name="AROW-1">
          <table:table-cell table:style-name="ACE-94" table:formula="of:=&quot;[&quot;&amp;[.$F$1]&amp;[.C39]&amp;[.$F$1]&amp;&quot;, &quot;&amp;[.$F$1]&amp;[.D39]&amp;[.$F$1]&amp;&quot;]&quot;" office:value-type="string" office:string-value="[“DIMSOXD“, “float“]">
            <text:p>[“DIMSOXD“, “float“]</text:p>
          </table:table-cell>
          <table:table-cell table:style-name="ACE-94" office:value-type="float" office:value="175">
            <text:p>175</text:p>
          </table:table-cell>
          <table:table-cell table:style-name="ACE-94" office:value-type="string">
            <text:p>DIMSOXD</text:p>
          </table:table-cell>
          <table:table-cell table:style-name="ACE-94" office:value-type="string">
            <text:p>float</text:p>
          </table:table-cell>
          <table:table-cell table:number-columns-repeated="2" table:style-name="ACE-94"/>
          <table:table-cell table:style-name="ACE-94" table:formula="of:=&quot;d.Add(&quot;&amp;[.A39]&amp;&quot;, &quot;&amp;[.$F$1]&amp;[.B39]&amp;[.$F$1]&amp;&quot;)&quot;" office:value-type="string" office:string-value="d.Add([“DIMSOXD“, “float“], “175“)">
            <text:p>d.Add([“DIMSOXD“, “float“], “175“)</text:p>
          </table:table-cell>
          <table:table-cell table:number-columns-repeated="57" table:style-name="ACE-94"/>
          <table:table-cell table:number-columns-repeated="64" table:style-name="ACE-95"/>
        </table:table-row>
        <table:table-row table:style-name="AROW-1">
          <table:table-cell table:style-name="ACE-94" table:formula="of:=&quot;[&quot;&amp;[.$F$1]&amp;[.C40]&amp;[.$F$1]&amp;&quot;, &quot;&amp;[.$F$1]&amp;[.D40]&amp;[.$F$1]&amp;&quot;]&quot;" office:value-type="string" office:string-value="[“DIMCLRD“, “float“]">
            <text:p>[“DIMCLRD“, “float“]</text:p>
          </table:table-cell>
          <table:table-cell table:style-name="ACE-94" office:value-type="float" office:value="176">
            <text:p>176</text:p>
          </table:table-cell>
          <table:table-cell table:style-name="ACE-94" office:value-type="string">
            <text:p>DIMCLRD</text:p>
          </table:table-cell>
          <table:table-cell table:style-name="ACE-94" office:value-type="string">
            <text:p>float</text:p>
          </table:table-cell>
          <table:table-cell table:number-columns-repeated="2" table:style-name="ACE-94"/>
          <table:table-cell table:style-name="ACE-94" table:formula="of:=&quot;d.Add(&quot;&amp;[.A40]&amp;&quot;, &quot;&amp;[.$F$1]&amp;[.B40]&amp;[.$F$1]&amp;&quot;)&quot;" office:value-type="string" office:string-value="d.Add([“DIMCLRD“, “float“], “176“)">
            <text:p>d.Add([“DIMCLRD“, “float“], “176“)</text:p>
          </table:table-cell>
          <table:table-cell table:number-columns-repeated="57" table:style-name="ACE-94"/>
          <table:table-cell table:number-columns-repeated="64" table:style-name="ACE-95"/>
        </table:table-row>
        <table:table-row table:style-name="AROW-1">
          <table:table-cell table:style-name="ACE-94" table:formula="of:=&quot;[&quot;&amp;[.$F$1]&amp;[.C41]&amp;[.$F$1]&amp;&quot;, &quot;&amp;[.$F$1]&amp;[.D41]&amp;[.$F$1]&amp;&quot;]&quot;" office:value-type="string" office:string-value="[“DIMCLRE“, “float“]">
            <text:p>[“DIMCLRE“, “float“]</text:p>
          </table:table-cell>
          <table:table-cell table:style-name="ACE-94" office:value-type="float" office:value="177">
            <text:p>177</text:p>
          </table:table-cell>
          <table:table-cell table:style-name="ACE-94" office:value-type="string">
            <text:p>DIMCLRE</text:p>
          </table:table-cell>
          <table:table-cell table:style-name="ACE-94" office:value-type="string">
            <text:p>float</text:p>
          </table:table-cell>
          <table:table-cell table:number-columns-repeated="2" table:style-name="ACE-94"/>
          <table:table-cell table:style-name="ACE-94" table:formula="of:=&quot;d.Add(&quot;&amp;[.A41]&amp;&quot;, &quot;&amp;[.$F$1]&amp;[.B41]&amp;[.$F$1]&amp;&quot;)&quot;" office:value-type="string" office:string-value="d.Add([“DIMCLRE“, “float“], “177“)">
            <text:p>d.Add([“DIMCLRE“, “float“], “177“)</text:p>
          </table:table-cell>
          <table:table-cell table:number-columns-repeated="57" table:style-name="ACE-94"/>
          <table:table-cell table:number-columns-repeated="64" table:style-name="ACE-95"/>
        </table:table-row>
        <table:table-row table:style-name="AROW-1">
          <table:table-cell table:style-name="ACE-94" table:formula="of:=&quot;[&quot;&amp;[.$F$1]&amp;[.C42]&amp;[.$F$1]&amp;&quot;, &quot;&amp;[.$F$1]&amp;[.D42]&amp;[.$F$1]&amp;&quot;]&quot;" office:value-type="string" office:string-value="[“DIMCLRT“, “float“]">
            <text:p>[“DIMCLRT“, “float“]</text:p>
          </table:table-cell>
          <table:table-cell table:style-name="ACE-94" office:value-type="float" office:value="178">
            <text:p>178</text:p>
          </table:table-cell>
          <table:table-cell table:style-name="ACE-94" office:value-type="string">
            <text:p>DIMCLRT</text:p>
          </table:table-cell>
          <table:table-cell table:style-name="ACE-94" office:value-type="string">
            <text:p>float</text:p>
          </table:table-cell>
          <table:table-cell table:number-columns-repeated="2" table:style-name="ACE-94"/>
          <table:table-cell table:style-name="ACE-94" table:formula="of:=&quot;d.Add(&quot;&amp;[.A42]&amp;&quot;, &quot;&amp;[.$F$1]&amp;[.B42]&amp;[.$F$1]&amp;&quot;)&quot;" office:value-type="string" office:string-value="d.Add([“DIMCLRT“, “float“], “178“)">
            <text:p>d.Add([“DIMCLRT“, “float“], “178“)</text:p>
          </table:table-cell>
          <table:table-cell table:number-columns-repeated="57" table:style-name="ACE-94"/>
          <table:table-cell table:number-columns-repeated="64" table:style-name="ACE-95"/>
        </table:table-row>
        <table:table-row table:style-name="AROW-1">
          <table:table-cell table:style-name="ACE-94" table:formula="of:=&quot;[&quot;&amp;[.$F$1]&amp;[.C43]&amp;[.$F$1]&amp;&quot;, &quot;&amp;[.$F$1]&amp;[.D43]&amp;[.$F$1]&amp;&quot;]&quot;" office:value-type="string" office:string-value="[“DIMADEC“, “float“]">
            <text:p>[“DIMADEC“, “float“]</text:p>
          </table:table-cell>
          <table:table-cell table:style-name="ACE-94" office:value-type="float" office:value="179">
            <text:p>179</text:p>
          </table:table-cell>
          <table:table-cell table:style-name="ACE-94" office:value-type="string">
            <text:p>DIMADEC</text:p>
          </table:table-cell>
          <table:table-cell table:style-name="ACE-94" office:value-type="string">
            <text:p>float</text:p>
          </table:table-cell>
          <table:table-cell table:number-columns-repeated="2" table:style-name="ACE-94"/>
          <table:table-cell table:style-name="ACE-94" table:formula="of:=&quot;d.Add(&quot;&amp;[.A43]&amp;&quot;, &quot;&amp;[.$F$1]&amp;[.B43]&amp;[.$F$1]&amp;&quot;)&quot;" office:value-type="string" office:string-value="d.Add([“DIMADEC“, “float“], “179“)">
            <text:p>d.Add([“DIMADEC“, “float“], “179“)</text:p>
          </table:table-cell>
          <table:table-cell table:number-columns-repeated="57" table:style-name="ACE-94"/>
          <table:table-cell table:number-columns-repeated="64" table:style-name="ACE-95"/>
        </table:table-row>
        <table:table-row table:style-name="AROW-1">
          <table:table-cell table:style-name="ACE-94" table:formula="of:=&quot;[&quot;&amp;[.$F$1]&amp;[.C44]&amp;[.$F$1]&amp;&quot;, &quot;&amp;[.$F$1]&amp;[.D44]&amp;[.$F$1]&amp;&quot;]&quot;" office:value-type="string" office:string-value="[“DIMUNIT“, “float“]">
            <text:p>[“DIMUNIT“, “float“]</text:p>
          </table:table-cell>
          <table:table-cell table:style-name="ACE-94" office:value-type="float" office:value="270">
            <text:p>270</text:p>
          </table:table-cell>
          <table:table-cell table:style-name="ACE-94" office:value-type="string">
            <text:p>DIMUNIT</text:p>
          </table:table-cell>
          <table:table-cell table:style-name="ACE-94" office:value-type="string">
            <text:p>float</text:p>
          </table:table-cell>
          <table:table-cell table:style-name="ACE-94" office:value-type="string">
            <text:p>obsolete, now use DIMLUNIT AND DIMFRAC)</text:p>
          </table:table-cell>
          <table:table-cell table:style-name="ACE-94"/>
          <table:table-cell table:style-name="ACE-94" table:formula="of:=&quot;d.Add(&quot;&amp;[.A44]&amp;&quot;, &quot;&amp;[.$F$1]&amp;[.B44]&amp;[.$F$1]&amp;&quot;)&quot;" office:value-type="string" office:string-value="d.Add([“DIMUNIT“, “float“], “270“)">
            <text:p>d.Add([“DIMUNIT“, “float“], “270“)</text:p>
          </table:table-cell>
          <table:table-cell table:number-columns-repeated="57" table:style-name="ACE-94"/>
          <table:table-cell table:number-columns-repeated="64" table:style-name="ACE-95"/>
        </table:table-row>
        <table:table-row table:style-name="AROW-1">
          <table:table-cell table:style-name="ACE-94" table:formula="of:=&quot;[&quot;&amp;[.$F$1]&amp;[.C45]&amp;[.$F$1]&amp;&quot;, &quot;&amp;[.$F$1]&amp;[.D45]&amp;[.$F$1]&amp;&quot;]&quot;" office:value-type="string" office:string-value="[“DIMDEC“, “float“]">
            <text:p>[“DIMDEC“, “float“]</text:p>
          </table:table-cell>
          <table:table-cell table:style-name="ACE-94" office:value-type="float" office:value="271">
            <text:p>271</text:p>
          </table:table-cell>
          <table:table-cell table:style-name="ACE-94" office:value-type="string">
            <text:p>DIMDEC</text:p>
          </table:table-cell>
          <table:table-cell table:style-name="ACE-94" office:value-type="string">
            <text:p>float</text:p>
          </table:table-cell>
          <table:table-cell table:number-columns-repeated="2" table:style-name="ACE-94"/>
          <table:table-cell table:style-name="ACE-94" table:formula="of:=&quot;d.Add(&quot;&amp;[.A45]&amp;&quot;, &quot;&amp;[.$F$1]&amp;[.B45]&amp;[.$F$1]&amp;&quot;)&quot;" office:value-type="string" office:string-value="d.Add([“DIMDEC“, “float“], “271“)">
            <text:p>d.Add([“DIMDEC“, “float“], “271“)</text:p>
          </table:table-cell>
          <table:table-cell table:number-columns-repeated="57" table:style-name="ACE-94"/>
          <table:table-cell table:number-columns-repeated="64" table:style-name="ACE-95"/>
        </table:table-row>
        <table:table-row table:style-name="AROW-1">
          <table:table-cell table:style-name="ACE-94" table:formula="of:=&quot;[&quot;&amp;[.$F$1]&amp;[.C46]&amp;[.$F$1]&amp;&quot;, &quot;&amp;[.$F$1]&amp;[.D46]&amp;[.$F$1]&amp;&quot;]&quot;" office:value-type="string" office:string-value="[“DIMTDEC“, “float“]">
            <text:p>[“DIMTDEC“, “float“]</text:p>
          </table:table-cell>
          <table:table-cell table:style-name="ACE-94" office:value-type="float" office:value="272">
            <text:p>272</text:p>
          </table:table-cell>
          <table:table-cell table:style-name="ACE-94" office:value-type="string">
            <text:p>DIMTDEC</text:p>
          </table:table-cell>
          <table:table-cell table:style-name="ACE-94" office:value-type="string">
            <text:p>float</text:p>
          </table:table-cell>
          <table:table-cell table:number-columns-repeated="2" table:style-name="ACE-94"/>
          <table:table-cell table:style-name="ACE-94" table:formula="of:=&quot;d.Add(&quot;&amp;[.A46]&amp;&quot;, &quot;&amp;[.$F$1]&amp;[.B46]&amp;[.$F$1]&amp;&quot;)&quot;" office:value-type="string" office:string-value="d.Add([“DIMTDEC“, “float“], “272“)">
            <text:p>d.Add([“DIMTDEC“, “float“], “272“)</text:p>
          </table:table-cell>
          <table:table-cell table:number-columns-repeated="57" table:style-name="ACE-94"/>
          <table:table-cell table:number-columns-repeated="64" table:style-name="ACE-95"/>
        </table:table-row>
        <table:table-row table:style-name="AROW-1">
          <table:table-cell table:style-name="ACE-94" table:formula="of:=&quot;[&quot;&amp;[.$F$1]&amp;[.C47]&amp;[.$F$1]&amp;&quot;, &quot;&amp;[.$F$1]&amp;[.D47]&amp;[.$F$1]&amp;&quot;]&quot;" office:value-type="string" office:string-value="[“DIMALTU“, “float“]">
            <text:p>[“DIMALTU“, “float“]</text:p>
          </table:table-cell>
          <table:table-cell table:style-name="ACE-94" office:value-type="float" office:value="273">
            <text:p>273</text:p>
          </table:table-cell>
          <table:table-cell table:style-name="ACE-94" office:value-type="string">
            <text:p>DIMALTU</text:p>
          </table:table-cell>
          <table:table-cell table:style-name="ACE-94" office:value-type="string">
            <text:p>float</text:p>
          </table:table-cell>
          <table:table-cell table:number-columns-repeated="2" table:style-name="ACE-94"/>
          <table:table-cell table:style-name="ACE-94" table:formula="of:=&quot;d.Add(&quot;&amp;[.A47]&amp;&quot;, &quot;&amp;[.$F$1]&amp;[.B47]&amp;[.$F$1]&amp;&quot;)&quot;" office:value-type="string" office:string-value="d.Add([“DIMALTU“, “float“], “273“)">
            <text:p>d.Add([“DIMALTU“, “float“], “273“)</text:p>
          </table:table-cell>
          <table:table-cell table:number-columns-repeated="57" table:style-name="ACE-94"/>
          <table:table-cell table:number-columns-repeated="64" table:style-name="ACE-95"/>
        </table:table-row>
        <table:table-row table:style-name="AROW-1">
          <table:table-cell table:style-name="ACE-94" table:formula="of:=&quot;[&quot;&amp;[.$F$1]&amp;[.C48]&amp;[.$F$1]&amp;&quot;, &quot;&amp;[.$F$1]&amp;[.D48]&amp;[.$F$1]&amp;&quot;]&quot;" office:value-type="string" office:string-value="[“DIMALTTD“, “float“]">
            <text:p>[“DIMALTTD“, “float“]</text:p>
          </table:table-cell>
          <table:table-cell table:style-name="ACE-94" office:value-type="float" office:value="274">
            <text:p>274</text:p>
          </table:table-cell>
          <table:table-cell table:style-name="ACE-94" office:value-type="string">
            <text:p>DIMALTTD</text:p>
          </table:table-cell>
          <table:table-cell table:style-name="ACE-94" office:value-type="string">
            <text:p>float</text:p>
          </table:table-cell>
          <table:table-cell table:number-columns-repeated="2" table:style-name="ACE-94"/>
          <table:table-cell table:style-name="ACE-94" table:formula="of:=&quot;d.Add(&quot;&amp;[.A48]&amp;&quot;, &quot;&amp;[.$F$1]&amp;[.B48]&amp;[.$F$1]&amp;&quot;)&quot;" office:value-type="string" office:string-value="d.Add([“DIMALTTD“, “float“], “274“)">
            <text:p>d.Add([“DIMALTTD“, “float“], “274“)</text:p>
          </table:table-cell>
          <table:table-cell table:number-columns-repeated="57" table:style-name="ACE-94"/>
          <table:table-cell table:number-columns-repeated="64" table:style-name="ACE-95"/>
        </table:table-row>
        <table:table-row table:style-name="AROW-1">
          <table:table-cell table:style-name="ACE-94" table:formula="of:=&quot;[&quot;&amp;[.$F$1]&amp;[.C49]&amp;[.$F$1]&amp;&quot;, &quot;&amp;[.$F$1]&amp;[.D49]&amp;[.$F$1]&amp;&quot;]&quot;" office:value-type="string" office:string-value="[“DIMAUNIT“, “float“]">
            <text:p>[“DIMAUNIT“, “float“]</text:p>
          </table:table-cell>
          <table:table-cell table:style-name="ACE-94" office:value-type="float" office:value="275">
            <text:p>275</text:p>
          </table:table-cell>
          <table:table-cell table:style-name="ACE-94" office:value-type="string">
            <text:p>DIMAUNIT</text:p>
          </table:table-cell>
          <table:table-cell table:style-name="ACE-94" office:value-type="string">
            <text:p>float</text:p>
          </table:table-cell>
          <table:table-cell table:number-columns-repeated="2" table:style-name="ACE-94"/>
          <table:table-cell table:style-name="ACE-94" table:formula="of:=&quot;d.Add(&quot;&amp;[.A49]&amp;&quot;, &quot;&amp;[.$F$1]&amp;[.B49]&amp;[.$F$1]&amp;&quot;)&quot;" office:value-type="string" office:string-value="d.Add([“DIMAUNIT“, “float“], “275“)">
            <text:p>d.Add([“DIMAUNIT“, “float“], “275“)</text:p>
          </table:table-cell>
          <table:table-cell table:number-columns-repeated="57" table:style-name="ACE-94"/>
          <table:table-cell table:number-columns-repeated="64" table:style-name="ACE-95"/>
        </table:table-row>
        <table:table-row table:style-name="AROW-1">
          <table:table-cell table:style-name="ACE-94" table:formula="of:=&quot;[&quot;&amp;[.$F$1]&amp;[.C50]&amp;[.$F$1]&amp;&quot;, &quot;&amp;[.$F$1]&amp;[.D50]&amp;[.$F$1]&amp;&quot;]&quot;" office:value-type="string" office:string-value="[“DIMFRAC“, “float“]">
            <text:p>[“DIMFRAC“, “float“]</text:p>
          </table:table-cell>
          <table:table-cell table:style-name="ACE-94" office:value-type="float" office:value="276">
            <text:p>276</text:p>
          </table:table-cell>
          <table:table-cell table:style-name="ACE-94" office:value-type="string">
            <text:p>DIMFRAC</text:p>
          </table:table-cell>
          <table:table-cell table:style-name="ACE-94" office:value-type="string">
            <text:p>float</text:p>
          </table:table-cell>
          <table:table-cell table:number-columns-repeated="2" table:style-name="ACE-94"/>
          <table:table-cell table:style-name="ACE-94" table:formula="of:=&quot;d.Add(&quot;&amp;[.A50]&amp;&quot;, &quot;&amp;[.$F$1]&amp;[.B50]&amp;[.$F$1]&amp;&quot;)&quot;" office:value-type="string" office:string-value="d.Add([“DIMFRAC“, “float“], “276“)">
            <text:p>d.Add([“DIMFRAC“, “float“], “276“)</text:p>
          </table:table-cell>
          <table:table-cell table:number-columns-repeated="57" table:style-name="ACE-94"/>
          <table:table-cell table:number-columns-repeated="64" table:style-name="ACE-95"/>
        </table:table-row>
        <table:table-row table:style-name="AROW-1">
          <table:table-cell table:style-name="ACE-94" table:formula="of:=&quot;[&quot;&amp;[.$F$1]&amp;[.C51]&amp;[.$F$1]&amp;&quot;, &quot;&amp;[.$F$1]&amp;[.D51]&amp;[.$F$1]&amp;&quot;]&quot;" office:value-type="string" office:string-value="[“DIMLUNIT“, “float“]">
            <text:p>[“DIMLUNIT“, “float“]</text:p>
          </table:table-cell>
          <table:table-cell table:style-name="ACE-94" office:value-type="float" office:value="277">
            <text:p>277</text:p>
          </table:table-cell>
          <table:table-cell table:style-name="ACE-94" office:value-type="string">
            <text:p>DIMLUNIT</text:p>
          </table:table-cell>
          <table:table-cell table:style-name="ACE-94" office:value-type="string">
            <text:p>float</text:p>
          </table:table-cell>
          <table:table-cell table:number-columns-repeated="2" table:style-name="ACE-94"/>
          <table:table-cell table:style-name="ACE-94" table:formula="of:=&quot;d.Add(&quot;&amp;[.A51]&amp;&quot;, &quot;&amp;[.$F$1]&amp;[.B51]&amp;[.$F$1]&amp;&quot;)&quot;" office:value-type="string" office:string-value="d.Add([“DIMLUNIT“, “float“], “277“)">
            <text:p>d.Add([“DIMLUNIT“, “float“], “277“)</text:p>
          </table:table-cell>
          <table:table-cell table:number-columns-repeated="57" table:style-name="ACE-94"/>
          <table:table-cell table:number-columns-repeated="64" table:style-name="ACE-95"/>
        </table:table-row>
        <table:table-row table:style-name="AROW-1">
          <table:table-cell table:style-name="ACE-94" table:formula="of:=&quot;[&quot;&amp;[.$F$1]&amp;[.C52]&amp;[.$F$1]&amp;&quot;, &quot;&amp;[.$F$1]&amp;[.D52]&amp;[.$F$1]&amp;&quot;]&quot;" office:value-type="string" office:string-value="[“DIMDSEP“, “float“]">
            <text:p>[“DIMDSEP“, “float“]</text:p>
          </table:table-cell>
          <table:table-cell table:style-name="ACE-94" office:value-type="float" office:value="278">
            <text:p>278</text:p>
          </table:table-cell>
          <table:table-cell table:style-name="ACE-94" office:value-type="string">
            <text:p>DIMDSEP</text:p>
          </table:table-cell>
          <table:table-cell table:style-name="ACE-94" office:value-type="string">
            <text:p>float</text:p>
          </table:table-cell>
          <table:table-cell table:number-columns-repeated="2" table:style-name="ACE-94"/>
          <table:table-cell table:style-name="ACE-94" table:formula="of:=&quot;d.Add(&quot;&amp;[.A52]&amp;&quot;, &quot;&amp;[.$F$1]&amp;[.B52]&amp;[.$F$1]&amp;&quot;)&quot;" office:value-type="string" office:string-value="d.Add([“DIMDSEP“, “float“], “278“)">
            <text:p>d.Add([“DIMDSEP“, “float“], “278“)</text:p>
          </table:table-cell>
          <table:table-cell table:number-columns-repeated="57" table:style-name="ACE-94"/>
          <table:table-cell table:number-columns-repeated="64" table:style-name="ACE-95"/>
        </table:table-row>
        <table:table-row table:style-name="AROW-1">
          <table:table-cell table:style-name="ACE-94" table:formula="of:=&quot;[&quot;&amp;[.$F$1]&amp;[.C53]&amp;[.$F$1]&amp;&quot;, &quot;&amp;[.$F$1]&amp;[.D53]&amp;[.$F$1]&amp;&quot;]&quot;" office:value-type="string" office:string-value="[“DIMTMOVE“, “float“]">
            <text:p>[“DIMTMOVE“, “float“]</text:p>
          </table:table-cell>
          <table:table-cell table:style-name="ACE-94" office:value-type="float" office:value="279">
            <text:p>279</text:p>
          </table:table-cell>
          <table:table-cell table:style-name="ACE-94" office:value-type="string">
            <text:p>DIMTMOVE</text:p>
          </table:table-cell>
          <table:table-cell table:style-name="ACE-94" office:value-type="string">
            <text:p>float</text:p>
          </table:table-cell>
          <table:table-cell table:number-columns-repeated="2" table:style-name="ACE-94"/>
          <table:table-cell table:style-name="ACE-94" table:formula="of:=&quot;d.Add(&quot;&amp;[.A53]&amp;&quot;, &quot;&amp;[.$F$1]&amp;[.B53]&amp;[.$F$1]&amp;&quot;)&quot;" office:value-type="string" office:string-value="d.Add([“DIMTMOVE“, “float“], “279“)">
            <text:p>d.Add([“DIMTMOVE“, “float“], “279“)</text:p>
          </table:table-cell>
          <table:table-cell table:number-columns-repeated="57" table:style-name="ACE-94"/>
          <table:table-cell table:number-columns-repeated="64" table:style-name="ACE-95"/>
        </table:table-row>
        <table:table-row table:style-name="AROW-1">
          <table:table-cell table:style-name="ACE-94" table:formula="of:=&quot;[&quot;&amp;[.$F$1]&amp;[.C54]&amp;[.$F$1]&amp;&quot;, &quot;&amp;[.$F$1]&amp;[.D54]&amp;[.$F$1]&amp;&quot;]&quot;" office:value-type="string" office:string-value="[“DIMJUST“, “float“]">
            <text:p>[“DIMJUST“, “float“]</text:p>
          </table:table-cell>
          <table:table-cell table:style-name="ACE-94" office:value-type="float" office:value="280">
            <text:p>280</text:p>
          </table:table-cell>
          <table:table-cell table:style-name="ACE-94" office:value-type="string">
            <text:p>DIMJUST</text:p>
          </table:table-cell>
          <table:table-cell table:style-name="ACE-94" office:value-type="string">
            <text:p>float</text:p>
          </table:table-cell>
          <table:table-cell table:number-columns-repeated="2" table:style-name="ACE-94"/>
          <table:table-cell table:style-name="ACE-94" table:formula="of:=&quot;d.Add(&quot;&amp;[.A54]&amp;&quot;, &quot;&amp;[.$F$1]&amp;[.B54]&amp;[.$F$1]&amp;&quot;)&quot;" office:value-type="string" office:string-value="d.Add([“DIMJUST“, “float“], “280“)">
            <text:p>d.Add([“DIMJUST“, “float“], “280“)</text:p>
          </table:table-cell>
          <table:table-cell table:number-columns-repeated="57" table:style-name="ACE-94"/>
          <table:table-cell table:number-columns-repeated="64" table:style-name="ACE-95"/>
        </table:table-row>
        <table:table-row table:style-name="AROW-1">
          <table:table-cell table:style-name="ACE-94" table:formula="of:=&quot;[&quot;&amp;[.$F$1]&amp;[.C55]&amp;[.$F$1]&amp;&quot;, &quot;&amp;[.$F$1]&amp;[.D55]&amp;[.$F$1]&amp;&quot;]&quot;" office:value-type="string" office:string-value="[“DIMSD1“, “float“]">
            <text:p>[“DIMSD1“, “float“]</text:p>
          </table:table-cell>
          <table:table-cell table:style-name="ACE-94" office:value-type="float" office:value="281">
            <text:p>281</text:p>
          </table:table-cell>
          <table:table-cell table:style-name="ACE-94" office:value-type="string">
            <text:p>DIMSD1</text:p>
          </table:table-cell>
          <table:table-cell table:style-name="ACE-94" office:value-type="string">
            <text:p>float</text:p>
          </table:table-cell>
          <table:table-cell table:number-columns-repeated="2" table:style-name="ACE-94"/>
          <table:table-cell table:style-name="ACE-94" table:formula="of:=&quot;d.Add(&quot;&amp;[.A55]&amp;&quot;, &quot;&amp;[.$F$1]&amp;[.B55]&amp;[.$F$1]&amp;&quot;)&quot;" office:value-type="string" office:string-value="d.Add([“DIMSD1“, “float“], “281“)">
            <text:p>d.Add([“DIMSD1“, “float“], “281“)</text:p>
          </table:table-cell>
          <table:table-cell table:number-columns-repeated="57" table:style-name="ACE-94"/>
          <table:table-cell table:number-columns-repeated="64" table:style-name="ACE-95"/>
        </table:table-row>
        <table:table-row table:style-name="AROW-1">
          <table:table-cell table:style-name="ACE-94" table:formula="of:=&quot;[&quot;&amp;[.$F$1]&amp;[.C56]&amp;[.$F$1]&amp;&quot;, &quot;&amp;[.$F$1]&amp;[.D56]&amp;[.$F$1]&amp;&quot;]&quot;" office:value-type="string" office:string-value="[“DIMSD2“, “float“]">
            <text:p>[“DIMSD2“, “float“]</text:p>
          </table:table-cell>
          <table:table-cell table:style-name="ACE-94" office:value-type="float" office:value="282">
            <text:p>282</text:p>
          </table:table-cell>
          <table:table-cell table:style-name="ACE-94" office:value-type="string">
            <text:p>DIMSD2</text:p>
          </table:table-cell>
          <table:table-cell table:style-name="ACE-94" office:value-type="string">
            <text:p>float</text:p>
          </table:table-cell>
          <table:table-cell table:number-columns-repeated="2" table:style-name="ACE-94"/>
          <table:table-cell table:style-name="ACE-94" table:formula="of:=&quot;d.Add(&quot;&amp;[.A56]&amp;&quot;, &quot;&amp;[.$F$1]&amp;[.B56]&amp;[.$F$1]&amp;&quot;)&quot;" office:value-type="string" office:string-value="d.Add([“DIMSD2“, “float“], “282“)">
            <text:p>d.Add([“DIMSD2“, “float“], “282“)</text:p>
          </table:table-cell>
          <table:table-cell table:number-columns-repeated="57" table:style-name="ACE-94"/>
          <table:table-cell table:number-columns-repeated="64" table:style-name="ACE-95"/>
        </table:table-row>
        <table:table-row table:style-name="AROW-1">
          <table:table-cell table:style-name="ACE-94" table:formula="of:=&quot;[&quot;&amp;[.$F$1]&amp;[.C57]&amp;[.$F$1]&amp;&quot;, &quot;&amp;[.$F$1]&amp;[.D57]&amp;[.$F$1]&amp;&quot;]&quot;" office:value-type="string" office:string-value="[“DIMTOLJ“, “float“]">
            <text:p>[“DIMTOLJ“, “float“]</text:p>
          </table:table-cell>
          <table:table-cell table:style-name="ACE-94" office:value-type="float" office:value="283">
            <text:p>283</text:p>
          </table:table-cell>
          <table:table-cell table:style-name="ACE-94" office:value-type="string">
            <text:p>DIMTOLJ</text:p>
          </table:table-cell>
          <table:table-cell table:style-name="ACE-94" office:value-type="string">
            <text:p>float</text:p>
          </table:table-cell>
          <table:table-cell table:number-columns-repeated="2" table:style-name="ACE-94"/>
          <table:table-cell table:style-name="ACE-94" table:formula="of:=&quot;d.Add(&quot;&amp;[.A57]&amp;&quot;, &quot;&amp;[.$F$1]&amp;[.B57]&amp;[.$F$1]&amp;&quot;)&quot;" office:value-type="string" office:string-value="d.Add([“DIMTOLJ“, “float“], “283“)">
            <text:p>d.Add([“DIMTOLJ“, “float“], “283“)</text:p>
          </table:table-cell>
          <table:table-cell table:number-columns-repeated="57" table:style-name="ACE-94"/>
          <table:table-cell table:number-columns-repeated="64" table:style-name="ACE-95"/>
        </table:table-row>
        <table:table-row table:style-name="AROW-1">
          <table:table-cell table:style-name="ACE-94" table:formula="of:=&quot;[&quot;&amp;[.$F$1]&amp;[.C58]&amp;[.$F$1]&amp;&quot;, &quot;&amp;[.$F$1]&amp;[.D58]&amp;[.$F$1]&amp;&quot;]&quot;" office:value-type="string" office:string-value="[“DIMTZIN“, “float“]">
            <text:p>[“DIMTZIN“, “float“]</text:p>
          </table:table-cell>
          <table:table-cell table:style-name="ACE-94" office:value-type="float" office:value="284">
            <text:p>284</text:p>
          </table:table-cell>
          <table:table-cell table:style-name="ACE-94" office:value-type="string">
            <text:p>DIMTZIN</text:p>
          </table:table-cell>
          <table:table-cell table:style-name="ACE-94" office:value-type="string">
            <text:p>float</text:p>
          </table:table-cell>
          <table:table-cell table:number-columns-repeated="2" table:style-name="ACE-94"/>
          <table:table-cell table:style-name="ACE-94" table:formula="of:=&quot;d.Add(&quot;&amp;[.A58]&amp;&quot;, &quot;&amp;[.$F$1]&amp;[.B58]&amp;[.$F$1]&amp;&quot;)&quot;" office:value-type="string" office:string-value="d.Add([“DIMTZIN“, “float“], “284“)">
            <text:p>d.Add([“DIMTZIN“, “float“], “284“)</text:p>
          </table:table-cell>
          <table:table-cell table:number-columns-repeated="57" table:style-name="ACE-94"/>
          <table:table-cell table:number-columns-repeated="64" table:style-name="ACE-95"/>
        </table:table-row>
        <table:table-row table:style-name="AROW-1">
          <table:table-cell table:style-name="ACE-94" table:formula="of:=&quot;[&quot;&amp;[.$F$1]&amp;[.C59]&amp;[.$F$1]&amp;&quot;, &quot;&amp;[.$F$1]&amp;[.D59]&amp;[.$F$1]&amp;&quot;]&quot;" office:value-type="string" office:string-value="[“DIMALTZ“, “float“]">
            <text:p>[“DIMALTZ“, “float“]</text:p>
          </table:table-cell>
          <table:table-cell table:style-name="ACE-94" office:value-type="float" office:value="285">
            <text:p>285</text:p>
          </table:table-cell>
          <table:table-cell table:style-name="ACE-94" office:value-type="string">
            <text:p>DIMALTZ</text:p>
          </table:table-cell>
          <table:table-cell table:style-name="ACE-94" office:value-type="string">
            <text:p>float</text:p>
          </table:table-cell>
          <table:table-cell table:number-columns-repeated="2" table:style-name="ACE-94"/>
          <table:table-cell table:style-name="ACE-94" table:formula="of:=&quot;d.Add(&quot;&amp;[.A59]&amp;&quot;, &quot;&amp;[.$F$1]&amp;[.B59]&amp;[.$F$1]&amp;&quot;)&quot;" office:value-type="string" office:string-value="d.Add([“DIMALTZ“, “float“], “285“)">
            <text:p>d.Add([“DIMALTZ“, “float“], “285“)</text:p>
          </table:table-cell>
          <table:table-cell table:number-columns-repeated="57" table:style-name="ACE-94"/>
          <table:table-cell table:number-columns-repeated="64" table:style-name="ACE-95"/>
        </table:table-row>
        <table:table-row table:style-name="AROW-1">
          <table:table-cell table:style-name="ACE-94" table:formula="of:=&quot;[&quot;&amp;[.$F$1]&amp;[.C60]&amp;[.$F$1]&amp;&quot;, &quot;&amp;[.$F$1]&amp;[.D60]&amp;[.$F$1]&amp;&quot;]&quot;" office:value-type="string" office:string-value="[“DIMALTTZ“, “float“]">
            <text:p>[“DIMALTTZ“, “float“]</text:p>
          </table:table-cell>
          <table:table-cell table:style-name="ACE-94" office:value-type="float" office:value="286">
            <text:p>286</text:p>
          </table:table-cell>
          <table:table-cell table:style-name="ACE-94" office:value-type="string">
            <text:p>DIMALTTZ</text:p>
          </table:table-cell>
          <table:table-cell table:style-name="ACE-94" office:value-type="string">
            <text:p>float</text:p>
          </table:table-cell>
          <table:table-cell table:number-columns-repeated="2" table:style-name="ACE-94"/>
          <table:table-cell table:style-name="ACE-94" table:formula="of:=&quot;d.Add(&quot;&amp;[.A60]&amp;&quot;, &quot;&amp;[.$F$1]&amp;[.B60]&amp;[.$F$1]&amp;&quot;)&quot;" office:value-type="string" office:string-value="d.Add([“DIMALTTZ“, “float“], “286“)">
            <text:p>d.Add([“DIMALTTZ“, “float“], “286“)</text:p>
          </table:table-cell>
          <table:table-cell table:number-columns-repeated="57" table:style-name="ACE-94"/>
          <table:table-cell table:number-columns-repeated="64" table:style-name="ACE-95"/>
        </table:table-row>
        <table:table-row table:style-name="AROW-1">
          <table:table-cell table:style-name="ACE-94" table:formula="of:=&quot;[&quot;&amp;[.$F$1]&amp;[.C61]&amp;[.$F$1]&amp;&quot;, &quot;&amp;[.$F$1]&amp;[.D61]&amp;[.$F$1]&amp;&quot;]&quot;" office:value-type="string" office:string-value="[“DIMFIT“, “float“]">
            <text:p>[“DIMFIT“, “float“]</text:p>
          </table:table-cell>
          <table:table-cell table:style-name="ACE-94" office:value-type="float" office:value="287">
            <text:p>287</text:p>
          </table:table-cell>
          <table:table-cell table:style-name="ACE-94" office:value-type="string">
            <text:p>DIMFIT</text:p>
          </table:table-cell>
          <table:table-cell table:style-name="ACE-94" office:value-type="string">
            <text:p>float</text:p>
          </table:table-cell>
          <table:table-cell table:style-name="ACE-94" office:value-type="string">
            <text:p>obsolete, now use DIMATFIT and DIMTMOVE)</text:p>
          </table:table-cell>
          <table:table-cell table:style-name="ACE-94"/>
          <table:table-cell table:style-name="ACE-94" table:formula="of:=&quot;d.Add(&quot;&amp;[.A61]&amp;&quot;, &quot;&amp;[.$F$1]&amp;[.B61]&amp;[.$F$1]&amp;&quot;)&quot;" office:value-type="string" office:string-value="d.Add([“DIMFIT“, “float“], “287“)">
            <text:p>d.Add([“DIMFIT“, “float“], “287“)</text:p>
          </table:table-cell>
          <table:table-cell table:number-columns-repeated="57" table:style-name="ACE-94"/>
          <table:table-cell table:number-columns-repeated="64" table:style-name="ACE-95"/>
        </table:table-row>
        <table:table-row table:style-name="AROW-1">
          <table:table-cell table:style-name="ACE-94" table:formula="of:=&quot;[&quot;&amp;[.$F$1]&amp;[.C62]&amp;[.$F$1]&amp;&quot;, &quot;&amp;[.$F$1]&amp;[.D62]&amp;[.$F$1]&amp;&quot;]&quot;" office:value-type="string" office:string-value="[“DIMUPT“, “float“]">
            <text:p>[“DIMUPT“, “float“]</text:p>
          </table:table-cell>
          <table:table-cell table:style-name="ACE-94" office:value-type="float" office:value="288">
            <text:p>288</text:p>
          </table:table-cell>
          <table:table-cell table:style-name="ACE-94" office:value-type="string">
            <text:p>DIMUPT</text:p>
          </table:table-cell>
          <table:table-cell table:style-name="ACE-94" office:value-type="string">
            <text:p>float</text:p>
          </table:table-cell>
          <table:table-cell table:number-columns-repeated="2" table:style-name="ACE-94"/>
          <table:table-cell table:style-name="ACE-94" table:formula="of:=&quot;d.Add(&quot;&amp;[.A62]&amp;&quot;, &quot;&amp;[.$F$1]&amp;[.B62]&amp;[.$F$1]&amp;&quot;)&quot;" office:value-type="string" office:string-value="d.Add([“DIMUPT“, “float“], “288“)">
            <text:p>d.Add([“DIMUPT“, “float“], “288“)</text:p>
          </table:table-cell>
          <table:table-cell table:number-columns-repeated="57" table:style-name="ACE-94"/>
          <table:table-cell table:number-columns-repeated="64" table:style-name="ACE-95"/>
        </table:table-row>
        <table:table-row table:style-name="AROW-1">
          <table:table-cell table:style-name="ACE-94" table:formula="of:=&quot;[&quot;&amp;[.$F$1]&amp;[.C63]&amp;[.$F$1]&amp;&quot;, &quot;&amp;[.$F$1]&amp;[.D63]&amp;[.$F$1]&amp;&quot;]&quot;" office:value-type="string" office:string-value="[“DIMATFIT“, “float“]">
            <text:p>[“DIMATFIT“, “float“]</text:p>
          </table:table-cell>
          <table:table-cell table:style-name="ACE-94" office:value-type="float" office:value="289">
            <text:p>289</text:p>
          </table:table-cell>
          <table:table-cell table:style-name="ACE-94" office:value-type="string">
            <text:p>DIMATFIT</text:p>
          </table:table-cell>
          <table:table-cell table:style-name="ACE-94" office:value-type="string">
            <text:p>float</text:p>
          </table:table-cell>
          <table:table-cell table:number-columns-repeated="2" table:style-name="ACE-94"/>
          <table:table-cell table:style-name="ACE-94" table:formula="of:=&quot;d.Add(&quot;&amp;[.A63]&amp;&quot;, &quot;&amp;[.$F$1]&amp;[.B63]&amp;[.$F$1]&amp;&quot;)&quot;" office:value-type="string" office:string-value="d.Add([“DIMATFIT“, “float“], “289“)">
            <text:p>d.Add([“DIMATFIT“, “float“], “289“)</text:p>
          </table:table-cell>
          <table:table-cell table:number-columns-repeated="57" table:style-name="ACE-94"/>
          <table:table-cell table:number-columns-repeated="64" table:style-name="ACE-95"/>
        </table:table-row>
        <table:table-row table:style-name="AROW-1">
          <table:table-cell table:style-name="ACE-94" table:formula="of:=&quot;[&quot;&amp;[.$F$1]&amp;[.C64]&amp;[.$F$1]&amp;&quot;, &quot;&amp;[.$F$1]&amp;[.D64]&amp;[.$F$1]&amp;&quot;]&quot;" office:value-type="string" office:string-value="[“DIMTXSTY“, “string“]">
            <text:p>[“DIMTXSTY“, “string“]</text:p>
          </table:table-cell>
          <table:table-cell table:style-name="ACE-94" office:value-type="float" office:value="340">
            <text:p>340</text:p>
          </table:table-cell>
          <table:table-cell table:style-name="ACE-94" office:value-type="string">
            <text:p>DIMTXSTY</text:p>
          </table:table-cell>
          <table:table-cell table:style-name="ACE-94" office:value-type="string">
            <text:p>string</text:p>
          </table:table-cell>
          <table:table-cell table:style-name="ACE-94" office:value-type="string">
            <text:p>handle of referenced STYLE)</text:p>
          </table:table-cell>
          <table:table-cell table:style-name="ACE-94"/>
          <table:table-cell table:style-name="ACE-94" table:formula="of:=&quot;d.Add(&quot;&amp;[.A64]&amp;&quot;, &quot;&amp;[.$F$1]&amp;[.B64]&amp;[.$F$1]&amp;&quot;)&quot;" office:value-type="string" office:string-value="d.Add([“DIMTXSTY“, “string“], “340“)">
            <text:p>d.Add([“DIMTXSTY“, “string“], “340“)</text:p>
          </table:table-cell>
          <table:table-cell table:number-columns-repeated="57" table:style-name="ACE-94"/>
          <table:table-cell table:number-columns-repeated="64" table:style-name="ACE-95"/>
        </table:table-row>
        <table:table-row table:style-name="AROW-1">
          <table:table-cell table:style-name="ACE-94" table:formula="of:=&quot;[&quot;&amp;[.$F$1]&amp;[.C65]&amp;[.$F$1]&amp;&quot;, &quot;&amp;[.$F$1]&amp;[.D65]&amp;[.$F$1]&amp;&quot;]&quot;" office:value-type="string" office:string-value="[“DIMLDRBLK“, “string“]">
            <text:p>[“DIMLDRBLK“, “string“]</text:p>
          </table:table-cell>
          <table:table-cell table:style-name="ACE-94" office:value-type="float" office:value="341">
            <text:p>341</text:p>
          </table:table-cell>
          <table:table-cell table:style-name="ACE-94" office:value-type="string">
            <text:p>DIMLDRBLK</text:p>
          </table:table-cell>
          <table:table-cell table:style-name="ACE-94" office:value-type="string">
            <text:p>string</text:p>
          </table:table-cell>
          <table:table-cell table:style-name="ACE-94" office:value-type="string">
            <text:p>handle of referenced BLOCK)</text:p>
          </table:table-cell>
          <table:table-cell table:style-name="ACE-94"/>
          <table:table-cell table:style-name="ACE-94" table:formula="of:=&quot;d.Add(&quot;&amp;[.A65]&amp;&quot;, &quot;&amp;[.$F$1]&amp;[.B65]&amp;[.$F$1]&amp;&quot;)&quot;" office:value-type="string" office:string-value="d.Add([“DIMLDRBLK“, “string“], “341“)">
            <text:p>d.Add([“DIMLDRBLK“, “string“], “341“)</text:p>
          </table:table-cell>
          <table:table-cell table:number-columns-repeated="57" table:style-name="ACE-94"/>
          <table:table-cell table:number-columns-repeated="64" table:style-name="ACE-95"/>
        </table:table-row>
        <table:table-row table:style-name="AROW-1">
          <table:table-cell table:style-name="ACE-94" table:formula="of:=&quot;[&quot;&amp;[.$F$1]&amp;[.C66]&amp;[.$F$1]&amp;&quot;, &quot;&amp;[.$F$1]&amp;[.D66]&amp;[.$F$1]&amp;&quot;]&quot;" office:value-type="string" office:string-value="[“DIMBLK“, “string“]">
            <text:p>[“DIMBLK“, “string“]</text:p>
          </table:table-cell>
          <table:table-cell table:style-name="ACE-94" office:value-type="float" office:value="342">
            <text:p>342</text:p>
          </table:table-cell>
          <table:table-cell table:style-name="ACE-94" office:value-type="string">
            <text:p>DIMBLK</text:p>
          </table:table-cell>
          <table:table-cell table:style-name="ACE-94" office:value-type="string">
            <text:p>string</text:p>
          </table:table-cell>
          <table:table-cell table:style-name="ACE-94" office:value-type="string">
            <text:p>handle of referenced BLOCK)</text:p>
          </table:table-cell>
          <table:table-cell table:style-name="ACE-94"/>
          <table:table-cell table:style-name="ACE-94" table:formula="of:=&quot;d.Add(&quot;&amp;[.A66]&amp;&quot;, &quot;&amp;[.$F$1]&amp;[.B66]&amp;[.$F$1]&amp;&quot;)&quot;" office:value-type="string" office:string-value="d.Add([“DIMBLK“, “string“], “342“)">
            <text:p>d.Add([“DIMBLK“, “string“], “342“)</text:p>
          </table:table-cell>
          <table:table-cell table:number-columns-repeated="57" table:style-name="ACE-94"/>
          <table:table-cell table:number-columns-repeated="64" table:style-name="ACE-95"/>
        </table:table-row>
        <table:table-row table:style-name="AROW-1">
          <table:table-cell table:style-name="ACE-94" table:formula="of:=&quot;[&quot;&amp;[.$F$1]&amp;[.C67]&amp;[.$F$1]&amp;&quot;, &quot;&amp;[.$F$1]&amp;[.D67]&amp;[.$F$1]&amp;&quot;]&quot;" office:value-type="string" office:string-value="[“DIMBLK1“, “string“]">
            <text:p>[“DIMBLK1“, “string“]</text:p>
          </table:table-cell>
          <table:table-cell table:style-name="ACE-94" office:value-type="float" office:value="343">
            <text:p>343</text:p>
          </table:table-cell>
          <table:table-cell table:style-name="ACE-94" office:value-type="string">
            <text:p>DIMBLK1</text:p>
          </table:table-cell>
          <table:table-cell table:style-name="ACE-94" office:value-type="string">
            <text:p>string</text:p>
          </table:table-cell>
          <table:table-cell table:style-name="ACE-94" office:value-type="string">
            <text:p>handle of referenced BLOCK)</text:p>
          </table:table-cell>
          <table:table-cell table:style-name="ACE-94"/>
          <table:table-cell table:style-name="ACE-94" table:formula="of:=&quot;d.Add(&quot;&amp;[.A67]&amp;&quot;, &quot;&amp;[.$F$1]&amp;[.B67]&amp;[.$F$1]&amp;&quot;)&quot;" office:value-type="string" office:string-value="d.Add([“DIMBLK1“, “string“], “343“)">
            <text:p>d.Add([“DIMBLK1“, “string“], “343“)</text:p>
          </table:table-cell>
          <table:table-cell table:number-columns-repeated="57" table:style-name="ACE-94"/>
          <table:table-cell table:number-columns-repeated="64" table:style-name="ACE-95"/>
        </table:table-row>
        <table:table-row table:style-name="AROW-1">
          <table:table-cell table:style-name="ACE-94" table:formula="of:=&quot;[&quot;&amp;[.$F$1]&amp;[.C68]&amp;[.$F$1]&amp;&quot;, &quot;&amp;[.$F$1]&amp;[.D68]&amp;[.$F$1]&amp;&quot;]&quot;" office:value-type="string" office:string-value="[“DIMBLK2“, “string“]">
            <text:p>[“DIMBLK2“, “string“]</text:p>
          </table:table-cell>
          <table:table-cell table:style-name="ACE-94" office:value-type="float" office:value="344">
            <text:p>344</text:p>
          </table:table-cell>
          <table:table-cell table:style-name="ACE-94" office:value-type="string">
            <text:p>DIMBLK2</text:p>
          </table:table-cell>
          <table:table-cell table:style-name="ACE-94" office:value-type="string">
            <text:p>string</text:p>
          </table:table-cell>
          <table:table-cell table:style-name="ACE-94" office:value-type="string">
            <text:p>handle of referenced BLOCK)</text:p>
          </table:table-cell>
          <table:table-cell table:style-name="ACE-94"/>
          <table:table-cell table:style-name="ACE-94" table:formula="of:=&quot;d.Add(&quot;&amp;[.A68]&amp;&quot;, &quot;&amp;[.$F$1]&amp;[.B68]&amp;[.$F$1]&amp;&quot;)&quot;" office:value-type="string" office:string-value="d.Add([“DIMBLK2“, “string“], “344“)">
            <text:p>d.Add([“DIMBLK2“, “string“], “344“)</text:p>
          </table:table-cell>
          <table:table-cell table:number-columns-repeated="57" table:style-name="ACE-94"/>
          <table:table-cell table:number-columns-repeated="64" table:style-name="ACE-95"/>
        </table:table-row>
        <table:table-row table:style-name="AROW-1">
          <table:table-cell table:style-name="ACE-94" table:formula="of:=&quot;[&quot;&amp;[.$F$1]&amp;[.C69]&amp;[.$F$1]&amp;&quot;, &quot;&amp;[.$F$1]&amp;[.D69]&amp;[.$F$1]&amp;&quot;]&quot;" office:value-type="string" office:string-value="[“DIMLWD“, “string“]">
            <text:p>[“DIMLWD“, “string“]</text:p>
          </table:table-cell>
          <table:table-cell table:style-name="ACE-94" office:value-type="float" office:value="371">
            <text:p>371</text:p>
          </table:table-cell>
          <table:table-cell table:style-name="ACE-94" office:value-type="string">
            <text:p>DIMLWD</text:p>
          </table:table-cell>
          <table:table-cell table:style-name="ACE-94" office:value-type="string">
            <text:p>string</text:p>
          </table:table-cell>
          <table:table-cell table:style-name="ACE-94" office:value-type="string">
            <text:p>lineweight enum value)</text:p>
          </table:table-cell>
          <table:table-cell table:style-name="ACE-94"/>
          <table:table-cell table:style-name="ACE-94" table:formula="of:=&quot;d.Add(&quot;&amp;[.A69]&amp;&quot;, &quot;&amp;[.$F$1]&amp;[.B69]&amp;[.$F$1]&amp;&quot;)&quot;" office:value-type="string" office:string-value="d.Add([“DIMLWD“, “string“], “371“)">
            <text:p>d.Add([“DIMLWD“, “string“], “371“)</text:p>
          </table:table-cell>
          <table:table-cell table:number-columns-repeated="57" table:style-name="ACE-94"/>
          <table:table-cell table:number-columns-repeated="64" table:style-name="ACE-95"/>
        </table:table-row>
        <table:table-row table:style-name="AROW-1">
          <table:table-cell table:style-name="ACE-94" table:formula="of:=&quot;[&quot;&amp;[.$F$1]&amp;[.C70]&amp;[.$F$1]&amp;&quot;, &quot;&amp;[.$F$1]&amp;[.D70]&amp;[.$F$1]&amp;&quot;]&quot;" office:value-type="string" office:string-value="[“DIMLWE“, “string“]">
            <text:p>[“DIMLWE“, “string“]</text:p>
          </table:table-cell>
          <table:table-cell table:style-name="ACE-94" office:value-type="float" office:value="372">
            <text:p>372</text:p>
          </table:table-cell>
          <table:table-cell table:style-name="ACE-94" office:value-type="string">
            <text:p>DIMLWE</text:p>
          </table:table-cell>
          <table:table-cell table:style-name="ACE-94" office:value-type="string">
            <text:p>string</text:p>
          </table:table-cell>
          <table:table-cell table:style-name="ACE-94" office:value-type="string">
            <text:p>lineweight enum value)</text:p>
          </table:table-cell>
          <table:table-cell table:style-name="ACE-94"/>
          <table:table-cell table:style-name="ACE-94" table:formula="of:=&quot;d.Add(&quot;&amp;[.A70]&amp;&quot;, &quot;&amp;[.$F$1]&amp;[.B70]&amp;[.$F$1]&amp;&quot;)&quot;" office:value-type="string" office:string-value="d.Add([“DIMLWE“, “string“], “372“)">
            <text:p>d.Add([“DIMLWE“, “string“], “372“)</text:p>
          </table:table-cell>
          <table:table-cell table:number-columns-repeated="57" table:style-name="ACE-94"/>
          <table:table-cell table:number-columns-repeated="64" table:style-name="ACE-95"/>
        </table:table-row>
        <table:table-row table:style-name="AROW-1" table:number-rows-repeated="1048506">
          <table:table-cell table:number-columns-repeated="128"/>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3" table:print="true">
        <office:forms form:automatic-focus="false" form:apply-design-mode="false">
          <form:form/>
        </office:forms>
        <table:table-column table:default-cell-style-name="ACE-96" table:style-name="ACOL-1"/>
        <table:table-column table:default-cell-style-name="ACE-96" table:style-name="ACOL-34"/>
        <table:table-column table:default-cell-style-name="ACE-96" table:style-name="ACOL-35"/>
        <table:table-column table:default-cell-style-name="ACE-98" table:style-name="ACOL-36"/>
        <table:table-column table:default-cell-style-name="ACE-96" table:style-name="ACOL-1" table:number-columns-repeated="60"/>
        <table:table-column table:default-cell-style-name="ACE-99" table:style-name="ACOL-5" table:number-columns-repeated="64"/>
        <table:table-row table:style-name="AROW-1">
          <table:table-cell table:number-columns-repeated="3" table:style-name="ACE-96"/>
          <table:table-cell table:style-name="ACE-98" office:value-type="string">
            <text:p>Entity type</text:p>
          </table:table-cell>
          <table:table-cell table:style-name="ACE-96" office:value-type="string">
            <text:p><text:s/>not omitted</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0">
            <text:p>0</text:p>
          </table:table-cell>
          <table:table-cell table:style-name="ACE-96" office:value-type="string">
            <text:p>EntityType</text:p>
          </table:table-cell>
          <table:table-cell table:style-name="ACE-98" office:value-type="string">
            <text:p>Handle</text:p>
          </table:table-cell>
          <table:table-cell table:style-name="ACE-96" office:value-type="string">
            <text:p><text:s/>not omitted</text:p>
          </table:table-cell>
          <table:table-cell table:number-columns-repeated="59" table:style-name="ACE-96"/>
          <table:table-cell table:number-columns-repeated="64" table:style-name="ACE-99"/>
        </table:table-row>
        <table:table-row table:style-name="AROW-4">
          <table:table-cell table:style-name="ACE-96"/>
          <table:table-cell table:style-name="ACE-96" office:value-type="float" office:value="5">
            <text:p>5</text:p>
          </table:table-cell>
          <table:table-cell table:style-name="ACE-96" office:value-type="string">
            <text:p>Handle</text:p>
          </table:table-cell>
          <table:table-cell table:style-name="ACE-98" office:value-type="string">
            <text:p>Start of application-defined group “{application_name” (optional)</text:p>
          </table:table-cell>
          <table:table-cell table:style-name="ACE-96" office:value-type="string">
            <text:p>no default application-defined codes Codes and values within the 102 groups are application-defined (optional)</text:p>
          </table:table-cell>
          <table:table-cell table:style-name="ACE-96" office:value-type="string">
            <text:p>no default</text:p>
          </table:table-cell>
          <table:table-cell table:number-columns-repeated="58" table:style-name="ACE-96"/>
          <table:table-cell table:number-columns-repeated="64" table:style-name="ACE-99"/>
        </table:table-row>
        <table:table-row table:style-name="AROW-1">
          <table:table-cell table:style-name="ACE-96"/>
          <table:table-cell table:style-name="ACE-96" office:value-type="float" office:value="102">
            <text:p>102</text:p>
          </table:table-cell>
          <table:table-cell table:style-name="ACE-96"/>
          <table:table-cell table:style-name="ACE-98" office:value-type="string">
            <text:p>End of group, “}” (optional)</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5">
          <table:table-cell table:style-name="ACE-96"/>
          <table:table-cell table:style-name="ACE-96" office:value-type="float" office:value="102">
            <text:p>102</text:p>
          </table:table-cell>
          <table:table-cell table:style-name="ACE-96"/>
          <table:table-cell table:style-name="ACE-98" office:value-type="string">
            <text:p>“{ACAD_REACTORS” indicates the start of the AutoCAD persistent reactors group. This group exists only if persistent reactors have been attached to this object (optional)</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102">
            <text:p>102</text:p>
          </table:table-cell>
          <table:table-cell table:style-name="ACE-96"/>
          <table:table-cell table:style-name="ACE-98" office:value-type="string">
            <text:p>Soft-pointer ID/handle to owner dictionary (optional)</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330">
            <text:p>330</text:p>
          </table:table-cell>
          <table:table-cell table:style-name="ACE-96"/>
          <table:table-cell table:style-name="ACE-98" office:value-type="string">
            <text:p>End of group, “}” (optional)</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5">
          <table:table-cell table:style-name="ACE-96"/>
          <table:table-cell table:style-name="ACE-96" office:value-type="float" office:value="102">
            <text:p>102</text:p>
          </table:table-cell>
          <table:table-cell table:style-name="ACE-96"/>
          <table:table-cell table:style-name="ACE-98" office:value-type="string">
            <text:p>“{ACAD_XDICTIONARY” indicates the start of an extension dictionary group. This group exists only if an extension dictionary has been attached to the object (optional)</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102">
            <text:p>102</text:p>
          </table:table-cell>
          <table:table-cell table:style-name="ACE-96"/>
          <table:table-cell table:style-name="ACE-98" office:value-type="string">
            <text:p>Hard-owner ID/handle to owner dictionary (optional)</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360">
            <text:p>360</text:p>
          </table:table-cell>
          <table:table-cell table:style-name="ACE-96"/>
          <table:table-cell table:style-name="ACE-98" office:value-type="string">
            <text:p>End of group, “}” (optional)</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102">
            <text:p>102</text:p>
          </table:table-cell>
          <table:table-cell table:style-name="ACE-96"/>
          <table:table-cell table:style-name="ACE-98" office:value-type="string">
            <text:p>Soft-pointer ID/handle to owner BLOCK_RECORD object</text:p>
          </table:table-cell>
          <table:table-cell table:style-name="ACE-96" office:value-type="string">
            <text:p><text:s/>not omitted</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330">
            <text:p>330</text:p>
          </table:table-cell>
          <table:table-cell table:style-name="ACE-96"/>
          <table:table-cell table:style-name="ACE-98" office:value-type="string">
            <text:p>Subclass marker (AcDbEntity)</text:p>
          </table:table-cell>
          <table:table-cell table:style-name="ACE-96" office:value-type="string">
            <text:p><text:s/>not omitted</text:p>
          </table:table-cell>
          <table:table-cell table:number-columns-repeated="59" table:style-name="ACE-96"/>
          <table:table-cell table:number-columns-repeated="64" table:style-name="ACE-99"/>
        </table:table-row>
        <table:table-row table:style-name="AROW-4">
          <table:table-cell table:style-name="ACE-96"/>
          <table:table-cell table:style-name="ACE-96" office:value-type="float" office:value="100">
            <text:p>100</text:p>
          </table:table-cell>
          <table:table-cell table:style-name="ACE-96"/>
          <table:table-cell table:style-name="ACE-98" office:value-type="string">
            <text:p>Absent or zero indicates entity is in model space. 1 indicates entity is in paper space (optional). 0</text:p>
          </table:table-cell>
          <table:table-cell table:number-columns-repeated="60" table:style-name="ACE-96"/>
          <table:table-cell table:number-columns-repeated="64" table:style-name="ACE-99"/>
        </table:table-row>
        <table:table-row table:style-name="AROW-1">
          <table:table-cell table:style-name="ACE-96"/>
          <table:table-cell table:style-name="ACE-96" office:value-type="float" office:value="67">
            <text:p>67</text:p>
          </table:table-cell>
          <table:table-cell table:style-name="ACE-96"/>
          <table:table-cell table:style-name="ACE-98" office:value-type="string">
            <text:p>APP: layout tab name</text:p>
          </table:table-cell>
          <table:table-cell table:style-name="ACE-96" office:value-type="string">
            <text:p><text:s/>not omitted</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410">
            <text:p>410</text:p>
          </table:table-cell>
          <table:table-cell table:style-name="ACE-96"/>
          <table:table-cell table:style-name="ACE-98" office:value-type="string">
            <text:p>Layer name</text:p>
          </table:table-cell>
          <table:table-cell table:style-name="ACE-96" office:value-type="string">
            <text:p><text:s/>not omitted</text:p>
          </table:table-cell>
          <table:table-cell table:number-columns-repeated="59" table:style-name="ACE-96"/>
          <table:table-cell table:number-columns-repeated="64" table:style-name="ACE-99"/>
        </table:table-row>
        <table:table-row table:style-name="AROW-6">
          <table:table-cell table:style-name="ACE-96"/>
          <table:table-cell table:style-name="ACE-96" office:value-type="float" office:value="8">
            <text:p>8</text:p>
          </table:table-cell>
          <table:table-cell table:style-name="ACE-96"/>
          <table:table-cell table:style-name="ACE-98" office:value-type="string">
            <text:p>Linetype name (present if not BYLAYER). The special name BYBLOCK in-dicates a floating linetype (optional) BYLAYER</text:p>
          </table:table-cell>
          <table:table-cell table:number-columns-repeated="60" table:style-name="ACE-96"/>
          <table:table-cell table:number-columns-repeated="64" table:style-name="ACE-99"/>
        </table:table-row>
        <table:table-row table:style-name="AROW-4">
          <table:table-cell table:style-name="ACE-96"/>
          <table:table-cell table:style-name="ACE-96" office:value-type="float" office:value="6">
            <text:p>6</text:p>
          </table:table-cell>
          <table:table-cell table:style-name="ACE-96"/>
          <table:table-cell table:style-name="ACE-98" office:value-type="string">
            <text:p>Hard-pointer ID/handle to material object (present if not BYLAYER) BYLAYER</text:p>
          </table:table-cell>
          <table:table-cell table:number-columns-repeated="60" table:style-name="ACE-96"/>
          <table:table-cell table:number-columns-repeated="64" table:style-name="ACE-99"/>
        </table:table-row>
        <table:table-row table:style-name="AROW-5">
          <table:table-cell table:style-name="ACE-96"/>
          <table:table-cell table:style-name="ACE-96" office:value-type="float" office:value="347">
            <text:p>347</text:p>
          </table:table-cell>
          <table:table-cell table:style-name="ACE-96"/>
          <table:table-cell table:style-name="ACE-98"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96"/>
          <table:table-cell table:number-columns-repeated="64" table:style-name="ACE-99"/>
        </table:table-row>
        <table:table-row table:style-name="AROW-4">
          <table:table-cell table:style-name="ACE-96"/>
          <table:table-cell table:style-name="ACE-96" office:value-type="float" office:value="62">
            <text:p>62</text:p>
          </table:table-cell>
          <table:table-cell table:style-name="ACE-96"/>
          <table:table-cell table:style-name="ACE-98" office:value-type="string">
            <text:p>Lineweight enum value. Stored and moved around as a 16-bit integer.</text:p>
          </table:table-cell>
          <table:table-cell table:style-name="ACE-96" office:value-type="string">
            <text:p><text:s/>not omitted</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370">
            <text:p>370</text:p>
          </table:table-cell>
          <table:table-cell table:style-name="ACE-96"/>
          <table:table-cell table:style-name="ACE-98" office:value-type="string">
            <text:p>Linetype scale (optional) 1.0</text:p>
          </table:table-cell>
          <table:table-cell table:number-columns-repeated="60" table:style-name="ACE-96"/>
          <table:table-cell table:number-columns-repeated="64" table:style-name="ACE-99"/>
        </table:table-row>
        <table:table-row table:style-name="AROW-1">
          <table:table-cell table:style-name="ACE-96"/>
          <table:table-cell table:style-name="ACE-96" office:value-type="float" office:value="48">
            <text:p>48</text:p>
          </table:table-cell>
          <table:table-cell table:style-name="ACE-96"/>
          <table:table-cell table:style-name="ACE-98" office:value-type="string">
            <text:p>Object visibility (optional): 0 = Visible; 1 = Invisible 0</text:p>
          </table:table-cell>
          <table:table-cell table:number-columns-repeated="60" table:style-name="ACE-96"/>
          <table:table-cell table:number-columns-repeated="64" table:style-name="ACE-99"/>
        </table:table-row>
        <table:table-row table:style-name="AROW-6">
          <table:table-cell table:style-name="ACE-96"/>
          <table:table-cell table:style-name="ACE-96" office:value-type="float" office:value="60">
            <text:p>60</text:p>
          </table:table-cell>
          <table:table-cell table:style-name="ACE-96"/>
          <table:table-cell table:style-name="ACE-98" office:value-type="string">
            <text:p>Number of bytes in the proxy entity graphics represented in the sub-sequent 310 groups, which are binary chunk records (optional)</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4">
          <table:table-cell table:style-name="ACE-96"/>
          <table:table-cell table:style-name="ACE-96" office:value-type="float" office:value="92">
            <text:p>92</text:p>
          </table:table-cell>
          <table:table-cell table:style-name="ACE-96"/>
          <table:table-cell table:style-name="ACE-98" office:value-type="string">
            <text:p>Proxy entity graphics data (multiple lines; 256 characters max. per line) (optional)</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7">
          <table:table-cell table:style-name="ACE-96"/>
          <table:table-cell table:style-name="ACE-96" office:value-type="float" office:value="310">
            <text:p>310</text:p>
          </table:table-cell>
          <table:table-cell table:style-name="ACE-96"/>
          <table:table-cell table:style-name="ACE-98"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5">
          <table:table-cell table:style-name="ACE-96"/>
          <table:table-cell table:style-name="ACE-96" office:value-type="float" office:value="420">
            <text:p>420</text:p>
          </table:table-cell>
          <table:table-cell table:style-name="ACE-96"/>
          <table:table-cell table:style-name="ACE-98" office:value-type="string">
            <text:p>Color name. The group code cannot be used by custom entities for their own data because the group code is reserved for AcDbEntity, class-level color data and AcDbEntity, class-level transparency data</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5">
          <table:table-cell table:style-name="ACE-96"/>
          <table:table-cell table:style-name="ACE-96" office:value-type="float" office:value="430">
            <text:p>430</text:p>
          </table:table-cell>
          <table:table-cell table:style-name="ACE-96"/>
          <table:table-cell table:style-name="ACE-98"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440">
            <text:p>440</text:p>
          </table:table-cell>
          <table:table-cell table:style-name="ACE-96"/>
          <table:table-cell table:style-name="ACE-98" office:value-type="string">
            <text:p>Hard-pointer ID/handle to the plot style object</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390">
            <text:p>390</text:p>
          </table:table-cell>
          <table:table-cell table:style-name="ACE-96"/>
          <table:table-cell table:style-name="ACE-98" office:value-type="string">
            <text:p>Shadow mode</text:p>
          </table:table-cell>
          <table:table-cell table:style-name="ACE-96" office:value-type="string">
            <text:p>no default</text:p>
          </table:table-cell>
          <table:table-cell table:number-columns-repeated="59" table:style-name="ACE-96"/>
          <table:table-cell table:number-columns-repeated="64" table:style-name="ACE-99"/>
        </table:table-row>
        <table:table-row table:style-name="AROW-1">
          <table:table-cell table:style-name="ACE-96"/>
          <table:table-cell table:style-name="ACE-96" office:value-type="float" office:value="284">
            <text:p>284</text:p>
          </table:table-cell>
          <table:table-cell table:style-name="ACE-96"/>
          <table:table-cell table:style-name="ACE-98" office:value-type="string">
            <text:p>Shadow mode no default</text:p>
          </table:table-cell>
          <table:table-cell table:number-columns-repeated="60" table:style-name="ACE-96"/>
          <table:table-cell table:number-columns-repeated="64" table:style-name="ACE-99"/>
        </table:table-row>
        <table:table-row table:style-name="AROW-1" table:number-rows-repeated="7">
          <table:table-cell table:number-columns-repeated="128"/>
        </table:table-row>
        <table:table-row table:style-name="AROW-1">
          <table:table-cell table:style-name="ACE-96" office:value-type="string">
            <text:p>Programa</text:p>
          </table:table-cell>
          <table:table-cell table:number-columns-repeated="2" table:style-name="ACE-96"/>
          <table:table-cell table:style-name="ACE-98"/>
          <table:table-cell table:number-columns-repeated="60" table:style-name="ACE-96"/>
          <table:table-cell table:number-columns-repeated="64" table:style-name="ACE-99"/>
        </table:table-row>
        <table:table-row table:style-name="AROW-1">
          <table:table-cell table:style-name="ACE-96"/>
          <table:table-cell table:style-name="ACE-97" office:value-type="string">
            <text:p>Directorio del programa</text:p>
          </table:table-cell>
          <table:table-cell table:style-name="ACE-96" office:value-type="string">
            <text:p>Application.Directory</text:p>
          </table:table-cell>
          <table:table-cell table:style-name="ACE-98"/>
          <table:table-cell table:number-columns-repeated="60" table:style-name="ACE-96"/>
          <table:table-cell table:number-columns-repeated="64" table:style-name="ACE-99"/>
        </table:table-row>
        <table:table-row table:style-name="AROW-1">
          <table:table-cell table:style-name="ACE-96"/>
          <table:table-cell table:style-name="ACE-97" office:value-type="string">
            <text:p>Color de la ventana</text:p>
          </table:table-cell>
          <table:table-cell table:style-name="ACE-96" office:value-type="string">
            <text:p>Application.window-background-color</text:p>
          </table:table-cell>
          <table:table-cell table:style-name="ACE-98"/>
          <table:table-cell table:number-columns-repeated="60" table:style-name="ACE-96"/>
          <table:table-cell table:number-columns-repeated="64" table:style-name="ACE-99"/>
        </table:table-row>
        <table:table-row table:style-name="AROW-1">
          <table:table-cell table:number-columns-repeated="128"/>
        </table:table-row>
        <table:table-row table:style-name="AROW-1">
          <table:table-cell table:style-name="ACE-96" office:value-type="string">
            <text:p>Escritorio</text:p>
          </table:table-cell>
          <table:table-cell table:number-columns-repeated="2" table:style-name="ACE-96"/>
          <table:table-cell table:style-name="ACE-98"/>
          <table:table-cell table:number-columns-repeated="60" table:style-name="ACE-96"/>
          <table:table-cell table:number-columns-repeated="64" table:style-name="ACE-99"/>
        </table:table-row>
        <table:table-row table:style-name="AROW-1">
          <table:table-cell table:style-name="ACE-96"/>
          <table:table-cell table:style-name="ACE-97" office:value-type="string">
            <text:p>Editor de texto por defecto</text:p>
          </table:table-cell>
          <table:table-cell table:style-name="ACE-96"/>
          <table:table-cell table:style-name="ACE-98"/>
          <table:table-cell table:number-columns-repeated="60" table:style-name="ACE-96"/>
          <table:table-cell table:number-columns-repeated="64" table:style-name="ACE-99"/>
        </table:table-row>
        <table:table-row table:style-name="AROW-1">
          <table:table-cell table:style-name="ACE-96"/>
          <table:table-cell table:style-name="ACE-96" office:value-type="string">
            <text:p>Tema de icomos</text:p>
          </table:table-cell>
          <table:table-cell table:style-name="ACE-96"/>
          <table:table-cell table:style-name="ACE-98"/>
          <table:table-cell table:number-columns-repeated="60" table:style-name="ACE-96"/>
          <table:table-cell table:number-columns-repeated="64" table:style-name="ACE-99"/>
        </table:table-row>
        <table:table-row table:style-name="AROW-1" table:number-rows-repeated="1048533">
          <table:table-cell table:number-columns-repeated="128"/>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4" table:print="true">
        <office:forms form:automatic-focus="false" form:apply-design-mode="false">
          <form:form/>
        </office:forms>
        <table:table-column table:default-cell-style-name="ACE-100" table:style-name="ACOL-37"/>
        <table:table-column table:default-cell-style-name="ACE-101" table:style-name="ACOL-38"/>
        <table:table-column table:default-cell-style-name="ACE-101" table:style-name="ACOL-39"/>
        <table:table-column table:default-cell-style-name="ACE-101" table:style-name="ACOL-38"/>
        <table:table-column table:default-cell-style-name="ACE-100" table:style-name="ACOL-40"/>
        <table:table-column table:default-cell-style-name="ACE-100" table:style-name="ACOL-41"/>
        <table:table-column table:default-cell-style-name="ACE-100" table:style-name="ACOL-42"/>
        <table:table-column table:default-cell-style-name="ACE-100" table:style-name="ACOL-43"/>
        <table:table-column table:default-cell-style-name="ACE-100" table:style-name="ACOL-44"/>
        <table:table-column table:default-cell-style-name="ACE-100" table:style-name="ACOL-1" table:number-columns-repeated="3"/>
        <table:table-column table:default-cell-style-name="ACE-100" table:style-name="ACOL-5" table:number-columns-repeated="52"/>
        <table:table-column table:default-cell-style-name="ACE-106" table:style-name="ACOL-5" table:number-columns-repeated="64"/>
        <table:table-row table:style-name="AROW-1">
          <table:table-cell table:style-name="ACE-100"/>
          <table:table-cell table:style-name="ACE-101"/>
          <table:table-cell table:style-name="ACE-101" office:value-type="string">
            <text:p>“</text:p>
          </table:table-cell>
          <table:table-cell table:style-name="ACE-101"/>
          <table:table-cell table:number-columns-repeated="5" table:style-name="ACE-100"/>
          <table:table-cell table:style-name="ACE-100" office:value-type="string">
            <text:p>| &lt;img src="./svg/</text:p>
          </table:table-cell>
          <table:table-cell table:style-name="ACE-100"/>
          <table:table-cell table:style-name="ACE-100" office:value-type="string">
            <text:p>.svg" width="48" height="48"&gt;</text:p>
          </table:table-cell>
          <table:table-cell table:number-columns-repeated="52" table:style-name="ACE-100"/>
          <table:table-cell table:number-columns-repeated="64" table:style-name="ACE-106"/>
        </table:table-row>
        <table:table-row table:style-name="AROW-1">
          <table:table-cell table:style-name="ACE-100"/>
          <table:table-cell table:number-columns-repeated="2" table:style-name="ACE-101"/>
          <table:table-cell table:style-name="ACE-102" office:value-type="string">
            <text:p>Alias</text:p>
          </table:table-cell>
          <table:table-cell table:style-name="ACE-103" office:value-type="string">
            <text:p>Tools</text:p>
          </table:table-cell>
          <table:table-cell table:style-name="ACE-103" office:value-type="string">
            <text:p>Comand state</text:p>
          </table:table-cell>
          <table:table-cell table:style-name="ACE-103"/>
          <table:table-cell table:style-name="ACE-102" office:value-type="string">
            <text:p>MD</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3])" office:value-type="float" office:value="1">
            <text:p>1</text:p>
          </table:table-cell>
          <table:table-cell table:style-name="ACE-101" table:formula="of:=&quot;cComm.Add([&quot;&amp;[.$C$1]&amp;[.E3]&amp;[.$C$1]&amp;&quot;,&quot;&amp;[.$C$1]&amp;[.D3]&amp;[.$C$1]&amp;&quot;], &quot;&amp;[.$C$1]&amp;[.E3]&amp;[.$C$1]&amp;&quot;)&quot;" office:value-type="string" office:string-value="cComm.Add([“break“,“bg“], “break“)">
            <text:p>cComm.Add([“break“,“bg“], “break“)</text:p>
          </table:table-cell>
          <table:table-cell table:style-name="ACE-101" office:value-type="string">
            <text:p>bg</text:p>
          </table:table-cell>
          <table:table-cell table:style-name="ACE-104" office:value-type="string">
            <text:p>break</text:p>
          </table:table-cell>
          <table:table-cell table:style-name="ACE-100"/>
          <table:table-cell table:style-name="ACE-100" office:value-type="string">
            <text:p>Brak a entity in two parts</text:p>
          </table:table-cell>
          <table:table-cell table:style-name="ACE-100"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4])" office:value-type="float" office:value="1">
            <text:p>1</text:p>
          </table:table-cell>
          <table:table-cell table:style-name="ACE-101" table:formula="of:=&quot;cComm.Add([&quot;&amp;[.$C$1]&amp;[.E4]&amp;[.$C$1]&amp;&quot;,&quot;&amp;[.$C$1]&amp;[.D4]&amp;[.$C$1]&amp;&quot;], &quot;&amp;[.$C$1]&amp;[.E4]&amp;[.$C$1]&amp;&quot;)&quot;" office:value-type="string" office:string-value="cComm.Add([“chamfer“,“cd“], “chamfer“)">
            <text:p>cComm.Add([“chamfer“,“cd“], “chamfer“)</text:p>
          </table:table-cell>
          <table:table-cell table:style-name="ACE-101" office:value-type="string">
            <text:p>cd</text:p>
          </table:table-cell>
          <table:table-cell table:style-name="ACE-104" office:value-type="string">
            <text:p>chamfer</text:p>
          </table:table-cell>
          <table:table-cell table:style-name="ACE-100"/>
          <table:table-cell table:style-name="ACE-100" office:value-type="string">
            <text:p>Create a chamfer from two lines</text:p>
          </table:table-cell>
          <table:table-cell table:style-name="ACE-100"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5])" office:value-type="float" office:value="1">
            <text:p>1</text:p>
          </table:table-cell>
          <table:table-cell table:style-name="ACE-101" table:formula="of:=&quot;cComm.Add([&quot;&amp;[.$C$1]&amp;[.E5]&amp;[.$C$1]&amp;&quot;,&quot;&amp;[.$C$1]&amp;[.D5]&amp;[.$C$1]&amp;&quot;], &quot;&amp;[.$C$1]&amp;[.E5]&amp;[.$C$1]&amp;&quot;)&quot;" office:value-type="string" office:string-value="cComm.Add([“copy“,“c“], “copy“)">
            <text:p>cComm.Add([“copy“,“c“], “copy“)</text:p>
          </table:table-cell>
          <table:table-cell table:style-name="ACE-101" office:value-type="string">
            <text:p>c</text:p>
          </table:table-cell>
          <table:table-cell table:style-name="ACE-104" office:value-type="string">
            <text:p>copy</text:p>
          </table:table-cell>
          <table:table-cell table:style-name="ACE-100"/>
          <table:table-cell table:style-name="ACE-100" office:value-type="string">
            <text:p>Copy an entity</text:p>
          </table:table-cell>
          <table:table-cell table:style-name="ACE-100"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6])" office:value-type="float" office:value="1">
            <text:p>1</text:p>
          </table:table-cell>
          <table:table-cell table:style-name="ACE-101" table:formula="of:=&quot;cComm.Add([&quot;&amp;[.$C$1]&amp;[.E6]&amp;[.$C$1]&amp;&quot;,&quot;&amp;[.$C$1]&amp;[.D6]&amp;[.$C$1]&amp;&quot;], &quot;&amp;[.$C$1]&amp;[.E6]&amp;[.$C$1]&amp;&quot;)&quot;" office:value-type="string" office:string-value="cComm.Add([“divide“,“dx“], “divide“)">
            <text:p>cComm.Add([“divide“,“dx“], “divide“)</text:p>
          </table:table-cell>
          <table:table-cell table:style-name="ACE-101" office:value-type="string">
            <text:p>dx</text:p>
          </table:table-cell>
          <table:table-cell table:style-name="ACE-104" office:value-type="string">
            <text:p>divide</text:p>
          </table:table-cell>
          <table:table-cell table:style-name="ACE-100"/>
          <table:table-cell table:style-name="ACE-100" office:value-type="string">
            <text:p>Divide an entity</text:p>
          </table:table-cell>
          <table:table-cell table:style-name="ACE-100"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56"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7])" office:value-type="float" office:value="1">
            <text:p>1</text:p>
          </table:table-cell>
          <table:table-cell table:style-name="ACE-101" table:formula="of:=&quot;cComm.Add([&quot;&amp;[.$C$1]&amp;[.E7]&amp;[.$C$1]&amp;&quot;,&quot;&amp;[.$C$1]&amp;[.D7]&amp;[.$C$1]&amp;&quot;], &quot;&amp;[.$C$1]&amp;[.E7]&amp;[.$C$1]&amp;&quot;)&quot;" office:value-type="string" office:string-value="cComm.Add([“erase“,“de“], “erase“)">
            <text:p>cComm.Add([“erase“,“de“], “erase“)</text:p>
          </table:table-cell>
          <table:table-cell table:style-name="ACE-101" office:value-type="string">
            <text:p>de</text:p>
          </table:table-cell>
          <table:table-cell table:style-name="ACE-104" office:value-type="string">
            <text:p>erase</text:p>
          </table:table-cell>
          <table:table-cell table:style-name="ACE-100"/>
          <table:table-cell table:style-name="ACE-100" office:value-type="string">
            <text:p>Delete an entity</text:p>
          </table:table-cell>
          <table:table-cell table:style-name="ACE-100"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8])" office:value-type="float" office:value="1">
            <text:p>1</text:p>
          </table:table-cell>
          <table:table-cell table:style-name="ACE-101" table:formula="of:=&quot;cComm.Add([&quot;&amp;[.$C$1]&amp;[.E8]&amp;[.$C$1]&amp;&quot;,&quot;&amp;[.$C$1]&amp;[.D8]&amp;[.$C$1]&amp;&quot;], &quot;&amp;[.$C$1]&amp;[.E8]&amp;[.$C$1]&amp;&quot;)&quot;" office:value-type="string" office:string-value="cComm.Add([“explode“,“ex“], “explode“)">
            <text:p>cComm.Add([“explode“,“ex“], “explode“)</text:p>
          </table:table-cell>
          <table:table-cell table:style-name="ACE-101" office:value-type="string">
            <text:p>ex</text:p>
          </table:table-cell>
          <table:table-cell table:style-name="ACE-104" office:value-type="string">
            <text:p>explode</text:p>
          </table:table-cell>
          <table:table-cell table:style-name="ACE-100"/>
          <table:table-cell table:style-name="ACE-100" office:value-type="string">
            <text:p>Explode a block</text:p>
          </table:table-cell>
          <table:table-cell table:style-name="ACE-100"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9])" office:value-type="float" office:value="1">
            <text:p>1</text:p>
          </table:table-cell>
          <table:table-cell table:style-name="ACE-101" table:formula="of:=&quot;cComm.Add([&quot;&amp;[.$C$1]&amp;[.E9]&amp;[.$C$1]&amp;&quot;,&quot;&amp;[.$C$1]&amp;[.D9]&amp;[.$C$1]&amp;&quot;], &quot;&amp;[.$C$1]&amp;[.E9]&amp;[.$C$1]&amp;&quot;)&quot;" office:value-type="string" office:string-value="cComm.Add([“extend“,“e“], “extend“)">
            <text:p>cComm.Add([“extend“,“e“], “extend“)</text:p>
          </table:table-cell>
          <table:table-cell table:style-name="ACE-101" office:value-type="string">
            <text:p>e</text:p>
          </table:table-cell>
          <table:table-cell table:style-name="ACE-100" office:value-type="string">
            <text:p>extend</text:p>
          </table:table-cell>
          <table:table-cell table:style-name="ACE-100"/>
          <table:table-cell table:style-name="ACE-100" office:value-type="string">
            <text:p>Stretch an entity from one end</text:p>
          </table:table-cell>
          <table:table-cell table:style-name="ACE-100"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10])" office:value-type="float" office:value="1">
            <text:p>1</text:p>
          </table:table-cell>
          <table:table-cell table:style-name="ACE-101" table:formula="of:=&quot;cComm.Add([&quot;&amp;[.$C$1]&amp;[.E10]&amp;[.$C$1]&amp;&quot;,&quot;&amp;[.$C$1]&amp;[.D10]&amp;[.$C$1]&amp;&quot;], &quot;&amp;[.$C$1]&amp;[.E10]&amp;[.$C$1]&amp;&quot;)&quot;" office:value-type="string" office:string-value="cComm.Add([“fillet“,“f“], “fillet“)">
            <text:p>cComm.Add([“fillet“,“f“], “fillet“)</text:p>
          </table:table-cell>
          <table:table-cell table:style-name="ACE-101" office:value-type="string">
            <text:p>f</text:p>
          </table:table-cell>
          <table:table-cell table:style-name="ACE-104" office:value-type="string">
            <text:p>fillet</text:p>
          </table:table-cell>
          <table:table-cell table:style-name="ACE-100"/>
          <table:table-cell table:style-name="ACE-100" office:value-type="string">
            <text:p>Create a tangential arc to two lines</text:p>
          </table:table-cell>
          <table:table-cell table:style-name="ACE-100"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11])" office:value-type="float" office:value="1">
            <text:p>1</text:p>
          </table:table-cell>
          <table:table-cell table:style-name="ACE-101" table:formula="of:=&quot;cComm.Add([&quot;&amp;[.$C$1]&amp;[.E11]&amp;[.$C$1]&amp;&quot;,&quot;&amp;[.$C$1]&amp;[.D11]&amp;[.$C$1]&amp;&quot;], &quot;&amp;[.$C$1]&amp;[.E11]&amp;[.$C$1]&amp;&quot;)&quot;" office:value-type="string" office:string-value="cComm.Add([“mirror“,“mn“], “mirror“)">
            <text:p>cComm.Add([“mirror“,“mn“], “mirror“)</text:p>
          </table:table-cell>
          <table:table-cell table:style-name="ACE-101" office:value-type="string">
            <text:p>mn</text:p>
          </table:table-cell>
          <table:table-cell table:style-name="ACE-104" office:value-type="string">
            <text:p>mirror</text:p>
          </table:table-cell>
          <table:table-cell table:style-name="ACE-100"/>
          <table:table-cell table:style-name="ACE-100" office:value-type="string">
            <text:p>Create a new entity mirroring another</text:p>
          </table:table-cell>
          <table:table-cell table:style-name="ACE-100"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56"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12])" office:value-type="float" office:value="1">
            <text:p>1</text:p>
          </table:table-cell>
          <table:table-cell table:style-name="ACE-101" table:formula="of:=&quot;cComm.Add([&quot;&amp;[.$C$1]&amp;[.E12]&amp;[.$C$1]&amp;&quot;,&quot;&amp;[.$C$1]&amp;[.D12]&amp;[.$C$1]&amp;&quot;], &quot;&amp;[.$C$1]&amp;[.E12]&amp;[.$C$1]&amp;&quot;)&quot;" office:value-type="string" office:string-value="cComm.Add([“move“,“m“], “move“)">
            <text:p>cComm.Add([“move“,“m“], “move“)</text:p>
          </table:table-cell>
          <table:table-cell table:style-name="ACE-101" office:value-type="string">
            <text:p>m</text:p>
          </table:table-cell>
          <table:table-cell table:style-name="ACE-104" office:value-type="string">
            <text:p>move</text:p>
          </table:table-cell>
          <table:table-cell table:style-name="ACE-100"/>
          <table:table-cell table:style-name="ACE-100" office:value-type="string">
            <text:p>Move a site entity</text:p>
          </table:table-cell>
          <table:table-cell table:style-name="ACE-100"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13])" office:value-type="float" office:value="1">
            <text:p>1</text:p>
          </table:table-cell>
          <table:table-cell table:style-name="ACE-101" table:formula="of:=&quot;cComm.Add([&quot;&amp;[.$C$1]&amp;[.E13]&amp;[.$C$1]&amp;&quot;,&quot;&amp;[.$C$1]&amp;[.D13]&amp;[.$C$1]&amp;&quot;], &quot;&amp;[.$C$1]&amp;[.E13]&amp;[.$C$1]&amp;&quot;)&quot;" office:value-type="string" office:string-value="cComm.Add([“offset“,“fg“], “offset“)">
            <text:p>cComm.Add([“offset“,“fg“], “offset“)</text:p>
          </table:table-cell>
          <table:table-cell table:style-name="ACE-101" office:value-type="string">
            <text:p>fg</text:p>
          </table:table-cell>
          <table:table-cell table:style-name="ACE-104" office:value-type="string">
            <text:p>offset</text:p>
          </table:table-cell>
          <table:table-cell table:style-name="ACE-100"/>
          <table:table-cell table:style-name="ACE-100" office:value-type="string">
            <text:p>Create a parallel entity</text:p>
          </table:table-cell>
          <table:table-cell table:style-name="ACE-100"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14])" office:value-type="float" office:value="1">
            <text:p>1</text:p>
          </table:table-cell>
          <table:table-cell table:style-name="ACE-101" table:formula="of:=&quot;cComm.Add([&quot;&amp;[.$C$1]&amp;[.E14]&amp;[.$C$1]&amp;&quot;,&quot;&amp;[.$C$1]&amp;[.D14]&amp;[.$C$1]&amp;&quot;], &quot;&amp;[.$C$1]&amp;[.E14]&amp;[.$C$1]&amp;&quot;)&quot;" office:value-type="string" office:string-value="cComm.Add([“pan“,“zc“], “pan“)">
            <text:p>cComm.Add([“pan“,“zc“], “pan“)</text:p>
          </table:table-cell>
          <table:table-cell table:style-name="ACE-101" office:value-type="string">
            <text:p>zc</text:p>
          </table:table-cell>
          <table:table-cell table:style-name="ACE-104" office:value-type="string">
            <text:p>pan</text:p>
          </table:table-cell>
          <table:table-cell table:style-name="ACE-100"/>
          <table:table-cell table:style-name="ACE-100" office:value-type="string">
            <text:p>Displacement of sight</text:p>
          </table:table-cell>
          <table:table-cell table:style-name="ACE-100"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15])" office:value-type="float" office:value="1">
            <text:p>1</text:p>
          </table:table-cell>
          <table:table-cell table:style-name="ACE-101" table:formula="of:=&quot;cComm.Add([&quot;&amp;[.$C$1]&amp;[.E15]&amp;[.$C$1]&amp;&quot;,&quot;&amp;[.$C$1]&amp;[.D15]&amp;[.$C$1]&amp;&quot;], &quot;&amp;[.$C$1]&amp;[.E15]&amp;[.$C$1]&amp;&quot;)&quot;" office:value-type="string" office:string-value="cComm.Add([“rotate“,“rt“], “rotate“)">
            <text:p>cComm.Add([“rotate“,“rt“], “rotate“)</text:p>
          </table:table-cell>
          <table:table-cell table:style-name="ACE-101" office:value-type="string">
            <text:p>rt</text:p>
          </table:table-cell>
          <table:table-cell table:style-name="ACE-104" office:value-type="string">
            <text:p>rotate</text:p>
          </table:table-cell>
          <table:table-cell table:style-name="ACE-100"/>
          <table:table-cell table:style-name="ACE-100" office:value-type="string">
            <text:p>Rotate an entity</text:p>
          </table:table-cell>
          <table:table-cell table:style-name="ACE-100"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56"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16])" office:value-type="float" office:value="1">
            <text:p>1</text:p>
          </table:table-cell>
          <table:table-cell table:style-name="ACE-101" table:formula="of:=&quot;cComm.Add([&quot;&amp;[.$C$1]&amp;[.E16]&amp;[.$C$1]&amp;&quot;,&quot;&amp;[.$C$1]&amp;[.D16]&amp;[.$C$1]&amp;&quot;], &quot;&amp;[.$C$1]&amp;[.E16]&amp;[.$C$1]&amp;&quot;)&quot;" office:value-type="string" office:string-value="cComm.Add([“scale“,“sc“], “scale“)">
            <text:p>cComm.Add([“scale“,“sc“], “scale“)</text:p>
          </table:table-cell>
          <table:table-cell table:style-name="ACE-101" office:value-type="string">
            <text:p>sc</text:p>
          </table:table-cell>
          <table:table-cell table:style-name="ACE-104" office:value-type="string">
            <text:p>scale</text:p>
          </table:table-cell>
          <table:table-cell table:style-name="ACE-100"/>
          <table:table-cell table:style-name="ACE-100" office:value-type="string">
            <text:p>Scale an entity</text:p>
          </table:table-cell>
          <table:table-cell table:style-name="ACE-100"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17])" office:value-type="float" office:value="1">
            <text:p>1</text:p>
          </table:table-cell>
          <table:table-cell table:style-name="ACE-101" table:formula="of:=&quot;cComm.Add([&quot;&amp;[.$C$1]&amp;[.E17]&amp;[.$C$1]&amp;&quot;,&quot;&amp;[.$C$1]&amp;[.D17]&amp;[.$C$1]&amp;&quot;], &quot;&amp;[.$C$1]&amp;[.E17]&amp;[.$C$1]&amp;&quot;)&quot;" office:value-type="string" office:string-value="cComm.Add([“stretch“,“s“], “stretch“)">
            <text:p>cComm.Add([“stretch“,“s“], “stretch“)</text:p>
          </table:table-cell>
          <table:table-cell table:style-name="ACE-101" office:value-type="string">
            <text:p>s</text:p>
          </table:table-cell>
          <table:table-cell table:style-name="ACE-104" office:value-type="string">
            <text:p>stretch</text:p>
          </table:table-cell>
          <table:table-cell table:style-name="ACE-100"/>
          <table:table-cell table:style-name="ACE-100" office:value-type="string">
            <text:p>Stretch an entity</text:p>
          </table:table-cell>
          <table:table-cell table:style-name="ACE-100"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56"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18])" office:value-type="float" office:value="1">
            <text:p>1</text:p>
          </table:table-cell>
          <table:table-cell table:style-name="ACE-101" table:formula="of:=&quot;cComm.Add([&quot;&amp;[.$C$1]&amp;[.E18]&amp;[.$C$1]&amp;&quot;,&quot;&amp;[.$C$1]&amp;[.D18]&amp;[.$C$1]&amp;&quot;], &quot;&amp;[.$C$1]&amp;[.E18]&amp;[.$C$1]&amp;&quot;)&quot;" office:value-type="string" office:string-value="cComm.Add([“trim“,“tr“], “trim“)">
            <text:p>cComm.Add([“trim“,“tr“], “trim“)</text:p>
          </table:table-cell>
          <table:table-cell table:style-name="ACE-101" office:value-type="string">
            <text:p>tr</text:p>
          </table:table-cell>
          <table:table-cell table:style-name="ACE-104" office:value-type="string">
            <text:p>trim</text:p>
          </table:table-cell>
          <table:table-cell table:style-name="ACE-100"/>
          <table:table-cell table:style-name="ACE-100" office:value-type="string">
            <text:p>Cut an entity</text:p>
          </table:table-cell>
          <table:table-cell table:style-name="ACE-100"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56"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19])" office:value-type="float" office:value="1">
            <text:p>1</text:p>
          </table:table-cell>
          <table:table-cell table:style-name="ACE-101" table:formula="of:=&quot;cComm.Add([&quot;&amp;[.$C$1]&amp;[.E19]&amp;[.$C$1]&amp;&quot;,&quot;&amp;[.$C$1]&amp;[.D19]&amp;[.$C$1]&amp;&quot;], &quot;&amp;[.$C$1]&amp;[.E19]&amp;[.$C$1]&amp;&quot;)&quot;" office:value-type="string" office:string-value="cComm.Add([“zoome“,“zx“], “zoome“)">
            <text:p>cComm.Add([“zoome“,“zx“], “zoome“)</text:p>
          </table:table-cell>
          <table:table-cell table:style-name="ACE-101" office:value-type="string">
            <text:p>zx</text:p>
          </table:table-cell>
          <table:table-cell table:style-name="ACE-104" office:value-type="string">
            <text:p>zoome</text:p>
          </table:table-cell>
          <table:table-cell table:style-name="ACE-100"/>
          <table:table-cell table:style-name="ACE-100" office:value-type="string">
            <text:p>View fit to all entities</text:p>
          </table:table-cell>
          <table:table-cell table:style-name="ACE-100"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20])" office:value-type="float" office:value="1">
            <text:p>1</text:p>
          </table:table-cell>
          <table:table-cell table:style-name="ACE-101" table:formula="of:=&quot;cComm.Add([&quot;&amp;[.$C$1]&amp;[.E20]&amp;[.$C$1]&amp;&quot;,&quot;&amp;[.$C$1]&amp;[.D20]&amp;[.$C$1]&amp;&quot;], &quot;&amp;[.$C$1]&amp;[.E20]&amp;[.$C$1]&amp;&quot;)&quot;" office:value-type="string" office:string-value="cComm.Add([“zoomw“,“z“], “zoomw“)">
            <text:p>cComm.Add([“zoomw“,“z“], “zoomw“)</text:p>
          </table:table-cell>
          <table:table-cell table:style-name="ACE-101" office:value-type="string">
            <text:p>z</text:p>
          </table:table-cell>
          <table:table-cell table:style-name="ACE-104" office:value-type="string">
            <text:p>zoomw</text:p>
          </table:table-cell>
          <table:table-cell table:style-name="ACE-100"/>
          <table:table-cell table:style-name="ACE-100" office:value-type="string">
            <text:p>View window</text:p>
          </table:table-cell>
          <table:table-cell table:style-name="ACE-100"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21])" office:value-type="float" office:value="0">
            <text:p>0</text:p>
          </table:table-cell>
          <table:table-cell table:number-columns-repeated="2" table:style-name="ACE-101"/>
          <table:table-cell table:number-columns-repeated="60" table:style-name="ACE-100"/>
          <table:table-cell table:number-columns-repeated="64" table:style-name="ACE-106"/>
        </table:table-row>
        <table:table-row table:style-name="AROW-1">
          <table:table-cell table:style-name="ACE-100"/>
          <table:table-cell table:style-name="ACE-101" table:formula="of:=COUNTIF([.$D$3:.$D$56];[.D22])" office:value-type="float" office:value="0">
            <text:p>0</text:p>
          </table:table-cell>
          <table:table-cell table:number-columns-repeated="2" table:style-name="ACE-101"/>
          <table:table-cell table:style-name="ACE-103" office:value-type="string">
            <text:p>Entities</text:p>
          </table:table-cell>
          <table:table-cell table:number-columns-repeated="2" table:style-name="ACE-103"/>
          <table:table-cell table:number-columns-repeated="57" table:style-name="ACE-100"/>
          <table:table-cell table:number-columns-repeated="64" table:style-name="ACE-106"/>
        </table:table-row>
        <table:table-row table:style-name="AROW-1">
          <table:table-cell table:style-name="ACE-100"/>
          <table:table-cell table:style-name="ACE-101" table:formula="of:=COUNTIF([.$D$3:.$D$56];[.D23])" office:value-type="float" office:value="1">
            <text:p>1</text:p>
          </table:table-cell>
          <table:table-cell table:style-name="ACE-101" table:formula="of:=&quot;cComm.Add([&quot;&amp;[.$C$1]&amp;[.E23]&amp;[.$C$1]&amp;&quot;,&quot;&amp;[.$C$1]&amp;[.D23]&amp;[.$C$1]&amp;&quot;], &quot;&amp;[.$C$1]&amp;[.E23]&amp;[.$C$1]&amp;&quot;)&quot;" office:value-type="string" office:string-value="cComm.Add([“arc“,“a“], “arc“)">
            <text:p>cComm.Add([“arc“,“a“], “arc“)</text:p>
          </table:table-cell>
          <table:table-cell table:style-name="ACE-101" office:value-type="string">
            <text:p>a</text:p>
          </table:table-cell>
          <table:table-cell table:style-name="ACE-100" office:value-type="string">
            <text:p>arc</text:p>
          </table:table-cell>
          <table:table-cell table:style-name="ACE-100" office:value-type="string">
            <text:p>run but problem in Finish() Unknown symbol buildPOI en cadARC</text:p>
          </table:table-cell>
          <table:table-cell table:style-name="ACE-100" office:value-type="string">
            <text:p>Create an arc</text:p>
          </table:table-cell>
          <table:table-cell table:style-name="ACE-100"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56"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24])" office:value-type="float" office:value="1">
            <text:p>1</text:p>
          </table:table-cell>
          <table:table-cell table:style-name="ACE-101" table:formula="of:=&quot;cComm.Add([&quot;&amp;[.$C$1]&amp;[.E24]&amp;[.$C$1]&amp;&quot;,&quot;&amp;[.$C$1]&amp;[.D24]&amp;[.$C$1]&amp;&quot;], &quot;&amp;[.$C$1]&amp;[.E24]&amp;[.$C$1]&amp;&quot;)&quot;" office:value-type="string" office:string-value="cComm.Add([“circle“,“cv“], “circle“)">
            <text:p>cComm.Add([“circle“,“cv“], “circle“)</text:p>
          </table:table-cell>
          <table:table-cell table:style-name="ACE-101" office:value-type="string">
            <text:p>cv</text:p>
          </table:table-cell>
          <table:table-cell table:style-name="ACE-105" office:value-type="string">
            <text:p>circle</text:p>
          </table:table-cell>
          <table:table-cell table:style-name="ACE-100" office:value-type="string">
            <text:p>run</text:p>
          </table:table-cell>
          <table:table-cell table:style-name="ACE-100" office:value-type="string">
            <text:p>circle</text:p>
          </table:table-cell>
          <table:table-cell table:style-name="ACE-100" table:formula="of:=[.$J$1]&amp;LOWER([.$E$22])&amp;&quot;/&quot;&amp;[.E24]&amp;[.$L$1]&amp;&quot; | &quot;&amp;[.D24]&amp;&quot; | &quot;&amp;PROPER([.E24])&amp;&quot; | &quot;&amp;[.G24]&amp;&quot; |&quot;" office:value-type="string" office:string-value="| &lt;img src=&quot;./svg/entities/circle.svg&quot; width=&quot;48&quot; height=&quot;48&quot;&gt; | cv | Circle | circle |">
            <text:p>| &lt;img src="./svg/entities/circle.svg" width="48" height="48"&gt; | cv | Circle | circle |</text:p>
          </table:table-cell>
          <table:table-cell table:number-columns-repeated="56"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25])" office:value-type="float" office:value="1">
            <text:p>1</text:p>
          </table:table-cell>
          <table:table-cell table:style-name="ACE-101" table:formula="of:=&quot;cComm.Add([&quot;&amp;[.$C$1]&amp;[.E25]&amp;[.$C$1]&amp;&quot;,&quot;&amp;[.$C$1]&amp;[.D25]&amp;[.$C$1]&amp;&quot;], &quot;&amp;[.$C$1]&amp;[.E25]&amp;[.$C$1]&amp;&quot;)&quot;" office:value-type="string" office:string-value="cComm.Add([“dim“,“dw“], “dim“)">
            <text:p>cComm.Add([“dim“,“dw“], “dim“)</text:p>
          </table:table-cell>
          <table:table-cell table:style-name="ACE-101" office:value-type="string">
            <text:p>dw</text:p>
          </table:table-cell>
          <table:table-cell table:style-name="ACE-100" office:value-type="string">
            <text:p>dim</text:p>
          </table:table-cell>
          <table:table-cell table:style-name="ACE-100" office:value-type="string">
            <text:p>not working</text:p>
          </table:table-cell>
          <table:table-cell table:style-name="ACE-100" office:value-type="string">
            <text:p>dimension</text:p>
          </table:table-cell>
          <table:table-cell table:style-name="ACE-100" table:formula="of:=[.$J$1]&amp;LOWER([.$E$22])&amp;&quot;/&quot;&amp;[.E25]&amp;[.$L$1]&amp;&quot; | &quot;&amp;[.D25]&amp;&quot; | &quot;&amp;PROPER([.E25])&amp;&quot; | &quot;&amp;[.G25]&amp;&quot; |&quot;" office:value-type="string" office:string-value="| &lt;img src=&quot;./svg/entities/dim.svg&quot; width=&quot;48&quot; height=&quot;48&quot;&gt; | dw | Dim | dimension |">
            <text:p>| &lt;img src="./svg/entities/dim.svg" width="48" height="48"&gt; | dw | Dim | dimension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26])" office:value-type="float" office:value="1">
            <text:p>1</text:p>
          </table:table-cell>
          <table:table-cell table:style-name="ACE-101" table:formula="of:=&quot;cComm.Add([&quot;&amp;[.$C$1]&amp;[.E26]&amp;[.$C$1]&amp;&quot;,&quot;&amp;[.$C$1]&amp;[.D26]&amp;[.$C$1]&amp;&quot;], &quot;&amp;[.$C$1]&amp;[.E26]&amp;[.$C$1]&amp;&quot;)&quot;" office:value-type="string" office:string-value="cComm.Add([“ellipse“,“ew“], “ellipse“)">
            <text:p>cComm.Add([“ellipse“,“ew“], “ellipse“)</text:p>
          </table:table-cell>
          <table:table-cell table:style-name="ACE-101" office:value-type="string">
            <text:p>ew</text:p>
          </table:table-cell>
          <table:table-cell table:style-name="ACE-105" office:value-type="string">
            <text:p>ellipse</text:p>
          </table:table-cell>
          <table:table-cell table:style-name="ACE-100" office:value-type="string">
            <text:p>run</text:p>
          </table:table-cell>
          <table:table-cell table:style-name="ACE-100" office:value-type="string">
            <text:p>ellipse</text:p>
          </table:table-cell>
          <table:table-cell table:style-name="ACE-100" table:formula="of:=[.$J$1]&amp;LOWER([.$E$22])&amp;&quot;/&quot;&amp;[.E26]&amp;[.$L$1]&amp;&quot; | &quot;&amp;[.D26]&amp;&quot; | &quot;&amp;PROPER([.E26])&amp;&quot; | &quot;&amp;[.G26]&amp;&quot; |&quot;" office:value-type="string" office:string-value="| &lt;img src=&quot;./svg/entities/ellipse.svg&quot; width=&quot;48&quot; height=&quot;48&quot;&gt; | ew | Ellipse | ellipse |">
            <text:p>| &lt;img src="./svg/entities/ellipse.svg" width="48" height="48"&gt; | ew | Ellipse | ellipse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27])" office:value-type="float" office:value="1">
            <text:p>1</text:p>
          </table:table-cell>
          <table:table-cell table:style-name="ACE-101" table:formula="of:=&quot;cComm.Add([&quot;&amp;[.$C$1]&amp;[.E27]&amp;[.$C$1]&amp;&quot;,&quot;&amp;[.$C$1]&amp;[.D27]&amp;[.$C$1]&amp;&quot;], &quot;&amp;[.$C$1]&amp;[.E27]&amp;[.$C$1]&amp;&quot;)&quot;" office:value-type="string" office:string-value="cComm.Add([“hatch“,“ht“], “hatch“)">
            <text:p>cComm.Add([“hatch“,“ht“], “hatch“)</text:p>
          </table:table-cell>
          <table:table-cell table:style-name="ACE-101" office:value-type="string">
            <text:p>ht</text:p>
          </table:table-cell>
          <table:table-cell table:style-name="ACE-100" office:value-type="string">
            <text:p>hatch</text:p>
          </table:table-cell>
          <table:table-cell table:style-name="ACE-100" office:value-type="string">
            <text:p>not working</text:p>
          </table:table-cell>
          <table:table-cell table:style-name="ACE-100" office:value-type="string">
            <text:p>hatch</text:p>
          </table:table-cell>
          <table:table-cell table:style-name="ACE-100" table:formula="of:=[.$J$1]&amp;LOWER([.$E$22])&amp;&quot;/&quot;&amp;[.E27]&amp;[.$L$1]&amp;&quot; | &quot;&amp;[.D27]&amp;&quot; | &quot;&amp;PROPER([.E27])&amp;&quot; | &quot;&amp;[.G27]&amp;&quot; |&quot;" office:value-type="string" office:string-value="| &lt;img src=&quot;./svg/entities/hatch.svg&quot; width=&quot;48&quot; height=&quot;48&quot;&gt; | ht | Hatch | hatch |">
            <text:p>| &lt;img src="./svg/entities/hatch.svg" width="48" height="48"&gt; | ht | Hatch | hatch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28])" office:value-type="float" office:value="1">
            <text:p>1</text:p>
          </table:table-cell>
          <table:table-cell table:style-name="ACE-101" table:formula="of:=&quot;cComm.Add([&quot;&amp;[.$C$1]&amp;[.E28]&amp;[.$C$1]&amp;&quot;,&quot;&amp;[.$C$1]&amp;[.D28]&amp;[.$C$1]&amp;&quot;], &quot;&amp;[.$C$1]&amp;[.E28]&amp;[.$C$1]&amp;&quot;)&quot;" office:value-type="string" office:string-value="cComm.Add([“insert“,“b“], “insert“)">
            <text:p>cComm.Add([“insert“,“b“], “insert“)</text:p>
          </table:table-cell>
          <table:table-cell table:style-name="ACE-101" office:value-type="string">
            <text:p>b</text:p>
          </table:table-cell>
          <table:table-cell table:style-name="ACE-100" office:value-type="string">
            <text:p>insert</text:p>
          </table:table-cell>
          <table:table-cell table:style-name="ACE-100" office:value-type="string">
            <text:p>run but not working</text:p>
          </table:table-cell>
          <table:table-cell table:style-name="ACE-100" office:value-type="string">
            <text:p>insert</text:p>
          </table:table-cell>
          <table:table-cell table:style-name="ACE-100" table:formula="of:=[.$J$1]&amp;LOWER([.$E$22])&amp;&quot;/&quot;&amp;[.E28]&amp;[.$L$1]&amp;&quot; | &quot;&amp;[.D28]&amp;&quot; | &quot;&amp;PROPER([.E28])&amp;&quot; | &quot;&amp;[.G28]&amp;&quot; |&quot;" office:value-type="string" office:string-value="| &lt;img src=&quot;./svg/entities/insert.svg&quot; width=&quot;48&quot; height=&quot;48&quot;&gt; | b | Insert | insert |">
            <text:p>| &lt;img src="./svg/entities/insert.svg" width="48" height="48"&gt; | b | Insert | insert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29])" office:value-type="float" office:value="1">
            <text:p>1</text:p>
          </table:table-cell>
          <table:table-cell table:style-name="ACE-101" table:formula="of:=&quot;cComm.Add([&quot;&amp;[.$C$1]&amp;[.E29]&amp;[.$C$1]&amp;&quot;,&quot;&amp;[.$C$1]&amp;[.D29]&amp;[.$C$1]&amp;&quot;], &quot;&amp;[.$C$1]&amp;[.E29]&amp;[.$C$1]&amp;&quot;)&quot;" office:value-type="string" office:string-value="cComm.Add([“leader“,“li“], “leader“)">
            <text:p>cComm.Add([“leader“,“li“], “leader“)</text:p>
          </table:table-cell>
          <table:table-cell table:style-name="ACE-101" office:value-type="string">
            <text:p>li</text:p>
          </table:table-cell>
          <table:table-cell table:style-name="ACE-100" office:value-type="string">
            <text:p>leader</text:p>
          </table:table-cell>
          <table:table-cell table:style-name="ACE-100" office:value-type="string">
            <text:p>not working - symbol usewith missing</text:p>
          </table:table-cell>
          <table:table-cell table:style-name="ACE-100" office:value-type="string">
            <text:p>leader</text:p>
          </table:table-cell>
          <table:table-cell table:style-name="ACE-100" table:formula="of:=[.$J$1]&amp;LOWER([.$E$22])&amp;&quot;/&quot;&amp;[.E29]&amp;[.$L$1]&amp;&quot; | &quot;&amp;[.D29]&amp;&quot; | &quot;&amp;PROPER([.E29])&amp;&quot; | &quot;&amp;[.G29]&amp;&quot; |&quot;" office:value-type="string" office:string-value="| &lt;img src=&quot;./svg/entities/leader.svg&quot; width=&quot;48&quot; height=&quot;48&quot;&gt; | li | Leader | leader |">
            <text:p>| &lt;img src="./svg/entities/leader.svg" width="48" height="48"&gt; | li | Leader | leader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30])" office:value-type="float" office:value="1">
            <text:p>1</text:p>
          </table:table-cell>
          <table:table-cell table:style-name="ACE-101" table:formula="of:=&quot;cComm.Add([&quot;&amp;[.$C$1]&amp;[.E30]&amp;[.$C$1]&amp;&quot;,&quot;&amp;[.$C$1]&amp;[.D30]&amp;[.$C$1]&amp;&quot;], &quot;&amp;[.$C$1]&amp;[.E30]&amp;[.$C$1]&amp;&quot;)&quot;" office:value-type="string" office:string-value="cComm.Add([“line“,“l“], “line“)">
            <text:p>cComm.Add([“line“,“l“], “line“)</text:p>
          </table:table-cell>
          <table:table-cell table:style-name="ACE-101" office:value-type="string">
            <text:p>l</text:p>
          </table:table-cell>
          <table:table-cell table:style-name="ACE-105" office:value-type="string">
            <text:p>line</text:p>
          </table:table-cell>
          <table:table-cell table:style-name="ACE-105" office:value-type="string">
            <text:p>run</text:p>
          </table:table-cell>
          <table:table-cell table:style-name="ACE-100" office:value-type="string">
            <text:p>line</text:p>
          </table:table-cell>
          <table:table-cell table:style-name="ACE-100" table:formula="of:=[.$J$1]&amp;LOWER([.$E$22])&amp;&quot;/&quot;&amp;[.E30]&amp;[.$L$1]&amp;&quot; | &quot;&amp;[.D30]&amp;&quot; | &quot;&amp;PROPER([.E30])&amp;&quot; | &quot;&amp;[.G30]&amp;&quot; |&quot;" office:value-type="string" office:string-value="| &lt;img src=&quot;./svg/entities/line.svg&quot; width=&quot;48&quot; height=&quot;48&quot;&gt; | l | Line | line |">
            <text:p>| &lt;img src="./svg/entities/line.svg" width="48" height="48"&gt; | l | Line | line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31])" office:value-type="float" office:value="1">
            <text:p>1</text:p>
          </table:table-cell>
          <table:table-cell table:style-name="ACE-101" table:formula="of:=&quot;cComm.Add([&quot;&amp;[.$C$1]&amp;[.E31]&amp;[.$C$1]&amp;&quot;,&quot;&amp;[.$C$1]&amp;[.D31]&amp;[.$C$1]&amp;&quot;], &quot;&amp;[.$C$1]&amp;[.E31]&amp;[.$C$1]&amp;&quot;)&quot;" office:value-type="string" office:string-value="cComm.Add([“mtext“,“tt“], “mtext“)">
            <text:p>cComm.Add([“mtext“,“tt“], “mtext“)</text:p>
          </table:table-cell>
          <table:table-cell table:style-name="ACE-101" office:value-type="string">
            <text:p>tt</text:p>
          </table:table-cell>
          <table:table-cell table:style-name="ACE-105" office:value-type="string">
            <text:p>mtext</text:p>
          </table:table-cell>
          <table:table-cell table:style-name="ACE-100" office:value-type="string">
            <text:p>run</text:p>
          </table:table-cell>
          <table:table-cell table:style-name="ACE-100" office:value-type="string">
            <text:p>mtext</text:p>
          </table:table-cell>
          <table:table-cell table:style-name="ACE-100" table:formula="of:=[.$J$1]&amp;LOWER([.$E$22])&amp;&quot;/&quot;&amp;[.E31]&amp;[.$L$1]&amp;&quot; | &quot;&amp;[.D31]&amp;&quot; | &quot;&amp;PROPER([.E31])&amp;&quot; | &quot;&amp;[.G31]&amp;&quot; |&quot;" office:value-type="string" office:string-value="| &lt;img src=&quot;./svg/entities/mtext.svg&quot; width=&quot;48&quot; height=&quot;48&quot;&gt; | tt | Mtext | mtext |">
            <text:p>| &lt;img src="./svg/entities/mtext.svg" width="48" height="48"&gt; | tt | Mtext | mtext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32])" office:value-type="float" office:value="1">
            <text:p>1</text:p>
          </table:table-cell>
          <table:table-cell table:style-name="ACE-101" table:formula="of:=&quot;cComm.Add([&quot;&amp;[.$C$1]&amp;[.E32]&amp;[.$C$1]&amp;&quot;,&quot;&amp;[.$C$1]&amp;[.D32]&amp;[.$C$1]&amp;&quot;], &quot;&amp;[.$C$1]&amp;[.E32]&amp;[.$C$1]&amp;&quot;)&quot;" office:value-type="string" office:string-value="cComm.Add([“pline“,“po“], “pline“)">
            <text:p>cComm.Add([“pline“,“po“], “pline“)</text:p>
          </table:table-cell>
          <table:table-cell table:style-name="ACE-101" office:value-type="string">
            <text:p>po</text:p>
          </table:table-cell>
          <table:table-cell table:style-name="ACE-105" office:value-type="string">
            <text:p>pline</text:p>
          </table:table-cell>
          <table:table-cell table:style-name="ACE-100" office:value-type="string">
            <text:p>run</text:p>
          </table:table-cell>
          <table:table-cell table:style-name="ACE-100" office:value-type="string">
            <text:p>polyline</text:p>
          </table:table-cell>
          <table:table-cell table:style-name="ACE-100" table:formula="of:=[.$J$1]&amp;LOWER([.$E$22])&amp;&quot;/&quot;&amp;[.E32]&amp;[.$L$1]&amp;&quot; | &quot;&amp;[.D32]&amp;&quot; | &quot;&amp;PROPER([.E32])&amp;&quot; | &quot;&amp;[.G32]&amp;&quot; |&quot;" office:value-type="string" office:string-value="| &lt;img src=&quot;./svg/entities/pline.svg&quot; width=&quot;48&quot; height=&quot;48&quot;&gt; | po | Pline | polyline |">
            <text:p>| &lt;img src="./svg/entities/pline.svg" width="48" height="48"&gt; | po | Pline | polyline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33])" office:value-type="float" office:value="1">
            <text:p>1</text:p>
          </table:table-cell>
          <table:table-cell table:style-name="ACE-101" table:formula="of:=&quot;cComm.Add([&quot;&amp;[.$C$1]&amp;[.E33]&amp;[.$C$1]&amp;&quot;,&quot;&amp;[.$C$1]&amp;[.D33]&amp;[.$C$1]&amp;&quot;], &quot;&amp;[.$C$1]&amp;[.E33]&amp;[.$C$1]&amp;&quot;)&quot;" office:value-type="string" office:string-value="cComm.Add([“rectangle“,“re“], “rectangle“)">
            <text:p>cComm.Add([“rectangle“,“re“], “rectangle“)</text:p>
          </table:table-cell>
          <table:table-cell table:style-name="ACE-101" office:value-type="string">
            <text:p>re</text:p>
          </table:table-cell>
          <table:table-cell table:style-name="ACE-100" office:value-type="string">
            <text:p>rectangle</text:p>
          </table:table-cell>
          <table:table-cell table:style-name="ACE-100" office:value-type="string">
            <text:p>not working – class missing</text:p>
          </table:table-cell>
          <table:table-cell table:style-name="ACE-100" office:value-type="string">
            <text:p>rectangle</text:p>
          </table:table-cell>
          <table:table-cell table:style-name="ACE-100" table:formula="of:=[.$J$1]&amp;LOWER([.$E$22])&amp;&quot;/&quot;&amp;[.E33]&amp;[.$L$1]&amp;&quot; | &quot;&amp;[.D33]&amp;&quot; | &quot;&amp;PROPER([.E33])&amp;&quot; | &quot;&amp;[.G33]&amp;&quot; |&quot;" office:value-type="string" office:string-value="| &lt;img src=&quot;./svg/entities/rectangle.svg&quot; width=&quot;48&quot; height=&quot;48&quot;&gt; | re | Rectangle | rectangle |">
            <text:p>| &lt;img src="./svg/entities/rectangle.svg" width="48" height="48"&gt; | re | Rectangle | rectangle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34])" office:value-type="float" office:value="1">
            <text:p>1</text:p>
          </table:table-cell>
          <table:table-cell table:style-name="ACE-101" table:formula="of:=&quot;cComm.Add([&quot;&amp;[.$C$1]&amp;[.E34]&amp;[.$C$1]&amp;&quot;,&quot;&amp;[.$C$1]&amp;[.D34]&amp;[.$C$1]&amp;&quot;], &quot;&amp;[.$C$1]&amp;[.E34]&amp;[.$C$1]&amp;&quot;)&quot;" office:value-type="string" office:string-value="cComm.Add([“solid“,“sa“], “solid“)">
            <text:p>cComm.Add([“solid“,“sa“], “solid“)</text:p>
          </table:table-cell>
          <table:table-cell table:style-name="ACE-101" office:value-type="string">
            <text:p>sa</text:p>
          </table:table-cell>
          <table:table-cell table:style-name="ACE-105" office:value-type="string">
            <text:p>solid</text:p>
          </table:table-cell>
          <table:table-cell table:style-name="ACE-100" office:value-type="string">
            <text:p>run</text:p>
          </table:table-cell>
          <table:table-cell table:style-name="ACE-100" office:value-type="string">
            <text:p>solid</text:p>
          </table:table-cell>
          <table:table-cell table:style-name="ACE-100" table:formula="of:=[.$J$1]&amp;LOWER([.$E$22])&amp;&quot;/&quot;&amp;[.E34]&amp;[.$L$1]&amp;&quot; | &quot;&amp;[.D34]&amp;&quot; | &quot;&amp;PROPER([.E34])&amp;&quot; | &quot;&amp;[.G34]&amp;&quot; |&quot;" office:value-type="string" office:string-value="| &lt;img src=&quot;./svg/entities/solid.svg&quot; width=&quot;48&quot; height=&quot;48&quot;&gt; | sa | Solid | solid |">
            <text:p>| &lt;img src="./svg/entities/solid.svg" width="48" height="48"&gt; | sa | Solid | solid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35])" office:value-type="float" office:value="1">
            <text:p>1</text:p>
          </table:table-cell>
          <table:table-cell table:style-name="ACE-101" table:formula="of:=&quot;cComm.Add([&quot;&amp;[.$C$1]&amp;[.E35]&amp;[.$C$1]&amp;&quot;,&quot;&amp;[.$C$1]&amp;[.D35]&amp;[.$C$1]&amp;&quot;], &quot;&amp;[.$C$1]&amp;[.E35]&amp;[.$C$1]&amp;&quot;)&quot;" office:value-type="string" office:string-value="cComm.Add([“spline“,“sq“], “spline“)">
            <text:p>cComm.Add([“spline“,“sq“], “spline“)</text:p>
          </table:table-cell>
          <table:table-cell table:style-name="ACE-101" office:value-type="string">
            <text:p>sq</text:p>
          </table:table-cell>
          <table:table-cell table:style-name="ACE-100" office:value-type="string">
            <text:p>spline</text:p>
          </table:table-cell>
          <table:table-cell table:style-name="ACE-100" office:value-type="string">
            <text:p>Not working</text:p>
          </table:table-cell>
          <table:table-cell table:style-name="ACE-100" office:value-type="string">
            <text:p>spline</text:p>
          </table:table-cell>
          <table:table-cell table:style-name="ACE-100" table:formula="of:=[.$J$1]&amp;LOWER([.$E$22])&amp;&quot;/&quot;&amp;[.E35]&amp;[.$L$1]&amp;&quot; | &quot;&amp;[.D35]&amp;&quot; | &quot;&amp;PROPER([.E35])&amp;&quot; | &quot;&amp;[.G35]&amp;&quot; |&quot;" office:value-type="string" office:string-value="| &lt;img src=&quot;./svg/entities/spline.svg&quot; width=&quot;48&quot; height=&quot;48&quot;&gt; | sq | Spline | spline |">
            <text:p>| &lt;img src="./svg/entities/spline.svg" width="48" height="48"&gt; | sq | Spline | spline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36])" office:value-type="float" office:value="1">
            <text:p>1</text:p>
          </table:table-cell>
          <table:table-cell table:style-name="ACE-101" table:formula="of:=&quot;cComm.Add([&quot;&amp;[.$C$1]&amp;[.E36]&amp;[.$C$1]&amp;&quot;,&quot;&amp;[.$C$1]&amp;[.D36]&amp;[.$C$1]&amp;&quot;], &quot;&amp;[.$C$1]&amp;[.E36]&amp;[.$C$1]&amp;&quot;)&quot;" office:value-type="string" office:string-value="cComm.Add([“text“,“t“], “text“)">
            <text:p>cComm.Add([“text“,“t“], “text“)</text:p>
          </table:table-cell>
          <table:table-cell table:style-name="ACE-101" office:value-type="string">
            <text:p>t</text:p>
          </table:table-cell>
          <table:table-cell table:style-name="ACE-105" office:value-type="string">
            <text:p>text</text:p>
          </table:table-cell>
          <table:table-cell table:style-name="ACE-100" office:value-type="string">
            <text:p>run</text:p>
          </table:table-cell>
          <table:table-cell table:style-name="ACE-100" office:value-type="string">
            <text:p>text</text:p>
          </table:table-cell>
          <table:table-cell table:style-name="ACE-100" table:formula="of:=[.$J$1]&amp;LOWER([.$E$22])&amp;&quot;/&quot;&amp;[.E36]&amp;[.$L$1]&amp;&quot; | &quot;&amp;[.D36]&amp;&quot; | &quot;&amp;PROPER([.E36])&amp;&quot; | &quot;&amp;[.G36]&amp;&quot; |&quot;" office:value-type="string" office:string-value="| &lt;img src=&quot;./svg/entities/text.svg&quot; width=&quot;48&quot; height=&quot;48&quot;&gt; | t | Text | text |">
            <text:p>| &lt;img src="./svg/entities/text.svg" width="48" height="48"&gt; | t | Text | text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37])" office:value-type="float" office:value="0">
            <text:p>0</text:p>
          </table:table-cell>
          <table:table-cell table:number-columns-repeated="2" table:style-name="ACE-101"/>
          <table:table-cell table:number-columns-repeated="60" table:style-name="ACE-100"/>
          <table:table-cell table:number-columns-repeated="64" table:style-name="ACE-106"/>
        </table:table-row>
        <table:table-row table:style-name="AROW-1">
          <table:table-cell table:style-name="ACE-100"/>
          <table:table-cell table:style-name="ACE-101" table:formula="of:=COUNTIF([.$D$3:.$D$56];[.D38])" office:value-type="float" office:value="0">
            <text:p>0</text:p>
          </table:table-cell>
          <table:table-cell table:number-columns-repeated="2" table:style-name="ACE-101"/>
          <table:table-cell table:style-name="ACE-103" office:value-type="string">
            <text:p>Smart</text:p>
          </table:table-cell>
          <table:table-cell table:number-columns-repeated="2" table:style-name="ACE-103"/>
          <table:table-cell table:number-columns-repeated="57"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39])" office:value-type="float" office:value="1">
            <text:p>1</text:p>
          </table:table-cell>
          <table:table-cell table:style-name="ACE-101" table:formula="of:=&quot;cComm.Add([&quot;&amp;[.$C$1]&amp;[.E39]&amp;[.$C$1]&amp;&quot;,&quot;&amp;[.$C$1]&amp;[.D39]&amp;[.$C$1]&amp;&quot;], &quot;&amp;[.$C$1]&amp;[.E39]&amp;[.$C$1]&amp;&quot;)&quot;" office:value-type="string" office:string-value="cComm.Add([“beam“,“w1“], “beam“)">
            <text:p>cComm.Add([“beam“,“w1“], “beam“)</text:p>
          </table:table-cell>
          <table:table-cell table:style-name="ACE-101" office:value-type="string">
            <text:p>w1</text:p>
          </table:table-cell>
          <table:table-cell table:style-name="ACE-100" office:value-type="string">
            <text:p>beam</text:p>
          </table:table-cell>
          <table:table-cell table:number-columns-repeated="2" table:style-name="ACE-100"/>
          <table:table-cell table:style-name="ACE-100"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56"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40])" office:value-type="float" office:value="1">
            <text:p>1</text:p>
          </table:table-cell>
          <table:table-cell table:style-name="ACE-101" table:formula="of:=&quot;cComm.Add([&quot;&amp;[.$C$1]&amp;[.E40]&amp;[.$C$1]&amp;&quot;,&quot;&amp;[.$C$1]&amp;[.D40]&amp;[.$C$1]&amp;&quot;], &quot;&amp;[.$C$1]&amp;[.E40]&amp;[.$C$1]&amp;&quot;)&quot;" office:value-type="string" office:string-value="cComm.Add([“column“,“w2“], “column“)">
            <text:p>cComm.Add([“column“,“w2“], “column“)</text:p>
          </table:table-cell>
          <table:table-cell table:style-name="ACE-101" office:value-type="string">
            <text:p>w2</text:p>
          </table:table-cell>
          <table:table-cell table:style-name="ACE-100" office:value-type="string">
            <text:p>column</text:p>
          </table:table-cell>
          <table:table-cell table:number-columns-repeated="2" table:style-name="ACE-100"/>
          <table:table-cell table:style-name="ACE-100"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56"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41])" office:value-type="float" office:value="1">
            <text:p>1</text:p>
          </table:table-cell>
          <table:table-cell table:style-name="ACE-101" table:formula="of:=&quot;cComm.Add([&quot;&amp;[.$C$1]&amp;[.E41]&amp;[.$C$1]&amp;&quot;,&quot;&amp;[.$C$1]&amp;[.D41]&amp;[.$C$1]&amp;&quot;], &quot;&amp;[.$C$1]&amp;[.E41]&amp;[.$C$1]&amp;&quot;)&quot;" office:value-type="string" office:string-value="cComm.Add([“slab3p“,“w3“], “slab3p“)">
            <text:p>cComm.Add([“slab3p“,“w3“], “slab3p“)</text:p>
          </table:table-cell>
          <table:table-cell table:style-name="ACE-101" office:value-type="string">
            <text:p>w3</text:p>
          </table:table-cell>
          <table:table-cell table:style-name="ACE-100" office:value-type="string">
            <text:p>slab3p</text:p>
          </table:table-cell>
          <table:table-cell table:number-columns-repeated="2" table:style-name="ACE-100"/>
          <table:table-cell table:style-name="ACE-100"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56"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42])" office:value-type="float" office:value="1">
            <text:p>1</text:p>
          </table:table-cell>
          <table:table-cell table:style-name="ACE-101" table:formula="of:=&quot;cComm.Add([&quot;&amp;[.$C$1]&amp;[.E42]&amp;[.$C$1]&amp;&quot;,&quot;&amp;[.$C$1]&amp;[.D42]&amp;[.$C$1]&amp;&quot;], &quot;&amp;[.$C$1]&amp;[.E42]&amp;[.$C$1]&amp;&quot;)&quot;" office:value-type="string" office:string-value="cComm.Add([“slab4p“,“w4“], “slab4p“)">
            <text:p>cComm.Add([“slab4p“,“w4“], “slab4p“)</text:p>
          </table:table-cell>
          <table:table-cell table:style-name="ACE-101" office:value-type="string">
            <text:p>w4</text:p>
          </table:table-cell>
          <table:table-cell table:style-name="ACE-100" office:value-type="string">
            <text:p>slab4p</text:p>
          </table:table-cell>
          <table:table-cell table:number-columns-repeated="2" table:style-name="ACE-100"/>
          <table:table-cell table:style-name="ACE-100"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56"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43])" office:value-type="float" office:value="1">
            <text:p>1</text:p>
          </table:table-cell>
          <table:table-cell table:style-name="ACE-101" table:formula="of:=&quot;cComm.Add([&quot;&amp;[.$C$1]&amp;[.E43]&amp;[.$C$1]&amp;&quot;,&quot;&amp;[.$C$1]&amp;[.D43]&amp;[.$C$1]&amp;&quot;], &quot;&amp;[.$C$1]&amp;[.E43]&amp;[.$C$1]&amp;&quot;)&quot;" office:value-type="string" office:string-value="cComm.Add([“wallcolumn“,“w5“], “wallcolumn“)">
            <text:p>cComm.Add([“wallcolumn“,“w5“], “wallcolumn“)</text:p>
          </table:table-cell>
          <table:table-cell table:style-name="ACE-101" office:value-type="string">
            <text:p>w5</text:p>
          </table:table-cell>
          <table:table-cell table:style-name="ACE-100" office:value-type="string">
            <text:p>wallcolumn</text:p>
          </table:table-cell>
          <table:table-cell table:number-columns-repeated="2" table:style-name="ACE-100"/>
          <table:table-cell table:style-name="ACE-100"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44])" office:value-type="float" office:value="0">
            <text:p>0</text:p>
          </table:table-cell>
          <table:table-cell table:number-columns-repeated="2" table:style-name="ACE-101"/>
          <table:table-cell table:number-columns-repeated="60" table:style-name="ACE-100"/>
          <table:table-cell table:number-columns-repeated="64" table:style-name="ACE-106"/>
        </table:table-row>
        <table:table-row table:style-name="AROW-1">
          <table:table-cell table:style-name="ACE-100"/>
          <table:table-cell table:style-name="ACE-101" table:formula="of:=COUNTIF([.$D$3:.$D$56];[.D45])" office:value-type="float" office:value="0">
            <text:p>0</text:p>
          </table:table-cell>
          <table:table-cell table:number-columns-repeated="2" table:style-name="ACE-101"/>
          <table:table-cell table:style-name="ACE-105" office:value-type="string">
            <text:p>Layers</text:p>
          </table:table-cell>
          <table:table-cell table:number-columns-repeated="2" table:style-name="ACE-105"/>
          <table:table-cell table:number-columns-repeated="57"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46])" office:value-type="float" office:value="1">
            <text:p>1</text:p>
          </table:table-cell>
          <table:table-cell table:style-name="ACE-101" table:formula="of:=&quot;cComm.Add([&quot;&amp;[.$C$1]&amp;[.E46]&amp;[.$C$1]&amp;&quot;,&quot;&amp;[.$C$1]&amp;[.D46]&amp;[.$C$1]&amp;&quot;], &quot;&amp;[.$C$1]&amp;[.E46]&amp;[.$C$1]&amp;&quot;)&quot;" office:value-type="string" office:string-value="cComm.Add([“layers“,“lk“], “layers“)">
            <text:p>cComm.Add([“layers“,“lk“], “layers“)</text:p>
          </table:table-cell>
          <table:table-cell table:style-name="ACE-101" office:value-type="string">
            <text:p>lk</text:p>
          </table:table-cell>
          <table:table-cell table:style-name="ACE-100" office:value-type="string">
            <text:p>layers</text:p>
          </table:table-cell>
          <table:table-cell table:number-columns-repeated="2" table:style-name="ACE-100"/>
          <table:table-cell table:style-name="ACE-100"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56" table:style-name="ACE-100"/>
          <table:table-cell table:number-columns-repeated="64" table:style-name="ACE-106"/>
        </table:table-row>
        <table:table-row table:style-name="AROW-1">
          <table:table-cell table:number-columns-repeated="128"/>
        </table:table-row>
        <table:table-row table:style-name="AROW-1">
          <table:table-cell table:style-name="ACE-100"/>
          <table:table-cell table:style-name="ACE-101" table:formula="of:=COUNTIF([.$D$3:.$D$56];[.D48])" office:value-type="float" office:value="0">
            <text:p>0</text:p>
          </table:table-cell>
          <table:table-cell table:number-columns-repeated="2" table:style-name="ACE-101"/>
          <table:table-cell table:style-name="ACE-105" office:value-type="string">
            <text:p>Locks</text:p>
          </table:table-cell>
          <table:table-cell table:number-columns-repeated="2" table:style-name="ACE-105"/>
          <table:table-cell table:number-columns-repeated="57" table:style-name="ACE-100"/>
          <table:table-cell table:number-columns-repeated="64" table:style-name="ACE-106"/>
        </table:table-row>
        <table:table-row table:style-name="AROW-1">
          <table:table-cell table:style-name="ACE-100" office:value-type="string">
            <text:p>png</text:p>
          </table:table-cell>
          <table:table-cell table:style-name="ACE-101" table:formula="of:=COUNTIF([.$D$3:.$D$56];[.D49])" office:value-type="float" office:value="1">
            <text:p>1</text:p>
          </table:table-cell>
          <table:table-cell table:style-name="ACE-101" table:formula="of:=&quot;cComm.Add([&quot;&amp;[.$C$1]&amp;[.F49]&amp;[.$C$1]&amp;&quot;,&quot;&amp;[.$C$1]&amp;[.D49]&amp;[.$C$1]&amp;&quot;], &quot;&amp;[.$C$1]&amp;[.F49]&amp;[.$C$1]&amp;&quot;)&quot;" office:value-type="string" office:string-value="cComm.Add([“help“,“F1“], “help“)">
            <text:p>cComm.Add([“help“,“F1“], “help“)</text:p>
          </table:table-cell>
          <table:table-cell table:style-name="ACE-101" office:value-type="string">
            <text:p>F1</text:p>
          </table:table-cell>
          <table:table-cell table:style-name="ACE-101" office:value-type="string">
            <text:p>show/hide</text:p>
          </table:table-cell>
          <table:table-cell table:style-name="ACE-100" office:value-type="string">
            <text:p>help</text:p>
          </table:table-cell>
          <table:table-cell table:style-name="ACE-100"/>
          <table:table-cell table:style-name="ACE-100"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50])" office:value-type="float" office:value="1">
            <text:p>1</text:p>
          </table:table-cell>
          <table:table-cell table:style-name="ACE-101" table:formula="of:=&quot;cComm.Add([&quot;&amp;[.$C$1]&amp;[.F50]&amp;[.$C$1]&amp;&quot;,&quot;&amp;[.$C$1]&amp;[.D50]&amp;[.$C$1]&amp;&quot;], &quot;&amp;[.$C$1]&amp;[.F50]&amp;[.$C$1]&amp;&quot;)&quot;" office:value-type="string" office:string-value="cComm.Add([“spare“,“F2“], “spare“)">
            <text:p>cComm.Add([“spare“,“F2“], “spare“)</text:p>
          </table:table-cell>
          <table:table-cell table:style-name="ACE-101" office:value-type="string">
            <text:p>F2</text:p>
          </table:table-cell>
          <table:table-cell table:style-name="ACE-100"/>
          <table:table-cell table:style-name="ACE-100" office:value-type="string">
            <text:p>spare</text:p>
          </table:table-cell>
          <table:table-cell table:style-name="ACE-100"/>
          <table:table-cell table:style-name="ACE-100"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51])" office:value-type="float" office:value="1">
            <text:p>1</text:p>
          </table:table-cell>
          <table:table-cell table:style-name="ACE-101" table:formula="of:=&quot;cComm.Add([&quot;&amp;[.$C$1]&amp;[.F51]&amp;[.$C$1]&amp;&quot;,&quot;&amp;[.$C$1]&amp;[.D51]&amp;[.$C$1]&amp;&quot;], &quot;&amp;[.$C$1]&amp;[.F51]&amp;[.$C$1]&amp;&quot;)&quot;" office:value-type="string" office:string-value="cComm.Add([“spare“,“F3“], “spare“)">
            <text:p>cComm.Add([“spare“,“F3“], “spare“)</text:p>
          </table:table-cell>
          <table:table-cell table:style-name="ACE-101" office:value-type="string">
            <text:p>F3</text:p>
          </table:table-cell>
          <table:table-cell table:style-name="ACE-100"/>
          <table:table-cell table:style-name="ACE-100" office:value-type="string">
            <text:p>spare</text:p>
          </table:table-cell>
          <table:table-cell table:style-name="ACE-100"/>
          <table:table-cell table:style-name="ACE-100"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52])" office:value-type="float" office:value="1">
            <text:p>1</text:p>
          </table:table-cell>
          <table:table-cell table:style-name="ACE-101" table:formula="of:=&quot;cComm.Add([&quot;&amp;[.$C$1]&amp;[.F52]&amp;[.$C$1]&amp;&quot;,&quot;&amp;[.$C$1]&amp;[.D52]&amp;[.$C$1]&amp;&quot;], &quot;&amp;[.$C$1]&amp;[.F52]&amp;[.$C$1]&amp;&quot;)&quot;" office:value-type="string" office:string-value="cComm.Add([“spare“,“F4“], “spare“)">
            <text:p>cComm.Add([“spare“,“F4“], “spare“)</text:p>
          </table:table-cell>
          <table:table-cell table:style-name="ACE-101" office:value-type="string">
            <text:p>F4</text:p>
          </table:table-cell>
          <table:table-cell table:style-name="ACE-100"/>
          <table:table-cell table:style-name="ACE-100" office:value-type="string">
            <text:p>spare</text:p>
          </table:table-cell>
          <table:table-cell table:style-name="ACE-100"/>
          <table:table-cell table:style-name="ACE-100"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53])" office:value-type="float" office:value="1">
            <text:p>1</text:p>
          </table:table-cell>
          <table:table-cell table:style-name="ACE-101" table:formula="of:=&quot;cComm.Add([&quot;&amp;[.$C$1]&amp;[.F53]&amp;[.$C$1]&amp;&quot;,&quot;&amp;[.$C$1]&amp;[.D53]&amp;[.$C$1]&amp;&quot;], &quot;&amp;[.$C$1]&amp;[.F53]&amp;[.$C$1]&amp;&quot;)&quot;" office:value-type="string" office:string-value="cComm.Add([“spare“,“F5“], “spare“)">
            <text:p>cComm.Add([“spare“,“F5“], “spare“)</text:p>
          </table:table-cell>
          <table:table-cell table:style-name="ACE-101" office:value-type="string">
            <text:p>F5</text:p>
          </table:table-cell>
          <table:table-cell table:style-name="ACE-100"/>
          <table:table-cell table:style-name="ACE-100" office:value-type="string">
            <text:p>spare</text:p>
          </table:table-cell>
          <table:table-cell table:style-name="ACE-100"/>
          <table:table-cell table:style-name="ACE-100"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54])" office:value-type="float" office:value="1">
            <text:p>1</text:p>
          </table:table-cell>
          <table:table-cell table:style-name="ACE-101" table:formula="of:=&quot;cComm.Add([&quot;&amp;[.$C$1]&amp;[.F54]&amp;[.$C$1]&amp;&quot;,&quot;&amp;[.$C$1]&amp;[.D54]&amp;[.$C$1]&amp;&quot;], &quot;&amp;[.$C$1]&amp;[.F54]&amp;[.$C$1]&amp;&quot;)&quot;" office:value-type="string" office:string-value="cComm.Add([“bounds“,“F6“], “bounds“)">
            <text:p>cComm.Add([“bounds“,“F6“], “bounds“)</text:p>
          </table:table-cell>
          <table:table-cell table:style-name="ACE-101" office:value-type="string">
            <text:p>F6</text:p>
          </table:table-cell>
          <table:table-cell table:style-name="ACE-101" office:value-type="string">
            <text:p>on/off</text:p>
          </table:table-cell>
          <table:table-cell table:style-name="ACE-100" office:value-type="string">
            <text:p>bounds</text:p>
          </table:table-cell>
          <table:table-cell table:style-name="ACE-100" office:value-type="string">
            <text:p>Enable or disable the bounds in drawing</text:p>
          </table:table-cell>
          <table:table-cell table:style-name="ACE-100"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55])" office:value-type="float" office:value="1">
            <text:p>1</text:p>
          </table:table-cell>
          <table:table-cell table:style-name="ACE-101" table:formula="of:=&quot;cComm.Add([&quot;&amp;[.$C$1]&amp;[.F55]&amp;[.$C$1]&amp;&quot;,&quot;&amp;[.$C$1]&amp;[.D55]&amp;[.$C$1]&amp;&quot;], &quot;&amp;[.$C$1]&amp;[.F55]&amp;[.$C$1]&amp;&quot;)&quot;" office:value-type="string" office:string-value="cComm.Add([“grid“,“F7“], “grid“)">
            <text:p>cComm.Add([“grid“,“F7“], “grid“)</text:p>
          </table:table-cell>
          <table:table-cell table:style-name="ACE-101" office:value-type="string">
            <text:p>F7</text:p>
          </table:table-cell>
          <table:table-cell table:style-name="ACE-101" office:value-type="string">
            <text:p>on/off</text:p>
          </table:table-cell>
          <table:table-cell table:style-name="ACE-100" office:value-type="string">
            <text:p>grid</text:p>
          </table:table-cell>
          <table:table-cell table:style-name="ACE-100" office:value-type="string">
            <text:p>Enable or disable the grid in screen</text:p>
          </table:table-cell>
          <table:table-cell table:style-name="ACE-100"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56])" office:value-type="float" office:value="1">
            <text:p>1</text:p>
          </table:table-cell>
          <table:table-cell table:style-name="ACE-101" table:formula="of:=&quot;cComm.Add([&quot;&amp;[.$C$1]&amp;[.F56]&amp;[.$C$1]&amp;&quot;,&quot;&amp;[.$C$1]&amp;[.D56]&amp;[.$C$1]&amp;&quot;], &quot;&amp;[.$C$1]&amp;[.F56]&amp;[.$C$1]&amp;&quot;)&quot;" office:value-type="string" office:string-value="cComm.Add([“ortho“,“F8“], “ortho“)">
            <text:p>cComm.Add([“ortho“,“F8“], “ortho“)</text:p>
          </table:table-cell>
          <table:table-cell table:style-name="ACE-101" office:value-type="string">
            <text:p>F8</text:p>
          </table:table-cell>
          <table:table-cell table:style-name="ACE-101" office:value-type="string">
            <text:p>on/off</text:p>
          </table:table-cell>
          <table:table-cell table:style-name="ACE-100" office:value-type="string">
            <text:p>ortho</text:p>
          </table:table-cell>
          <table:table-cell table:style-name="ACE-100" office:value-type="string">
            <text:p>Enable or disable the orthogonal mode</text:p>
          </table:table-cell>
          <table:table-cell table:style-name="ACE-100"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57])" office:value-type="float" office:value="0">
            <text:p>0</text:p>
          </table:table-cell>
          <table:table-cell table:style-name="ACE-101" table:formula="of:=&quot;cComm.Add([&quot;&amp;[.$C$1]&amp;[.F57]&amp;[.$C$1]&amp;&quot;,&quot;&amp;[.$C$1]&amp;[.D57]&amp;[.$C$1]&amp;&quot;], &quot;&amp;[.$C$1]&amp;[.F57]&amp;[.$C$1]&amp;&quot;)&quot;" office:value-type="string" office:string-value="cComm.Add([“spare“,“F9“], “spare“)">
            <text:p>cComm.Add([“spare“,“F9“], “spare“)</text:p>
          </table:table-cell>
          <table:table-cell table:style-name="ACE-101" office:value-type="string">
            <text:p>F9</text:p>
          </table:table-cell>
          <table:table-cell table:style-name="ACE-100"/>
          <table:table-cell table:style-name="ACE-100" office:value-type="string">
            <text:p>spare</text:p>
          </table:table-cell>
          <table:table-cell table:style-name="ACE-100"/>
          <table:table-cell table:style-name="ACE-100"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58])" office:value-type="float" office:value="0">
            <text:p>0</text:p>
          </table:table-cell>
          <table:table-cell table:style-name="ACE-101" table:formula="of:=&quot;cComm.Add([&quot;&amp;[.$C$1]&amp;[.F58]&amp;[.$C$1]&amp;&quot;,&quot;&amp;[.$C$1]&amp;[.D58]&amp;[.$C$1]&amp;&quot;], &quot;&amp;[.$C$1]&amp;[.F58]&amp;[.$C$1]&amp;&quot;)&quot;" office:value-type="string" office:string-value="cComm.Add([“spare“,“F10“], “spare“)">
            <text:p>cComm.Add([“spare“,“F10“], “spare“)</text:p>
          </table:table-cell>
          <table:table-cell table:style-name="ACE-101" office:value-type="string">
            <text:p>F10</text:p>
          </table:table-cell>
          <table:table-cell table:style-name="ACE-100"/>
          <table:table-cell table:style-name="ACE-100" office:value-type="string">
            <text:p>spare</text:p>
          </table:table-cell>
          <table:table-cell table:style-name="ACE-100"/>
          <table:table-cell table:style-name="ACE-100"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59])" office:value-type="float" office:value="0">
            <text:p>0</text:p>
          </table:table-cell>
          <table:table-cell table:style-name="ACE-101" table:formula="of:=&quot;cComm.Add([&quot;&amp;[.$C$1]&amp;[.F59]&amp;[.$C$1]&amp;&quot;,&quot;&amp;[.$C$1]&amp;[.D59]&amp;[.$C$1]&amp;&quot;], &quot;&amp;[.$C$1]&amp;[.F59]&amp;[.$C$1]&amp;&quot;)&quot;" office:value-type="string" office:string-value="cComm.Add([“spare“,“F11“], “spare“)">
            <text:p>cComm.Add([“spare“,“F11“], “spare“)</text:p>
          </table:table-cell>
          <table:table-cell table:style-name="ACE-101" office:value-type="string">
            <text:p>F11</text:p>
          </table:table-cell>
          <table:table-cell table:style-name="ACE-100"/>
          <table:table-cell table:style-name="ACE-100" office:value-type="string">
            <text:p>spare</text:p>
          </table:table-cell>
          <table:table-cell table:style-name="ACE-100"/>
          <table:table-cell table:style-name="ACE-100"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56" table:style-name="ACE-100"/>
          <table:table-cell table:number-columns-repeated="64" table:style-name="ACE-106"/>
        </table:table-row>
        <table:table-row table:style-name="AROW-1">
          <table:table-cell table:style-name="ACE-100"/>
          <table:table-cell table:style-name="ACE-101" table:formula="of:=COUNTIF([.$D$3:.$D$56];[.D60])" office:value-type="float" office:value="0">
            <text:p>0</text:p>
          </table:table-cell>
          <table:table-cell table:style-name="ACE-101" table:formula="of:=&quot;cComm.Add([&quot;&amp;[.$C$1]&amp;[.F60]&amp;[.$C$1]&amp;&quot;,&quot;&amp;[.$C$1]&amp;[.D60]&amp;[.$C$1]&amp;&quot;], &quot;&amp;[.$C$1]&amp;[.F60]&amp;[.$C$1]&amp;&quot;)&quot;" office:value-type="string" office:string-value="cComm.Add([“spare“,“F12“], “spare“)">
            <text:p>cComm.Add([“spare“,“F12“], “spare“)</text:p>
          </table:table-cell>
          <table:table-cell table:style-name="ACE-101" office:value-type="string">
            <text:p>F12</text:p>
          </table:table-cell>
          <table:table-cell table:style-name="ACE-100"/>
          <table:table-cell table:style-name="ACE-100" office:value-type="string">
            <text:p>spare</text:p>
          </table:table-cell>
          <table:table-cell table:style-name="ACE-100"/>
          <table:table-cell table:style-name="ACE-100"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56" table:style-name="ACE-100"/>
          <table:table-cell table:number-columns-repeated="64" table:style-name="ACE-106"/>
        </table:table-row>
        <table:table-row table:style-name="AROW-1" table:number-rows-repeated="1048516">
          <table:table-cell table:number-columns-repeated="128"/>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5" table:print="true">
        <office:forms form:automatic-focus="false" form:apply-design-mode="false">
          <form:form/>
        </office:forms>
        <table:table-column table:default-cell-style-name="ACE-107" table:style-name="ACOL-1"/>
        <table:table-column table:default-cell-style-name="ACE-107" table:style-name="ACOL-45"/>
        <table:table-column table:default-cell-style-name="ACE-107" table:style-name="ACOL-46"/>
        <table:table-column table:default-cell-style-name="ACE-107" table:style-name="ACOL-47"/>
        <table:table-column table:default-cell-style-name="ACE-107" table:style-name="ACOL-48"/>
        <table:table-column table:default-cell-style-name="ACE-107" table:style-name="ACOL-1" table:number-columns-repeated="2"/>
        <table:table-column table:default-cell-style-name="ACE-107" table:style-name="ACOL-49"/>
        <table:table-column table:default-cell-style-name="ACE-107" table:style-name="ACOL-1" table:number-columns-repeated="2"/>
        <table:table-column table:default-cell-style-name="ACE-107" table:style-name="ACOL-5" table:number-columns-repeated="54"/>
        <table:table-column table:default-cell-style-name="ACE-108" table:style-name="ACOL-5" table:number-columns-repeated="64"/>
        <table:table-row table:style-name="AROW-1">
          <table:table-cell table:style-name="ACE-107"/>
          <table:table-cell table:style-name="ACE-109" office:value-type="string">
            <text:p>Name</text:p>
          </table:table-cell>
          <table:table-cell table:style-name="ACE-109" office:value-type="string">
            <text:p>Type</text:p>
          </table:table-cell>
          <table:table-cell table:style-name="ACE-109" office:value-type="string">
            <text:p>Gambas</text:p>
          </table:table-cell>
          <table:table-cell table:style-name="ACE-109" office:value-type="string">
            <text:p>Description</text:p>
          </table:table-cell>
          <table:table-cell table:number-columns-repeated="59" table:style-name="ACE-107"/>
          <table:table-cell table:number-columns-repeated="64" table:style-name="ACE-108"/>
        </table:table-row>
        <table:table-row table:style-name="AROW-1">
          <table:table-cell table:style-name="ACE-107"/>
          <table:table-cell table:style-name="ACE-107" office:value-type="string">
            <text:p>3B</text:p>
          </table:table-cell>
          <table:table-cell table:style-name="ACE-107" office:value-type="string">
            <text:p>byte</text:p>
          </table:table-cell>
          <table:table-cell table:style-name="ACE-107" office:value-type="string">
            <text:p>Byte</text:p>
          </table:table-cell>
          <table:table-cell table:style-name="ACE-107" office:value-type="string">
            <text:p>1-3 bits</text:p>
          </table:table-cell>
          <table:table-cell table:style-name="ACE-107"/>
          <table:table-cell table:style-name="ACE-107" office:value-type="string">
            <text:p>Tipo de dato</text:p>
          </table:table-cell>
          <table:table-cell table:number-columns-repeated="57" table:style-name="ACE-107"/>
          <table:table-cell table:number-columns-repeated="64" table:style-name="ACE-108"/>
        </table:table-row>
        <table:table-row table:style-name="AROW-1">
          <table:table-cell table:style-name="ACE-107"/>
          <table:table-cell table:style-name="ACE-107" office:value-type="string">
            <text:p>4BITS</text:p>
          </table:table-cell>
          <table:table-cell table:style-name="ACE-107" office:value-type="string">
            <text:p>byte</text:p>
          </table:table-cell>
          <table:table-cell table:style-name="ACE-107" office:value-type="string">
            <text:p>Byte</text:p>
          </table:table-cell>
          <table:table-cell table:style-name="ACE-107" office:value-type="string">
            <text:p>4 bits (for VIEW view_mode)</text:p>
          </table:table-cell>
          <table:table-cell table:style-name="ACE-107"/>
          <table:table-cell table:style-name="ACE-107" office:value-type="string">
            <text:p>Descripción</text:p>
          </table:table-cell>
          <table:table-cell table:style-name="ACE-107" office:value-type="string">
            <text:p>Valor por defecto</text:p>
          </table:table-cell>
          <table:table-cell table:style-name="ACE-107" office:value-type="string">
            <text:p>Tamaño en memoria</text:p>
          </table:table-cell>
          <table:table-cell table:number-columns-repeated="55" table:style-name="ACE-107"/>
          <table:table-cell table:number-columns-repeated="64" table:style-name="ACE-108"/>
        </table:table-row>
        <table:table-row table:style-name="AROW-1">
          <table:table-cell table:style-name="ACE-107"/>
          <table:table-cell table:style-name="ACE-107" office:value-type="string">
            <text:p>B</text:p>
          </table:table-cell>
          <table:table-cell table:style-name="ACE-107" office:value-type="string">
            <text:p>byte</text:p>
          </table:table-cell>
          <table:table-cell table:style-name="ACE-107" office:value-type="string">
            <text:p>Byte</text:p>
          </table:table-cell>
          <table:table-cell table:style-name="ACE-107" office:value-type="string">
            <text:p>1 bit</text:p>
          </table:table-cell>
          <table:table-cell table:style-name="ACE-107"/>
          <table:table-cell table:style-name="ACE-107" office:value-type="string">
            <text:p>Boolean</text:p>
          </table:table-cell>
          <table:table-cell table:style-name="ACE-107" office:value-type="string">
            <text:p>Verdadero o falso.</text:p>
          </table:table-cell>
          <table:table-cell table:style-name="ACE-107" office:value-type="string">
            <text:p>FALSE</text:p>
          </table:table-cell>
          <table:table-cell table:style-name="ACE-107" office:value-type="string">
            <text:p>1 byte</text:p>
          </table:table-cell>
          <table:table-cell table:number-columns-repeated="54" table:style-name="ACE-107"/>
          <table:table-cell table:number-columns-repeated="64" table:style-name="ACE-108"/>
        </table:table-row>
        <table:table-row table:style-name="AROW-1">
          <table:table-cell table:style-name="ACE-107"/>
          <table:table-cell table:style-name="ACE-107" office:value-type="string">
            <text:p>BB</text:p>
          </table:table-cell>
          <table:table-cell table:style-name="ACE-107" office:value-type="string">
            <text:p>byte</text:p>
          </table:table-cell>
          <table:table-cell table:style-name="ACE-107" office:value-type="string">
            <text:p>Byte</text:p>
          </table:table-cell>
          <table:table-cell table:style-name="ACE-107" office:value-type="string">
            <text:p>2 bits</text:p>
          </table:table-cell>
          <table:table-cell table:style-name="ACE-107"/>
          <table:table-cell table:style-name="ACE-107" office:value-type="string">
            <text:p>Byte</text:p>
          </table:table-cell>
          <table:table-cell table:style-name="ACE-107" office:value-type="string">
            <text:p>0...255</text:p>
          </table:table-cell>
          <table:table-cell table:style-name="ACE-107" office:value-type="float" office:value="0">
            <text:p>0</text:p>
          </table:table-cell>
          <table:table-cell table:style-name="ACE-107" office:value-type="string">
            <text:p>1 byte</text:p>
          </table:table-cell>
          <table:table-cell table:number-columns-repeated="54" table:style-name="ACE-107"/>
          <table:table-cell table:number-columns-repeated="64" table:style-name="ACE-108"/>
        </table:table-row>
        <table:table-row table:style-name="AROW-1">
          <table:table-cell table:style-name="ACE-107"/>
          <table:table-cell table:style-name="ACE-107" office:value-type="string">
            <text:p>BD</text:p>
          </table:table-cell>
          <table:table-cell table:style-name="ACE-107" office:value-type="string">
            <text:p>double</text:p>
          </table:table-cell>
          <table:table-cell table:style-name="ACE-107" office:value-type="string">
            <text:p>Float</text:p>
          </table:table-cell>
          <table:table-cell table:style-name="ACE-107" office:value-type="string">
            <text:p>1 bit-encoded double</text:p>
          </table:table-cell>
          <table:table-cell table:style-name="ACE-107"/>
          <table:table-cell table:style-name="ACE-107" office:value-type="string">
            <text:p>Short</text:p>
          </table:table-cell>
          <table:table-cell table:style-name="ACE-107" office:value-type="string">
            <text:p>-32.768...+32.767</text:p>
          </table:table-cell>
          <table:table-cell table:style-name="ACE-107" office:value-type="float" office:value="0">
            <text:p>0</text:p>
          </table:table-cell>
          <table:table-cell table:style-name="ACE-107" office:value-type="string">
            <text:p>2 bytes</text:p>
          </table:table-cell>
          <table:table-cell table:number-columns-repeated="54" table:style-name="ACE-107"/>
          <table:table-cell table:number-columns-repeated="64" table:style-name="ACE-108"/>
        </table:table-row>
        <table:table-row table:style-name="AROW-1">
          <table:table-cell table:style-name="ACE-107"/>
          <table:table-cell table:style-name="ACE-107" office:value-type="string">
            <text:p>BE</text:p>
          </table:table-cell>
          <table:table-cell table:style-name="ACE-107" office:value-type="string">
            <text:p>double[3]</text:p>
          </table:table-cell>
          <table:table-cell table:style-name="ACE-107" office:value-type="string">
            <text:p>Float</text:p>
          </table:table-cell>
          <table:table-cell table:style-name="ACE-107" office:value-type="string">
            <text:p>1 bitencoded extrusion vector.</text:p>
          </table:table-cell>
          <table:table-cell table:style-name="ACE-107"/>
          <table:table-cell table:style-name="ACE-107" office:value-type="string">
            <text:p>Integer</text:p>
          </table:table-cell>
          <table:table-cell table:style-name="ACE-107" office:value-type="string">
            <text:p>-2.147.483.648...+2.147.483.647</text:p>
          </table:table-cell>
          <table:table-cell table:style-name="ACE-107" office:value-type="float" office:value="0">
            <text:p>0</text:p>
          </table:table-cell>
          <table:table-cell table:style-name="ACE-107" office:value-type="string">
            <text:p>4 bytes</text:p>
          </table:table-cell>
          <table:table-cell table:number-columns-repeated="54" table:style-name="ACE-107"/>
          <table:table-cell table:number-columns-repeated="64" table:style-name="ACE-108"/>
        </table:table-row>
        <table:table-row table:style-name="AROW-1">
          <table:table-cell table:style-name="ACE-107"/>
          <table:table-cell table:style-name="ACE-107" office:value-type="string">
            <text:p>BT</text:p>
          </table:table-cell>
          <table:table-cell table:style-name="ACE-107" office:value-type="string">
            <text:p>double</text:p>
          </table:table-cell>
          <table:table-cell table:style-name="ACE-107" office:value-type="string">
            <text:p>Float</text:p>
          </table:table-cell>
          <table:table-cell table:style-name="ACE-107" office:value-type="string">
            <text:p>1 bitencoded thickness value</text:p>
          </table:table-cell>
          <table:table-cell table:style-name="ACE-107"/>
          <table:table-cell table:style-name="ACE-107" office:value-type="string">
            <text:p>Long</text:p>
          </table:table-cell>
          <table:table-cell table:style-name="ACE-107" office:value-type="string">
            <text:p>-9.223.372.036.854.775.808...+9.223.372.036.854.775.807</text:p>
          </table:table-cell>
          <table:table-cell table:style-name="ACE-107" office:value-type="float" office:value="0">
            <text:p>0</text:p>
          </table:table-cell>
          <table:table-cell table:style-name="ACE-107" office:value-type="string">
            <text:p>8 bytes</text:p>
          </table:table-cell>
          <table:table-cell table:number-columns-repeated="54" table:style-name="ACE-107"/>
          <table:table-cell table:number-columns-repeated="64" table:style-name="ACE-108"/>
        </table:table-row>
        <table:table-row table:style-name="AROW-1">
          <table:table-cell table:style-name="ACE-107"/>
          <table:table-cell table:style-name="ACE-107" office:value-type="string">
            <text:p>DD</text:p>
          </table:table-cell>
          <table:table-cell table:style-name="ACE-107" office:value-type="string">
            <text:p>double</text:p>
          </table:table-cell>
          <table:table-cell table:style-name="ACE-107" office:value-type="string">
            <text:p>Float</text:p>
          </table:table-cell>
          <table:table-cell table:style-name="ACE-107" office:value-type="string">
            <text:p>1 bit-encoded double with default</text:p>
          </table:table-cell>
          <table:table-cell table:style-name="ACE-107"/>
          <table:table-cell table:style-name="ACE-107" office:value-type="string">
            <text:p>Single</text:p>
          </table:table-cell>
          <table:table-cell table:style-name="ACE-107" office:value-type="string">
            <text:p>Como el tipo float de C.</text:p>
          </table:table-cell>
          <table:table-cell table:style-name="ACE-107" office:value-type="string">
            <text:p>0.0</text:p>
          </table:table-cell>
          <table:table-cell table:style-name="ACE-107" office:value-type="string">
            <text:p>4 bytes</text:p>
          </table:table-cell>
          <table:table-cell table:number-columns-repeated="54" table:style-name="ACE-107"/>
          <table:table-cell table:number-columns-repeated="64" table:style-name="ACE-108"/>
        </table:table-row>
        <table:table-row table:style-name="AROW-1">
          <table:table-cell table:style-name="ACE-107"/>
          <table:table-cell table:style-name="ACE-107" office:value-type="string">
            <text:p>RD</text:p>
          </table:table-cell>
          <table:table-cell table:style-name="ACE-107" office:value-type="string">
            <text:p>double</text:p>
          </table:table-cell>
          <table:table-cell table:style-name="ACE-107" office:value-type="string">
            <text:p>Float</text:p>
          </table:table-cell>
          <table:table-cell table:style-name="ACE-107" office:value-type="string">
            <text:p>1 raw IEEE-754 double</text:p>
          </table:table-cell>
          <table:table-cell table:style-name="ACE-107"/>
          <table:table-cell table:style-name="ACE-107" office:value-type="string">
            <text:p>Float</text:p>
          </table:table-cell>
          <table:table-cell table:style-name="ACE-107" office:value-type="string">
            <text:p>Como el tipo double de C.</text:p>
          </table:table-cell>
          <table:table-cell table:style-name="ACE-107" office:value-type="string">
            <text:p>0.0</text:p>
          </table:table-cell>
          <table:table-cell table:style-name="ACE-107" office:value-type="string">
            <text:p>8 bytes</text:p>
          </table:table-cell>
          <table:table-cell table:number-columns-repeated="54" table:style-name="ACE-107"/>
          <table:table-cell table:number-columns-repeated="64" table:style-name="ACE-108"/>
        </table:table-row>
        <table:table-row table:style-name="AROW-1">
          <table:table-cell table:style-name="ACE-107"/>
          <table:table-cell table:style-name="ACE-107" office:value-type="string">
            <text:p>BL</text:p>
          </table:table-cell>
          <table:table-cell table:style-name="ACE-107" office:value-type="string">
            <text:p>long</text:p>
          </table:table-cell>
          <table:table-cell table:style-name="ACE-107" office:value-type="string">
            <text:p>Long</text:p>
          </table:table-cell>
          <table:table-cell table:style-name="ACE-107" office:value-type="string">
            <text:p>1 bit-encoded unsigned long (max 32bit)</text:p>
          </table:table-cell>
          <table:table-cell table:style-name="ACE-107"/>
          <table:table-cell table:style-name="ACE-107" office:value-type="string">
            <text:p>Date</text:p>
          </table:table-cell>
          <table:table-cell table:style-name="ACE-107" office:value-type="string">
            <text:p>Fecha y hora, cada una almacenada en un entero.</text:p>
          </table:table-cell>
          <table:table-cell table:style-name="ACE-107" office:value-type="string">
            <text:p>NULL</text:p>
          </table:table-cell>
          <table:table-cell table:style-name="ACE-107" office:value-type="string">
            <text:p>8 bytes</text:p>
          </table:table-cell>
          <table:table-cell table:number-columns-repeated="54" table:style-name="ACE-107"/>
          <table:table-cell table:number-columns-repeated="64" table:style-name="ACE-108"/>
        </table:table-row>
        <table:table-row table:style-name="AROW-1">
          <table:table-cell table:style-name="ACE-107"/>
          <table:table-cell table:style-name="ACE-107" office:value-type="string">
            <text:p>BLL</text:p>
          </table:table-cell>
          <table:table-cell table:style-name="ACE-107" office:value-type="string">
            <text:p>uint64_t</text:p>
          </table:table-cell>
          <table:table-cell table:style-name="ACE-107" office:value-type="string">
            <text:p>Long</text:p>
          </table:table-cell>
          <table:table-cell table:style-name="ACE-107" office:value-type="string">
            <text:p>1 bit-encoded unsigned 64bit long</text:p>
          </table:table-cell>
          <table:table-cell table:style-name="ACE-107"/>
          <table:table-cell table:style-name="ACE-107" office:value-type="string">
            <text:p>String</text:p>
          </table:table-cell>
          <table:table-cell table:style-name="ACE-107" office:value-type="string">
            <text:p>Una cadena con un número variable de caracteres.</text:p>
          </table:table-cell>
          <table:table-cell table:style-name="ACE-107" office:value-type="string">
            <text:p>NULL</text:p>
          </table:table-cell>
          <table:table-cell table:style-name="ACE-107" office:value-type="string">
            <text:p>4 bytes</text:p>
          </table:table-cell>
          <table:table-cell table:number-columns-repeated="54" table:style-name="ACE-107"/>
          <table:table-cell table:number-columns-repeated="64" table:style-name="ACE-108"/>
        </table:table-row>
        <table:table-row table:style-name="AROW-1">
          <table:table-cell table:style-name="ACE-107"/>
          <table:table-cell table:style-name="ACE-107" office:value-type="string">
            <text:p>MC</text:p>
          </table:table-cell>
          <table:table-cell table:style-name="ACE-107" office:value-type="string">
            <text:p>long int</text:p>
          </table:table-cell>
          <table:table-cell table:style-name="ACE-107" office:value-type="string">
            <text:p>Long</text:p>
          </table:table-cell>
          <table:table-cell table:style-name="ACE-107" office:value-type="string">
            <text:p>1-4 modular chars</text:p>
          </table:table-cell>
          <table:table-cell table:style-name="ACE-107"/>
          <table:table-cell table:style-name="ACE-107" office:value-type="string">
            <text:p>Variant</text:p>
          </table:table-cell>
          <table:table-cell table:style-name="ACE-107" office:value-type="string">
            <text:p>Cualquier tipo de dato.</text:p>
          </table:table-cell>
          <table:table-cell table:style-name="ACE-107" office:value-type="string">
            <text:p>NULL</text:p>
          </table:table-cell>
          <table:table-cell table:style-name="ACE-107" office:value-type="string">
            <text:p>12 bytes</text:p>
          </table:table-cell>
          <table:table-cell table:number-columns-repeated="54" table:style-name="ACE-107"/>
          <table:table-cell table:number-columns-repeated="64" table:style-name="ACE-108"/>
        </table:table-row>
        <table:table-row table:style-name="AROW-1">
          <table:table-cell table:style-name="ACE-107"/>
          <table:table-cell table:style-name="ACE-107" office:value-type="string">
            <text:p>MS</text:p>
          </table:table-cell>
          <table:table-cell table:style-name="ACE-107" office:value-type="string">
            <text:p>long unsigned int</text:p>
          </table:table-cell>
          <table:table-cell table:style-name="ACE-107" office:value-type="string">
            <text:p>Long</text:p>
          </table:table-cell>
          <table:table-cell table:style-name="ACE-107" office:value-type="string">
            <text:p>1 modular short, max 2 words</text:p>
          </table:table-cell>
          <table:table-cell table:style-name="ACE-107"/>
          <table:table-cell table:style-name="ACE-107" office:value-type="string">
            <text:p>Object</text:p>
          </table:table-cell>
          <table:table-cell table:style-name="ACE-107" office:value-type="string">
            <text:p>Referencia anónima a un objeto.</text:p>
          </table:table-cell>
          <table:table-cell table:style-name="ACE-107" office:value-type="string">
            <text:p>NULL</text:p>
          </table:table-cell>
          <table:table-cell table:style-name="ACE-107" office:value-type="string">
            <text:p>4 bytes</text:p>
          </table:table-cell>
          <table:table-cell table:number-columns-repeated="54" table:style-name="ACE-107"/>
          <table:table-cell table:number-columns-repeated="64" table:style-name="ACE-108"/>
        </table:table-row>
        <table:table-row table:style-name="AROW-1">
          <table:table-cell table:style-name="ACE-107"/>
          <table:table-cell table:style-name="ACE-107" office:value-type="string">
            <text:p>RL</text:p>
          </table:table-cell>
          <table:table-cell table:style-name="ACE-107" office:value-type="string">
            <text:p>long</text:p>
          </table:table-cell>
          <table:table-cell table:style-name="ACE-107" office:value-type="string">
            <text:p>Long</text:p>
          </table:table-cell>
          <table:table-cell table:style-name="ACE-107" office:value-type="string">
            <text:p>1 raw unsigned long int, uint32_t</text:p>
          </table:table-cell>
          <table:table-cell table:style-name="ACE-107"/>
          <table:table-cell table:style-name="ACE-107" office:value-type="string">
            <text:p>Pointer</text:p>
          </table:table-cell>
          <table:table-cell table:style-name="ACE-107" office:value-type="string">
            <text:p>Una dirección de memoria.</text:p>
          </table:table-cell>
          <table:table-cell table:number-columns-repeated="56" table:style-name="ACE-107"/>
          <table:table-cell table:number-columns-repeated="64" table:style-name="ACE-108"/>
        </table:table-row>
        <table:table-row table:style-name="AROW-1">
          <table:table-cell table:style-name="ACE-107"/>
          <table:table-cell table:style-name="ACE-107" office:value-type="string">
            <text:p>UMC</text:p>
          </table:table-cell>
          <table:table-cell table:style-name="ACE-107" office:value-type="string">
            <text:p>long unsigned int</text:p>
          </table:table-cell>
          <table:table-cell table:style-name="ACE-107" office:value-type="string">
            <text:p>Long</text:p>
          </table:table-cell>
          <table:table-cell table:style-name="ACE-107" office:value-type="string">
            <text:p>1-4 unsigned modular chars</text:p>
          </table:table-cell>
          <table:table-cell table:number-columns-repeated="59" table:style-name="ACE-107"/>
          <table:table-cell table:number-columns-repeated="64" table:style-name="ACE-108"/>
        </table:table-row>
        <table:table-row table:style-name="AROW-1">
          <table:table-cell table:style-name="ACE-107"/>
          <table:table-cell table:style-name="ACE-107" office:value-type="string">
            <text:p>BS</text:p>
          </table:table-cell>
          <table:table-cell table:style-name="ACE-107" office:value-type="string">
            <text:p>short</text:p>
          </table:table-cell>
          <table:table-cell table:style-name="ACE-107" office:value-type="string">
            <text:p>Short</text:p>
          </table:table-cell>
          <table:table-cell table:style-name="ACE-107" office:value-type="string">
            <text:p>1 bit-encoded unsigned short</text:p>
          </table:table-cell>
          <table:table-cell table:number-columns-repeated="59" table:style-name="ACE-107"/>
          <table:table-cell table:number-columns-repeated="64" table:style-name="ACE-108"/>
        </table:table-row>
        <table:table-row table:style-name="AROW-1">
          <table:table-cell table:style-name="ACE-107"/>
          <table:table-cell table:style-name="ACE-107" office:value-type="string">
            <text:p>RS</text:p>
          </table:table-cell>
          <table:table-cell table:style-name="ACE-107" office:value-type="string">
            <text:p>short</text:p>
          </table:table-cell>
          <table:table-cell table:style-name="ACE-107" office:value-type="string">
            <text:p>Short</text:p>
          </table:table-cell>
          <table:table-cell table:style-name="ACE-107" office:value-type="string">
            <text:p>1 raw unsigned short int, uint16_t</text:p>
          </table:table-cell>
          <table:table-cell table:number-columns-repeated="59" table:style-name="ACE-107"/>
          <table:table-cell table:number-columns-repeated="64" table:style-name="ACE-108"/>
        </table:table-row>
        <table:table-row table:style-name="AROW-1">
          <table:table-cell table:style-name="ACE-107"/>
          <table:table-cell table:style-name="ACE-107" office:value-type="string">
            <text:p>RC</text:p>
          </table:table-cell>
          <table:table-cell table:style-name="ACE-107" office:value-type="string">
            <text:p>char</text:p>
          </table:table-cell>
          <table:table-cell table:style-name="ACE-107" office:value-type="string">
            <text:p>String</text:p>
          </table:table-cell>
          <table:table-cell table:style-name="ACE-107" office:value-type="string">
            <text:p>1 raw unsigned char, uint8_t</text:p>
          </table:table-cell>
          <table:table-cell table:number-columns-repeated="59" table:style-name="ACE-107"/>
          <table:table-cell table:number-columns-repeated="64" table:style-name="ACE-108"/>
        </table:table-row>
        <table:table-row table:style-name="AROW-1">
          <table:table-cell table:style-name="ACE-107"/>
          <table:table-cell table:style-name="ACE-107" office:value-type="string">
            <text:p>TF</text:p>
          </table:table-cell>
          <table:table-cell table:style-name="ACE-107" office:value-type="string">
            <text:p>char*</text:p>
          </table:table-cell>
          <table:table-cell table:style-name="ACE-107" office:value-type="string">
            <text:p>String</text:p>
          </table:table-cell>
          <table:table-cell table:style-name="ACE-107" office:value-type="string">
            <text:p>Fixed length buffer, which can include NUL characters.</text:p>
          </table:table-cell>
          <table:table-cell table:number-columns-repeated="59" table:style-name="ACE-107"/>
          <table:table-cell table:number-columns-repeated="64" table:style-name="ACE-108"/>
        </table:table-row>
        <table:table-row table:style-name="AROW-1">
          <table:table-cell table:style-name="ACE-107"/>
          <table:table-cell table:style-name="ACE-107" office:value-type="string">
            <text:p>TFF</text:p>
          </table:table-cell>
          <table:table-cell table:style-name="ACE-107" office:value-type="string">
            <text:p>char*</text:p>
          </table:table-cell>
          <table:table-cell table:style-name="ACE-107" office:value-type="string">
            <text:p>String</text:p>
          </table:table-cell>
          <table:table-cell table:style-name="ACE-107" office:value-type="string">
            <text:p>Embedded fixed length string, which can include NUL characters.</text:p>
          </table:table-cell>
          <table:table-cell table:number-columns-repeated="59" table:style-name="ACE-107"/>
          <table:table-cell table:number-columns-repeated="64" table:style-name="ACE-108"/>
        </table:table-row>
        <table:table-row table:style-name="AROW-1">
          <table:table-cell table:style-name="ACE-107"/>
          <table:table-cell table:style-name="ACE-107" office:value-type="string">
            <text:p>TU</text:p>
          </table:table-cell>
          <table:table-cell table:style-name="ACE-107" office:value-type="string">
            <text:p>wchar*</text:p>
          </table:table-cell>
          <table:table-cell table:style-name="ACE-107" office:value-type="string">
            <text:p>String</text:p>
          </table:table-cell>
          <table:table-cell table:style-name="ACE-107" office:value-type="string">
            <text:p>length + windows 2-byte wchar string (UCS-2). <text:s/>The default text <text:s text:c="4"/>type since r2007.</text:p>
          </table:table-cell>
          <table:table-cell table:number-columns-repeated="59" table:style-name="ACE-107"/>
          <table:table-cell table:number-columns-repeated="64" table:style-name="ACE-108"/>
        </table:table-row>
        <table:table-row table:style-name="AROW-1">
          <table:table-cell table:style-name="ACE-107"/>
          <table:table-cell table:style-name="ACE-107" office:value-type="string">
            <text:p>TV</text:p>
          </table:table-cell>
          <table:table-cell table:style-name="ACE-107" office:value-type="string">
            <text:p>char*</text:p>
          </table:table-cell>
          <table:table-cell table:style-name="ACE-107" office:value-type="string">
            <text:p>String</text:p>
          </table:table-cell>
          <table:table-cell table:style-name="ACE-107" office:value-type="string">
            <text:p>length + ASCIIZ string The default text type until r2004.</text:p>
          </table:table-cell>
          <table:table-cell table:number-columns-repeated="59" table:style-name="ACE-107"/>
          <table:table-cell table:number-columns-repeated="64" table:style-name="ACE-108"/>
        </table:table-row>
        <table:table-row table:style-name="AROW-1">
          <table:table-cell table:style-name="ACE-107"/>
          <table:table-cell table:style-name="ACE-107" office:value-type="string">
            <text:p>CMC</text:p>
          </table:table-cell>
          <table:table-cell table:style-name="ACE-107" office:value-type="string">
            <text:p>struct Dwg_Color</text:p>
          </table:table-cell>
          <table:table-cell table:style-name="ACE-107"/>
          <table:table-cell table:style-name="ACE-107" office:value-type="string">
            <text:p>Dwg_Color struct with index or rgb, alpha and optional DBCOLOR <text:s text:c="4"/>handle, name, book_name. <text:s text:c="2"/>[and some more]</text:p>
          </table:table-cell>
          <table:table-cell table:number-columns-repeated="59" table:style-name="ACE-107"/>
          <table:table-cell table:number-columns-repeated="64" table:style-name="ACE-108"/>
        </table:table-row>
        <table:table-row table:style-name="AROW-1">
          <table:table-cell table:style-name="ACE-107"/>
          <table:table-cell table:style-name="ACE-107" office:value-type="string">
            <text:p>H</text:p>
          </table:table-cell>
          <table:table-cell table:style-name="ACE-107" office:value-type="string">
            <text:p>void*</text:p>
          </table:table-cell>
          <table:table-cell table:style-name="ACE-107"/>
          <table:table-cell table:style-name="ACE-107" office:value-type="string">
            <text:p>handle-references</text:p>
          </table:table-cell>
          <table:table-cell table:number-columns-repeated="59" table:style-name="ACE-107"/>
          <table:table-cell table:number-columns-repeated="64" table:style-name="ACE-108"/>
        </table:table-row>
        <table:table-row table:style-name="AROW-1" table:number-rows-repeated="1048551">
          <table:table-cell table:number-columns-repeated="128"/>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2" table:cell-range-address="$'Entities'.$D$3:.$T$50" table:base-cell-address="$'version'.$A$1"/>
        <table:named-range table:name="__Anonymous_Sheet_DB__9" table:cell-range-address="$'DXF_Header_variables'.$A$1:.$C$200" table:base-cell-address="$'version'.$A$1"/>
        <table:named-range table:name="__Anonymous_Sheet_DB__10" table:cell-range-address="$'DXF_Header_variables'.$A$1:.$C$200" table:base-cell-address="$'version'.$A$1"/>
        <table:named-range table:name="__Anonymous_Sheet_DB__14" table:cell-range-address="$'DWG_Types'.$B$2:.$E$25" table:base-cell-address="$'version'.$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version"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Object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Entities"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3" style:display-name="Propertie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line-style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5" style:display-name="line-weight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color"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7" style:display-name="Sections"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variable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DevHelp"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DXF_Header_variable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ShortCut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DXF_Dim_Variable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Gaucho_variabl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Icon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5" style:display-name="DWG_Type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11-11T23:05:45Z</dc:date>
    <meta:creation-date>2020-05-08T19:29:34Z</meta:creation-date>
    <meta:editing-cycles>153</meta:editing-cycles>
    <meta:editing-duration>P2DT17H4S</meta:editing-duration>
    <meta:generator>gnumeric/1.12.48</meta:generator>
  </office:meta>
</office:document-meta>
</file>